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1"><text:script xlink:href="data:application/x-javascript;base64,LyohIGpRdWVyeSB2MS4xMS4zIHwgKGMpIDIwMDUsIDIwMTUgalF1ZXJ5IEZvdW5kYXRpb24sIEluYy4gfCBqcXVlcnkub3JnL2xpY2Vuc2UgKi8KIWZ1bmN0aW9uKGEsYil7Im9iamVjdCI9PXR5cGVvZiBtb2R1bGUmJiJvYmplY3QiPT10eXBlb2YgbW9kdWxlLmV4cG9ydHM/bW9kdWxlLmV4cG9ydHM9YS5kb2N1bWVudD9iKGEsITApOmZ1bmN0aW9uKGEpe2lmKCFhLmRvY3VtZW50KXRocm93IG5ldyBFcnJvcigialF1ZXJ5IHJlcXVpcmVzIGEgd2luZG93IHdpdGggYSBkb2N1bWVudCIpO3JldHVybiBiKGEpfTpiKGEpfSgidW5kZWZpbmVkIiE9dHlwZW9mIHdpbmRvdz93aW5kb3c6dGhpcyxmdW5jdGlvbihhLGIpe3ZhciBjPVtdLGQ9Yy5zbGljZSxlPWMuY29uY2F0LGY9Yy5wdXNoLGc9Yy5pbmRleE9mLGg9e30saT1oLnRvU3RyaW5nLGo9aC5oYXNPd25Qcm9wZXJ0eSxrPXt9LGw9IjEuMTEuMyIsbT1mdW5jdGlvbihhLGIpe3JldHVybiBuZXcgbS5mbi5pbml0KGEsYil9LG49L15bXHNcdUZFRkZceEEwXSt8W1xzXHVGRUZGXHhBMF0rJC9nLG89L14tbXMtLyxwPS8tKFtcZGEtel0pL2dpLHE9ZnVuY3Rpb24oYSxiKXtyZXR1cm4gYi50b1VwcGVyQ2FzZSgpfTttLmZuPW0ucHJvdG90eXBlPXtqcXVlcnk6bCxjb25zdHJ1Y3RvcjptLHNlbGVjdG9yOiIiLGxlbmd0aDowLHRvQXJyYXk6ZnVuY3Rpb24oKXtyZXR1cm4gZC5jYWxsKHRoaXMpfSxnZXQ6ZnVuY3Rpb24oYSl7cmV0dXJuIG51bGwhPWE/MD5hP3RoaXNbYSt0aGlzLmxlbmd0aF06dGhpc1thXTpkLmNhbGwodGhpcyl9LHB1c2hTdGFjazpmdW5jdGlvbihhKXt2YXIgYj1tLm1lcmdlKHRoaXMuY29uc3RydWN0b3IoKSxhKTtyZXR1cm4gYi5wcmV2T2JqZWN0PXRoaXMsYi5jb250ZXh0PXRoaXMuY29udGV4dCxifSxlYWNoOmZ1bmN0aW9uKGEsYil7cmV0dXJuIG0uZWFjaCh0aGlzLGEsYil9LG1hcDpmdW5jdGlvbihhKXtyZXR1cm4gdGhpcy5wdXNoU3RhY2sobS5tYXAodGhpcyxmdW5jdGlvbihiLGMpe3JldHVybiBhLmNhbGwoYixjLGIpfSkpfSxzbGljZTpmdW5jdGlvbigpe3JldHVybiB0aGlzLnB1c2hTdGFjayhkLmFwcGx5KHRoaXMsYXJndW1lbnRzKSl9LGZpcnN0OmZ1bmN0aW9uKCl7cmV0dXJuIHRoaXMuZXEoMCl9LGxhc3Q6ZnVuY3Rpb24oKXtyZXR1cm4gdGhpcy5lcSgtMSl9LGVxOmZ1bmN0aW9uKGEpe3ZhciBiPXRoaXMubGVuZ3RoLGM9K2ErKDA+YT9iOjApO3JldHVybiB0aGlzLnB1c2hTdGFjayhjPj0wJiZiPmM/W3RoaXNbY11dOltdKX0sZW5kOmZ1bmN0aW9uKCl7cmV0dXJuIHRoaXMucHJldk9iamVjdHx8dGhpcy5jb25zdHJ1Y3RvcihudWxsKX0scHVzaDpmLHNvcnQ6Yy5zb3J0LHNwbGljZTpjLnNwbGljZX0sbS5leHRlbmQ9bS5mbi5leHRlbmQ9ZnVuY3Rpb24oKXt2YXIgYSxiLGMsZCxlLGYsZz1hcmd1bWVudHNbMF18fHt9LGg9MSxpPWFyZ3VtZW50cy5sZW5ndGgsaj0hMTtmb3IoImJvb2xlYW4iPT10eXBlb2YgZyYmKGo9ZyxnPWFyZ3VtZW50c1toXXx8e30saCsrKSwib2JqZWN0Ij09dHlwZW9mIGd8fG0uaXNGdW5jdGlvbihnKXx8KGc9e30pLGg9PT1pJiYoZz10aGlzLGgtLSk7aT5oO2grKylpZihudWxsIT0oZT1hcmd1bWVudHNbaF0pKWZvcihkIGluIGUpYT1nW2RdLGM9ZVtkXSxnIT09YyYmKGomJmMmJihtLmlzUGxhaW5PYmplY3QoYyl8fChiPW0uaXNBcnJheShjKSkpPyhiPyhiPSExLGY9YSYmbS5pc0FycmF5KGEpP2E6W10pOmY9YSYmbS5pc1BsYWluT2JqZWN0KGEpP2E6e30sZ1tkXT1tLmV4dGVuZChqLGYsYykpOnZvaWQgMCE9PWMmJihnW2RdPWMpKTtyZXR1cm4gZ30sbS5leHRlbmQoe2V4cGFuZG86ImpRdWVyeSIrKGwrTWF0aC5yYW5kb20oKSkucmVwbGFjZSgvXEQvZywiIiksaXNSZWFkeTohMCxlcnJvcjpmdW5jdGlvbihhKXt0aHJvdyBuZXcgRXJyb3IoYSl9LG5vb3A6ZnVuY3Rpb24oKXt9LGlzRnVuY3Rpb246ZnVuY3Rpb24oYSl7cmV0dXJuImZ1bmN0aW9uIj09PW0udHlwZShhKX0saXNBcnJheTpBcnJheS5pc0FycmF5fHxmdW5jdGlvbihhKXtyZXR1cm4iYXJyYXkiPT09bS50eXBlKGEpfSxpc1dpbmRvdzpmdW5jdGlvbihhKXtyZXR1cm4gbnVsbCE9YSYmYT09YS53aW5kb3d9LGlzTnVtZXJpYzpmdW5jdGlvbihhKXtyZXR1cm4hbS5pc0FycmF5KGEpJiZhLXBhcnNlRmxvYXQoYSkrMT49MH0saXNFbXB0eU9iamVjdDpmdW5jdGlvbihhKXt2YXIgYjtmb3IoYiBpbiBhKXJldHVybiExO3JldHVybiEwfSxpc1BsYWluT2JqZWN0OmZ1bmN0aW9uKGEpe3ZhciBiO2lmKCFhfHwib2JqZWN0IiE9PW0udHlwZShhKXx8YS5ub2RlVHlwZXx8bS5pc1dpbmRvdyhhKSlyZXR1cm4hMTt0cnl7aWYoYS5jb25zdHJ1Y3RvciYmIWouY2FsbChhLCJjb25zdHJ1Y3RvciIpJiYhai5jYWxsKGEuY29uc3RydWN0b3IucHJvdG90eXBlLCJpc1Byb3RvdHlwZU9mIikpcmV0dXJuITF9Y2F0Y2goYyl7cmV0dXJuITF9aWYoay5vd25MYXN0KWZvcihiIGluIGEpcmV0dXJuIGouY2FsbChhLGIpO2ZvcihiIGluIGEpO3JldHVybiB2b2lkIDA9PT1ifHxqLmNhbGwoYSxiKX0sdHlwZTpmdW5jdGlvbihhKXtyZXR1cm4gbnVsbD09YT9hKyIiOiJvYmplY3QiPT10eXBlb2YgYXx8ImZ1bmN0aW9uIj09dHlwZW9mIGE/aFtpLmNhbGwoYSldfHwib2JqZWN0Ijp0eXBlb2YgYX0sZ2xvYmFsRXZhbDpmdW5jdGlvbihiKXtiJiZtLnRyaW0oYikmJihhLmV4ZWNTY3JpcHR8fGZ1bmN0aW9uKGIpe2EuZXZhbC5jYWxsKGEsYil9KShiKX0sY2FtZWxDYXNlOmZ1bmN0aW9uKGEpe3JldHVybiBhLnJlcGxhY2UobywibXMtIikucmVwbGFjZShwLHEpfSxub2RlTmFtZTpmdW5jdGlvbihhLGIpe3JldHVybiBhLm5vZGVOYW1lJiZhLm5vZGVOYW1lLnRvTG93ZXJDYXNlKCk9PT1iLnRvTG93ZXJDYXNlKCl9LGVhY2g6ZnVuY3Rpb24oYSxiLGMpe3ZhciBkLGU9MCxmPWEubGVuZ3RoLGc9cihhKTtpZihjKXtpZihnKXtmb3IoO2Y+ZTtlKyspaWYoZD1iLmFwcGx5KGFbZV0sYyksZD09PSExKWJyZWFrfWVsc2UgZm9yKGUgaW4gYSlpZihkPWIuYXBwbHkoYVtlXSxjKSxkPT09ITEpYnJlYWt9ZWxzZSBpZihnKXtmb3IoO2Y+ZTtlKyspaWYoZD1iLmNhbGwoYVtlXSxlLGFbZV0pLGQ9PT0hMSlicmVha31lbHNlIGZvcihlIGluIGEpaWYoZD1iLmNhbGwoYVtlXSxlLGFbZV0pLGQ9PT0hMSlicmVhaztyZXR1cm4gYX0sdHJpbTpmdW5jdGlvbihhKXtyZXR1cm4gbnVsbD09YT8iIjooYSsiIikucmVwbGFjZShuLCIiKX0sbWFrZUFycmF5OmZ1bmN0aW9uKGEsYil7dmFyIGM9Ynx8W107cmV0dXJuIG51bGwhPWEmJihyKE9iamVjdChhKSk/bS5tZXJnZShjLCJzdHJpbmciPT10eXBlb2YgYT9bYV06YSk6Zi5jYWxsKGMsYSkpLGN9LGluQXJyYXk6ZnVuY3Rpb24oYSxiLGMpe3ZhciBkO2lmKGIpe2lmKGcpcmV0dXJuIGcuY2FsbChiLGEsYyk7Zm9yKGQ9Yi5sZW5ndGgsYz1jPzA+Yz9NYXRoLm1heCgwLGQrYyk6YzowO2Q+YztjKyspaWYoYyBpbiBiJiZiW2NdPT09YSlyZXR1cm4gY31yZXR1cm4tMX0sbWVyZ2U6ZnVuY3Rpb24oYSxiKXt2YXIgYz0rYi5sZW5ndGgsZD0wLGU9YS5sZW5ndGg7d2hpbGUoYz5kKWFbZSsrXT1iW2QrK107aWYoYyE9PWMpd2hpbGUodm9pZCAwIT09YltkXSlhW2UrK109YltkKytdO3JldHVybiBhLmxlbmd0aD1lLGF9LGdyZXA6ZnVuY3Rpb24oYSxiLGMpe2Zvcih2YXIgZCxlPVtdLGY9MCxnPWEubGVuZ3RoLGg9IWM7Zz5mO2YrKylkPSFiKGFbZl0sZiksZCE9PWgmJmUucHVzaChhW2ZdKTtyZXR1cm4gZX0sbWFwOmZ1bmN0aW9uKGEsYixjKXt2YXIgZCxmPTAsZz1hLmxlbmd0aCxoPXIoYSksaT1bXTtpZihoKWZvcig7Zz5mO2YrKylkPWIoYVtmXSxmLGMpLG51bGwhPWQmJmkucHVzaChkKTtlbHNlIGZvcihmIGluIGEpZD1iKGFbZl0sZixjKSxudWxsIT1kJiZpLnB1c2goZCk7cmV0dXJuIGUuYXBwbHkoW10saSl9LGd1aWQ6MSxwcm94eTpmdW5jdGlvbihhLGIpe3ZhciBjLGUsZjtyZXR1cm4ic3RyaW5nIj09dHlwZW9mIGImJihmPWFbYl0sYj1hLGE9ZiksbS5pc0Z1bmN0aW9uKGEpPyhjPWQuY2FsbChhcmd1bWVudHMsMiksZT1mdW5jdGlvbigpe3JldHVybiBhLmFwcGx5KGJ8fHRoaXMsYy5jb25jYXQoZC5jYWxsKGFyZ3VtZW50cykpKX0sZS5ndWlkPWEuZ3VpZD1hLmd1aWR8fG0uZ3VpZCsrLGUpOnZvaWQgMH0sbm93OmZ1bmN0aW9uKCl7cmV0dXJuK25ldyBEYXRlfSxzdXBwb3J0Omt9KSxtLmVhY2goIkJvb2xlYW4gTnVtYmVyIFN0cmluZyBGdW5jdGlvbiBBcnJheSBEYXRlIFJlZ0V4cCBPYmplY3QgRXJyb3IiLnNwbGl0KCIgIiksZnVuY3Rpb24oYSxiKXtoWyJbb2JqZWN0ICIrYisiXSJdPWIudG9Mb3dlckNhc2UoKX0pO2Z1bmN0aW9uIHIoYSl7dmFyIGI9Imxlbmd0aCJpbiBhJiZhLmxlbmd0aCxjPW0udHlwZShhKTtyZXR1cm4iZnVuY3Rpb24iPT09Y3x8bS5pc1dpbmRvdyhhKT8hMToxPT09YS5ub2RlVHlwZSYmYj8hMDoiYXJyYXkiPT09Y3x8MD09PWJ8fCJudW1iZXIiPT10eXBlb2YgYiYmYj4wJiZiLTEgaW4gYX12YXIgcz1mdW5jdGlvbihhKXt2YXIgYixjLGQsZSxmLGcsaCxpLGosayxsLG0sbixvLHAscSxyLHMsdCx1PSJzaXp6bGUiKzEqbmV3IERhdGUsdj1hLmRvY3VtZW50LHc9MCx4PTAseT1oYSgpLHo9aGEoKSxBPWhhKCksQj1mdW5jdGlvbihhLGIpe3JldHVybiBhPT09YiYmKGw9ITApLDB9LEM9MTw8MzEsRD17fS5oYXNPd25Qcm9wZXJ0eSxFPVtdLEY9RS5wb3AsRz1FLnB1c2gsSD1FLnB1c2gsST1FLnNsaWNlLEo9ZnVuY3Rpb24oYSxiKXtmb3IodmFyIGM9MCxkPWEubGVuZ3RoO2Q+YztjKyspaWYoYVtjXT09PWIpcmV0dXJuIGM7cmV0dXJuLTF9LEs9ImNoZWNrZWR8c2VsZWN0ZWR8YXN5bmN8YXV0b2ZvY3VzfGF1dG9wbGF5fGNvbnRyb2xzfGRlZmVyfGRpc2FibGVkfGhpZGRlbnxpc21hcHxsb29wfG11bHRpcGxlfG9wZW58cmVhZG9ubHl8cmVxdWlyZWR8c2NvcGVkIixMPSJbXFx4MjBcXHRcXHJcXG5cXGZdIixNPSIoPzpcXFxcLnxbXFx3LV18W15cXHgwMC1cXHhhMF0pKyIsTj1NLnJlcGxhY2UoInciLCJ3IyIpLE89IlxcWyIrTCsiKigiK00rIikoPzoiK0wrIiooWypeJHwhfl0/PSkiK0wrIiooPzonKCg/OlxcXFwufFteXFxcXCddKSopJ3xcIigoPzpcXFxcLnxbXlxcXFxcIl0pKilcInwoIitOKyIpKXwpIitMKyIqXFxdIixQPSI6KCIrTSsiKSg/OlxcKCgoJygoPzpcXFxcLnxbXlxcXFwnXSkqKSd8XCIoKD86XFxcXC58W15cXFxcXCJdKSopXCIpfCgoPzpcXFxcLnxbXlxcXFwoKVtcXF1dfCIrTysiKSopfC4qKVxcKXwpIixRPW5ldyBSZWdFeHAoTCsiKyIsImciKSxSPW5ldyBSZWdFeHAoIl4iK0wrIit8KCg/Ol58W15cXFxcXSkoPzpcXFxcLikqKSIrTCsiKyQiLCJnIiksUz1uZXcgUmVnRXhwKCJeIitMKyIqLCIrTCsiKiIpLFQ9bmV3IFJlZ0V4cCgiXiIrTCsiKihbPit+XXwiK0wrIikiK0wrIioiKSxVPW5ldyBSZWdFeHAoIj0iK0wrIiooW15cXF0nXCJdKj8pIitMKyIqXFxdIiwiZyIpLFY9bmV3IFJlZ0V4cChQKSxXPW5ldyBSZWdFeHAoIl4iK04rIiQiKSxYPXtJRDpuZXcgUmVnRXhwKCJeIygiK00rIikiKSxDTEFTUzpuZXcgUmVnRXhwKCJeXFwuKCIrTSsiKSIpLFRBRzpuZXcgUmVnRXhwKCJeKCIrTS5yZXBsYWNlKCJ3IiwidyoiKSsiKSIpLEFUVFI6bmV3IFJlZ0V4cCgiXiIrTyksUFNFVURPOm5ldyBSZWdFeHAoIl4iK1ApLENISUxEOm5ldyBSZWdFeHAoIl46KG9ubHl8Zmlyc3R8bGFzdHxudGh8bnRoLWxhc3QpLShjaGlsZHxvZi10eXBlKSg/OlxcKCIrTCsiKihldmVufG9kZHwoKFsrLV18KShcXGQqKW58KSIrTCsiKig/OihbKy1dfCkiK0wrIiooXFxkKyl8KSkiK0wrIipcXCl8KSIsImkiKSxib29sOm5ldyBSZWdFeHAoIl4oPzoiK0srIikkIiwiaSIpLG5lZWRzQ29udGV4dDpuZXcgUmVnRXhwKCJeIitMKyIqWz4rfl18OihldmVufG9kZHxlcXxndHxsdHxudGh8Zmlyc3R8bGFzdCkoPzpcXCgiK0wrIiooKD86LVxcZCk/XFxkKikiK0wrIipcXCl8KSg/PVteLV18JCkiLCJpIil9LFk9L14oPzppbnB1dHxzZWxlY3R8dGV4dGFyZWF8YnV0dG9uKSQvaSxaPS9eaFxkJC9pLCQ9L15bXntdK1x7XHMqXFtuYXRpdmUgXHcvLF89L14oPzojKFtcdy1dKyl8KFx3Kyl8XC4oW1x3LV0rKSkkLyxhYT0vWyt+XS8sYmE9Lyd8XFwvZyxjYT1uZXcgUmVnRXhwKCJcXFxcKFtcXGRhLWZdezEsNn0iK0wrIj98KCIrTCsiKXwuKSIsImlnIiksZGE9ZnVuY3Rpb24oYSxiLGMpe3ZhciBkPSIweCIrYi02NTUzNjtyZXR1cm4gZCE9PWR8fGM/YjowPmQ/U3RyaW5nLmZyb21DaGFyQ29kZShkKzY1NTM2KTpTdHJpbmcuZnJvbUNoYXJDb2RlKGQ+PjEwfDU1Mjk2LDEwMjMmZHw1NjMyMCl9LGVhPWZ1bmN0aW9uKCl7bSgpfTt0cnl7SC5hcHBseShFPUkuY2FsbCh2LmNoaWxkTm9kZXMpLHYuY2hpbGROb2RlcyksRVt2LmNoaWxkTm9kZXMubGVuZ3RoXS5ub2RlVHlwZX1jYXRjaChmYSl7SD17YXBwbHk6RS5sZW5ndGg/ZnVuY3Rpb24oYSxiKXtHLmFwcGx5KGEsSS5jYWxsKGIpKX06ZnVuY3Rpb24oYSxiKXt2YXIgYz1hLmxlbmd0aCxkPTA7d2hpbGUoYVtjKytdPWJbZCsrXSk7YS5sZW5ndGg9Yy0xfX19ZnVuY3Rpb24gZ2EoYSxiLGQsZSl7dmFyIGYsaCxqLGssbCxvLHIscyx3LHg7aWYoKGI/Yi5vd25lckRvY3VtZW50fHxiOnYpIT09biYmbShiKSxiPWJ8fG4sZD1kfHxbXSxrPWIubm9kZVR5cGUsInN0cmluZyIhPXR5cGVvZiBhfHwhYXx8MSE9PWsmJjkhPT1rJiYxMSE9PWspcmV0dXJuIGQ7aWYoIWUmJnApe2lmKDExIT09ayYmKGY9Xy5leGVjKGEpKSlpZihqPWZbMV0pe2lmKDk9PT1rKXtpZihoPWIuZ2V0RWxlbWVudEJ5SWQoaiksIWh8fCFoLnBhcmVudE5vZGUpcmV0dXJuIGQ7aWYoaC5pZD09PWopcmV0dXJuIGQucHVzaChoKSxkfWVsc2UgaWYoYi5vd25lckRvY3VtZW50JiYoaD1iLm93bmVyRG9jdW1lbnQuZ2V0RWxlbWVudEJ5SWQoaikpJiZ0KGIsaCkmJmguaWQ9PT1qKXJldHVybiBkLnB1c2goaCksZH1lbHNle2lmKGZbMl0pcmV0dXJuIEguYXBwbHkoZCxiLmdldEVsZW1lbnRzQnlUYWdOYW1lKGEpKSxkO2lmKChqPWZbM10pJiZjLmdldEVsZW1lbnRzQnlDbGFzc05hbWUpcmV0dXJuIEguYXBwbHkoZCxiLmdldEVsZW1lbnRzQnlDbGFzc05hbWUoaikpLGR9aWYoYy5xc2EmJighcXx8IXEudGVzdChhKSkpe2lmKHM9cj11LHc9Yix4PTEhPT1rJiZhLDE9PT1rJiYib2JqZWN0IiE9PWIubm9kZU5hbWUudG9Mb3dlckNhc2UoKSl7bz1nKGEpLChyPWIuZ2V0QXR0cmlidXRlKCJpZCIpKT9zPXIucmVwbGFjZShiYSwiXFwkJiIpOmIuc2V0QXR0cmlidXRlKCJpZCIscykscz0iW2lkPSciK3MrIiddICIsbD1vLmxlbmd0aDt3aGlsZShsLS0pb1tsXT1zK3JhKG9bbF0pO3c9YWEudGVzdChhKSYmcGEoYi5wYXJlbnROb2RlKXx8Yix4PW8uam9pbigiLCIpfWlmKHgpdHJ5e3JldHVybiBILmFwcGx5KGQsdy5xdWVyeVNlbGVjdG9yQWxsKHgpKSxkfWNhdGNoKHkpe31maW5hbGx5e3J8fGIucmVtb3ZlQXR0cmlidXRlKCJpZCIpfX19cmV0dXJuIGkoYS5yZXBsYWNlKFIsIiQxIiksYixkLGUpfWZ1bmN0aW9uIGhhKCl7dmFyIGE9W107ZnVuY3Rpb24gYihjLGUpe3JldHVybiBhLnB1c2goYysiICIpPmQuY2FjaGVMZW5ndGgmJmRlbGV0ZSBiW2Euc2hpZnQoKV0sYltjKyIgIl09ZX1yZXR1cm4gYn1mdW5jdGlvbiBpYShhKXtyZXR1cm4gYVt1XT0hMCxhfWZ1bmN0aW9uIGphKGEpe3ZhciBiPW4uY3JlYXRlRWxlbWVudCgiZGl2Iik7dHJ5e3JldHVybiEhYShiKX1jYXRjaChjKXtyZXR1cm4hMX1maW5hbGx5e2IucGFyZW50Tm9kZSYmYi5wYXJlbnROb2RlLnJlbW92ZUNoaWxkKGIpLGI9bnVsbH19ZnVuY3Rpb24ga2EoYSxiKXt2YXIgYz1hLnNwbGl0KCJ8IiksZT1hLmxlbmd0aDt3aGlsZShlLS0pZC5hdHRySGFuZGxlW2NbZV1dPWJ9ZnVuY3Rpb24gbGEoYSxiKXt2YXIgYz1iJiZhLGQ9YyYmMT09PWEubm9kZVR5cGUmJjE9PT1iLm5vZGVUeXBlJiYofmIuc291cmNlSW5kZXh8fEMpLSh+YS5zb3VyY2VJbmRleHx8Qyk7aWYoZClyZXR1cm4gZDtpZihjKXdoaWxlKGM9Yy5uZXh0U2libGluZylpZihjPT09YilyZXR1cm4tMTtyZXR1cm4gYT8xOi0xfWZ1bmN0aW9uIG1hKGEpe3JldHVybiBmdW5jdGlvbihiKXt2YXIgYz1iLm5vZGVOYW1lLnRvTG93ZXJDYXNlKCk7cmV0dXJuImlucHV0Ij09PWMmJmIudHlwZT09PWF9fWZ1bmN0aW9uIG5hKGEpe3JldHVybiBmdW5jdGlvbihiKXt2YXIgYz1iLm5vZGVOYW1lLnRvTG93ZXJDYXNlKCk7cmV0dXJuKCJpbnB1dCI9PT1jfHwiYnV0dG9uIj09PWMpJiZiLnR5cGU9PT1hfX1mdW5jdGlvbiBvYShhKXtyZXR1cm4gaWEoZnVuY3Rpb24oYil7cmV0dXJuIGI9K2IsaWEoZnVuY3Rpb24oYyxkKXt2YXIgZSxmPWEoW10sYy5sZW5ndGgsYiksZz1mLmxlbmd0aDt3aGlsZShnLS0pY1tlPWZbZ11dJiYoY1tlXT0hKGRbZV09Y1tlXSkpfSl9KX1mdW5jdGlvbiBwYShhKXtyZXR1cm4gYSYmInVuZGVmaW5lZCIhPXR5cGVvZiBhLmdldEVsZW1lbnRzQnlUYWdOYW1lJiZhfWM9Z2Euc3VwcG9ydD17fSxmPWdhLmlzWE1MPWZ1bmN0aW9uKGEpe3ZhciBiPWEmJihhLm93bmVyRG9jdW1lbnR8fGEpLmRvY3VtZW50RWxlbWVudDtyZXR1cm4gYj8iSFRNTCIhPT1iLm5vZGVOYW1lOiExfSxtPWdhLnNldERvY3VtZW50PWZ1bmN0aW9uKGEpe3ZhciBiLGUsZz1hP2Eub3duZXJEb2N1bWVudHx8YTp2O3JldHVybiBnIT09biYmOT09PWcubm9kZVR5cGUmJmcuZG9jdW1lbnRFbGVtZW50PyhuPWcsbz1nLmRvY3VtZW50RWxlbWVudCxlPWcuZGVmYXVsdFZpZXcsZSYmZSE9PWUudG9wJiYoZS5hZGRFdmVudExpc3RlbmVyP2UuYWRkRXZlbnRMaXN0ZW5lcigidW5sb2FkIixlYSwhMSk6ZS5hdHRhY2hFdmVudCYmZS5hdHRhY2hFdmVudCgib251bmxvYWQiLGVhKSkscD0hZihnKSxjLmF0dHJpYnV0ZXM9amEoZnVuY3Rpb24oYSl7cmV0dXJuIGEuY2xhc3NOYW1lPSJpIiwhYS5nZXRBdHRyaWJ1dGUoImNsYXNzTmFtZSIpfSksYy5nZXRFbGVtZW50c0J5VGFnTmFtZT1qYShmdW5jdGlvbihhKXtyZXR1cm4gYS5hcHBlbmRDaGlsZChnLmNyZWF0ZUNvbW1lbnQoIiIpKSwhYS5nZXRFbGVtZW50c0J5VGFnTmFtZSgiKiIpLmxlbmd0aH0pLGMuZ2V0RWxlbWVudHNCeUNsYXNzTmFtZT0kLnRlc3QoZy5nZXRFbGVtZW50c0J5Q2xhc3NOYW1lKSxjLmdldEJ5SWQ9amEoZnVuY3Rpb24oYSl7cmV0dXJuIG8uYXBwZW5kQ2hpbGQoYSkuaWQ9dSwhZy5nZXRFbGVtZW50c0J5TmFtZXx8IWcuZ2V0RWxlbWVudHNCeU5hbWUodSkubGVuZ3RofSksYy5nZXRCeUlkPyhkLmZpbmQuSUQ9ZnVuY3Rpb24oYSxiKXtpZigidW5kZWZpbmVkIiE9dHlwZW9mIGIuZ2V0RWxlbWVudEJ5SWQmJnApe3ZhciBjPWIuZ2V0RWxlbWVudEJ5SWQoYSk7cmV0dXJuIGMmJmMucGFyZW50Tm9kZT9bY106W119fSxkLmZpbHRlci5JRD1mdW5jdGlvbihhKXt2YXIgYj1hLnJlcGxhY2UoY2EsZGEpO3JldHVybiBmdW5jdGlvbihhKXtyZXR1cm4gYS5nZXRBdHRyaWJ1dGUoImlkIik9PT1ifX0pOihkZWxldGUgZC5maW5kLklELGQuZmlsdGVyLklEPWZ1bmN0aW9uKGEpe3ZhciBiPWEucmVwbGFjZShjYSxkYSk7cmV0dXJuIGZ1bmN0aW9uKGEpe3ZhciBjPSJ1bmRlZmluZWQiIT10eXBlb2YgYS5nZXRBdHRyaWJ1dGVOb2RlJiZhLmdldEF0dHJpYnV0ZU5vZGUoImlkIik7cmV0dXJuIGMmJmMudmFsdWU9PT1ifX0pLGQuZmluZC5UQUc9Yy5nZXRFbGVtZW50c0J5VGFnTmFtZT9mdW5jdGlvbihhLGIpe3JldHVybiJ1bmRlZmluZWQiIT10eXBlb2YgYi5nZXRFbGVtZW50c0J5VGFnTmFtZT9iLmdldEVsZW1lbnRzQnlUYWdOYW1lKGEpOmMucXNhP2IucXVlcnlTZWxlY3RvckFsbChhKTp2b2lkIDB9OmZ1bmN0aW9uKGEsYil7dmFyIGMsZD1bXSxlPTAsZj1iLmdldEVsZW1lbnRzQnlUYWdOYW1lKGEpO2lmKCIqIj09PWEpe3doaWxlKGM9ZltlKytdKTE9PT1jLm5vZGVUeXBlJiZkLnB1c2goYyk7cmV0dXJuIGR9cmV0dXJuIGZ9LGQuZmluZC5DTEFTUz1jLmdldEVsZW1lbnRzQnlDbGFzc05hbWUmJmZ1bmN0aW9uKGEsYil7cmV0dXJuIHA/Yi5nZXRFbGVtZW50c0J5Q2xhc3NOYW1lKGEpOnZvaWQgMH0scj1bXSxxPVtdLChjLnFzYT0kLnRlc3QoZy5xdWVyeVNlbGVjdG9yQWxsKSkmJihqYShmdW5jdGlvbihhKXtvLmFwcGVuZENoaWxkKGEpLmlubmVySFRNTD0iPGEgaWQ9JyIrdSsiJz48L2E+PHNlbGVjdCBpZD0nIit1KyItXGZdJyBtc2FsbG93Y2FwdHVyZT0nJz48b3B0aW9uIHNlbGVjdGVkPScnPjwvb3B0aW9uPjwvc2VsZWN0PiIsYS5xdWVyeVNlbGVjdG9yQWxsKCJbbXNhbGxvd2NhcHR1cmVePScnXSIpLmxlbmd0aCYmcS5wdXNoKCJbKl4kXT0iK0wrIiooPzonJ3xcIlwiKSIpLGEucXVlcnlTZWxlY3RvckFsbCgiW3NlbGVjdGVkXSIpLmxlbmd0aHx8cS5wdXNoKCJcXFsiK0wrIiooPzp2YWx1ZXwiK0srIikiKSxhLnF1ZXJ5U2VsZWN0b3JBbGwoIltpZH49Iit1KyItXSIpLmxlbmd0aHx8cS5wdXNoKCJ+PSIpLGEucXVlcnlTZWxlY3RvckFsbCgiOmNoZWNrZWQiKS5sZW5ndGh8fHEucHVzaCgiOmNoZWNrZWQiKSxhLnF1ZXJ5U2VsZWN0b3JBbGwoImEjIit1KyIrKiIpLmxlbmd0aHx8cS5wdXNoKCIuIy4rWyt+XSIpfSksamEoZnVuY3Rpb24oYSl7dmFyIGI9Zy5jcmVhdGVFbGVtZW50KCJpbnB1dCIpO2Iuc2V0QXR0cmlidXRlKCJ0eXBlIiwiaGlkZGVuIiksYS5hcHBlbmRDaGlsZChiKS5zZXRBdHRyaWJ1dGUoIm5hbWUiLCJEIiksYS5xdWVyeVNlbGVjdG9yQWxsKCJbbmFtZT1kXSIpLmxlbmd0aCYmcS5wdXNoKCJuYW1lIitMKyIqWypeJHwhfl0/PSIpLGEucXVlcnlTZWxlY3RvckFsbCgiOmVuYWJsZWQiKS5sZW5ndGh8fHEucHVzaCgiOmVuYWJsZWQiLCI6ZGlzYWJsZWQiKSxhLnF1ZXJ5U2VsZWN0b3JBbGwoIiosOngiKSxxLnB1c2goIiwuKjoiKX0pKSwoYy5tYXRjaGVzU2VsZWN0b3I9JC50ZXN0KHM9by5tYXRjaGVzfHxvLndlYmtpdE1hdGNoZXNTZWxlY3Rvcnx8by5tb3pNYXRjaGVzU2VsZWN0b3J8fG8ub01hdGNoZXNTZWxlY3Rvcnx8by5tc01hdGNoZXNTZWxlY3RvcikpJiZqYShmdW5jdGlvbihhKXtjLmRpc2Nvbm5lY3RlZE1hdGNoPXMuY2FsbChhLCJkaXYiKSxzLmNhbGwoYSwiW3MhPScnXTp4Iiksci5wdXNoKCIhPSIsUCl9KSxxPXEubGVuZ3RoJiZuZXcgUmVnRXhwKHEuam9pbigifCIpKSxyPXIubGVuZ3RoJiZuZXcgUmVnRXhwKHIuam9pbigifCIpKSxiPSQudGVzdChvLmNvbXBhcmVEb2N1bWVudFBvc2l0aW9uKSx0PWJ8fCQudGVzdChvLmNvbnRhaW5zKT9mdW5jdGlvbihhLGIpe3ZhciBjPTk9PT1hLm5vZGVUeXBlP2EuZG9jdW1lbnRFbGVtZW50OmEsZD1iJiZiLnBhcmVudE5vZGU7cmV0dXJuIGE9PT1kfHwhKCFkfHwxIT09ZC5ub2RlVHlwZXx8IShjLmNvbnRhaW5zP2MuY29udGFpbnMoZCk6YS5jb21wYXJlRG9jdW1lbnRQb3NpdGlvbiYmMTYmYS5jb21wYXJlRG9jdW1lbnRQb3NpdGlvbihkKSkpfTpmdW5jdGlvbihhLGIpe2lmKGIpd2hpbGUoYj1iLnBhcmVudE5vZGUpaWYoYj09PWEpcmV0dXJuITA7cmV0dXJuITF9LEI9Yj9mdW5jdGlvbihhLGIpe2lmKGE9PT1iKXJldHVybiBsPSEwLDA7dmFyIGQ9IWEuY29tcGFyZURvY3VtZW50UG9zaXRpb24tIWIuY29tcGFyZURvY3VtZW50UG9zaXRpb247cmV0dXJuIGQ/ZDooZD0oYS5vd25lckRvY3VtZW50fHxhKT09PShiLm93bmVyRG9jdW1lbnR8fGIpP2EuY29tcGFyZURvY3VtZW50UG9zaXRpb24oYik6MSwxJmR8fCFjLnNvcnREZXRhY2hlZCYmYi5jb21wYXJlRG9jdW1lbnRQb3NpdGlvbihhKT09PWQ/YT09PWd8fGEub3duZXJEb2N1bWVudD09PXYmJnQodixhKT8tMTpiPT09Z3x8Yi5vd25lckRvY3VtZW50PT09diYmdCh2LGIpPzE6az9KKGssYSktSihrLGIpOjA6NCZkPy0xOjEpfTpmdW5jdGlvbihhLGIpe2lmKGE9PT1iKXJldHVybiBsPSEwLDA7dmFyIGMsZD0wLGU9YS5wYXJlbnROb2RlLGY9Yi5wYXJlbnROb2RlLGg9W2FdLGk9W2JdO2lmKCFlfHwhZilyZXR1cm4gYT09PWc/LTE6Yj09PWc/MTplPy0xOmY/MTprP0ooayxhKS1KKGssYik6MDtpZihlPT09ZilyZXR1cm4gbGEoYSxiKTtjPWE7d2hpbGUoYz1jLnBhcmVudE5vZGUpaC51bnNoaWZ0KGMpO2M9Yjt3aGlsZShjPWMucGFyZW50Tm9kZSlpLnVuc2hpZnQoYyk7d2hpbGUoaFtkXT09PWlbZF0pZCsrO3JldHVybiBkP2xhKGhbZF0saVtkXSk6aFtkXT09PXY/LTE6aVtkXT09PXY/MTowfSxnKTpufSxnYS5tYXRjaGVzPWZ1bmN0aW9uKGEsYil7cmV0dXJuIGdhKGEsbnVsbCxudWxsLGIpfSxnYS5tYXRjaGVzU2VsZWN0b3I9ZnVuY3Rpb24oYSxiKXtpZigoYS5vd25lckRvY3VtZW50fHxhKSE9PW4mJm0oYSksYj1iLnJlcGxhY2UoVSwiPSckMSddIiksISghYy5tYXRjaGVzU2VsZWN0b3J8fCFwfHxyJiZyLnRlc3QoYil8fHEmJnEudGVzdChiKSkpdHJ5e3ZhciBkPXMuY2FsbChhLGIpO2lmKGR8fGMuZGlzY29ubmVjdGVkTWF0Y2h8fGEuZG9jdW1lbnQmJjExIT09YS5kb2N1bWVudC5ub2RlVHlwZSlyZXR1cm4gZH1jYXRjaChlKXt9cmV0dXJuIGdhKGIsbixudWxsLFthXSkubGVuZ3RoPjB9LGdhLmNvbnRhaW5zPWZ1bmN0aW9uKGEsYil7cmV0dXJuKGEub3duZXJEb2N1bWVudHx8YSkhPT1uJiZtKGEpLHQoYSxiKX0sZ2EuYXR0cj1mdW5jdGlvbihhLGIpeyhhLm93bmVyRG9jdW1lbnR8fGEpIT09biYmbShhKTt2YXIgZT1kLmF0dHJIYW5kbGVbYi50b0xvd2VyQ2FzZSgpXSxmPWUmJkQuY2FsbChkLmF0dHJIYW5kbGUsYi50b0xvd2VyQ2FzZSgpKT9lKGEsYiwhcCk6dm9pZCAwO3JldHVybiB2b2lkIDAhPT1mP2Y6Yy5hdHRyaWJ1dGVzfHwhcD9hLmdldEF0dHJpYnV0ZShiKTooZj1hLmdldEF0dHJpYnV0ZU5vZGUoYikpJiZmLnNwZWNpZmllZD9mLnZhbHVlOm51bGx9LGdhLmVycm9yPWZ1bmN0aW9uKGEpe3Rocm93IG5ldyBFcnJvcigiU3ludGF4IGVycm9yLCB1bnJlY29nbml6ZWQgZXhwcmVzc2lvbjogIithKX0sZ2EudW5pcXVlU29ydD1mdW5jdGlvbihhKXt2YXIgYixkPVtdLGU9MCxmPTA7aWYobD0hYy5kZXRlY3REdXBsaWNhdGVzLGs9IWMuc29ydFN0YWJsZSYmYS5zbGljZSgwKSxhLnNvcnQoQiksbCl7d2hpbGUoYj1hW2YrK10pYj09PWFbZl0mJihlPWQucHVzaChmKSk7d2hpbGUoZS0tKWEuc3BsaWNlKGRbZV0sMSl9cmV0dXJuIGs9bnVsbCxhfSxlPWdhLmdldFRleHQ9ZnVuY3Rpb24oYSl7dmFyIGIsYz0iIixkPTAsZj1hLm5vZGVUeXBlO2lmKGYpe2lmKDE9PT1mfHw5PT09Znx8MTE9PT1mKXtpZigic3RyaW5nIj09dHlwZW9mIGEudGV4dENvbnRlbnQpcmV0dXJuIGEudGV4dENvbnRlbnQ7Zm9yKGE9YS5maXJzdENoaWxkO2E7YT1hLm5leHRTaWJsaW5nKWMrPWUoYSl9ZWxzZSBpZigzPT09Znx8ND09PWYpcmV0dXJuIGEubm9kZVZhbHVlfWVsc2Ugd2hpbGUoYj1hW2QrK10pYys9ZShiKTtyZXR1cm4gY30sZD1nYS5zZWxlY3RvcnM9e2NhY2hlTGVuZ3RoOjUwLGNyZWF0ZVBzZXVkbzppYSxtYXRjaDpYLGF0dHJIYW5kbGU6e30sZmluZDp7fSxyZWxhdGl2ZTp7Ij4iOntkaXI6InBhcmVudE5vZGUiLGZpcnN0OiEwfSwiICI6e2RpcjoicGFyZW50Tm9kZSJ9LCIrIjp7ZGlyOiJwcmV2aW91c1NpYmxpbmciLGZpcnN0OiEwfSwifiI6e2RpcjoicHJldmlvdXNTaWJsaW5nIn19LHByZUZpbHRlcjp7QVRUUjpmdW5jdGlvbihhKXtyZXR1cm4gYVsxXT1hWzFdLnJlcGxhY2UoY2EsZGEpLGFbM109KGFbM118fGFbNF18fGFbNV18fCIiKS5yZXBsYWNlKGNhLGRhKSwifj0iPT09YVsyXSYmKGFbM109IiAiK2FbM10rIiAiKSxhLnNsaWNlKDAsNCl9LENISUxEOmZ1bmN0aW9uKGEpe3JldHVybiBhWzFdPWFbMV0udG9Mb3dlckNhc2UoKSwibnRoIj09PWFbMV0uc2xpY2UoMCwzKT8oYVszXXx8Z2EuZXJyb3IoYVswXSksYVs0XT0rKGFbNF0/YVs1XSsoYVs2XXx8MSk6MiooImV2ZW4iPT09YVszXXx8Im9kZCI9PT1hWzNdKSksYVs1XT0rKGFbN10rYVs4XXx8Im9kZCI9PT1hWzNdKSk6YVszXSYmZ2EuZXJyb3IoYVswXSksYX0sUFNFVURPOmZ1bmN0aW9uKGEpe3ZhciBiLGM9IWFbNl0mJmFbMl07cmV0dXJuIFguQ0hJTEQudGVzdChhWzBdKT9udWxsOihhWzNdP2FbMl09YVs0XXx8YVs1XXx8IiI6YyYmVi50ZXN0KGMpJiYoYj1nKGMsITApKSYmKGI9Yy5pbmRleE9mKCIpIixjLmxlbmd0aC1iKS1jLmxlbmd0aCkmJihhWzBdPWFbMF0uc2xpY2UoMCxiKSxhWzJdPWMuc2xpY2UoMCxiKSksYS5zbGljZSgwLDMpKX19LGZpbHRlcjp7VEFHOmZ1bmN0aW9uKGEpe3ZhciBiPWEucmVwbGFjZShjYSxkYSkudG9Mb3dlckNhc2UoKTtyZXR1cm4iKiI9PT1hP2Z1bmN0aW9uKCl7cmV0dXJuITB9OmZ1bmN0aW9uKGEpe3JldHVybiBhLm5vZGVOYW1lJiZhLm5vZGVOYW1lLnRvTG93ZXJDYXNlKCk9PT1ifX0sQ0xBU1M6ZnVuY3Rpb24oYSl7dmFyIGI9eVthKyIgIl07cmV0dXJuIGJ8fChiPW5ldyBSZWdFeHAoIihefCIrTCsiKSIrYSsiKCIrTCsifCQpIikpJiZ5KGEsZnVuY3Rpb24oYSl7cmV0dXJuIGIudGVzdCgic3RyaW5nIj09dHlwZW9mIGEuY2xhc3NOYW1lJiZhLmNsYXNzTmFtZXx8InVuZGVmaW5lZCIhPXR5cGVvZiBhLmdldEF0dHJpYnV0ZSYmYS5nZXRBdHRyaWJ1dGUoImNsYXNzIil8fCIiKX0pfSxBVFRSOmZ1bmN0aW9uKGEsYixjKXtyZXR1cm4gZnVuY3Rpb24oZCl7dmFyIGU9Z2EuYXR0cihkLGEpO3JldHVybiBudWxsPT1lPyIhPSI9PT1iOmI/KGUrPSIiLCI9Ij09PWI/ZT09PWM6IiE9Ij09PWI/ZSE9PWM6Il49Ij09PWI/YyYmMD09PWUuaW5kZXhPZihjKToiKj0iPT09Yj9jJiZlLmluZGV4T2YoYyk+LTE6IiQ9Ij09PWI/YyYmZS5zbGljZSgtYy5sZW5ndGgpPT09Yzoifj0iPT09Yj8oIiAiK2UucmVwbGFjZShRLCIgIikrIiAiKS5pbmRleE9mKGMpPi0xOiJ8PSI9PT1iP2U9PT1jfHxlLnNsaWNlKDAsYy5sZW5ndGgrMSk9PT1jKyItIjohMSk6ITB9fSxDSElMRDpmdW5jdGlvbihhLGIsYyxkLGUpe3ZhciBmPSJudGgiIT09YS5zbGljZSgwLDMpLGc9Imxhc3QiIT09YS5zbGljZSgtNCksaD0ib2YtdHlwZSI9PT1iO3JldHVybiAxPT09ZCYmMD09PWU/ZnVuY3Rpb24oYSl7cmV0dXJuISFhLnBhcmVudE5vZGV9OmZ1bmN0aW9uKGIsYyxpKXt2YXIgaixrLGwsbSxuLG8scD1mIT09Zz8ibmV4dFNpYmxpbmciOiJwcmV2aW91c1NpYmxpbmciLHE9Yi5wYXJlbnROb2RlLHI9aCYmYi5ub2RlTmFtZS50b0xvd2VyQ2FzZSgpLHM9IWkmJiFoO2lmKHEpe2lmKGYpe3doaWxlKHApe2w9Yjt3aGlsZShsPWxbcF0paWYoaD9sLm5vZGVOYW1lLnRvTG93ZXJDYXNlKCk9PT1yOjE9PT1sLm5vZGVUeXBlKXJldHVybiExO289cD0ib25seSI9PT1hJiYhbyYmIm5leHRTaWJsaW5nIn1yZXR1cm4hMH1pZihvPVtnP3EuZmlyc3RDaGlsZDpxLmxhc3RDaGlsZF0sZyYmcyl7az1xW3VdfHwocVt1XT17fSksaj1rW2FdfHxbXSxuPWpbMF09PT13JiZqWzFdLG09alswXT09PXcmJmpbMl0sbD1uJiZxLmNoaWxkTm9kZXNbbl07d2hpbGUobD0rK24mJmwmJmxbcF18fChtPW49MCl8fG8ucG9wKCkpaWYoMT09PWwubm9kZVR5cGUmJisrbSYmbD09PWIpe2tbYV09W3csbixtXTticmVha319ZWxzZSBpZihzJiYoaj0oYlt1XXx8KGJbdV09e30pKVthXSkmJmpbMF09PT13KW09alsxXTtlbHNlIHdoaWxlKGw9KytuJiZsJiZsW3BdfHwobT1uPTApfHxvLnBvcCgpKWlmKChoP2wubm9kZU5hbWUudG9Mb3dlckNhc2UoKT09PXI6MT09PWwubm9kZVR5cGUpJiYrK20mJihzJiYoKGxbdV18fChsW3VdPXt9KSlbYV09W3csbV0pLGw9PT1iKSlicmVhaztyZXR1cm4gbS09ZSxtPT09ZHx8bSVkPT09MCYmbS9kPj0wfX19LFBTRVVETzpmdW5jdGlvbihhLGIpe3ZhciBjLGU9ZC5wc2V1ZG9zW2FdfHxkLnNldEZpbHRlcnNbYS50b0xvd2VyQ2FzZSgpXXx8Z2EuZXJyb3IoInVuc3VwcG9ydGVkIHBzZXVkbzogIithKTtyZXR1cm4gZVt1XT9lKGIpOmUubGVuZ3RoPjE/KGM9W2EsYSwiIixiXSxkLnNldEZpbHRlcnMuaGFzT3duUHJvcGVydHkoYS50b0xvd2VyQ2FzZSgpKT9pYShmdW5jdGlvbihhLGMpe3ZhciBkLGY9ZShhLGIpLGc9Zi5sZW5ndGg7d2hpbGUoZy0tKWQ9SihhLGZbZ10pLGFbZF09IShjW2RdPWZbZ10pfSk6ZnVuY3Rpb24oYSl7cmV0dXJuIGUoYSwwLGMpfSk6ZX19LHBzZXVkb3M6e25vdDppYShmdW5jdGlvbihhKXt2YXIgYj1bXSxjPVtdLGQ9aChhLnJlcGxhY2UoUiwiJDEiKSk7cmV0dXJuIGRbdV0/aWEoZnVuY3Rpb24oYSxiLGMsZSl7dmFyIGYsZz1kKGEsbnVsbCxlLFtdKSxoPWEubGVuZ3RoO3doaWxlKGgtLSkoZj1nW2hdKSYmKGFbaF09IShiW2hdPWYpKX0pOmZ1bmN0aW9uKGEsZSxmKXtyZXR1cm4gYlswXT1hLGQoYixudWxsLGYsYyksYlswXT1udWxsLCFjLnBvcCgpfX0pLGhhczppYShmdW5jdGlvbihhKXtyZXR1cm4gZnVuY3Rpb24oYil7cmV0dXJuIGdhKGEsYikubGVuZ3RoPjB9fSksY29udGFpbnM6aWEoZnVuY3Rpb24oYSl7cmV0dXJuIGE9YS5yZXBsYWNlKGNhLGRhKSxmdW5jdGlvbihiKXtyZXR1cm4oYi50ZXh0Q29udGVudHx8Yi5pbm5lclRleHR8fGUoYikpLmluZGV4T2YoYSk+LTF9fSksbGFuZzppYShmdW5jdGlvbihhKXtyZXR1cm4gVy50ZXN0KGF8fCIiKXx8Z2EuZXJyb3IoInVuc3VwcG9ydGVkIGxhbmc6ICIrYSksYT1hLnJlcGxhY2UoY2EsZGEpLnRvTG93ZXJDYXNlKCksZnVuY3Rpb24oYil7dmFyIGM7ZG8gaWYoYz1wP2IubGFuZzpiLmdldEF0dHJpYnV0ZSgieG1sOmxhbmciKXx8Yi5nZXRBdHRyaWJ1dGUoImxhbmciKSlyZXR1cm4gYz1jLnRvTG93ZXJDYXNlKCksYz09PWF8fDA9PT1jLmluZGV4T2YoYSsiLSIpO3doaWxlKChiPWIucGFyZW50Tm9kZSkmJjE9PT1iLm5vZGVUeXBlKTtyZXR1cm4hMX19KSx0YXJnZXQ6ZnVuY3Rpb24oYil7dmFyIGM9YS5sb2NhdGlvbiYmYS5sb2NhdGlvbi5oYXNoO3JldHVybiBjJiZjLnNsaWNlKDEpPT09Yi5pZH0scm9vdDpmdW5jdGlvbihhKXtyZXR1cm4gYT09PW99LGZvY3VzOmZ1bmN0aW9uKGEpe3JldHVybiBhPT09bi5hY3RpdmVFbGVtZW50JiYoIW4uaGFzRm9jdXN8fG4uaGFzRm9jdXMoKSkmJiEhKGEudHlwZXx8YS5ocmVmfHx+YS50YWJJbmRleCl9LGVuYWJsZWQ6ZnVuY3Rpb24oYSl7cmV0dXJuIGEuZGlzYWJsZWQ9PT0hMX0sZGlzYWJsZWQ6ZnVuY3Rpb24oYSl7cmV0dXJuIGEuZGlzYWJsZWQ9PT0hMH0sY2hlY2tlZDpmdW5jdGlvbihhKXt2YXIgYj1hLm5vZGVOYW1lLnRvTG93ZXJDYXNlKCk7cmV0dXJuImlucHV0Ij09PWImJiEhYS5jaGVja2VkfHwib3B0aW9uIj09PWImJiEhYS5zZWxlY3RlZH0sc2VsZWN0ZWQ6ZnVuY3Rpb24oYSl7cmV0dXJuIGEucGFyZW50Tm9kZSYmYS5wYXJlbnROb2RlLnNlbGVjdGVkSW5kZXgsYS5zZWxlY3RlZD09PSEwfSxlbXB0eTpmdW5jdGlvbihhKXtmb3IoYT1hLmZpcnN0Q2hpbGQ7YTthPWEubmV4dFNpYmxpbmcpaWYoYS5ub2RlVHlwZTw2KXJldHVybiExO3JldHVybiEwfSxwYXJlbnQ6ZnVuY3Rpb24oYSl7cmV0dXJuIWQucHNldWRvcy5lbXB0eShhKX0saGVhZGVyOmZ1bmN0aW9uKGEpe3JldHVybiBaLnRlc3QoYS5ub2RlTmFtZSl9LGlucHV0OmZ1bmN0aW9uKGEpe3JldHVybiBZLnRlc3QoYS5ub2RlTmFtZSl9LGJ1dHRvbjpmdW5jdGlvbihhKXt2YXIgYj1hLm5vZGVOYW1lLnRvTG93ZXJDYXNlKCk7cmV0dXJuImlucHV0Ij09PWImJiJidXR0b24iPT09YS50eXBlfHwiYnV0dG9uIj09PWJ9LHRleHQ6ZnVuY3Rpb24oYSl7dmFyIGI7cmV0dXJuImlucHV0Ij09PWEubm9kZU5hbWUudG9Mb3dlckNhc2UoKSYmInRleHQiPT09YS50eXBlJiYobnVsbD09KGI9YS5nZXRBdHRyaWJ1dGUoInR5cGUiKSl8fCJ0ZXh0Ij09PWIudG9Mb3dlckNhc2UoKSl9LGZpcnN0Om9hKGZ1bmN0aW9uKCl7cmV0dXJuWzBdfSksbGFzdDpvYShmdW5jdGlvbihhLGIpe3JldHVybltiLTFdfSksZXE6b2EoZnVuY3Rpb24oYSxiLGMpe3JldHVyblswPmM/YytiOmNdfSksZXZlbjpvYShmdW5jdGlvbihhLGIpe2Zvcih2YXIgYz0wO2I+YztjKz0yKWEucHVzaChjKTtyZXR1cm4gYX0pLG9kZDpvYShmdW5jdGlvbihhLGIpe2Zvcih2YXIgYz0xO2I+YztjKz0yKWEucHVzaChjKTtyZXR1cm4gYX0pLGx0Om9hKGZ1bmN0aW9uKGEsYixjKXtmb3IodmFyIGQ9MD5jP2MrYjpjOy0tZD49MDspYS5wdXNoKGQpO3JldHVybiBhfSksZ3Q6b2EoZnVuY3Rpb24oYSxiLGMpe2Zvcih2YXIgZD0wPmM/YytiOmM7KytkPGI7KWEucHVzaChkKTtyZXR1cm4gYX0pfX0sZC5wc2V1ZG9zLm50aD1kLnBzZXVkb3MuZXE7Zm9yKGIgaW57cmFkaW86ITAsY2hlY2tib3g6ITAsZmlsZTohMCxwYXNzd29yZDohMCxpbWFnZTohMH0pZC5wc2V1ZG9zW2JdPW1hKGIpO2ZvcihiIGlue3N1Ym1pdDohMCxyZXNldDohMH0pZC5wc2V1ZG9zW2JdPW5hKGIpO2Z1bmN0aW9uIHFhKCl7fXFhLnByb3RvdHlwZT1kLmZpbHRlcnM9ZC5wc2V1ZG9zLGQuc2V0RmlsdGVycz1uZXcgcWEsZz1nYS50b2tlbml6ZT1mdW5jdGlvbihhLGIpe3ZhciBjLGUsZixnLGgsaSxqLGs9elthKyIgIl07aWYoaylyZXR1cm4gYj8wOmsuc2xpY2UoMCk7aD1hLGk9W10saj1kLnByZUZpbHRlcjt3aGlsZShoKXsoIWN8fChlPVMuZXhlYyhoKSkpJiYoZSYmKGg9aC5zbGljZShlWzBdLmxlbmd0aCl8fGgpLGkucHVzaChmPVtdKSksYz0hMSwoZT1ULmV4ZWMoaCkpJiYoYz1lLnNoaWZ0KCksZi5wdXNoKHt2YWx1ZTpjLHR5cGU6ZVswXS5yZXBsYWNlKFIsIiAiKX0pLGg9aC5zbGljZShjLmxlbmd0aCkpO2ZvcihnIGluIGQuZmlsdGVyKSEoZT1YW2ddLmV4ZWMoaCkpfHxqW2ddJiYhKGU9altnXShlKSl8fChjPWUuc2hpZnQoKSxmLnB1c2goe3ZhbHVlOmMsdHlwZTpnLG1hdGNoZXM6ZX0pLGg9aC5zbGljZShjLmxlbmd0aCkpO2lmKCFjKWJyZWFrfXJldHVybiBiP2gubGVuZ3RoOmg/Z2EuZXJyb3IoYSk6eihhLGkpLnNsaWNlKDApfTtmdW5jdGlvbiByYShhKXtmb3IodmFyIGI9MCxjPWEubGVuZ3RoLGQ9IiI7Yz5iO2IrKylkKz1hW2JdLnZhbHVlO3JldHVybiBkfWZ1bmN0aW9uIHNhKGEsYixjKXt2YXIgZD1iLmRpcixlPWMmJiJwYXJlbnROb2RlIj09PWQsZj14Kys7cmV0dXJuIGIuZmlyc3Q/ZnVuY3Rpb24oYixjLGYpe3doaWxlKGI9YltkXSlpZigxPT09Yi5ub2RlVHlwZXx8ZSlyZXR1cm4gYShiLGMsZil9OmZ1bmN0aW9uKGIsYyxnKXt2YXIgaCxpLGo9W3csZl07aWYoZyl7d2hpbGUoYj1iW2RdKWlmKCgxPT09Yi5ub2RlVHlwZXx8ZSkmJmEoYixjLGcpKXJldHVybiEwfWVsc2Ugd2hpbGUoYj1iW2RdKWlmKDE9PT1iLm5vZGVUeXBlfHxlKXtpZihpPWJbdV18fChiW3VdPXt9KSwoaD1pW2RdKSYmaFswXT09PXcmJmhbMV09PT1mKXJldHVybiBqWzJdPWhbMl07aWYoaVtkXT1qLGpbMl09YShiLGMsZykpcmV0dXJuITB9fX1mdW5jdGlvbiB0YShhKXtyZXR1cm4gYS5sZW5ndGg+MT9mdW5jdGlvbihiLGMsZCl7dmFyIGU9YS5sZW5ndGg7d2hpbGUoZS0tKWlmKCFhW2VdKGIsYyxkKSlyZXR1cm4hMTtyZXR1cm4hMH06YVswXX1mdW5jdGlvbiB1YShhLGIsYyl7Zm9yKHZhciBkPTAsZT1iLmxlbmd0aDtlPmQ7ZCsrKWdhKGEsYltkXSxjKTtyZXR1cm4gY31mdW5jdGlvbiB2YShhLGIsYyxkLGUpe2Zvcih2YXIgZixnPVtdLGg9MCxpPWEubGVuZ3RoLGo9bnVsbCE9YjtpPmg7aCsrKShmPWFbaF0pJiYoIWN8fGMoZixkLGUpKSYmKGcucHVzaChmKSxqJiZiLnB1c2goaCkpO3JldHVybiBnfWZ1bmN0aW9uIHdhKGEsYixjLGQsZSxmKXtyZXR1cm4gZCYmIWRbdV0mJihkPXdhKGQpKSxlJiYhZVt1XSYmKGU9d2EoZSxmKSksaWEoZnVuY3Rpb24oZixnLGgsaSl7dmFyIGosayxsLG09W10sbj1bXSxvPWcubGVuZ3RoLHA9Znx8dWEoYnx8IioiLGgubm9kZVR5cGU/W2hdOmgsW10pLHE9IWF8fCFmJiZiP3A6dmEocCxtLGEsaCxpKSxyPWM/ZXx8KGY/YTpvfHxkKT9bXTpnOnE7aWYoYyYmYyhxLHIsaCxpKSxkKXtqPXZhKHIsbiksZChqLFtdLGgsaSksaz1qLmxlbmd0aDt3aGlsZShrLS0pKGw9altrXSkmJihyW25ba11dPSEocVtuW2tdXT1sKSl9aWYoZil7aWYoZXx8YSl7aWYoZSl7aj1bXSxrPXIubGVuZ3RoO3doaWxlKGstLSkobD1yW2tdKSYmai5wdXNoKHFba109bCk7ZShudWxsLHI9W10saixpKX1rPXIubGVuZ3RoO3doaWxlKGstLSkobD1yW2tdKSYmKGo9ZT9KKGYsbCk6bVtrXSk+LTEmJihmW2pdPSEoZ1tqXT1sKSl9fWVsc2Ugcj12YShyPT09Zz9yLnNwbGljZShvLHIubGVuZ3RoKTpyKSxlP2UobnVsbCxnLHIsaSk6SC5hcHBseShnLHIpfSl9ZnVuY3Rpb24geGEoYSl7Zm9yKHZhciBiLGMsZSxmPWEubGVuZ3RoLGc9ZC5yZWxhdGl2ZVthWzBdLnR5cGVdLGg9Z3x8ZC5yZWxhdGl2ZVsiICJdLGk9Zz8xOjAsaz1zYShmdW5jdGlvbihhKXtyZXR1cm4gYT09PWJ9LGgsITApLGw9c2EoZnVuY3Rpb24oYSl7cmV0dXJuIEooYixhKT4tMX0saCwhMCksbT1bZnVuY3Rpb24oYSxjLGQpe3ZhciBlPSFnJiYoZHx8YyE9PWopfHwoKGI9Yykubm9kZVR5cGU/ayhhLGMsZCk6bChhLGMsZCkpO3JldHVybiBiPW51bGwsZX1dO2Y+aTtpKyspaWYoYz1kLnJlbGF0aXZlW2FbaV0udHlwZV0pbT1bc2EodGEobSksYyldO2Vsc2V7aWYoYz1kLmZpbHRlclthW2ldLnR5cGVdLmFwcGx5KG51bGwsYVtpXS5tYXRjaGVzKSxjW3VdKXtmb3IoZT0rK2k7Zj5lO2UrKylpZihkLnJlbGF0aXZlW2FbZV0udHlwZV0pYnJlYWs7cmV0dXJuIHdhKGk+MSYmdGEobSksaT4xJiZyYShhLnNsaWNlKDAsaS0xKS5jb25jYXQoe3ZhbHVlOiIgIj09PWFbaS0yXS50eXBlPyIqIjoiIn0pKS5yZXBsYWNlKFIsIiQxIiksYyxlPmkmJnhhKGEuc2xpY2UoaSxlKSksZj5lJiZ4YShhPWEuc2xpY2UoZSkpLGY+ZSYmcmEoYSkpfW0ucHVzaChjKX1yZXR1cm4gdGEobSl9ZnVuY3Rpb24geWEoYSxiKXt2YXIgYz1iLmxlbmd0aD4wLGU9YS5sZW5ndGg+MCxmPWZ1bmN0aW9uKGYsZyxoLGksayl7dmFyIGwsbSxvLHA9MCxxPSIwIixyPWYmJltdLHM9W10sdD1qLHU9Znx8ZSYmZC5maW5kLlRBRygiKiIsayksdj13Kz1udWxsPT10PzE6TWF0aC5yYW5kb20oKXx8LjEseD11Lmxlbmd0aDtmb3IoayYmKGo9ZyE9PW4mJmcpO3EhPT14JiZudWxsIT0obD11W3FdKTtxKyspe2lmKGUmJmwpe209MDt3aGlsZShvPWFbbSsrXSlpZihvKGwsZyxoKSl7aS5wdXNoKGwpO2JyZWFrfWsmJih3PXYpfWMmJigobD0hbyYmbCkmJnAtLSxmJiZyLnB1c2gobCkpfWlmKHArPXEsYyYmcSE9PXApe209MDt3aGlsZShvPWJbbSsrXSlvKHIscyxnLGgpO2lmKGYpe2lmKHA+MCl3aGlsZShxLS0pcltxXXx8c1txXXx8KHNbcV09Ri5jYWxsKGkpKTtzPXZhKHMpfUguYXBwbHkoaSxzKSxrJiYhZiYmcy5sZW5ndGg+MCYmcCtiLmxlbmd0aD4xJiZnYS51bmlxdWVTb3J0KGkpfXJldHVybiBrJiYodz12LGo9dCkscn07cmV0dXJuIGM/aWEoZik6Zn1yZXR1cm4gaD1nYS5jb21waWxlPWZ1bmN0aW9uKGEsYil7dmFyIGMsZD1bXSxlPVtdLGY9QVthKyIgIl07aWYoIWYpe2J8fChiPWcoYSkpLGM9Yi5sZW5ndGg7d2hpbGUoYy0tKWY9eGEoYltjXSksZlt1XT9kLnB1c2goZik6ZS5wdXNoKGYpO2Y9QShhLHlhKGUsZCkpLGYuc2VsZWN0b3I9YX1yZXR1cm4gZn0saT1nYS5zZWxlY3Q9ZnVuY3Rpb24oYSxiLGUsZil7dmFyIGksaixrLGwsbSxuPSJmdW5jdGlvbiI9PXR5cGVvZiBhJiZhLG89IWYmJmcoYT1uLnNlbGVjdG9yfHxhKTtpZihlPWV8fFtdLDE9PT1vLmxlbmd0aCl7aWYoaj1vWzBdPW9bMF0uc2xpY2UoMCksai5sZW5ndGg+MiYmIklEIj09PShrPWpbMF0pLnR5cGUmJmMuZ2V0QnlJZCYmOT09PWIubm9kZVR5cGUmJnAmJmQucmVsYXRpdmVbalsxXS50eXBlXSl7aWYoYj0oZC5maW5kLklEKGsubWF0Y2hlc1swXS5yZXBsYWNlKGNhLGRhKSxiKXx8W10pWzBdLCFiKXJldHVybiBlO24mJihiPWIucGFyZW50Tm9kZSksYT1hLnNsaWNlKGouc2hpZnQoKS52YWx1ZS5sZW5ndGgpfWk9WC5uZWVkc0NvbnRleHQudGVzdChhKT8wOmoubGVuZ3RoO3doaWxlKGktLSl7aWYoaz1qW2ldLGQucmVsYXRpdmVbbD1rLnR5cGVdKWJyZWFrO2lmKChtPWQuZmluZFtsXSkmJihmPW0oay5tYXRjaGVzWzBdLnJlcGxhY2UoY2EsZGEpLGFhLnRlc3QoalswXS50eXBlKSYmcGEoYi5wYXJlbnROb2RlKXx8YikpKXtpZihqLnNwbGljZShpLDEpLGE9Zi5sZW5ndGgmJnJhKGopLCFhKXJldHVybiBILmFwcGx5KGUsZiksZTticmVha319fXJldHVybihufHxoKGEsbykpKGYsYiwhcCxlLGFhLnRlc3QoYSkmJnBhKGIucGFyZW50Tm9kZSl8fGIpLGV9LGMuc29ydFN0YWJsZT11LnNwbGl0KCIiKS5zb3J0KEIpLmpvaW4oIiIpPT09dSxjLmRldGVjdER1cGxpY2F0ZXM9ISFsLG0oKSxjLnNvcnREZXRhY2hlZD1qYShmdW5jdGlvbihhKXtyZXR1cm4gMSZhLmNvbXBhcmVEb2N1bWVudFBvc2l0aW9uKG4uY3JlYXRlRWxlbWVudCgiZGl2IikpfSksamEoZnVuY3Rpb24oYSl7cmV0dXJuIGEuaW5uZXJIVE1MPSI8YSBocmVmPScjJz48L2E+IiwiIyI9PT1hLmZpcnN0Q2hpbGQuZ2V0QXR0cmlidXRlKCJocmVmIil9KXx8a2EoInR5cGV8aHJlZnxoZWlnaHR8d2lkdGgiLGZ1bmN0aW9uKGEsYixjKXtyZXR1cm4gYz92b2lkIDA6YS5nZXRBdHRyaWJ1dGUoYiwidHlwZSI9PT1iLnRvTG93ZXJDYXNlKCk/MToyKX0pLGMuYXR0cmlidXRlcyYmamEoZnVuY3Rpb24oYSl7cmV0dXJuIGEuaW5uZXJIVE1MPSI8aW5wdXQvPiIsYS5maXJzdENoaWxkLnNldEF0dHJpYnV0ZSgidmFsdWUiLCIiKSwiIj09PWEuZmlyc3RDaGlsZC5nZXRBdHRyaWJ1dGUoInZhbHVlIil9KXx8a2EoInZhbHVlIixmdW5jdGlvbihhLGIsYyl7cmV0dXJuIGN8fCJpbnB1dCIhPT1hLm5vZGVOYW1lLnRvTG93ZXJDYXNlKCk/dm9pZCAwOmEuZGVmYXVsdFZhbHVlfSksamEoZnVuY3Rpb24oYSl7cmV0dXJuIG51bGw9PWEuZ2V0QXR0cmlidXRlKCJkaXNhYmxlZCIpfSl8fGthKEssZnVuY3Rpb24oYSxiLGMpe3ZhciBkO3JldHVybiBjP3ZvaWQgMDphW2JdPT09ITA/Yi50b0xvd2VyQ2FzZSgpOihkPWEuZ2V0QXR0cmlidXRlTm9kZShiKSkmJmQuc3BlY2lmaWVkP2QudmFsdWU6bnVsbH0pLGdhfShhKTttLmZpbmQ9cyxtLmV4cHI9cy5zZWxlY3RvcnMsbS5leHByWyI6Il09bS5leHByLnBzZXVkb3MsbS51bmlxdWU9cy51bmlxdWVTb3J0LG0udGV4dD1zLmdldFRleHQsbS5pc1hNTERvYz1zLmlzWE1MLG0uY29udGFpbnM9cy5jb250YWluczt2YXIgdD1tLmV4cHIubWF0Y2gubmVlZHNDb250ZXh0LHU9L148KFx3KylccypcLz8+KD86PFwvXDE+fCkkLyx2PS9eLlteOiNcW1wuLF0qJC87ZnVuY3Rpb24gdyhhLGIsYyl7aWYobS5pc0Z1bmN0aW9uKGIpKXJldHVybiBtLmdyZXAoYSxmdW5jdGlvbihhLGQpe3JldHVybiEhYi5jYWxsKGEsZCxhKSE9PWN9KTtpZihiLm5vZGVUeXBlKXJldHVybiBtLmdyZXAoYSxmdW5jdGlvbihhKXtyZXR1cm4gYT09PWIhPT1jfSk7aWYoInN0cmluZyI9PXR5cGVvZiBiKXtpZih2LnRlc3QoYikpcmV0dXJuIG0uZmlsdGVyKGIsYSxjKTtiPW0uZmlsdGVyKGIsYSl9cmV0dXJuIG0uZ3JlcChhLGZ1bmN0aW9uKGEpe3JldHVybiBtLmluQXJyYXkoYSxiKT49MCE9PWN9KX1tLmZpbHRlcj1mdW5jdGlvbihhLGIsYyl7dmFyIGQ9YlswXTtyZXR1cm4gYyYmKGE9Ijpub3QoIithKyIpIiksMT09PWIubGVuZ3RoJiYxPT09ZC5ub2RlVHlwZT9tLmZpbmQubWF0Y2hlc1NlbGVjdG9yKGQsYSk/W2RdOltdOm0uZmluZC5tYXRjaGVzKGEsbS5ncmVwKGIsZnVuY3Rpb24oYSl7cmV0dXJuIDE9PT1hLm5vZGVUeXBlfSkpfSxtLmZuLmV4dGVuZCh7ZmluZDpmdW5jdGlvbihhKXt2YXIgYixjPVtdLGQ9dGhpcyxlPWQubGVuZ3RoO2lmKCJzdHJpbmciIT10eXBlb2YgYSlyZXR1cm4gdGhpcy5wdXNoU3RhY2sobShhKS5maWx0ZXIoZnVuY3Rpb24oKXtmb3IoYj0wO2U+YjtiKyspaWYobS5jb250YWlucyhkW2JdLHRoaXMpKXJldHVybiEwfSkpO2ZvcihiPTA7ZT5iO2IrKyltLmZpbmQoYSxkW2JdLGMpO3JldHVybiBjPXRoaXMucHVzaFN0YWNrKGU+MT9tLnVuaXF1ZShjKTpjKSxjLnNlbGVjdG9yPXRoaXMuc2VsZWN0b3I/dGhpcy5zZWxlY3RvcisiICIrYTphLGN9LGZpbHRlcjpmdW5jdGlvbihhKXtyZXR1cm4gdGhpcy5wdXNoU3RhY2sodyh0aGlzLGF8fFtdLCExKSl9LG5vdDpmdW5jdGlvbihhKXtyZXR1cm4gdGhpcy5wdXNoU3RhY2sodyh0aGlzLGF8fFtdLCEwKSl9LGlzOmZ1bmN0aW9uKGEpe3JldHVybiEhdyh0aGlzLCJzdHJpbmciPT10eXBlb2YgYSYmdC50ZXN0KGEpP20oYSk6YXx8W10sITEpLmxlbmd0aH19KTt2YXIgeCx5PWEuZG9jdW1lbnQsej0vXig/OlxzKig8W1x3XFddKz4pW14+XSp8IyhbXHctXSopKSQvLEE9bS5mbi5pbml0PWZ1bmN0aW9uKGEsYil7dmFyIGMsZDtpZighYSlyZXR1cm4gdGhpcztpZigic3RyaW5nIj09dHlwZW9mIGEpe2lmKGM9IjwiPT09YS5jaGFyQXQoMCkmJiI+Ij09PWEuY2hhckF0KGEubGVuZ3RoLTEpJiZhLmxlbmd0aD49Mz9bbnVsbCxhLG51bGxdOnouZXhlYyhhKSwhY3x8IWNbMV0mJmIpcmV0dXJuIWJ8fGIuanF1ZXJ5PyhifHx4KS5maW5kKGEpOnRoaXMuY29uc3RydWN0b3IoYikuZmluZChhKTtpZihjWzFdKXtpZihiPWIgaW5zdGFuY2VvZiBtP2JbMF06YixtLm1lcmdlKHRoaXMsbS5wYXJzZUhUTUwoY1sxXSxiJiZiLm5vZGVUeXBlP2Iub3duZXJEb2N1bWVudHx8Yjp5LCEwKSksdS50ZXN0KGNbMV0pJiZtLmlzUGxhaW5PYmplY3QoYikpZm9yKGMgaW4gYiltLmlzRnVuY3Rpb24odGhpc1tjXSk/dGhpc1tjXShiW2NdKTp0aGlzLmF0dHIoYyxiW2NdKTtyZXR1cm4gdGhpc31pZihkPXkuZ2V0RWxlbWVudEJ5SWQoY1syXSksZCYmZC5wYXJlbnROb2RlKXtpZihkLmlkIT09Y1syXSlyZXR1cm4geC5maW5kKGEpO3RoaXMubGVuZ3RoPTEsdGhpc1swXT1kfXJldHVybiB0aGlzLmNvbnRleHQ9eSx0aGlzLnNlbGVjdG9yPWEsdGhpc31yZXR1cm4gYS5ub2RlVHlwZT8odGhpcy5jb250ZXh0PXRoaXNbMF09YSx0aGlzLmxlbmd0aD0xLHRoaXMpOm0uaXNGdW5jdGlvbihhKT8idW5kZWZpbmVkIiE9dHlwZW9mIHgucmVhZHk/eC5yZWFkeShhKTphKG0pOih2b2lkIDAhPT1hLnNlbGVjdG9yJiYodGhpcy5zZWxlY3Rvcj1hLnNlbGVjdG9yLHRoaXMuY29udGV4dD1hLmNvbnRleHQpLG0ubWFrZUFycmF5KGEsdGhpcykpfTtBLnByb3RvdHlwZT1tLmZuLHg9bSh5KTt2YXIgQj0vXig/OnBhcmVudHN8cHJldig/OlVudGlsfEFsbCkpLyxDPXtjaGlsZHJlbjohMCxjb250ZW50czohMCxuZXh0OiEwLHByZXY6ITB9O20uZXh0ZW5kKHtkaXI6ZnVuY3Rpb24oYSxiLGMpe3ZhciBkPVtdLGU9YVtiXTt3aGlsZShlJiY5IT09ZS5ub2RlVHlwZSYmKHZvaWQgMD09PWN8fDEhPT1lLm5vZGVUeXBlfHwhbShlKS5pcyhjKSkpMT09PWUubm9kZVR5cGUmJmQucHVzaChlKSxlPWVbYl07cmV0dXJuIGR9LHNpYmxpbmc6ZnVuY3Rpb24oYSxiKXtmb3IodmFyIGM9W107YTthPWEubmV4dFNpYmxpbmcpMT09PWEubm9kZVR5cGUmJmEhPT1iJiZjLnB1c2goYSk7cmV0dXJuIGN9fSksbS5mbi5leHRlbmQoe2hhczpmdW5jdGlvbihhKXt2YXIgYixjPW0oYSx0aGlzKSxkPWMubGVuZ3RoO3JldHVybiB0aGlzLmZpbHRlcihmdW5jdGlvbigpe2ZvcihiPTA7ZD5iO2IrKylpZihtLmNvbnRhaW5zKHRoaXMsY1tiXSkpcmV0dXJuITB9KX0sY2xvc2VzdDpmdW5jdGlvbihhLGIpe2Zvcih2YXIgYyxkPTAsZT10aGlzLmxlbmd0aCxmPVtdLGc9dC50ZXN0KGEpfHwic3RyaW5nIiE9dHlwZW9mIGE/bShhLGJ8fHRoaXMuY29udGV4dCk6MDtlPmQ7ZCsrKWZvcihjPXRoaXNbZF07YyYmYyE9PWI7Yz1jLnBhcmVudE5vZGUpaWYoYy5ub2RlVHlwZTwxMSYmKGc/Zy5pbmRleChjKT4tMToxPT09Yy5ub2RlVHlwZSYmbS5maW5kLm1hdGNoZXNTZWxlY3RvcihjLGEpKSl7Zi5wdXNoKGMpO2JyZWFrfXJldHVybiB0aGlzLnB1c2hTdGFjayhmLmxlbmd0aD4xP20udW5pcXVlKGYpOmYpfSxpbmRleDpmdW5jdGlvbihhKXtyZXR1cm4gYT8ic3RyaW5nIj09dHlwZW9mIGE/bS5pbkFycmF5KHRoaXNbMF0sbShhKSk6bS5pbkFycmF5KGEuanF1ZXJ5P2FbMF06YSx0aGlzKTp0aGlzWzBdJiZ0aGlzWzBdLnBhcmVudE5vZGU/dGhpcy5maXJzdCgpLnByZXZBbGwoKS5sZW5ndGg6LTF9LGFkZDpmdW5jdGlvbihhLGIpe3JldHVybiB0aGlzLnB1c2hTdGFjayhtLnVuaXF1ZShtLm1lcmdlKHRoaXMuZ2V0KCksbShhLGIpKSkpfSxhZGRCYWNrOmZ1bmN0aW9uKGEpe3JldHVybiB0aGlzLmFkZChudWxsPT1hP3RoaXMucHJldk9iamVjdDp0aGlzLnByZXZPYmplY3QuZmlsdGVyKGEpKX19KTtmdW5jdGlvbiBEKGEsYil7ZG8gYT1hW2JdO3doaWxlKGEmJjEhPT1hLm5vZGVUeXBlKTtyZXR1cm4gYX1tLmVhY2goe3BhcmVudDpmdW5jdGlvbihhKXt2YXIgYj1hLnBhcmVudE5vZGU7cmV0dXJuIGImJjExIT09Yi5ub2RlVHlwZT9iOm51bGx9LHBhcmVudHM6ZnVuY3Rpb24oYSl7cmV0dXJuIG0uZGlyKGEsInBhcmVudE5vZGUiKX0scGFyZW50c1VudGlsOmZ1bmN0aW9uKGEsYixjKXtyZXR1cm4gbS5kaXIoYSwicGFyZW50Tm9kZSIsYyl9LG5leHQ6ZnVuY3Rpb24oYSl7cmV0dXJuIEQoYSwibmV4dFNpYmxpbmciKX0scHJldjpmdW5jdGlvbihhKXtyZXR1cm4gRChhLCJwcmV2aW91c1NpYmxpbmciKX0sbmV4dEFsbDpmdW5jdGlvbihhKXtyZXR1cm4gbS5kaXIoYSwibmV4dFNpYmxpbmciKX0scHJldkFsbDpmdW5jdGlvbihhKXtyZXR1cm4gbS5kaXIoYSwicHJldmlvdXNTaWJsaW5nIil9LG5leHRVbnRpbDpmdW5jdGlvbihhLGIsYyl7cmV0dXJuIG0uZGlyKGEsIm5leHRTaWJsaW5nIixjKX0scHJldlVudGlsOmZ1bmN0aW9uKGEsYixjKXtyZXR1cm4gbS5kaXIoYSwicHJldmlvdXNTaWJsaW5nIixjKX0sc2libGluZ3M6ZnVuY3Rpb24oYSl7cmV0dXJuIG0uc2libGluZygoYS5wYXJlbnROb2RlfHx7fSkuZmlyc3RDaGlsZCxhKX0sY2hpbGRyZW46ZnVuY3Rpb24oYSl7cmV0dXJuIG0uc2libGluZyhhLmZpcnN0Q2hpbGQpfSxjb250ZW50czpmdW5jdGlvbihhKXtyZXR1cm4gbS5ub2RlTmFtZShhLCJpZnJhbWUiKT9hLmNvbnRlbnREb2N1bWVudHx8YS5jb250ZW50V2luZG93LmRvY3VtZW50Om0ubWVyZ2UoW10sYS5jaGlsZE5vZGVzKX19LGZ1bmN0aW9uKGEsYil7bS5mblthXT1mdW5jdGlvbihjLGQpe3ZhciBlPW0ubWFwKHRoaXMsYixjKTtyZXR1cm4iVW50aWwiIT09YS5zbGljZSgtNSkmJihkPWMpLGQmJiJzdHJpbmciPT10eXBlb2YgZCYmKGU9bS5maWx0ZXIoZCxlKSksdGhpcy5sZW5ndGg+MSYmKENbYV18fChlPW0udW5pcXVlKGUpKSxCLnRlc3QoYSkmJihlPWUucmV2ZXJzZSgpKSksdGhpcy5wdXNoU3RhY2soZSl9fSk7dmFyIEU9L1xTKy9nLEY9e307ZnVuY3Rpb24gRyhhKXt2YXIgYj1GW2FdPXt9O3JldHVybiBtLmVhY2goYS5tYXRjaChFKXx8W10sZnVuY3Rpb24oYSxjKXtiW2NdPSEwfSksYn1tLkNhbGxiYWNrcz1mdW5jdGlvbihhKXthPSJzdHJpbmciPT10eXBlb2YgYT9GW2FdfHxHKGEpOm0uZXh0ZW5kKHt9LGEpO3ZhciBiLGMsZCxlLGYsZyxoPVtdLGk9IWEub25jZSYmW10saj1mdW5jdGlvbihsKXtmb3IoYz1hLm1lbW9yeSYmbCxkPSEwLGY9Z3x8MCxnPTAsZT1oLmxlbmd0aCxiPSEwO2gmJmU+ZjtmKyspaWYoaFtmXS5hcHBseShsWzBdLGxbMV0pPT09ITEmJmEuc3RvcE9uRmFsc2Upe2M9ITE7YnJlYWt9Yj0hMSxoJiYoaT9pLmxlbmd0aCYmaihpLnNoaWZ0KCkpOmM/aD1bXTprLmRpc2FibGUoKSl9LGs9e2FkZDpmdW5jdGlvbigpe2lmKGgpe3ZhciBkPWgubGVuZ3RoOyFmdW5jdGlvbiBmKGIpe20uZWFjaChiLGZ1bmN0aW9uKGIsYyl7dmFyIGQ9bS50eXBlKGMpOyJmdW5jdGlvbiI9PT1kP2EudW5pcXVlJiZrLmhhcyhjKXx8aC5wdXNoKGMpOmMmJmMubGVuZ3RoJiYic3RyaW5nIiE9PWQmJmYoYyl9KX0oYXJndW1lbnRzKSxiP2U9aC5sZW5ndGg6YyYmKGc9ZCxqKGMpKX1yZXR1cm4gdGhpc30scmVtb3ZlOmZ1bmN0aW9uKCl7cmV0dXJuIGgmJm0uZWFjaChhcmd1bWVudHMsZnVuY3Rpb24oYSxjKXt2YXIgZDt3aGlsZSgoZD1tLmluQXJyYXkoYyxoLGQpKT4tMSloLnNwbGljZShkLDEpLGImJihlPj1kJiZlLS0sZj49ZCYmZi0tKX0pLHRoaXN9LGhhczpmdW5jdGlvbihhKXtyZXR1cm4gYT9tLmluQXJyYXkoYSxoKT4tMTohKCFofHwhaC5sZW5ndGgpfSxlbXB0eTpmdW5jdGlvbigpe3JldHVybiBoPVtdLGU9MCx0aGlzfSxkaXNhYmxlOmZ1bmN0aW9uKCl7cmV0dXJuIGg9aT1jPXZvaWQgMCx0aGlzfSxkaXNhYmxlZDpmdW5jdGlvbigpe3JldHVybiFofSxsb2NrOmZ1bmN0aW9uKCl7cmV0dXJuIGk9dm9pZCAwLGN8fGsuZGlzYWJsZSgpLHRoaXN9LGxvY2tlZDpmdW5jdGlvbigpe3JldHVybiFpfSxmaXJlV2l0aDpmdW5jdGlvbihhLGMpe3JldHVybiFofHxkJiYhaXx8KGM9Y3x8W10sYz1bYSxjLnNsaWNlP2Muc2xpY2UoKTpjXSxiP2kucHVzaChjKTpqKGMpKSx0aGlzfSxmaXJlOmZ1bmN0aW9uKCl7cmV0dXJuIGsuZmlyZVdpdGgodGhpcyxhcmd1bWVudHMpLHRoaXN9LGZpcmVkOmZ1bmN0aW9uKCl7cmV0dXJuISFkfX07cmV0dXJuIGt9LG0uZXh0ZW5kKHtEZWZlcnJlZDpmdW5jdGlvbihhKXt2YXIgYj1bWyJyZXNvbHZlIiwiZG9uZSIsbS5DYWxsYmFja3MoIm9uY2UgbWVtb3J5IiksInJlc29sdmVkIl0sWyJyZWplY3QiLCJmYWlsIixtLkNhbGxiYWNrcygib25jZSBtZW1vcnkiKSwicmVqZWN0ZWQiXSxbIm5vdGlmeSIsInByb2dyZXNzIixtLkNhbGxiYWNrcygibWVtb3J5IildXSxjPSJwZW5kaW5nIixkPXtzdGF0ZTpmdW5jdGlvbigpe3JldHVybiBjfSxhbHdheXM6ZnVuY3Rpb24oKXtyZXR1cm4gZS5kb25lKGFyZ3VtZW50cykuZmFpbChhcmd1bWVudHMpLHRoaXN9LHRoZW46ZnVuY3Rpb24oKXt2YXIgYT1hcmd1bWVudHM7cmV0dXJuIG0uRGVmZXJyZWQoZnVuY3Rpb24oYyl7bS5lYWNoKGIsZnVuY3Rpb24oYixmKXt2YXIgZz1tLmlzRnVuY3Rpb24oYVtiXSkmJmFbYl07ZVtmWzFdXShmdW5jdGlvbigpe3ZhciBhPWcmJmcuYXBwbHkodGhpcyxhcmd1bWVudHMpO2EmJm0uaXNGdW5jdGlvbihhLnByb21pc2UpP2EucHJvbWlzZSgpLmRvbmUoYy5yZXNvbHZlKS5mYWlsKGMucmVqZWN0KS5wcm9ncmVzcyhjLm5vdGlmeSk6Y1tmWzBdKyJXaXRoIl0odGhpcz09PWQ/Yy5wcm9taXNlKCk6dGhpcyxnP1thXTphcmd1bWVudHMpfSl9KSxhPW51bGx9KS5wcm9taXNlKCl9LHByb21pc2U6ZnVuY3Rpb24oYSl7cmV0dXJuIG51bGwhPWE/bS5leHRlbmQoYSxkKTpkfX0sZT17fTtyZXR1cm4gZC5waXBlPWQudGhlbixtLmVhY2goYixmdW5jdGlvbihhLGYpe3ZhciBnPWZbMl0saD1mWzNdO2RbZlsxXV09Zy5hZGQsaCYmZy5hZGQoZnVuY3Rpb24oKXtjPWh9LGJbMV5hXVsyXS5kaXNhYmxlLGJbMl1bMl0ubG9jayksZVtmWzBdXT1mdW5jdGlvbigpe3JldHVybiBlW2ZbMF0rIldpdGgiXSh0aGlzPT09ZT9kOnRoaXMsYXJndW1lbnRzKSx0aGlzfSxlW2ZbMF0rIldpdGgiXT1nLmZpcmVXaXRofSksZC5wcm9taXNlKGUpLGEmJmEuY2FsbChlLGUpLGV9LHdoZW46ZnVuY3Rpb24oYSl7dmFyIGI9MCxjPWQuY2FsbChhcmd1bWVudHMpLGU9Yy5sZW5ndGgsZj0xIT09ZXx8YSYmbS5pc0Z1bmN0aW9uKGEucHJvbWlzZSk/ZTowLGc9MT09PWY/YTptLkRlZmVycmVkKCksaD1mdW5jdGlvbihhLGIsYyl7cmV0dXJuIGZ1bmN0aW9uKGUpe2JbYV09dGhpcyxjW2FdPWFyZ3VtZW50cy5sZW5ndGg+MT9kLmNhbGwoYXJndW1lbnRzKTplLGM9PT1pP2cubm90aWZ5V2l0aChiLGMpOi0tZnx8Zy5yZXNvbHZlV2l0aChiLGMpfX0saSxqLGs7aWYoZT4xKWZvcihpPW5ldyBBcnJheShlKSxqPW5ldyBBcnJheShlKSxrPW5ldyBBcnJheShlKTtlPmI7YisrKWNbYl0mJm0uaXNGdW5jdGlvbihjW2JdLnByb21pc2UpP2NbYl0ucHJvbWlzZSgpLmRvbmUoaChiLGssYykpLmZhaWwoZy5yZWplY3QpLnByb2dyZXNzKGgoYixqLGkpKTotLWY7cmV0dXJuIGZ8fGcucmVzb2x2ZVdpdGgoayxjKSxnLnByb21pc2UoKX19KTt2YXIgSDttLmZuLnJlYWR5PWZ1bmN0aW9uKGEpe3JldHVybiBtLnJlYWR5LnByb21pc2UoKS5kb25lKGEpLHRoaXN9LG0uZXh0ZW5kKHtpc1JlYWR5OiExLHJlYWR5V2FpdDoxLGhvbGRSZWFkeTpmdW5jdGlvbihhKXthP20ucmVhZHlXYWl0Kys6bS5yZWFkeSghMCl9LHJlYWR5OmZ1bmN0aW9uKGEpe2lmKGE9PT0hMD8hLS1tLnJlYWR5V2FpdDohbS5pc1JlYWR5KXtpZigheS5ib2R5KXJldHVybiBzZXRUaW1lb3V0KG0ucmVhZHkpO20uaXNSZWFkeT0hMCxhIT09ITAmJi0tbS5yZWFkeVdhaXQ+MHx8KEgucmVzb2x2ZVdpdGgoeSxbbV0pLG0uZm4udHJpZ2dlckhhbmRsZXImJihtKHkpLnRyaWdnZXJIYW5kbGVyKCJyZWFkeSIpLG0oeSkub2ZmKCJyZWFkeSIpKSl9fX0pO2Z1bmN0aW9uIEkoKXt5LmFkZEV2ZW50TGlzdGVuZXI/KHkucmVtb3ZlRXZlbnRMaXN0ZW5lcigiRE9NQ29udGVudExvYWRlZCIsSiwhMSksYS5yZW1vdmVFdmVudExpc3RlbmVyKCJsb2FkIixKLCExKSk6KHkuZGV0YWNoRXZlbnQoIm9ucmVhZHlzdGF0ZWNoYW5nZSIsSiksYS5kZXRhY2hFdmVudCgib25sb2FkIixKKSl9ZnVuY3Rpb24gSigpeyh5LmFkZEV2ZW50TGlzdGVuZXJ8fCJsb2FkIj09PWV2ZW50LnR5cGV8fCJjb21wbGV0ZSI9PT15LnJlYWR5U3RhdGUpJiYoSSgpLG0ucmVhZHkoKSl9bS5yZWFkeS5wcm9taXNlPWZ1bmN0aW9uKGIpe2lmKCFIKWlmKEg9bS5EZWZlcnJlZCgpLCJjb21wbGV0ZSI9PT15LnJlYWR5U3RhdGUpc2V0VGltZW91dChtLnJlYWR5KTtlbHNlIGlmKHkuYWRkRXZlbnRMaXN0ZW5lcil5LmFkZEV2ZW50TGlzdGVuZXIoIkRPTUNvbnRlbnRMb2FkZWQiLEosITEpLGEuYWRkRXZlbnRMaXN0ZW5lcigibG9hZCIsSiwhMSk7ZWxzZXt5LmF0dGFjaEV2ZW50KCJvbnJlYWR5c3RhdGVjaGFuZ2UiLEopLGEuYXR0YWNoRXZlbnQoIm9ubG9hZCIsSik7dmFyIGM9ITE7dHJ5e2M9bnVsbD09YS5mcmFtZUVsZW1lbnQmJnkuZG9jdW1lbnRFbGVtZW50fWNhdGNoKGQpe31jJiZjLmRvU2Nyb2xsJiYhZnVuY3Rpb24gZSgpe2lmKCFtLmlzUmVhZHkpe3RyeXtjLmRvU2Nyb2xsKCJsZWZ0Iil9Y2F0Y2goYSl7cmV0dXJuIHNldFRpbWVvdXQoZSw1MCl9SSgpLG0ucmVhZHkoKX19KCl9cmV0dXJuIEgucHJvbWlzZShiKX07dmFyIEs9InVuZGVmaW5lZCIsTDtmb3IoTCBpbiBtKGspKWJyZWFrO2sub3duTGFzdD0iMCIhPT1MLGsuaW5saW5lQmxvY2tOZWVkc0xheW91dD0hMSxtKGZ1bmN0aW9uKCl7dmFyIGEsYixjLGQ7Yz15LmdldEVsZW1lbnRzQnlUYWdOYW1lKCJib2R5IilbMF0sYyYmYy5zdHlsZSYmKGI9eS5jcmVhdGVFbGVtZW50KCJkaXYiKSxkPXkuY3JlYXRlRWxlbWVudCgiZGl2IiksZC5zdHlsZS5jc3NUZXh0PSJwb3NpdGlvbjphYnNvbHV0ZTtib3JkZXI6MDt3aWR0aDowO2hlaWdodDowO3RvcDowO2xlZnQ6LTk5OTlweCIsYy5hcHBlbmRDaGlsZChkKS5hcHBlbmRDaGlsZChiKSx0eXBlb2YgYi5zdHlsZS56b29tIT09SyYmKGIuc3R5bGUuY3NzVGV4dD0iZGlzcGxheTppbmxpbmU7bWFyZ2luOjA7Ym9yZGVyOjA7cGFkZGluZzoxcHg7d2lkdGg6MXB4O3pvb206MSIsay5pbmxpbmVCbG9ja05lZWRzTGF5b3V0PWE9Mz09PWIub2Zmc2V0V2lkdGgsYSYmKGMuc3R5bGUuem9vbT0xKSksYy5yZW1vdmVDaGlsZChkKSl9KSxmdW5jdGlvbigpe3ZhciBhPXkuY3JlYXRlRWxlbWVudCgiZGl2Iik7aWYobnVsbD09ay5kZWxldGVFeHBhbmRvKXtrLmRlbGV0ZUV4cGFuZG89ITA7dHJ5e2RlbGV0ZSBhLnRlc3R9Y2F0Y2goYil7ay5kZWxldGVFeHBhbmRvPSExfX1hPW51bGx9KCksbS5hY2NlcHREYXRhPWZ1bmN0aW9uKGEpe3ZhciBiPW0ubm9EYXRhWyhhLm5vZGVOYW1lKyIgIikudG9Mb3dlckNhc2UoKV0sYz0rYS5ub2RlVHlwZXx8MTtyZXR1cm4gMSE9PWMmJjkhPT1jPyExOiFifHxiIT09ITAmJmEuZ2V0QXR0cmlidXRlKCJjbGFzc2lkIik9PT1ifTt2YXIgTT0vXig/Olx7W1x3XFddKlx9fFxbW1x3XFddKlxdKSQvLE49LyhbQS1aXSkvZztmdW5jdGlvbiBPKGEsYixjKXtpZih2b2lkIDA9PT1jJiYxPT09YS5ub2RlVHlwZSl7dmFyIGQ9ImRhdGEtIitiLnJlcGxhY2UoTiwiLSQxIikudG9Mb3dlckNhc2UoKTtpZihjPWEuZ2V0QXR0cmlidXRlKGQpLCJzdHJpbmciPT10eXBlb2YgYyl7dHJ5e2M9InRydWUiPT09Yz8hMDoiZmFsc2UiPT09Yz8hMToibnVsbCI9PT1jP251bGw6K2MrIiI9PT1jPytjOk0udGVzdChjKT9tLnBhcnNlSlNPTihjKTpjfWNhdGNoKGUpe31tLmRhdGEoYSxiLGMpfWVsc2UgYz12b2lkIDB9cmV0dXJuIGN9ZnVuY3Rpb24gUChhKXt2YXIgYjtmb3IoYiBpbiBhKWlmKCgiZGF0YSIhPT1ifHwhbS5pc0VtcHR5T2JqZWN0KGFbYl0pKSYmInRvSlNPTiIhPT1iKXJldHVybiExOwoKcmV0dXJuITB9ZnVuY3Rpb24gUShhLGIsZCxlKXtpZihtLmFjY2VwdERhdGEoYSkpe3ZhciBmLGcsaD1tLmV4cGFuZG8saT1hLm5vZGVUeXBlLGo9aT9tLmNhY2hlOmEsaz1pP2FbaF06YVtoXSYmaDtpZihrJiZqW2tdJiYoZXx8altrXS5kYXRhKXx8dm9pZCAwIT09ZHx8InN0cmluZyIhPXR5cGVvZiBiKXJldHVybiBrfHwoaz1pP2FbaF09Yy5wb3AoKXx8bS5ndWlkKys6aCksaltrXXx8KGpba109aT97fTp7dG9KU09OOm0ubm9vcH0pLCgib2JqZWN0Ij09dHlwZW9mIGJ8fCJmdW5jdGlvbiI9PXR5cGVvZiBiKSYmKGU/altrXT1tLmV4dGVuZChqW2tdLGIpOmpba10uZGF0YT1tLmV4dGVuZChqW2tdLmRhdGEsYikpLGc9altrXSxlfHwoZy5kYXRhfHwoZy5kYXRhPXt9KSxnPWcuZGF0YSksdm9pZCAwIT09ZCYmKGdbbS5jYW1lbENhc2UoYildPWQpLCJzdHJpbmciPT10eXBlb2YgYj8oZj1nW2JdLG51bGw9PWYmJihmPWdbbS5jYW1lbENhc2UoYildKSk6Zj1nLGZ9fWZ1bmN0aW9uIFIoYSxiLGMpe2lmKG0uYWNjZXB0RGF0YShhKSl7dmFyIGQsZSxmPWEubm9kZVR5cGUsZz1mP20uY2FjaGU6YSxoPWY/YVttLmV4cGFuZG9dOm0uZXhwYW5kbztpZihnW2hdKXtpZihiJiYoZD1jP2dbaF06Z1toXS5kYXRhKSl7bS5pc0FycmF5KGIpP2I9Yi5jb25jYXQobS5tYXAoYixtLmNhbWVsQ2FzZSkpOmIgaW4gZD9iPVtiXTooYj1tLmNhbWVsQ2FzZShiKSxiPWIgaW4gZD9bYl06Yi5zcGxpdCgiICIpKSxlPWIubGVuZ3RoO3doaWxlKGUtLSlkZWxldGUgZFtiW2VdXTtpZihjPyFQKGQpOiFtLmlzRW1wdHlPYmplY3QoZCkpcmV0dXJufShjfHwoZGVsZXRlIGdbaF0uZGF0YSxQKGdbaF0pKSkmJihmP20uY2xlYW5EYXRhKFthXSwhMCk6ay5kZWxldGVFeHBhbmRvfHxnIT1nLndpbmRvdz9kZWxldGUgZ1toXTpnW2hdPW51bGwpfX19bS5leHRlbmQoe2NhY2hlOnt9LG5vRGF0YTp7ImFwcGxldCAiOiEwLCJlbWJlZCAiOiEwLCJvYmplY3QgIjoiY2xzaWQ6RDI3Q0RCNkUtQUU2RC0xMWNmLTk2QjgtNDQ0NTUzNTQwMDAwIn0saGFzRGF0YTpmdW5jdGlvbihhKXtyZXR1cm4gYT1hLm5vZGVUeXBlP20uY2FjaGVbYVttLmV4cGFuZG9dXTphW20uZXhwYW5kb10sISFhJiYhUChhKX0sZGF0YTpmdW5jdGlvbihhLGIsYyl7cmV0dXJuIFEoYSxiLGMpfSxyZW1vdmVEYXRhOmZ1bmN0aW9uKGEsYil7cmV0dXJuIFIoYSxiKX0sX2RhdGE6ZnVuY3Rpb24oYSxiLGMpe3JldHVybiBRKGEsYixjLCEwKX0sX3JlbW92ZURhdGE6ZnVuY3Rpb24oYSxiKXtyZXR1cm4gUihhLGIsITApfX0pLG0uZm4uZXh0ZW5kKHtkYXRhOmZ1bmN0aW9uKGEsYil7dmFyIGMsZCxlLGY9dGhpc1swXSxnPWYmJmYuYXR0cmlidXRlcztpZih2b2lkIDA9PT1hKXtpZih0aGlzLmxlbmd0aCYmKGU9bS5kYXRhKGYpLDE9PT1mLm5vZGVUeXBlJiYhbS5fZGF0YShmLCJwYXJzZWRBdHRycyIpKSl7Yz1nLmxlbmd0aDt3aGlsZShjLS0pZ1tjXSYmKGQ9Z1tjXS5uYW1lLDA9PT1kLmluZGV4T2YoImRhdGEtIikmJihkPW0uY2FtZWxDYXNlKGQuc2xpY2UoNSkpLE8oZixkLGVbZF0pKSk7bS5fZGF0YShmLCJwYXJzZWRBdHRycyIsITApfXJldHVybiBlfXJldHVybiJvYmplY3QiPT10eXBlb2YgYT90aGlzLmVhY2goZnVuY3Rpb24oKXttLmRhdGEodGhpcyxhKX0pOmFyZ3VtZW50cy5sZW5ndGg+MT90aGlzLmVhY2goZnVuY3Rpb24oKXttLmRhdGEodGhpcyxhLGIpfSk6Zj9PKGYsYSxtLmRhdGEoZixhKSk6dm9pZCAwfSxyZW1vdmVEYXRhOmZ1bmN0aW9uKGEpe3JldHVybiB0aGlzLmVhY2goZnVuY3Rpb24oKXttLnJlbW92ZURhdGEodGhpcyxhKX0pfX0pLG0uZXh0ZW5kKHtxdWV1ZTpmdW5jdGlvbihhLGIsYyl7dmFyIGQ7cmV0dXJuIGE/KGI9KGJ8fCJmeCIpKyJxdWV1ZSIsZD1tLl9kYXRhKGEsYiksYyYmKCFkfHxtLmlzQXJyYXkoYyk/ZD1tLl9kYXRhKGEsYixtLm1ha2VBcnJheShjKSk6ZC5wdXNoKGMpKSxkfHxbXSk6dm9pZCAwfSxkZXF1ZXVlOmZ1bmN0aW9uKGEsYil7Yj1ifHwiZngiO3ZhciBjPW0ucXVldWUoYSxiKSxkPWMubGVuZ3RoLGU9Yy5zaGlmdCgpLGY9bS5fcXVldWVIb29rcyhhLGIpLGc9ZnVuY3Rpb24oKXttLmRlcXVldWUoYSxiKX07ImlucHJvZ3Jlc3MiPT09ZSYmKGU9Yy5zaGlmdCgpLGQtLSksZSYmKCJmeCI9PT1iJiZjLnVuc2hpZnQoImlucHJvZ3Jlc3MiKSxkZWxldGUgZi5zdG9wLGUuY2FsbChhLGcsZikpLCFkJiZmJiZmLmVtcHR5LmZpcmUoKX0sX3F1ZXVlSG9va3M6ZnVuY3Rpb24oYSxiKXt2YXIgYz1iKyJxdWV1ZUhvb2tzIjtyZXR1cm4gbS5fZGF0YShhLGMpfHxtLl9kYXRhKGEsYyx7ZW1wdHk6bS5DYWxsYmFja3MoIm9uY2UgbWVtb3J5IikuYWRkKGZ1bmN0aW9uKCl7bS5fcmVtb3ZlRGF0YShhLGIrInF1ZXVlIiksbS5fcmVtb3ZlRGF0YShhLGMpfSl9KX19KSxtLmZuLmV4dGVuZCh7cXVldWU6ZnVuY3Rpb24oYSxiKXt2YXIgYz0yO3JldHVybiJzdHJpbmciIT10eXBlb2YgYSYmKGI9YSxhPSJmeCIsYy0tKSxhcmd1bWVudHMubGVuZ3RoPGM/bS5xdWV1ZSh0aGlzWzBdLGEpOnZvaWQgMD09PWI/dGhpczp0aGlzLmVhY2goZnVuY3Rpb24oKXt2YXIgYz1tLnF1ZXVlKHRoaXMsYSxiKTttLl9xdWV1ZUhvb2tzKHRoaXMsYSksImZ4Ij09PWEmJiJpbnByb2dyZXNzIiE9PWNbMF0mJm0uZGVxdWV1ZSh0aGlzLGEpfSl9LGRlcXVldWU6ZnVuY3Rpb24oYSl7cmV0dXJuIHRoaXMuZWFjaChmdW5jdGlvbigpe20uZGVxdWV1ZSh0aGlzLGEpfSl9LGNsZWFyUXVldWU6ZnVuY3Rpb24oYSl7cmV0dXJuIHRoaXMucXVldWUoYXx8ImZ4IixbXSl9LHByb21pc2U6ZnVuY3Rpb24oYSxiKXt2YXIgYyxkPTEsZT1tLkRlZmVycmVkKCksZj10aGlzLGc9dGhpcy5sZW5ndGgsaD1mdW5jdGlvbigpey0tZHx8ZS5yZXNvbHZlV2l0aChmLFtmXSl9OyJzdHJpbmciIT10eXBlb2YgYSYmKGI9YSxhPXZvaWQgMCksYT1hfHwiZngiO3doaWxlKGctLSljPW0uX2RhdGEoZltnXSxhKyJxdWV1ZUhvb2tzIiksYyYmYy5lbXB0eSYmKGQrKyxjLmVtcHR5LmFkZChoKSk7cmV0dXJuIGgoKSxlLnByb21pc2UoYil9fSk7dmFyIFM9L1srLV0/KD86XGQqXC58KVxkKyg/OltlRV1bKy1dP1xkK3wpLy5zb3VyY2UsVD1bIlRvcCIsIlJpZ2h0IiwiQm90dG9tIiwiTGVmdCJdLFU9ZnVuY3Rpb24oYSxiKXtyZXR1cm4gYT1ifHxhLCJub25lIj09PW0uY3NzKGEsImRpc3BsYXkiKXx8IW0uY29udGFpbnMoYS5vd25lckRvY3VtZW50LGEpfSxWPW0uYWNjZXNzPWZ1bmN0aW9uKGEsYixjLGQsZSxmLGcpe3ZhciBoPTAsaT1hLmxlbmd0aCxqPW51bGw9PWM7aWYoIm9iamVjdCI9PT1tLnR5cGUoYykpe2U9ITA7Zm9yKGggaW4gYyltLmFjY2VzcyhhLGIsaCxjW2hdLCEwLGYsZyl9ZWxzZSBpZih2b2lkIDAhPT1kJiYoZT0hMCxtLmlzRnVuY3Rpb24oZCl8fChnPSEwKSxqJiYoZz8oYi5jYWxsKGEsZCksYj1udWxsKTooaj1iLGI9ZnVuY3Rpb24oYSxiLGMpe3JldHVybiBqLmNhbGwobShhKSxjKX0pKSxiKSlmb3IoO2k+aDtoKyspYihhW2hdLGMsZz9kOmQuY2FsbChhW2hdLGgsYihhW2hdLGMpKSk7cmV0dXJuIGU/YTpqP2IuY2FsbChhKTppP2IoYVswXSxjKTpmfSxXPS9eKD86Y2hlY2tib3h8cmFkaW8pJC9pOyFmdW5jdGlvbigpe3ZhciBhPXkuY3JlYXRlRWxlbWVudCgiaW5wdXQiKSxiPXkuY3JlYXRlRWxlbWVudCgiZGl2IiksYz15LmNyZWF0ZURvY3VtZW50RnJhZ21lbnQoKTtpZihiLmlubmVySFRNTD0iICA8bGluay8+PHRhYmxlPjwvdGFibGU+PGEgaHJlZj0nL2EnPmE8L2E+PGlucHV0IHR5cGU9J2NoZWNrYm94Jy8+IixrLmxlYWRpbmdXaGl0ZXNwYWNlPTM9PT1iLmZpcnN0Q2hpbGQubm9kZVR5cGUsay50Ym9keT0hYi5nZXRFbGVtZW50c0J5VGFnTmFtZSgidGJvZHkiKS5sZW5ndGgsay5odG1sU2VyaWFsaXplPSEhYi5nZXRFbGVtZW50c0J5VGFnTmFtZSgibGluayIpLmxlbmd0aCxrLmh0bWw1Q2xvbmU9Ijw6bmF2PjwvOm5hdj4iIT09eS5jcmVhdGVFbGVtZW50KCJuYXYiKS5jbG9uZU5vZGUoITApLm91dGVySFRNTCxhLnR5cGU9ImNoZWNrYm94IixhLmNoZWNrZWQ9ITAsYy5hcHBlbmRDaGlsZChhKSxrLmFwcGVuZENoZWNrZWQ9YS5jaGVja2VkLGIuaW5uZXJIVE1MPSI8dGV4dGFyZWE+eDwvdGV4dGFyZWE+IixrLm5vQ2xvbmVDaGVja2VkPSEhYi5jbG9uZU5vZGUoITApLmxhc3RDaGlsZC5kZWZhdWx0VmFsdWUsYy5hcHBlbmRDaGlsZChiKSxiLmlubmVySFRNTD0iPGlucHV0IHR5cGU9J3JhZGlvJyBjaGVja2VkPSdjaGVja2VkJyBuYW1lPSd0Jy8+IixrLmNoZWNrQ2xvbmU9Yi5jbG9uZU5vZGUoITApLmNsb25lTm9kZSghMCkubGFzdENoaWxkLmNoZWNrZWQsay5ub0Nsb25lRXZlbnQ9ITAsYi5hdHRhY2hFdmVudCYmKGIuYXR0YWNoRXZlbnQoIm9uY2xpY2siLGZ1bmN0aW9uKCl7ay5ub0Nsb25lRXZlbnQ9ITF9KSxiLmNsb25lTm9kZSghMCkuY2xpY2soKSksbnVsbD09ay5kZWxldGVFeHBhbmRvKXtrLmRlbGV0ZUV4cGFuZG89ITA7dHJ5e2RlbGV0ZSBiLnRlc3R9Y2F0Y2goZCl7ay5kZWxldGVFeHBhbmRvPSExfX19KCksZnVuY3Rpb24oKXt2YXIgYixjLGQ9eS5jcmVhdGVFbGVtZW50KCJkaXYiKTtmb3IoYiBpbntzdWJtaXQ6ITAsY2hhbmdlOiEwLGZvY3VzaW46ITB9KWM9Im9uIitiLChrW2IrIkJ1YmJsZXMiXT1jIGluIGEpfHwoZC5zZXRBdHRyaWJ1dGUoYywidCIpLGtbYisiQnViYmxlcyJdPWQuYXR0cmlidXRlc1tjXS5leHBhbmRvPT09ITEpO2Q9bnVsbH0oKTt2YXIgWD0vXig/OmlucHV0fHNlbGVjdHx0ZXh0YXJlYSkkL2ksWT0vXmtleS8sWj0vXig/Om1vdXNlfHBvaW50ZXJ8Y29udGV4dG1lbnUpfGNsaWNrLywkPS9eKD86Zm9jdXNpbmZvY3VzfGZvY3Vzb3V0Ymx1cikkLyxfPS9eKFteLl0qKSg/OlwuKC4rKXwpJC87ZnVuY3Rpb24gYWEoKXtyZXR1cm4hMH1mdW5jdGlvbiBiYSgpe3JldHVybiExfWZ1bmN0aW9uIGNhKCl7dHJ5e3JldHVybiB5LmFjdGl2ZUVsZW1lbnR9Y2F0Y2goYSl7fX1tLmV2ZW50PXtnbG9iYWw6e30sYWRkOmZ1bmN0aW9uKGEsYixjLGQsZSl7dmFyIGYsZyxoLGksaixrLGwsbixvLHAscSxyPW0uX2RhdGEoYSk7aWYocil7Yy5oYW5kbGVyJiYoaT1jLGM9aS5oYW5kbGVyLGU9aS5zZWxlY3RvciksYy5ndWlkfHwoYy5ndWlkPW0uZ3VpZCsrKSwoZz1yLmV2ZW50cyl8fChnPXIuZXZlbnRzPXt9KSwoaz1yLmhhbmRsZSl8fChrPXIuaGFuZGxlPWZ1bmN0aW9uKGEpe3JldHVybiB0eXBlb2YgbT09PUt8fGEmJm0uZXZlbnQudHJpZ2dlcmVkPT09YS50eXBlP3ZvaWQgMDptLmV2ZW50LmRpc3BhdGNoLmFwcGx5KGsuZWxlbSxhcmd1bWVudHMpfSxrLmVsZW09YSksYj0oYnx8IiIpLm1hdGNoKEUpfHxbIiJdLGg9Yi5sZW5ndGg7d2hpbGUoaC0tKWY9Xy5leGVjKGJbaF0pfHxbXSxvPXE9ZlsxXSxwPShmWzJdfHwiIikuc3BsaXQoIi4iKS5zb3J0KCksbyYmKGo9bS5ldmVudC5zcGVjaWFsW29dfHx7fSxvPShlP2ouZGVsZWdhdGVUeXBlOmouYmluZFR5cGUpfHxvLGo9bS5ldmVudC5zcGVjaWFsW29dfHx7fSxsPW0uZXh0ZW5kKHt0eXBlOm8sb3JpZ1R5cGU6cSxkYXRhOmQsaGFuZGxlcjpjLGd1aWQ6Yy5ndWlkLHNlbGVjdG9yOmUsbmVlZHNDb250ZXh0OmUmJm0uZXhwci5tYXRjaC5uZWVkc0NvbnRleHQudGVzdChlKSxuYW1lc3BhY2U6cC5qb2luKCIuIil9LGkpLChuPWdbb10pfHwobj1nW29dPVtdLG4uZGVsZWdhdGVDb3VudD0wLGouc2V0dXAmJmouc2V0dXAuY2FsbChhLGQscCxrKSE9PSExfHwoYS5hZGRFdmVudExpc3RlbmVyP2EuYWRkRXZlbnRMaXN0ZW5lcihvLGssITEpOmEuYXR0YWNoRXZlbnQmJmEuYXR0YWNoRXZlbnQoIm9uIitvLGspKSksai5hZGQmJihqLmFkZC5jYWxsKGEsbCksbC5oYW5kbGVyLmd1aWR8fChsLmhhbmRsZXIuZ3VpZD1jLmd1aWQpKSxlP24uc3BsaWNlKG4uZGVsZWdhdGVDb3VudCsrLDAsbCk6bi5wdXNoKGwpLG0uZXZlbnQuZ2xvYmFsW29dPSEwKTthPW51bGx9fSxyZW1vdmU6ZnVuY3Rpb24oYSxiLGMsZCxlKXt2YXIgZixnLGgsaSxqLGssbCxuLG8scCxxLHI9bS5oYXNEYXRhKGEpJiZtLl9kYXRhKGEpO2lmKHImJihrPXIuZXZlbnRzKSl7Yj0oYnx8IiIpLm1hdGNoKEUpfHxbIiJdLGo9Yi5sZW5ndGg7d2hpbGUoai0tKWlmKGg9Xy5leGVjKGJbal0pfHxbXSxvPXE9aFsxXSxwPShoWzJdfHwiIikuc3BsaXQoIi4iKS5zb3J0KCksbyl7bD1tLmV2ZW50LnNwZWNpYWxbb118fHt9LG89KGQ/bC5kZWxlZ2F0ZVR5cGU6bC5iaW5kVHlwZSl8fG8sbj1rW29dfHxbXSxoPWhbMl0mJm5ldyBSZWdFeHAoIihefFxcLikiK3Auam9pbigiXFwuKD86LipcXC58KSIpKyIoXFwufCQpIiksaT1mPW4ubGVuZ3RoO3doaWxlKGYtLSlnPW5bZl0sIWUmJnEhPT1nLm9yaWdUeXBlfHxjJiZjLmd1aWQhPT1nLmd1aWR8fGgmJiFoLnRlc3QoZy5uYW1lc3BhY2UpfHxkJiZkIT09Zy5zZWxlY3RvciYmKCIqKiIhPT1kfHwhZy5zZWxlY3Rvcil8fChuLnNwbGljZShmLDEpLGcuc2VsZWN0b3ImJm4uZGVsZWdhdGVDb3VudC0tLGwucmVtb3ZlJiZsLnJlbW92ZS5jYWxsKGEsZykpO2kmJiFuLmxlbmd0aCYmKGwudGVhcmRvd24mJmwudGVhcmRvd24uY2FsbChhLHAsci5oYW5kbGUpIT09ITF8fG0ucmVtb3ZlRXZlbnQoYSxvLHIuaGFuZGxlKSxkZWxldGUga1tvXSl9ZWxzZSBmb3IobyBpbiBrKW0uZXZlbnQucmVtb3ZlKGEsbytiW2pdLGMsZCwhMCk7bS5pc0VtcHR5T2JqZWN0KGspJiYoZGVsZXRlIHIuaGFuZGxlLG0uX3JlbW92ZURhdGEoYSwiZXZlbnRzIikpfX0sdHJpZ2dlcjpmdW5jdGlvbihiLGMsZCxlKXt2YXIgZixnLGgsaSxrLGwsbixvPVtkfHx5XSxwPWouY2FsbChiLCJ0eXBlIik/Yi50eXBlOmIscT1qLmNhbGwoYiwibmFtZXNwYWNlIik/Yi5uYW1lc3BhY2Uuc3BsaXQoIi4iKTpbXTtpZihoPWw9ZD1kfHx5LDMhPT1kLm5vZGVUeXBlJiY4IT09ZC5ub2RlVHlwZSYmISQudGVzdChwK20uZXZlbnQudHJpZ2dlcmVkKSYmKHAuaW5kZXhPZigiLiIpPj0wJiYocT1wLnNwbGl0KCIuIikscD1xLnNoaWZ0KCkscS5zb3J0KCkpLGc9cC5pbmRleE9mKCI6Iik8MCYmIm9uIitwLGI9YlttLmV4cGFuZG9dP2I6bmV3IG0uRXZlbnQocCwib2JqZWN0Ij09dHlwZW9mIGImJmIpLGIuaXNUcmlnZ2VyPWU/MjozLGIubmFtZXNwYWNlPXEuam9pbigiLiIpLGIubmFtZXNwYWNlX3JlPWIubmFtZXNwYWNlP25ldyBSZWdFeHAoIihefFxcLikiK3Euam9pbigiXFwuKD86LipcXC58KSIpKyIoXFwufCQpIik6bnVsbCxiLnJlc3VsdD12b2lkIDAsYi50YXJnZXR8fChiLnRhcmdldD1kKSxjPW51bGw9PWM/W2JdOm0ubWFrZUFycmF5KGMsW2JdKSxrPW0uZXZlbnQuc3BlY2lhbFtwXXx8e30sZXx8IWsudHJpZ2dlcnx8ay50cmlnZ2VyLmFwcGx5KGQsYykhPT0hMSkpe2lmKCFlJiYhay5ub0J1YmJsZSYmIW0uaXNXaW5kb3coZCkpe2ZvcihpPWsuZGVsZWdhdGVUeXBlfHxwLCQudGVzdChpK3ApfHwoaD1oLnBhcmVudE5vZGUpO2g7aD1oLnBhcmVudE5vZGUpby5wdXNoKGgpLGw9aDtsPT09KGQub3duZXJEb2N1bWVudHx8eSkmJm8ucHVzaChsLmRlZmF1bHRWaWV3fHxsLnBhcmVudFdpbmRvd3x8YSl9bj0wO3doaWxlKChoPW9bbisrXSkmJiFiLmlzUHJvcGFnYXRpb25TdG9wcGVkKCkpYi50eXBlPW4+MT9pOmsuYmluZFR5cGV8fHAsZj0obS5fZGF0YShoLCJldmVudHMiKXx8e30pW2IudHlwZV0mJm0uX2RhdGEoaCwiaGFuZGxlIiksZiYmZi5hcHBseShoLGMpLGY9ZyYmaFtnXSxmJiZmLmFwcGx5JiZtLmFjY2VwdERhdGEoaCkmJihiLnJlc3VsdD1mLmFwcGx5KGgsYyksYi5yZXN1bHQ9PT0hMSYmYi5wcmV2ZW50RGVmYXVsdCgpKTtpZihiLnR5cGU9cCwhZSYmIWIuaXNEZWZhdWx0UHJldmVudGVkKCkmJighay5fZGVmYXVsdHx8ay5fZGVmYXVsdC5hcHBseShvLnBvcCgpLGMpPT09ITEpJiZtLmFjY2VwdERhdGEoZCkmJmcmJmRbcF0mJiFtLmlzV2luZG93KGQpKXtsPWRbZ10sbCYmKGRbZ109bnVsbCksbS5ldmVudC50cmlnZ2VyZWQ9cDt0cnl7ZFtwXSgpfWNhdGNoKHIpe31tLmV2ZW50LnRyaWdnZXJlZD12b2lkIDAsbCYmKGRbZ109bCl9cmV0dXJuIGIucmVzdWx0fX0sZGlzcGF0Y2g6ZnVuY3Rpb24oYSl7YT1tLmV2ZW50LmZpeChhKTt2YXIgYixjLGUsZixnLGg9W10saT1kLmNhbGwoYXJndW1lbnRzKSxqPShtLl9kYXRhKHRoaXMsImV2ZW50cyIpfHx7fSlbYS50eXBlXXx8W10saz1tLmV2ZW50LnNwZWNpYWxbYS50eXBlXXx8e307aWYoaVswXT1hLGEuZGVsZWdhdGVUYXJnZXQ9dGhpcywhay5wcmVEaXNwYXRjaHx8ay5wcmVEaXNwYXRjaC5jYWxsKHRoaXMsYSkhPT0hMSl7aD1tLmV2ZW50LmhhbmRsZXJzLmNhbGwodGhpcyxhLGopLGI9MDt3aGlsZSgoZj1oW2IrK10pJiYhYS5pc1Byb3BhZ2F0aW9uU3RvcHBlZCgpKXthLmN1cnJlbnRUYXJnZXQ9Zi5lbGVtLGc9MDt3aGlsZSgoZT1mLmhhbmRsZXJzW2crK10pJiYhYS5pc0ltbWVkaWF0ZVByb3BhZ2F0aW9uU3RvcHBlZCgpKSghYS5uYW1lc3BhY2VfcmV8fGEubmFtZXNwYWNlX3JlLnRlc3QoZS5uYW1lc3BhY2UpKSYmKGEuaGFuZGxlT2JqPWUsYS5kYXRhPWUuZGF0YSxjPSgobS5ldmVudC5zcGVjaWFsW2Uub3JpZ1R5cGVdfHx7fSkuaGFuZGxlfHxlLmhhbmRsZXIpLmFwcGx5KGYuZWxlbSxpKSx2b2lkIDAhPT1jJiYoYS5yZXN1bHQ9Yyk9PT0hMSYmKGEucHJldmVudERlZmF1bHQoKSxhLnN0b3BQcm9wYWdhdGlvbigpKSl9cmV0dXJuIGsucG9zdERpc3BhdGNoJiZrLnBvc3REaXNwYXRjaC5jYWxsKHRoaXMsYSksYS5yZXN1bHR9fSxoYW5kbGVyczpmdW5jdGlvbihhLGIpe3ZhciBjLGQsZSxmLGc9W10saD1iLmRlbGVnYXRlQ291bnQsaT1hLnRhcmdldDtpZihoJiZpLm5vZGVUeXBlJiYoIWEuYnV0dG9ufHwiY2xpY2siIT09YS50eXBlKSlmb3IoO2khPXRoaXM7aT1pLnBhcmVudE5vZGV8fHRoaXMpaWYoMT09PWkubm9kZVR5cGUmJihpLmRpc2FibGVkIT09ITB8fCJjbGljayIhPT1hLnR5cGUpKXtmb3IoZT1bXSxmPTA7aD5mO2YrKylkPWJbZl0sYz1kLnNlbGVjdG9yKyIgIix2b2lkIDA9PT1lW2NdJiYoZVtjXT1kLm5lZWRzQ29udGV4dD9tKGMsdGhpcykuaW5kZXgoaSk+PTA6bS5maW5kKGMsdGhpcyxudWxsLFtpXSkubGVuZ3RoKSxlW2NdJiZlLnB1c2goZCk7ZS5sZW5ndGgmJmcucHVzaCh7ZWxlbTppLGhhbmRsZXJzOmV9KX1yZXR1cm4gaDxiLmxlbmd0aCYmZy5wdXNoKHtlbGVtOnRoaXMsaGFuZGxlcnM6Yi5zbGljZShoKX0pLGd9LGZpeDpmdW5jdGlvbihhKXtpZihhW20uZXhwYW5kb10pcmV0dXJuIGE7dmFyIGIsYyxkLGU9YS50eXBlLGY9YSxnPXRoaXMuZml4SG9va3NbZV07Z3x8KHRoaXMuZml4SG9va3NbZV09Zz1aLnRlc3QoZSk/dGhpcy5tb3VzZUhvb2tzOlkudGVzdChlKT90aGlzLmtleUhvb2tzOnt9KSxkPWcucHJvcHM/dGhpcy5wcm9wcy5jb25jYXQoZy5wcm9wcyk6dGhpcy5wcm9wcyxhPW5ldyBtLkV2ZW50KGYpLGI9ZC5sZW5ndGg7d2hpbGUoYi0tKWM9ZFtiXSxhW2NdPWZbY107cmV0dXJuIGEudGFyZ2V0fHwoYS50YXJnZXQ9Zi5zcmNFbGVtZW50fHx5KSwzPT09YS50YXJnZXQubm9kZVR5cGUmJihhLnRhcmdldD1hLnRhcmdldC5wYXJlbnROb2RlKSxhLm1ldGFLZXk9ISFhLm1ldGFLZXksZy5maWx0ZXI/Zy5maWx0ZXIoYSxmKTphfSxwcm9wczoiYWx0S2V5IGJ1YmJsZXMgY2FuY2VsYWJsZSBjdHJsS2V5IGN1cnJlbnRUYXJnZXQgZXZlbnRQaGFzZSBtZXRhS2V5IHJlbGF0ZWRUYXJnZXQgc2hpZnRLZXkgdGFyZ2V0IHRpbWVTdGFtcCB2aWV3IHdoaWNoIi5zcGxpdCgiICIpLGZpeEhvb2tzOnt9LGtleUhvb2tzOntwcm9wczoiY2hhciBjaGFyQ29kZSBrZXkga2V5Q29kZSIuc3BsaXQoIiAiKSxmaWx0ZXI6ZnVuY3Rpb24oYSxiKXtyZXR1cm4gbnVsbD09YS53aGljaCYmKGEud2hpY2g9bnVsbCE9Yi5jaGFyQ29kZT9iLmNoYXJDb2RlOmIua2V5Q29kZSksYX19LG1vdXNlSG9va3M6e3Byb3BzOiJidXR0b24gYnV0dG9ucyBjbGllbnRYIGNsaWVudFkgZnJvbUVsZW1lbnQgb2Zmc2V0WCBvZmZzZXRZIHBhZ2VYIHBhZ2VZIHNjcmVlblggc2NyZWVuWSB0b0VsZW1lbnQiLnNwbGl0KCIgIiksZmlsdGVyOmZ1bmN0aW9uKGEsYil7dmFyIGMsZCxlLGY9Yi5idXR0b24sZz1iLmZyb21FbGVtZW50O3JldHVybiBudWxsPT1hLnBhZ2VYJiZudWxsIT1iLmNsaWVudFgmJihkPWEudGFyZ2V0Lm93bmVyRG9jdW1lbnR8fHksZT1kLmRvY3VtZW50RWxlbWVudCxjPWQuYm9keSxhLnBhZ2VYPWIuY2xpZW50WCsoZSYmZS5zY3JvbGxMZWZ0fHxjJiZjLnNjcm9sbExlZnR8fDApLShlJiZlLmNsaWVudExlZnR8fGMmJmMuY2xpZW50TGVmdHx8MCksYS5wYWdlWT1iLmNsaWVudFkrKGUmJmUuc2Nyb2xsVG9wfHxjJiZjLnNjcm9sbFRvcHx8MCktKGUmJmUuY2xpZW50VG9wfHxjJiZjLmNsaWVudFRvcHx8MCkpLCFhLnJlbGF0ZWRUYXJnZXQmJmcmJihhLnJlbGF0ZWRUYXJnZXQ9Zz09PWEudGFyZ2V0P2IudG9FbGVtZW50OmcpLGEud2hpY2h8fHZvaWQgMD09PWZ8fChhLndoaWNoPTEmZj8xOjImZj8zOjQmZj8yOjApLGF9fSxzcGVjaWFsOntsb2FkOntub0J1YmJsZTohMH0sZm9jdXM6e3RyaWdnZXI6ZnVuY3Rpb24oKXtpZih0aGlzIT09Y2EoKSYmdGhpcy5mb2N1cyl0cnl7cmV0dXJuIHRoaXMuZm9jdXMoKSwhMX1jYXRjaChhKXt9fSxkZWxlZ2F0ZVR5cGU6ImZvY3VzaW4ifSxibHVyOnt0cmlnZ2VyOmZ1bmN0aW9uKCl7cmV0dXJuIHRoaXM9PT1jYSgpJiZ0aGlzLmJsdXI/KHRoaXMuYmx1cigpLCExKTp2b2lkIDB9LGRlbGVnYXRlVHlwZToiZm9jdXNvdXQifSxjbGljazp7dHJpZ2dlcjpmdW5jdGlvbigpe3JldHVybiBtLm5vZGVOYW1lKHRoaXMsImlucHV0IikmJiJjaGVja2JveCI9PT10aGlzLnR5cGUmJnRoaXMuY2xpY2s/KHRoaXMuY2xpY2soKSwhMSk6dm9pZCAwfSxfZGVmYXVsdDpmdW5jdGlvbihhKXtyZXR1cm4gbS5ub2RlTmFtZShhLnRhcmdldCwiYSIpfX0sYmVmb3JldW5sb2FkOntwb3N0RGlzcGF0Y2g6ZnVuY3Rpb24oYSl7dm9pZCAwIT09YS5yZXN1bHQmJmEub3JpZ2luYWxFdmVudCYmKGEub3JpZ2luYWxFdmVudC5yZXR1cm5WYWx1ZT1hLnJlc3VsdCl9fX0sc2ltdWxhdGU6ZnVuY3Rpb24oYSxiLGMsZCl7dmFyIGU9bS5leHRlbmQobmV3IG0uRXZlbnQsYyx7dHlwZTphLGlzU2ltdWxhdGVkOiEwLG9yaWdpbmFsRXZlbnQ6e319KTtkP20uZXZlbnQudHJpZ2dlcihlLG51bGwsYik6bS5ldmVudC5kaXNwYXRjaC5jYWxsKGIsZSksZS5pc0RlZmF1bHRQcmV2ZW50ZWQoKSYmYy5wcmV2ZW50RGVmYXVsdCgpfX0sbS5yZW1vdmVFdmVudD15LnJlbW92ZUV2ZW50TGlzdGVuZXI/ZnVuY3Rpb24oYSxiLGMpe2EucmVtb3ZlRXZlbnRMaXN0ZW5lciYmYS5yZW1vdmVFdmVudExpc3RlbmVyKGIsYywhMSl9OmZ1bmN0aW9uKGEsYixjKXt2YXIgZD0ib24iK2I7YS5kZXRhY2hFdmVudCYmKHR5cGVvZiBhW2RdPT09SyYmKGFbZF09bnVsbCksYS5kZXRhY2hFdmVudChkLGMpKX0sbS5FdmVudD1mdW5jdGlvbihhLGIpe3JldHVybiB0aGlzIGluc3RhbmNlb2YgbS5FdmVudD8oYSYmYS50eXBlPyh0aGlzLm9yaWdpbmFsRXZlbnQ9YSx0aGlzLnR5cGU9YS50eXBlLHRoaXMuaXNEZWZhdWx0UHJldmVudGVkPWEuZGVmYXVsdFByZXZlbnRlZHx8dm9pZCAwPT09YS5kZWZhdWx0UHJldmVudGVkJiZhLnJldHVyblZhbHVlPT09ITE/YWE6YmEpOnRoaXMudHlwZT1hLGImJm0uZXh0ZW5kKHRoaXMsYiksdGhpcy50aW1lU3RhbXA9YSYmYS50aW1lU3RhbXB8fG0ubm93KCksdm9pZCh0aGlzW20uZXhwYW5kb109ITApKTpuZXcgbS5FdmVudChhLGIpfSxtLkV2ZW50LnByb3RvdHlwZT17aXNEZWZhdWx0UHJldmVudGVkOmJhLGlzUHJvcGFnYXRpb25TdG9wcGVkOmJhLGlzSW1tZWRpYXRlUHJvcGFnYXRpb25TdG9wcGVkOmJhLHByZXZlbnREZWZhdWx0OmZ1bmN0aW9uKCl7dmFyIGE9dGhpcy5vcmlnaW5hbEV2ZW50O3RoaXMuaXNEZWZhdWx0UHJldmVudGVkPWFhLGEmJihhLnByZXZlbnREZWZhdWx0P2EucHJldmVudERlZmF1bHQoKTphLnJldHVyblZhbHVlPSExKX0sc3RvcFByb3BhZ2F0aW9uOmZ1bmN0aW9uKCl7dmFyIGE9dGhpcy5vcmlnaW5hbEV2ZW50O3RoaXMuaXNQcm9wYWdhdGlvblN0b3BwZWQ9YWEsYSYmKGEuc3RvcFByb3BhZ2F0aW9uJiZhLnN0b3BQcm9wYWdhdGlvbigpLGEuY2FuY2VsQnViYmxlPSEwKX0sc3RvcEltbWVkaWF0ZVByb3BhZ2F0aW9uOmZ1bmN0aW9uKCl7dmFyIGE9dGhpcy5vcmlnaW5hbEV2ZW50O3RoaXMuaXNJbW1lZGlhdGVQcm9wYWdhdGlvblN0b3BwZWQ9YWEsYSYmYS5zdG9wSW1tZWRpYXRlUHJvcGFnYXRpb24mJmEuc3RvcEltbWVkaWF0ZVByb3BhZ2F0aW9uKCksdGhpcy5zdG9wUHJvcGFnYXRpb24oKX19LG0uZWFjaCh7bW91c2VlbnRlcjoibW91c2VvdmVyIixtb3VzZWxlYXZlOiJtb3VzZW91dCIscG9pbnRlcmVudGVyOiJwb2ludGVyb3ZlciIscG9pbnRlcmxlYXZlOiJwb2ludGVyb3V0In0sZnVuY3Rpb24oYSxiKXttLmV2ZW50LnNwZWNpYWxbYV09e2RlbGVnYXRlVHlwZTpiLGJpbmRUeXBlOmIsaGFuZGxlOmZ1bmN0aW9uKGEpe3ZhciBjLGQ9dGhpcyxlPWEucmVsYXRlZFRhcmdldCxmPWEuaGFuZGxlT2JqO3JldHVybighZXx8ZSE9PWQmJiFtLmNvbnRhaW5zKGQsZSkpJiYoYS50eXBlPWYub3JpZ1R5cGUsYz1mLmhhbmRsZXIuYXBwbHkodGhpcyxhcmd1bWVudHMpLGEudHlwZT1iKSxjfX19KSxrLnN1Ym1pdEJ1YmJsZXN8fChtLmV2ZW50LnNwZWNpYWwuc3VibWl0PXtzZXR1cDpmdW5jdGlvbigpe3JldHVybiBtLm5vZGVOYW1lKHRoaXMsImZvcm0iKT8hMTp2b2lkIG0uZXZlbnQuYWRkKHRoaXMsImNsaWNrLl9zdWJtaXQga2V5cHJlc3MuX3N1Ym1pdCIsZnVuY3Rpb24oYSl7dmFyIGI9YS50YXJnZXQsYz1tLm5vZGVOYW1lKGIsImlucHV0Iil8fG0ubm9kZU5hbWUoYiwiYnV0dG9uIik/Yi5mb3JtOnZvaWQgMDtjJiYhbS5fZGF0YShjLCJzdWJtaXRCdWJibGVzIikmJihtLmV2ZW50LmFkZChjLCJzdWJtaXQuX3N1Ym1pdCIsZnVuY3Rpb24oYSl7YS5fc3VibWl0X2J1YmJsZT0hMH0pLG0uX2RhdGEoYywic3VibWl0QnViYmxlcyIsITApKX0pfSxwb3N0RGlzcGF0Y2g6ZnVuY3Rpb24oYSl7YS5fc3VibWl0X2J1YmJsZSYmKGRlbGV0ZSBhLl9zdWJtaXRfYnViYmxlLHRoaXMucGFyZW50Tm9kZSYmIWEuaXNUcmlnZ2VyJiZtLmV2ZW50LnNpbXVsYXRlKCJzdWJtaXQiLHRoaXMucGFyZW50Tm9kZSxhLCEwKSl9LHRlYXJkb3duOmZ1bmN0aW9uKCl7cmV0dXJuIG0ubm9kZU5hbWUodGhpcywiZm9ybSIpPyExOnZvaWQgbS5ldmVudC5yZW1vdmUodGhpcywiLl9zdWJtaXQiKX19KSxrLmNoYW5nZUJ1YmJsZXN8fChtLmV2ZW50LnNwZWNpYWwuY2hhbmdlPXtzZXR1cDpmdW5jdGlvbigpe3JldHVybiBYLnRlc3QodGhpcy5ub2RlTmFtZSk/KCgiY2hlY2tib3giPT09dGhpcy50eXBlfHwicmFkaW8iPT09dGhpcy50eXBlKSYmKG0uZXZlbnQuYWRkKHRoaXMsInByb3BlcnR5Y2hhbmdlLl9jaGFuZ2UiLGZ1bmN0aW9uKGEpeyJjaGVja2VkIj09PWEub3JpZ2luYWxFdmVudC5wcm9wZXJ0eU5hbWUmJih0aGlzLl9qdXN0X2NoYW5nZWQ9ITApfSksbS5ldmVudC5hZGQodGhpcywiY2xpY2suX2NoYW5nZSIsZnVuY3Rpb24oYSl7dGhpcy5fanVzdF9jaGFuZ2VkJiYhYS5pc1RyaWdnZXImJih0aGlzLl9qdXN0X2NoYW5nZWQ9ITEpLG0uZXZlbnQuc2ltdWxhdGUoImNoYW5nZSIsdGhpcyxhLCEwKX0pKSwhMSk6dm9pZCBtLmV2ZW50LmFkZCh0aGlzLCJiZWZvcmVhY3RpdmF0ZS5fY2hhbmdlIixmdW5jdGlvbihhKXt2YXIgYj1hLnRhcmdldDtYLnRlc3QoYi5ub2RlTmFtZSkmJiFtLl9kYXRhKGIsImNoYW5nZUJ1YmJsZXMiKSYmKG0uZXZlbnQuYWRkKGIsImNoYW5nZS5fY2hhbmdlIixmdW5jdGlvbihhKXshdGhpcy5wYXJlbnROb2RlfHxhLmlzU2ltdWxhdGVkfHxhLmlzVHJpZ2dlcnx8bS5ldmVudC5zaW11bGF0ZSgiY2hhbmdlIix0aGlzLnBhcmVudE5vZGUsYSwhMCl9KSxtLl9kYXRhKGIsImNoYW5nZUJ1YmJsZXMiLCEwKSl9KX0saGFuZGxlOmZ1bmN0aW9uKGEpe3ZhciBiPWEudGFyZ2V0O3JldHVybiB0aGlzIT09Ynx8YS5pc1NpbXVsYXRlZHx8YS5pc1RyaWdnZXJ8fCJyYWRpbyIhPT1iLnR5cGUmJiJjaGVja2JveCIhPT1iLnR5cGU/YS5oYW5kbGVPYmouaGFuZGxlci5hcHBseSh0aGlzLGFyZ3VtZW50cyk6dm9pZCAwfSx0ZWFyZG93bjpmdW5jdGlvbigpe3JldHVybiBtLmV2ZW50LnJlbW92ZSh0aGlzLCIuX2NoYW5nZSIpLCFYLnRlc3QodGhpcy5ub2RlTmFtZSl9fSksay5mb2N1c2luQnViYmxlc3x8bS5lYWNoKHtmb2N1czoiZm9jdXNpbiIsYmx1cjoiZm9jdXNvdXQifSxmdW5jdGlvbihhLGIpe3ZhciBjPWZ1bmN0aW9uKGEpe20uZXZlbnQuc2ltdWxhdGUoYixhLnRhcmdldCxtLmV2ZW50LmZpeChhKSwhMCl9O20uZXZlbnQuc3BlY2lhbFtiXT17c2V0dXA6ZnVuY3Rpb24oKXt2YXIgZD10aGlzLm93bmVyRG9jdW1lbnR8fHRoaXMsZT1tLl9kYXRhKGQsYik7ZXx8ZC5hZGRFdmVudExpc3RlbmVyKGEsYywhMCksbS5fZGF0YShkLGIsKGV8fDApKzEpfSx0ZWFyZG93bjpmdW5jdGlvbigpe3ZhciBkPXRoaXMub3duZXJEb2N1bWVudHx8dGhpcyxlPW0uX2RhdGEoZCxiKS0xO2U/bS5fZGF0YShkLGIsZSk6KGQucmVtb3ZlRXZlbnRMaXN0ZW5lcihhLGMsITApLG0uX3JlbW92ZURhdGEoZCxiKSl9fX0pLG0uZm4uZXh0ZW5kKHtvbjpmdW5jdGlvbihhLGIsYyxkLGUpe3ZhciBmLGc7aWYoIm9iamVjdCI9PXR5cGVvZiBhKXsic3RyaW5nIiE9dHlwZW9mIGImJihjPWN8fGIsYj12b2lkIDApO2ZvcihmIGluIGEpdGhpcy5vbihmLGIsYyxhW2ZdLGUpO3JldHVybiB0aGlzfWlmKG51bGw9PWMmJm51bGw9PWQ/KGQ9YixjPWI9dm9pZCAwKTpudWxsPT1kJiYoInN0cmluZyI9PXR5cGVvZiBiPyhkPWMsYz12b2lkIDApOihkPWMsYz1iLGI9dm9pZCAwKSksZD09PSExKWQ9YmE7ZWxzZSBpZighZClyZXR1cm4gdGhpcztyZXR1cm4gMT09PWUmJihnPWQsZD1mdW5jdGlvbihhKXtyZXR1cm4gbSgpLm9mZihhKSxnLmFwcGx5KHRoaXMsYXJndW1lbnRzKX0sZC5ndWlkPWcuZ3VpZHx8KGcuZ3VpZD1tLmd1aWQrKykpLHRoaXMuZWFjaChmdW5jdGlvbigpe20uZXZlbnQuYWRkKHRoaXMsYSxkLGMsYil9KX0sb25lOmZ1bmN0aW9uKGEsYixjLGQpe3JldHVybiB0aGlzLm9uKGEsYixjLGQsMSl9LG9mZjpmdW5jdGlvbihhLGIsYyl7dmFyIGQsZTtpZihhJiZhLnByZXZlbnREZWZhdWx0JiZhLmhhbmRsZU9iailyZXR1cm4gZD1hLmhhbmRsZU9iaixtKGEuZGVsZWdhdGVUYXJnZXQpLm9mZihkLm5hbWVzcGFjZT9kLm9yaWdUeXBlKyIuIitkLm5hbWVzcGFjZTpkLm9yaWdUeXBlLGQuc2VsZWN0b3IsZC5oYW5kbGVyKSx0aGlzO2lmKCJvYmplY3QiPT10eXBlb2YgYSl7Zm9yKGUgaW4gYSl0aGlzLm9mZihlLGIsYVtlXSk7cmV0dXJuIHRoaXN9cmV0dXJuKGI9PT0hMXx8ImZ1bmN0aW9uIj09dHlwZW9mIGIpJiYoYz1iLGI9dm9pZCAwKSxjPT09ITEmJihjPWJhKSx0aGlzLmVhY2goZnVuY3Rpb24oKXttLmV2ZW50LnJlbW92ZSh0aGlzLGEsYyxiKX0pfSx0cmlnZ2VyOmZ1bmN0aW9uKGEsYil7cmV0dXJuIHRoaXMuZWFjaChmdW5jdGlvbigpe20uZXZlbnQudHJpZ2dlcihhLGIsdGhpcyl9KX0sdHJpZ2dlckhhbmRsZXI6ZnVuY3Rpb24oYSxiKXt2YXIgYz10aGlzWzBdO3JldHVybiBjP20uZXZlbnQudHJpZ2dlcihhLGIsYywhMCk6dm9pZCAwfX0pO2Z1bmN0aW9uIGRhKGEpe3ZhciBiPWVhLnNwbGl0KCJ8IiksYz1hLmNyZWF0ZURvY3VtZW50RnJhZ21lbnQoKTtpZihjLmNyZWF0ZUVsZW1lbnQpd2hpbGUoYi5sZW5ndGgpYy5jcmVhdGVFbGVtZW50KGIucG9wKCkpO3JldHVybiBjfXZhciBlYT0iYWJicnxhcnRpY2xlfGFzaWRlfGF1ZGlvfGJkaXxjYW52YXN8ZGF0YXxkYXRhbGlzdHxkZXRhaWxzfGZpZ2NhcHRpb258ZmlndXJlfGZvb3RlcnxoZWFkZXJ8aGdyb3VwfG1hcmt8bWV0ZXJ8bmF2fG91dHB1dHxwcm9ncmVzc3xzZWN0aW9ufHN1bW1hcnl8dGltZXx2aWRlbyIsZmE9LyBqUXVlcnlcZCs9Iig/Om51bGx8XGQrKSIvZyxnYT1uZXcgUmVnRXhwKCI8KD86IitlYSsiKVtcXHMvPl0iLCJpIiksaGE9L15ccysvLGlhPS88KD8hYXJlYXxicnxjb2x8ZW1iZWR8aHJ8aW1nfGlucHV0fGxpbmt8bWV0YXxwYXJhbSkoKFtcdzpdKylbXj5dKilcLz4vZ2ksamE9LzwoW1x3Ol0rKS8sa2E9Lzx0Ym9keS9pLGxhPS88fCYjP1x3KzsvLG1hPS88KD86c2NyaXB0fHN0eWxlfGxpbmspL2ksbmE9L2NoZWNrZWRccyooPzpbXj1dfD1ccyouY2hlY2tlZC4pL2ksb2E9L14kfFwvKD86amF2YXxlY21hKXNjcmlwdC9pLHBhPS9edHJ1ZVwvKC4qKS8scWE9L15ccyo8ISg/OlxbQ0RBVEFcW3wtLSl8KD86XF1cXXwtLSk+XHMqJC9nLHJhPXtvcHRpb246WzEsIjxzZWxlY3QgbXVsdGlwbGU9J211bHRpcGxlJz4iLCI8L3NlbGVjdD4iXSxsZWdlbmQ6WzEsIjxmaWVsZHNldD4iLCI8L2ZpZWxkc2V0PiJdLGFyZWE6WzEsIjxtYXA+IiwiPC9tYXA+Il0scGFyYW06WzEsIjxvYmplY3Q+IiwiPC9vYmplY3Q+Il0sdGhlYWQ6WzEsIjx0YWJsZT4iLCI8L3RhYmxlPiJdLHRyOlsyLCI8dGFibGU+PHRib2R5PiIsIjwvdGJvZHk+PC90YWJsZT4iXSxjb2w6WzIsIjx0YWJsZT48dGJvZHk+PC90Ym9keT48Y29sZ3JvdXA+IiwiPC9jb2xncm91cD48L3RhYmxlPiJdLHRkOlszLCI8dGFibGU+PHRib2R5Pjx0cj4iLCI8L3RyPjwvdGJvZHk+PC90YWJsZT4iXSxfZGVmYXVsdDprLmh0bWxTZXJpYWxpemU/WzAsIiIsIiJdOlsxLCJYPGRpdj4iLCI8L2Rpdj4iXX0sc2E9ZGEoeSksdGE9c2EuYXBwZW5kQ2hpbGQoeS5jcmVhdGVFbGVtZW50KCJkaXYiKSk7cmEub3B0Z3JvdXA9cmEub3B0aW9uLHJhLnRib2R5PXJhLnRmb290PXJhLmNvbGdyb3VwPXJhLmNhcHRpb249cmEudGhlYWQscmEudGg9cmEudGQ7ZnVuY3Rpb24gdWEoYSxiKXt2YXIgYyxkLGU9MCxmPXR5cGVvZiBhLmdldEVsZW1lbnRzQnlUYWdOYW1lIT09Sz9hLmdldEVsZW1lbnRzQnlUYWdOYW1lKGJ8fCIqIik6dHlwZW9mIGEucXVlcnlTZWxlY3RvckFsbCE9PUs/YS5xdWVyeVNlbGVjdG9yQWxsKGJ8fCIqIik6dm9pZCAwO2lmKCFmKWZvcihmPVtdLGM9YS5jaGlsZE5vZGVzfHxhO251bGwhPShkPWNbZV0pO2UrKykhYnx8bS5ub2RlTmFtZShkLGIpP2YucHVzaChkKTptLm1lcmdlKGYsdWEoZCxiKSk7cmV0dXJuIHZvaWQgMD09PWJ8fGImJm0ubm9kZU5hbWUoYSxiKT9tLm1lcmdlKFthXSxmKTpmfWZ1bmN0aW9uIHZhKGEpe1cudGVzdChhLnR5cGUpJiYoYS5kZWZhdWx0Q2hlY2tlZD1hLmNoZWNrZWQpfWZ1bmN0aW9uIHdhKGEsYil7cmV0dXJuIG0ubm9kZU5hbWUoYSwidGFibGUiKSYmbS5ub2RlTmFtZSgxMSE9PWIubm9kZVR5cGU/YjpiLmZpcnN0Q2hpbGQsInRyIik/YS5nZXRFbGVtZW50c0J5VGFnTmFtZSgidGJvZHkiKVswXXx8YS5hcHBlbmRDaGlsZChhLm93bmVyRG9jdW1lbnQuY3JlYXRlRWxlbWVudCgidGJvZHkiKSk6YX1mdW5jdGlvbiB4YShhKXtyZXR1cm4gYS50eXBlPShudWxsIT09bS5maW5kLmF0dHIoYSwidHlwZSIpKSsiLyIrYS50eXBlLGF9ZnVuY3Rpb24geWEoYSl7dmFyIGI9cGEuZXhlYyhhLnR5cGUpO3JldHVybiBiP2EudHlwZT1iWzFdOmEucmVtb3ZlQXR0cmlidXRlKCJ0eXBlIiksYX1mdW5jdGlvbiB6YShhLGIpe2Zvcih2YXIgYyxkPTA7bnVsbCE9KGM9YVtkXSk7ZCsrKW0uX2RhdGEoYywiZ2xvYmFsRXZhbCIsIWJ8fG0uX2RhdGEoYltkXSwiZ2xvYmFsRXZhbCIpKX1mdW5jdGlvbiBBYShhLGIpe2lmKDE9PT1iLm5vZGVUeXBlJiZtLmhhc0RhdGEoYSkpe3ZhciBjLGQsZSxmPW0uX2RhdGEoYSksZz1tLl9kYXRhKGIsZiksaD1mLmV2ZW50cztpZihoKXtkZWxldGUgZy5oYW5kbGUsZy5ldmVudHM9e307Zm9yKGMgaW4gaClmb3IoZD0wLGU9aFtjXS5sZW5ndGg7ZT5kO2QrKyltLmV2ZW50LmFkZChiLGMsaFtjXVtkXSl9Zy5kYXRhJiYoZy5kYXRhPW0uZXh0ZW5kKHt9LGcuZGF0YSkpfX1mdW5jdGlvbiBCYShhLGIpe3ZhciBjLGQsZTtpZigxPT09Yi5ub2RlVHlwZSl7aWYoYz1iLm5vZGVOYW1lLnRvTG93ZXJDYXNlKCksIWsubm9DbG9uZUV2ZW50JiZiW20uZXhwYW5kb10pe2U9bS5fZGF0YShiKTtmb3IoZCBpbiBlLmV2ZW50cyltLnJlbW92ZUV2ZW50KGIsZCxlLmhhbmRsZSk7Yi5yZW1vdmVBdHRyaWJ1dGUobS5leHBhbmRvKX0ic2NyaXB0Ij09PWMmJmIudGV4dCE9PWEudGV4dD8oeGEoYikudGV4dD1hLnRleHQseWEoYikpOiJvYmplY3QiPT09Yz8oYi5wYXJlbnROb2RlJiYoYi5vdXRlckhUTUw9YS5vdXRlckhUTUwpLGsuaHRtbDVDbG9uZSYmYS5pbm5lckhUTUwmJiFtLnRyaW0oYi5pbm5lckhUTUwpJiYoYi5pbm5lckhUTUw9YS5pbm5lckhUTUwpKToiaW5wdXQiPT09YyYmVy50ZXN0KGEudHlwZSk/KGIuZGVmYXVsdENoZWNrZWQ9Yi5jaGVja2VkPWEuY2hlY2tlZCxiLnZhbHVlIT09YS52YWx1ZSYmKGIudmFsdWU9YS52YWx1ZSkpOiJvcHRpb24iPT09Yz9iLmRlZmF1bHRTZWxlY3RlZD1iLnNlbGVjdGVkPWEuZGVmYXVsdFNlbGVjdGVkOigiaW5wdXQiPT09Y3x8InRleHRhcmVhIj09PWMpJiYoYi5kZWZhdWx0VmFsdWU9YS5kZWZhdWx0VmFsdWUpfX1tLmV4dGVuZCh7Y2xvbmU6ZnVuY3Rpb24oYSxiLGMpe3ZhciBkLGUsZixnLGgsaT1tLmNvbnRhaW5zKGEub3duZXJEb2N1bWVudCxhKTtpZihrLmh0bWw1Q2xvbmV8fG0uaXNYTUxEb2MoYSl8fCFnYS50ZXN0KCI8IithLm5vZGVOYW1lKyI+Iik/Zj1hLmNsb25lTm9kZSghMCk6KHRhLmlubmVySFRNTD1hLm91dGVySFRNTCx0YS5yZW1vdmVDaGlsZChmPXRhLmZpcnN0Q2hpbGQpKSwhKGsubm9DbG9uZUV2ZW50JiZrLm5vQ2xvbmVDaGVja2VkfHwxIT09YS5ub2RlVHlwZSYmMTEhPT1hLm5vZGVUeXBlfHxtLmlzWE1MRG9jKGEpKSlmb3IoZD11YShmKSxoPXVhKGEpLGc9MDtudWxsIT0oZT1oW2ddKTsrK2cpZFtnXSYmQmEoZSxkW2ddKTtpZihiKWlmKGMpZm9yKGg9aHx8dWEoYSksZD1kfHx1YShmKSxnPTA7bnVsbCE9KGU9aFtnXSk7ZysrKUFhKGUsZFtnXSk7ZWxzZSBBYShhLGYpO3JldHVybiBkPXVhKGYsInNjcmlwdCIpLGQubGVuZ3RoPjAmJnphKGQsIWkmJnVhKGEsInNjcmlwdCIpKSxkPWg9ZT1udWxsLGZ9LGJ1aWxkRnJhZ21lbnQ6ZnVuY3Rpb24oYSxiLGMsZCl7Zm9yKHZhciBlLGYsZyxoLGksaixsLG49YS5sZW5ndGgsbz1kYShiKSxwPVtdLHE9MDtuPnE7cSsrKWlmKGY9YVtxXSxmfHwwPT09ZilpZigib2JqZWN0Ij09PW0udHlwZShmKSltLm1lcmdlKHAsZi5ub2RlVHlwZT9bZl06Zik7ZWxzZSBpZihsYS50ZXN0KGYpKXtoPWh8fG8uYXBwZW5kQ2hpbGQoYi5jcmVhdGVFbGVtZW50KCJkaXYiKSksaT0oamEuZXhlYyhmKXx8WyIiLCIiXSlbMV0udG9Mb3dlckNhc2UoKSxsPXJhW2ldfHxyYS5fZGVmYXVsdCxoLmlubmVySFRNTD1sWzFdK2YucmVwbGFjZShpYSwiPCQxPjwvJDI+IikrbFsyXSxlPWxbMF07d2hpbGUoZS0tKWg9aC5sYXN0Q2hpbGQ7aWYoIWsubGVhZGluZ1doaXRlc3BhY2UmJmhhLnRlc3QoZikmJnAucHVzaChiLmNyZWF0ZVRleHROb2RlKGhhLmV4ZWMoZilbMF0pKSwhay50Ym9keSl7Zj0idGFibGUiIT09aXx8a2EudGVzdChmKT8iPHRhYmxlPiIhPT1sWzFdfHxrYS50ZXN0KGYpPzA6aDpoLmZpcnN0Q2hpbGQsZT1mJiZmLmNoaWxkTm9kZXMubGVuZ3RoO3doaWxlKGUtLSltLm5vZGVOYW1lKGo9Zi5jaGlsZE5vZGVzW2VdLCJ0Ym9keSIpJiYhai5jaGlsZE5vZGVzLmxlbmd0aCYmZi5yZW1vdmVDaGlsZChqKX1tLm1lcmdlKHAsaC5jaGlsZE5vZGVzKSxoLnRleHRDb250ZW50PSIiO3doaWxlKGguZmlyc3RDaGlsZCloLnJlbW92ZUNoaWxkKGguZmlyc3RDaGlsZCk7aD1vLmxhc3RDaGlsZH1lbHNlIHAucHVzaChiLmNyZWF0ZVRleHROb2RlKGYpKTtoJiZvLnJlbW92ZUNoaWxkKGgpLGsuYXBwZW5kQ2hlY2tlZHx8bS5ncmVwKHVhKHAsImlucHV0IiksdmEpLHE9MDt3aGlsZShmPXBbcSsrXSlpZigoIWR8fC0xPT09bS5pbkFycmF5KGYsZCkpJiYoZz1tLmNvbnRhaW5zKGYub3duZXJEb2N1bWVudCxmKSxoPXVhKG8uYXBwZW5kQ2hpbGQoZiksInNjcmlwdCIpLGcmJnphKGgpLGMpKXtlPTA7d2hpbGUoZj1oW2UrK10pb2EudGVzdChmLnR5cGV8fCIiKSYmYy5wdXNoKGYpfXJldHVybiBoPW51bGwsb30sY2xlYW5EYXRhOmZ1bmN0aW9uKGEsYil7Zm9yKHZhciBkLGUsZixnLGg9MCxpPW0uZXhwYW5kbyxqPW0uY2FjaGUsbD1rLmRlbGV0ZUV4cGFuZG8sbj1tLmV2ZW50LnNwZWNpYWw7bnVsbCE9KGQ9YVtoXSk7aCsrKWlmKChifHxtLmFjY2VwdERhdGEoZCkpJiYoZj1kW2ldLGc9ZiYmaltmXSkpe2lmKGcuZXZlbnRzKWZvcihlIGluIGcuZXZlbnRzKW5bZV0/bS5ldmVudC5yZW1vdmUoZCxlKTptLnJlbW92ZUV2ZW50KGQsZSxnLmhhbmRsZSk7altmXSYmKGRlbGV0ZSBqW2ZdLGw/ZGVsZXRlIGRbaV06dHlwZW9mIGQucmVtb3ZlQXR0cmlidXRlIT09Sz9kLnJlbW92ZUF0dHJpYnV0ZShpKTpkW2ldPW51bGwsYy5wdXNoKGYpKX19fSksbS5mbi5leHRlbmQoe3RleHQ6ZnVuY3Rpb24oYSl7cmV0dXJuIFYodGhpcyxmdW5jdGlvbihhKXtyZXR1cm4gdm9pZCAwPT09YT9tLnRleHQodGhpcyk6dGhpcy5lbXB0eSgpLmFwcGVuZCgodGhpc1swXSYmdGhpc1swXS5vd25lckRvY3VtZW50fHx5KS5jcmVhdGVUZXh0Tm9kZShhKSl9LG51bGwsYSxhcmd1bWVudHMubGVuZ3RoKX0sYXBwZW5kOmZ1bmN0aW9uKCl7cmV0dXJuIHRoaXMuZG9tTWFuaXAoYXJndW1lbnRzLGZ1bmN0aW9uKGEpe2lmKDE9PT10aGlzLm5vZGVUeXBlfHwxMT09PXRoaXMubm9kZVR5cGV8fDk9PT10aGlzLm5vZGVUeXBlKXt2YXIgYj13YSh0aGlzLGEpO2IuYXBwZW5kQ2hpbGQoYSl9fSl9LHByZXBlbmQ6ZnVuY3Rpb24oKXtyZXR1cm4gdGhpcy5kb21NYW5pcChhcmd1bWVudHMsZnVuY3Rpb24oYSl7aWYoMT09PXRoaXMubm9kZVR5cGV8fDExPT09dGhpcy5ub2RlVHlwZXx8OT09PXRoaXMubm9kZVR5cGUpe3ZhciBiPXdhKHRoaXMsYSk7Yi5pbnNlcnRCZWZvcmUoYSxiLmZpcnN0Q2hpbGQpfX0pfSxiZWZvcmU6ZnVuY3Rpb24oKXtyZXR1cm4gdGhpcy5kb21NYW5pcChhcmd1bWVudHMsZnVuY3Rpb24oYSl7dGhpcy5wYXJlbnROb2RlJiZ0aGlzLnBhcmVudE5vZGUuaW5zZXJ0QmVmb3JlKGEsdGhpcyl9KX0sYWZ0ZXI6ZnVuY3Rpb24oKXtyZXR1cm4gdGhpcy5kb21NYW5pcChhcmd1bWVudHMsZnVuY3Rpb24oYSl7dGhpcy5wYXJlbnROb2RlJiZ0aGlzLnBhcmVudE5vZGUuaW5zZXJ0QmVmb3JlKGEsdGhpcy5uZXh0U2libGluZyl9KX0scmVtb3ZlOmZ1bmN0aW9uKGEsYil7Zm9yKHZhciBjLGQ9YT9tLmZpbHRlcihhLHRoaXMpOnRoaXMsZT0wO251bGwhPShjPWRbZV0pO2UrKylifHwxIT09Yy5ub2RlVHlwZXx8bS5jbGVhbkRhdGEodWEoYykpLGMucGFyZW50Tm9kZSYmKGImJm0uY29udGFpbnMoYy5vd25lckRvY3VtZW50LGMpJiZ6YSh1YShjLCJzY3JpcHQiKSksYy5wYXJlbnROb2RlLnJlbW92ZUNoaWxkKGMpKTtyZXR1cm4gdGhpc30sZW1wdHk6ZnVuY3Rpb24oKXtmb3IodmFyIGEsYj0wO251bGwhPShhPXRoaXNbYl0pO2IrKyl7MT09PWEubm9kZVR5cGUmJm0uY2xlYW5EYXRhKHVhKGEsITEpKTt3aGlsZShhLmZpcnN0Q2hpbGQpYS5yZW1vdmVDaGlsZChhLmZpcnN0Q2hpbGQpO2Eub3B0aW9ucyYmbS5ub2RlTmFtZShhLCJzZWxlY3QiKSYmKGEub3B0aW9ucy5sZW5ndGg9MCl9cmV0dXJuIHRoaXN9LGNsb25lOmZ1bmN0aW9uKGEsYil7cmV0dXJuIGE9bnVsbD09YT8hMTphLGI9bnVsbD09Yj9hOmIsdGhpcy5tYXAoZnVuY3Rpb24oKXtyZXR1cm4gbS5jbG9uZSh0aGlzLGEsYil9KX0saHRtbDpmdW5jdGlvbihhKXtyZXR1cm4gVih0aGlzLGZ1bmN0aW9uKGEpe3ZhciBiPXRoaXNbMF18fHt9LGM9MCxkPXRoaXMubGVuZ3RoO2lmKHZvaWQgMD09PWEpcmV0dXJuIDE9PT1iLm5vZGVUeXBlP2IuaW5uZXJIVE1MLnJlcGxhY2UoZmEsIiIpOnZvaWQgMDtpZighKCJzdHJpbmciIT10eXBlb2YgYXx8bWEudGVzdChhKXx8IWsuaHRtbFNlcmlhbGl6ZSYmZ2EudGVzdChhKXx8IWsubGVhZGluZ1doaXRlc3BhY2UmJmhhLnRlc3QoYSl8fHJhWyhqYS5leGVjKGEpfHxbIiIsIiJdKVsxXS50b0xvd2VyQ2FzZSgpXSkpe2E9YS5yZXBsYWNlKGlhLCI8JDE+PC8kMj4iKTt0cnl7Zm9yKDtkPmM7YysrKWI9dGhpc1tjXXx8e30sMT09PWIubm9kZVR5cGUmJihtLmNsZWFuRGF0YSh1YShiLCExKSksYi5pbm5lckhUTUw9YSk7Yj0wfWNhdGNoKGUpe319YiYmdGhpcy5lbXB0eSgpLmFwcGVuZChhKX0sbnVsbCxhLGFyZ3VtZW50cy5sZW5ndGgpfSxyZXBsYWNlV2l0aDpmdW5jdGlvbigpe3ZhciBhPWFyZ3VtZW50c1swXTtyZXR1cm4gdGhpcy5kb21NYW5pcChhcmd1bWVudHMsZnVuY3Rpb24oYil7YT10aGlzLnBhcmVudE5vZGUsbS5jbGVhbkRhdGEodWEodGhpcykpLGEmJmEucmVwbGFjZUNoaWxkKGIsdGhpcyl9KSxhJiYoYS5sZW5ndGh8fGEubm9kZVR5cGUpP3RoaXM6dGhpcy5yZW1vdmUoKX0sZGV0YWNoOmZ1bmN0aW9uKGEpe3JldHVybiB0aGlzLnJlbW92ZShhLCEwKX0sZG9tTWFuaXA6ZnVuY3Rpb24oYSxiKXthPWUuYXBwbHkoW10sYSk7dmFyIGMsZCxmLGcsaCxpLGo9MCxsPXRoaXMubGVuZ3RoLG49dGhpcyxvPWwtMSxwPWFbMF0scT1tLmlzRnVuY3Rpb24ocCk7aWYocXx8bD4xJiYic3RyaW5nIj09dHlwZW9mIHAmJiFrLmNoZWNrQ2xvbmUmJm5hLnRlc3QocCkpcmV0dXJuIHRoaXMuZWFjaChmdW5jdGlvbihjKXt2YXIgZD1uLmVxKGMpO3EmJihhWzBdPXAuY2FsbCh0aGlzLGMsZC5odG1sKCkpKSxkLmRvbU1hbmlwKGEsYil9KTtpZihsJiYoaT1tLmJ1aWxkRnJhZ21lbnQoYSx0aGlzWzBdLm93bmVyRG9jdW1lbnQsITEsdGhpcyksYz1pLmZpcnN0Q2hpbGQsMT09PWkuY2hpbGROb2Rlcy5sZW5ndGgmJihpPWMpLGMpKXtmb3IoZz1tLm1hcCh1YShpLCJzY3JpcHQiKSx4YSksZj1nLmxlbmd0aDtsPmo7aisrKWQ9aSxqIT09byYmKGQ9bS5jbG9uZShkLCEwLCEwKSxmJiZtLm1lcmdlKGcsdWEoZCwic2NyaXB0IikpKSxiLmNhbGwodGhpc1tqXSxkLGopO2lmKGYpZm9yKGg9Z1tnLmxlbmd0aC0xXS5vd25lckRvY3VtZW50LG0ubWFwKGcseWEpLGo9MDtmPmo7aisrKWQ9Z1tqXSxvYS50ZXN0KGQudHlwZXx8IiIpJiYhbS5fZGF0YShkLCJnbG9iYWxFdmFsIikmJm0uY29udGFpbnMoaCxkKSYmKGQuc3JjP20uX2V2YWxVcmwmJm0uX2V2YWxVcmwoZC5zcmMpOm0uZ2xvYmFsRXZhbCgoZC50ZXh0fHxkLnRleHRDb250ZW50fHxkLmlubmVySFRNTHx8IiIpLnJlcGxhY2UocWEsIiIpKSk7aT1jPW51bGx9cmV0dXJuIHRoaXN9fSksbS5lYWNoKHthcHBlbmRUbzoiYXBwZW5kIixwcmVwZW5kVG86InByZXBlbmQiLGluc2VydEJlZm9yZToiYmVmb3JlIixpbnNlcnRBZnRlcjoiYWZ0ZXIiLHJlcGxhY2VBbGw6InJlcGxhY2VXaXRoIn0sZnVuY3Rpb24oYSxiKXttLmZuW2FdPWZ1bmN0aW9uKGEpe2Zvcih2YXIgYyxkPTAsZT1bXSxnPW0oYSksaD1nLmxlbmd0aC0xO2g+PWQ7ZCsrKWM9ZD09PWg/dGhpczp0aGlzLmNsb25lKCEwKSxtKGdbZF0pW2JdKGMpLGYuYXBwbHkoZSxjLmdldCgpKTtyZXR1cm4gdGhpcy5wdXNoU3RhY2soZSl9fSk7dmFyIENhLERhPXt9O2Z1bmN0aW9uIEVhKGIsYyl7dmFyIGQsZT1tKGMuY3JlYXRlRWxlbWVudChiKSkuYXBwZW5kVG8oYy5ib2R5KSxmPWEuZ2V0RGVmYXVsdENvbXB1dGVkU3R5bGUmJihkPWEuZ2V0RGVmYXVsdENvbXB1dGVkU3R5bGUoZVswXSkpP2QuZGlzcGxheTptLmNzcyhlWzBdLCJkaXNwbGF5Iik7cmV0dXJuIGUuZGV0YWNoKCksZn1mdW5jdGlvbiBGYShhKXt2YXIgYj15LGM9RGFbYV07cmV0dXJuIGN8fChjPUVhKGEsYiksIm5vbmUiIT09YyYmY3x8KENhPShDYXx8bSgiPGlmcmFtZSBmcmFtZWJvcmRlcj0nMCcgd2lkdGg9JzAnIGhlaWdodD0nMCcvPiIpKS5hcHBlbmRUbyhiLmRvY3VtZW50RWxlbWVudCksYj0oQ2FbMF0uY29udGVudFdpbmRvd3x8Q2FbMF0uY29udGVudERvY3VtZW50KS5kb2N1bWVudCxiLndyaXRlKCksYi5jbG9zZSgpLGM9RWEoYSxiKSxDYS5kZXRhY2goKSksRGFbYV09YyksY30hZnVuY3Rpb24oKXt2YXIgYTtrLnNocmlua1dyYXBCbG9ja3M9ZnVuY3Rpb24oKXtpZihudWxsIT1hKXJldHVybiBhO2E9ITE7dmFyIGIsYyxkO3JldHVybiBjPXkuZ2V0RWxlbWVudHNCeVRhZ05hbWUoImJvZHkiKVswXSxjJiZjLnN0eWxlPyhiPXkuY3JlYXRlRWxlbWVudCgiZGl2IiksZD15LmNyZWF0ZUVsZW1lbnQoImRpdiIpLGQuc3R5bGUuY3NzVGV4dD0icG9zaXRpb246YWJzb2x1dGU7Ym9yZGVyOjA7d2lkdGg6MDtoZWlnaHQ6MDt0b3A6MDtsZWZ0Oi05OTk5cHgiLGMuYXBwZW5kQ2hpbGQoZCkuYXBwZW5kQ2hpbGQoYiksdHlwZW9mIGIuc3R5bGUuem9vbSE9PUsmJihiLnN0eWxlLmNzc1RleHQ9Ii13ZWJraXQtYm94LXNpemluZzpjb250ZW50LWJveDstbW96LWJveC1zaXppbmc6Y29udGVudC1ib3g7Ym94LXNpemluZzpjb250ZW50LWJveDtkaXNwbGF5OmJsb2NrO21hcmdpbjowO2JvcmRlcjowO3BhZGRpbmc6MXB4O3dpZHRoOjFweDt6b29tOjEiLGIuYXBwZW5kQ2hpbGQoeS5jcmVhdGVFbGVtZW50KCJkaXYiKSkuc3R5bGUud2lkdGg9IjVweCIsYT0zIT09Yi5vZmZzZXRXaWR0aCksYy5yZW1vdmVDaGlsZChkKSxhKTp2b2lkIDB9fSgpO3ZhciBHYT0vXm1hcmdpbi8sSGE9bmV3IFJlZ0V4cCgiXigiK1MrIikoPyFweClbYS16JV0rJCIsImkiKSxJYSxKYSxLYT0vXih0b3B8cmlnaHR8Ym90dG9tfGxlZnQpJC87YS5nZXRDb21wdXRlZFN0eWxlPyhJYT1mdW5jdGlvbihiKXtyZXR1cm4gYi5vd25lckRvY3VtZW50LmRlZmF1bHRWaWV3Lm9wZW5lcj9iLm93bmVyRG9jdW1lbnQuZGVmYXVsdFZpZXcuZ2V0Q29tcHV0ZWRTdHlsZShiLG51bGwpOmEuZ2V0Q29tcHV0ZWRTdHlsZShiLG51bGwpfSxKYT1mdW5jdGlvbihhLGIsYyl7dmFyIGQsZSxmLGcsaD1hLnN0eWxlO3JldHVybiBjPWN8fElhKGEpLGc9Yz9jLmdldFByb3BlcnR5VmFsdWUoYil8fGNbYl06dm9pZCAwLGMmJigiIiE9PWd8fG0uY29udGFpbnMoYS5vd25lckRvY3VtZW50LGEpfHwoZz1tLnN0eWxlKGEsYikpLEhhLnRlc3QoZykmJkdhLnRlc3QoYikmJihkPWgud2lkdGgsZT1oLm1pbldpZHRoLGY9aC5tYXhXaWR0aCxoLm1pbldpZHRoPWgubWF4V2lkdGg9aC53aWR0aD1nLGc9Yy53aWR0aCxoLndpZHRoPWQsaC5taW5XaWR0aD1lLGgubWF4V2lkdGg9ZikpLHZvaWQgMD09PWc/ZzpnKyIifSk6eS5kb2N1bWVudEVsZW1lbnQuY3VycmVudFN0eWxlJiYoSWE9ZnVuY3Rpb24oYSl7cmV0dXJuIGEuY3VycmVudFN0eWxlfSxKYT1mdW5jdGlvbihhLGIsYyl7dmFyIGQsZSxmLGcsaD1hLnN0eWxlO3JldHVybiBjPWN8fElhKGEpLGc9Yz9jW2JdOnZvaWQgMCxudWxsPT1nJiZoJiZoW2JdJiYoZz1oW2JdKSxIYS50ZXN0KGcpJiYhS2EudGVzdChiKSYmKGQ9aC5sZWZ0LGU9YS5ydW50aW1lU3R5bGUsZj1lJiZlLmxlZnQsZiYmKGUubGVmdD1hLmN1cnJlbnRTdHlsZS5sZWZ0KSxoLmxlZnQ9ImZvbnRTaXplIj09PWI/IjFlbSI6ZyxnPWgucGl4ZWxMZWZ0KyJweCIsaC5sZWZ0PWQsZiYmKGUubGVmdD1mKSksdm9pZCAwPT09Zz9nOmcrIiJ8fCJhdXRvIn0pO2Z1bmN0aW9uIExhKGEsYil7cmV0dXJue2dldDpmdW5jdGlvbigpe3ZhciBjPWEoKTtpZihudWxsIT1jKXJldHVybiBjP3ZvaWQgZGVsZXRlIHRoaXMuZ2V0Oih0aGlzLmdldD1iKS5hcHBseSh0aGlzLGFyZ3VtZW50cyl9fX0hZnVuY3Rpb24oKXt2YXIgYixjLGQsZSxmLGcsaDtpZihiPXkuY3JlYXRlRWxlbWVudCgiZGl2IiksYi5pbm5lckhUTUw9IiAgPGxpbmsvPjx0YWJsZT48L3RhYmxlPjxhIGhyZWY9Jy9hJz5hPC9hPjxpbnB1dCB0eXBlPSdjaGVja2JveCcvPiIsZD1iLmdldEVsZW1lbnRzQnlUYWdOYW1lKCJhIilbMF0sYz1kJiZkLnN0eWxlKXtjLmNzc1RleHQ9ImZsb2F0OmxlZnQ7b3BhY2l0eTouNSIsay5vcGFjaXR5PSIwLjUiPT09Yy5vcGFjaXR5LGsuY3NzRmxvYXQ9ISFjLmNzc0Zsb2F0LGIuc3R5bGUuYmFja2dyb3VuZENsaXA9ImNvbnRlbnQtYm94IixiLmNsb25lTm9kZSghMCkuc3R5bGUuYmFja2dyb3VuZENsaXA9IiIsay5jbGVhckNsb25lU3R5bGU9ImNvbnRlbnQtYm94Ij09PWIuc3R5bGUuYmFja2dyb3VuZENsaXAsay5ib3hTaXppbmc9IiI9PT1jLmJveFNpemluZ3x8IiI9PT1jLk1vekJveFNpemluZ3x8IiI9PT1jLldlYmtpdEJveFNpemluZyxtLmV4dGVuZChrLHtyZWxpYWJsZUhpZGRlbk9mZnNldHM6ZnVuY3Rpb24oKXtyZXR1cm4gbnVsbD09ZyYmaSgpLGd9LGJveFNpemluZ1JlbGlhYmxlOmZ1bmN0aW9uKCl7cmV0dXJuIG51bGw9PWYmJmkoKSxmfSxwaXhlbFBvc2l0aW9uOmZ1bmN0aW9uKCl7cmV0dXJuIG51bGw9PWUmJmkoKSxlfSxyZWxpYWJsZU1hcmdpblJpZ2h0OmZ1bmN0aW9uKCl7cmV0dXJuIG51bGw9PWgmJmkoKSxofX0pO2Z1bmN0aW9uIGkoKXt2YXIgYixjLGQsaTtjPXkuZ2V0RWxlbWVudHNCeVRhZ05hbWUoImJvZHkiKVswXSxjJiZjLnN0eWxlJiYoYj15LmNyZWF0ZUVsZW1lbnQoImRpdiIpLGQ9eS5jcmVhdGVFbGVtZW50KCJkaXYiKSxkLnN0eWxlLmNzc1RleHQ9InBvc2l0aW9uOmFic29sdXRlO2JvcmRlcjowO3dpZHRoOjA7aGVpZ2h0OjA7dG9wOjA7bGVmdDotOTk5OXB4IixjLmFwcGVuZENoaWxkKGQpLmFwcGVuZENoaWxkKGIpLGIuc3R5bGUuY3NzVGV4dD0iLXdlYmtpdC1ib3gtc2l6aW5nOmJvcmRlci1ib3g7LW1vei1ib3gtc2l6aW5nOmJvcmRlci1ib3g7Ym94LXNpemluZzpib3JkZXItYm94O2Rpc3BsYXk6YmxvY2s7bWFyZ2luLXRvcDoxJTt0b3A6MSU7Ym9yZGVyOjFweDtwYWRkaW5nOjFweDt3aWR0aDo0cHg7cG9zaXRpb246YWJzb2x1dGUiLGU9Zj0hMSxoPSEwLGEuZ2V0Q29tcHV0ZWRTdHlsZSYmKGU9IjElIiE9PShhLmdldENvbXB1dGVkU3R5bGUoYixudWxsKXx8e30pLnRvcCxmPSI0cHgiPT09KGEuZ2V0Q29tcHV0ZWRTdHlsZShiLG51bGwpfHx7d2lkdGg6IjRweCJ9KS53aWR0aCxpPWIuYXBwZW5kQ2hpbGQoeS5jcmVhdGVFbGVtZW50KCJkaXYiKSksaS5zdHlsZS5jc3NUZXh0PWIuc3R5bGUuY3NzVGV4dD0iLXdlYmtpdC1ib3gtc2l6aW5nOmNvbnRlbnQtYm94Oy1tb3otYm94LXNpemluZzpjb250ZW50LWJveDtib3gtc2l6aW5nOmNvbnRlbnQtYm94O2Rpc3BsYXk6YmxvY2s7bWFyZ2luOjA7Ym9yZGVyOjA7cGFkZGluZzowIixpLnN0eWxlLm1hcmdpblJpZ2h0PWkuc3R5bGUud2lkdGg9IjAiLGIuc3R5bGUud2lkdGg9IjFweCIsaD0hcGFyc2VGbG9hdCgoYS5nZXRDb21wdXRlZFN0eWxlKGksbnVsbCl8fHt9KS5tYXJnaW5SaWdodCksYi5yZW1vdmVDaGlsZChpKSksYi5pbm5lckhUTUw9Ijx0YWJsZT48dHI+PHRkPjwvdGQ+PHRkPnQ8L3RkPjwvdHI+PC90YWJsZT4iLGk9Yi5nZXRFbGVtZW50c0J5VGFnTmFtZSgidGQiKSxpWzBdLnN0eWxlLmNzc1RleHQ9Im1hcmdpbjowO2JvcmRlcjowO3BhZGRpbmc6MDtkaXNwbGF5Om5vbmUiLGc9MD09PWlbMF0ub2Zmc2V0SGVpZ2h0LGcmJihpWzBdLnN0eWxlLmRpc3BsYXk9IiIsaVsxXS5zdHlsZS5kaXNwbGF5PSJub25lIixnPTA9PT1pWzBdLm9mZnNldEhlaWdodCksYy5yZW1vdmVDaGlsZChkKSl9fX0oKSxtLnN3YXA9ZnVuY3Rpb24oYSxiLGMsZCl7dmFyIGUsZixnPXt9O2ZvcihmIGluIGIpZ1tmXT1hLnN0eWxlW2ZdLGEuc3R5bGVbZl09YltmXTtlPWMuYXBwbHkoYSxkfHxbXSk7Zm9yKGYgaW4gYilhLnN0eWxlW2ZdPWdbZl07cmV0dXJuIGV9O3ZhciBNYT0vYWxwaGFcKFteKV0qXCkvaSxOYT0vb3BhY2l0eVxzKj1ccyooW14pXSopLyxPYT0vXihub25lfHRhYmxlKD8hLWNbZWFdKS4rKS8sUGE9bmV3IFJlZ0V4cCgiXigiK1MrIikoLiopJCIsImkiKSxRYT1uZXcgUmVnRXhwKCJeKFsrLV0pPSgiK1MrIikiLCJpIiksUmE9e3Bvc2l0aW9uOiJhYnNvbHV0ZSIsdmlzaWJpbGl0eToiaGlkZGVuIixkaXNwbGF5OiJibG9jayJ9LFNhPXtsZXR0ZXJTcGFjaW5nOiIwIixmb250V2VpZ2h0OiI0MDAifSxUYT1bIldlYmtpdCIsIk8iLCJNb3oiLCJtcyJdO2Z1bmN0aW9uIFVhKGEsYil7aWYoYiBpbiBhKXJldHVybiBiO3ZhciBjPWIuY2hhckF0KDApLnRvVXBwZXJDYXNlKCkrYi5zbGljZSgxKSxkPWIsZT1UYS5sZW5ndGg7d2hpbGUoZS0tKWlmKGI9VGFbZV0rYyxiIGluIGEpcmV0dXJuIGI7cmV0dXJuIGR9ZnVuY3Rpb24gVmEoYSxiKXtmb3IodmFyIGMsZCxlLGY9W10sZz0wLGg9YS5sZW5ndGg7aD5nO2crKylkPWFbZ10sZC5zdHlsZSYmKGZbZ109bS5fZGF0YShkLCJvbGRkaXNwbGF5IiksYz1kLnN0eWxlLmRpc3BsYXksYj8oZltnXXx8Im5vbmUiIT09Y3x8KGQuc3R5bGUuZGlzcGxheT0iIiksIiI9PT1kLnN0eWxlLmRpc3BsYXkmJlUoZCkmJihmW2ddPW0uX2RhdGEoZCwib2xkZGlzcGxheSIsRmEoZC5ub2RlTmFtZSkpKSk6KGU9VShkKSwoYyYmIm5vbmUiIT09Y3x8IWUpJiZtLl9kYXRhKGQsIm9sZGRpc3BsYXkiLGU/YzptLmNzcyhkLCJkaXNwbGF5IikpKSk7Zm9yKGc9MDtoPmc7ZysrKWQ9YVtnXSxkLnN0eWxlJiYoYiYmIm5vbmUiIT09ZC5zdHlsZS5kaXNwbGF5JiYiIiE9PWQuc3R5bGUuZGlzcGxheXx8KGQuc3R5bGUuZGlzcGxheT1iP2ZbZ118fCIiOiJub25lIikpO3JldHVybiBhfWZ1bmN0aW9uIFdhKGEsYixjKXt2YXIgZD1QYS5leGVjKGIpO3JldHVybiBkP01hdGgubWF4KDAsZFsxXS0oY3x8MCkpKyhkWzJdfHwicHgiKTpifWZ1bmN0aW9uIFhhKGEsYixjLGQsZSl7Zm9yKHZhciBmPWM9PT0oZD8iYm9yZGVyIjoiY29udGVudCIpPzQ6IndpZHRoIj09PWI/MTowLGc9MDs0PmY7Zis9MikibWFyZ2luIj09PWMmJihnKz1tLmNzcyhhLGMrVFtmXSwhMCxlKSksZD8oImNvbnRlbnQiPT09YyYmKGctPW0uY3NzKGEsInBhZGRpbmciK1RbZl0sITAsZSkpLCJtYXJnaW4iIT09YyYmKGctPW0uY3NzKGEsImJvcmRlciIrVFtmXSsiV2lkdGgiLCEwLGUpKSk6KGcrPW0uY3NzKGEsInBhZGRpbmciK1RbZl0sITAsZSksInBhZGRpbmciIT09YyYmKGcrPW0uY3NzKGEsImJvcmRlciIrVFtmXSsiV2lkdGgiLCEwLGUpKSk7cmV0dXJuIGd9ZnVuY3Rpb24gWWEoYSxiLGMpe3ZhciBkPSEwLGU9IndpZHRoIj09PWI/YS5vZmZzZXRXaWR0aDphLm9mZnNldEhlaWdodCxmPUlhKGEpLGc9ay5ib3hTaXppbmcmJiJib3JkZXItYm94Ij09PW0uY3NzKGEsImJveFNpemluZyIsITEsZik7aWYoMD49ZXx8bnVsbD09ZSl7aWYoZT1KYShhLGIsZiksKDA+ZXx8bnVsbD09ZSkmJihlPWEuc3R5bGVbYl0pLEhhLnRlc3QoZSkpcmV0dXJuIGU7ZD1nJiYoay5ib3hTaXppbmdSZWxpYWJsZSgpfHxlPT09YS5zdHlsZVtiXSksZT1wYXJzZUZsb2F0KGUpfHwwfXJldHVybiBlK1hhKGEsYixjfHwoZz8iYm9yZGVyIjoiY29udGVudCIpLGQsZikrInB4In1tLmV4dGVuZCh7Y3NzSG9va3M6e29wYWNpdHk6e2dldDpmdW5jdGlvbihhLGIpe2lmKGIpe3ZhciBjPUphKGEsIm9wYWNpdHkiKTtyZXR1cm4iIj09PWM/IjEiOmN9fX19LGNzc051bWJlcjp7Y29sdW1uQ291bnQ6ITAsZmlsbE9wYWNpdHk6ITAsZmxleEdyb3c6ITAsZmxleFNocmluazohMCxmb250V2VpZ2h0OiEwLGxpbmVIZWlnaHQ6ITAsb3BhY2l0eTohMCxvcmRlcjohMCxvcnBoYW5zOiEwLHdpZG93czohMCx6SW5kZXg6ITAsem9vbTohMH0sY3NzUHJvcHM6eyJmbG9hdCI6ay5jc3NGbG9hdD8iY3NzRmxvYXQiOiJzdHlsZUZsb2F0In0sc3R5bGU6ZnVuY3Rpb24oYSxiLGMsZCl7aWYoYSYmMyE9PWEubm9kZVR5cGUmJjghPT1hLm5vZGVUeXBlJiZhLnN0eWxlKXt2YXIgZSxmLGcsaD1tLmNhbWVsQ2FzZShiKSxpPWEuc3R5bGU7aWYoYj1tLmNzc1Byb3BzW2hdfHwobS5jc3NQcm9wc1toXT1VYShpLGgpKSxnPW0uY3NzSG9va3NbYl18fG0uY3NzSG9va3NbaF0sdm9pZCAwPT09YylyZXR1cm4gZyYmImdldCJpbiBnJiZ2b2lkIDAhPT0oZT1nLmdldChhLCExLGQpKT9lOmlbYl07aWYoZj10eXBlb2YgYywic3RyaW5nIj09PWYmJihlPVFhLmV4ZWMoYykpJiYoYz0oZVsxXSsxKSplWzJdK3BhcnNlRmxvYXQobS5jc3MoYSxiKSksZj0ibnVtYmVyIiksbnVsbCE9YyYmYz09PWMmJigibnVtYmVyIiE9PWZ8fG0uY3NzTnVtYmVyW2hdfHwoYys9InB4Iiksay5jbGVhckNsb25lU3R5bGV8fCIiIT09Y3x8MCE9PWIuaW5kZXhPZigiYmFja2dyb3VuZCIpfHwoaVtiXT0iaW5oZXJpdCIpLCEoZyYmInNldCJpbiBnJiZ2b2lkIDA9PT0oYz1nLnNldChhLGMsZCkpKSkpdHJ5e2lbYl09Y31jYXRjaChqKXt9fX0sY3NzOmZ1bmN0aW9uKGEsYixjLGQpe3ZhciBlLGYsZyxoPW0uY2FtZWxDYXNlKGIpO3JldHVybiBiPW0uY3NzUHJvcHNbaF18fChtLmNzc1Byb3BzW2hdPVVhKGEuc3R5bGUsaCkpLGc9bS5jc3NIb29rc1tiXXx8bS5jc3NIb29rc1toXSxnJiYiZ2V0ImluIGcmJihmPWcuZ2V0KGEsITAsYykpLHZvaWQgMD09PWYmJihmPUphKGEsYixkKSksIm5vcm1hbCI9PT1mJiZiIGluIFNhJiYoZj1TYVtiXSksIiI9PT1jfHxjPyhlPXBhcnNlRmxvYXQoZiksYz09PSEwfHxtLmlzTnVtZXJpYyhlKT9lfHwwOmYpOmZ9fSksbS5lYWNoKFsiaGVpZ2h0Iiwid2lkdGgiXSxmdW5jdGlvbihhLGIpe20uY3NzSG9va3NbYl09e2dldDpmdW5jdGlvbihhLGMsZCl7cmV0dXJuIGM/T2EudGVzdChtLmNzcyhhLCJkaXNwbGF5IikpJiYwPT09YS5vZmZzZXRXaWR0aD9tLnN3YXAoYSxSYSxmdW5jdGlvbigpe3JldHVybiBZYShhLGIsZCl9KTpZYShhLGIsZCk6dm9pZCAwfSxzZXQ6ZnVuY3Rpb24oYSxjLGQpe3ZhciBlPWQmJklhKGEpO3JldHVybiBXYShhLGMsZD9YYShhLGIsZCxrLmJveFNpemluZyYmImJvcmRlci1ib3giPT09bS5jc3MoYSwiYm94U2l6aW5nIiwhMSxlKSxlKTowKX19fSksay5vcGFjaXR5fHwobS5jc3NIb29rcy5vcGFjaXR5PXtnZXQ6ZnVuY3Rpb24oYSxiKXtyZXR1cm4gTmEudGVzdCgoYiYmYS5jdXJyZW50U3R5bGU/YS5jdXJyZW50U3R5bGUuZmlsdGVyOmEuc3R5bGUuZmlsdGVyKXx8IiIpPy4wMSpwYXJzZUZsb2F0KFJlZ0V4cC4kMSkrIiI6Yj8iMSI6IiJ9LHNldDpmdW5jdGlvbihhLGIpe3ZhciBjPWEuc3R5bGUsZD1hLmN1cnJlbnRTdHlsZSxlPW0uaXNOdW1lcmljKGIpPyJhbHBoYShvcGFjaXR5PSIrMTAwKmIrIikiOiIiLGY9ZCYmZC5maWx0ZXJ8fGMuZmlsdGVyfHwiIjtjLnpvb209MSwoYj49MXx8IiI9PT1iKSYmIiI9PT1tLnRyaW0oZi5yZXBsYWNlKE1hLCIiKSkmJmMucmVtb3ZlQXR0cmlidXRlJiYoYy5yZW1vdmVBdHRyaWJ1dGUoImZpbHRlciIpLCIiPT09Ynx8ZCYmIWQuZmlsdGVyKXx8KGMuZmlsdGVyPU1hLnRlc3QoZik/Zi5yZXBsYWNlKE1hLGUpOmYrIiAiK2UpfX0pLG0uY3NzSG9va3MubWFyZ2luUmlnaHQ9TGEoay5yZWxpYWJsZU1hcmdpblJpZ2h0LGZ1bmN0aW9uKGEsYil7cmV0dXJuIGI/bS5zd2FwKGEse2Rpc3BsYXk6ImlubGluZS1ibG9jayJ9LEphLFthLCJtYXJnaW5SaWdodCJdKTp2b2lkIDB9KSxtLmVhY2goe21hcmdpbjoiIixwYWRkaW5nOiIiLGJvcmRlcjoiV2lkdGgifSxmdW5jdGlvbihhLGIpe20uY3NzSG9va3NbYStiXT17ZXhwYW5kOmZ1bmN0aW9uKGMpe2Zvcih2YXIgZD0wLGU9e30sZj0ic3RyaW5nIj09dHlwZW9mIGM/Yy5zcGxpdCgiICIpOltjXTs0PmQ7ZCsrKWVbYStUW2RdK2JdPWZbZF18fGZbZC0yXXx8ZlswXTtyZXR1cm4gZX19LEdhLnRlc3QoYSl8fChtLmNzc0hvb2tzW2ErYl0uc2V0PVdhKX0pLG0uZm4uZXh0ZW5kKHtjc3M6ZnVuY3Rpb24oYSxiKXtyZXR1cm4gVih0aGlzLGZ1bmN0aW9uKGEsYixjKXt2YXIgZCxlLGY9e30sZz0wO2lmKG0uaXNBcnJheShiKSl7Zm9yKGQ9SWEoYSksZT1iLmxlbmd0aDtlPmc7ZysrKWZbYltnXV09bS5jc3MoYSxiW2ddLCExLGQpO3JldHVybiBmfXJldHVybiB2b2lkIDAhPT1jP20uc3R5bGUoYSxiLGMpOm0uY3NzKGEsYil9LGEsYixhcmd1bWVudHMubGVuZ3RoPjEpfSxzaG93OmZ1bmN0aW9uKCl7cmV0dXJuIFZhKHRoaXMsITApfSxoaWRlOmZ1bmN0aW9uKCl7cmV0dXJuIFZhKHRoaXMpfSx0b2dnbGU6ZnVuY3Rpb24oYSl7cmV0dXJuImJvb2xlYW4iPT10eXBlb2YgYT9hP3RoaXMuc2hvdygpOnRoaXMuaGlkZSgpOnRoaXMuZWFjaChmdW5jdGlvbigpe1UodGhpcyk/bSh0aGlzKS5zaG93KCk6bSh0aGlzKS5oaWRlKCl9KX19KTtmdW5jdGlvbiBaYShhLGIsYyxkLGUpewpyZXR1cm4gbmV3IFphLnByb3RvdHlwZS5pbml0KGEsYixjLGQsZSl9bS5Ud2Vlbj1aYSxaYS5wcm90b3R5cGU9e2NvbnN0cnVjdG9yOlphLGluaXQ6ZnVuY3Rpb24oYSxiLGMsZCxlLGYpe3RoaXMuZWxlbT1hLHRoaXMucHJvcD1jLHRoaXMuZWFzaW5nPWV8fCJzd2luZyIsdGhpcy5vcHRpb25zPWIsdGhpcy5zdGFydD10aGlzLm5vdz10aGlzLmN1cigpLHRoaXMuZW5kPWQsdGhpcy51bml0PWZ8fChtLmNzc051bWJlcltjXT8iIjoicHgiKX0sY3VyOmZ1bmN0aW9uKCl7dmFyIGE9WmEucHJvcEhvb2tzW3RoaXMucHJvcF07cmV0dXJuIGEmJmEuZ2V0P2EuZ2V0KHRoaXMpOlphLnByb3BIb29rcy5fZGVmYXVsdC5nZXQodGhpcyl9LHJ1bjpmdW5jdGlvbihhKXt2YXIgYixjPVphLnByb3BIb29rc1t0aGlzLnByb3BdO3JldHVybiB0aGlzLm9wdGlvbnMuZHVyYXRpb24/dGhpcy5wb3M9Yj1tLmVhc2luZ1t0aGlzLmVhc2luZ10oYSx0aGlzLm9wdGlvbnMuZHVyYXRpb24qYSwwLDEsdGhpcy5vcHRpb25zLmR1cmF0aW9uKTp0aGlzLnBvcz1iPWEsdGhpcy5ub3c9KHRoaXMuZW5kLXRoaXMuc3RhcnQpKmIrdGhpcy5zdGFydCx0aGlzLm9wdGlvbnMuc3RlcCYmdGhpcy5vcHRpb25zLnN0ZXAuY2FsbCh0aGlzLmVsZW0sdGhpcy5ub3csdGhpcyksYyYmYy5zZXQ/Yy5zZXQodGhpcyk6WmEucHJvcEhvb2tzLl9kZWZhdWx0LnNldCh0aGlzKSx0aGlzfX0sWmEucHJvdG90eXBlLmluaXQucHJvdG90eXBlPVphLnByb3RvdHlwZSxaYS5wcm9wSG9va3M9e19kZWZhdWx0OntnZXQ6ZnVuY3Rpb24oYSl7dmFyIGI7cmV0dXJuIG51bGw9PWEuZWxlbVthLnByb3BdfHxhLmVsZW0uc3R5bGUmJm51bGwhPWEuZWxlbS5zdHlsZVthLnByb3BdPyhiPW0uY3NzKGEuZWxlbSxhLnByb3AsIiIpLGImJiJhdXRvIiE9PWI/YjowKTphLmVsZW1bYS5wcm9wXX0sc2V0OmZ1bmN0aW9uKGEpe20uZnguc3RlcFthLnByb3BdP20uZnguc3RlcFthLnByb3BdKGEpOmEuZWxlbS5zdHlsZSYmKG51bGwhPWEuZWxlbS5zdHlsZVttLmNzc1Byb3BzW2EucHJvcF1dfHxtLmNzc0hvb2tzW2EucHJvcF0pP20uc3R5bGUoYS5lbGVtLGEucHJvcCxhLm5vdythLnVuaXQpOmEuZWxlbVthLnByb3BdPWEubm93fX19LFphLnByb3BIb29rcy5zY3JvbGxUb3A9WmEucHJvcEhvb2tzLnNjcm9sbExlZnQ9e3NldDpmdW5jdGlvbihhKXthLmVsZW0ubm9kZVR5cGUmJmEuZWxlbS5wYXJlbnROb2RlJiYoYS5lbGVtW2EucHJvcF09YS5ub3cpfX0sbS5lYXNpbmc9e2xpbmVhcjpmdW5jdGlvbihhKXtyZXR1cm4gYX0sc3dpbmc6ZnVuY3Rpb24oYSl7cmV0dXJuLjUtTWF0aC5jb3MoYSpNYXRoLlBJKS8yfX0sbS5meD1aYS5wcm90b3R5cGUuaW5pdCxtLmZ4LnN0ZXA9e307dmFyICRhLF9hLGFiPS9eKD86dG9nZ2xlfHNob3d8aGlkZSkkLyxiYj1uZXcgUmVnRXhwKCJeKD86KFsrLV0pPXwpKCIrUysiKShbYS16JV0qKSQiLCJpIiksY2I9L3F1ZXVlSG9va3MkLyxkYj1baWJdLGViPXsiKiI6W2Z1bmN0aW9uKGEsYil7dmFyIGM9dGhpcy5jcmVhdGVUd2VlbihhLGIpLGQ9Yy5jdXIoKSxlPWJiLmV4ZWMoYiksZj1lJiZlWzNdfHwobS5jc3NOdW1iZXJbYV0/IiI6InB4IiksZz0obS5jc3NOdW1iZXJbYV18fCJweCIhPT1mJiYrZCkmJmJiLmV4ZWMobS5jc3MoYy5lbGVtLGEpKSxoPTEsaT0yMDtpZihnJiZnWzNdIT09Zil7Zj1mfHxnWzNdLGU9ZXx8W10sZz0rZHx8MTtkbyBoPWh8fCIuNSIsZy89aCxtLnN0eWxlKGMuZWxlbSxhLGcrZik7d2hpbGUoaCE9PShoPWMuY3VyKCkvZCkmJjEhPT1oJiYtLWkpfXJldHVybiBlJiYoZz1jLnN0YXJ0PStnfHwrZHx8MCxjLnVuaXQ9ZixjLmVuZD1lWzFdP2crKGVbMV0rMSkqZVsyXTorZVsyXSksY31dfTtmdW5jdGlvbiBmYigpe3JldHVybiBzZXRUaW1lb3V0KGZ1bmN0aW9uKCl7JGE9dm9pZCAwfSksJGE9bS5ub3coKX1mdW5jdGlvbiBnYihhLGIpe3ZhciBjLGQ9e2hlaWdodDphfSxlPTA7Zm9yKGI9Yj8xOjA7ND5lO2UrPTItYiljPVRbZV0sZFsibWFyZ2luIitjXT1kWyJwYWRkaW5nIitjXT1hO3JldHVybiBiJiYoZC5vcGFjaXR5PWQud2lkdGg9YSksZH1mdW5jdGlvbiBoYihhLGIsYyl7Zm9yKHZhciBkLGU9KGViW2JdfHxbXSkuY29uY2F0KGViWyIqIl0pLGY9MCxnPWUubGVuZ3RoO2c+ZjtmKyspaWYoZD1lW2ZdLmNhbGwoYyxiLGEpKXJldHVybiBkfWZ1bmN0aW9uIGliKGEsYixjKXt2YXIgZCxlLGYsZyxoLGksaixsLG49dGhpcyxvPXt9LHA9YS5zdHlsZSxxPWEubm9kZVR5cGUmJlUoYSkscj1tLl9kYXRhKGEsImZ4c2hvdyIpO2MucXVldWV8fChoPW0uX3F1ZXVlSG9va3MoYSwiZngiKSxudWxsPT1oLnVucXVldWVkJiYoaC51bnF1ZXVlZD0wLGk9aC5lbXB0eS5maXJlLGguZW1wdHkuZmlyZT1mdW5jdGlvbigpe2gudW5xdWV1ZWR8fGkoKX0pLGgudW5xdWV1ZWQrKyxuLmFsd2F5cyhmdW5jdGlvbigpe24uYWx3YXlzKGZ1bmN0aW9uKCl7aC51bnF1ZXVlZC0tLG0ucXVldWUoYSwiZngiKS5sZW5ndGh8fGguZW1wdHkuZmlyZSgpfSl9KSksMT09PWEubm9kZVR5cGUmJigiaGVpZ2h0ImluIGJ8fCJ3aWR0aCJpbiBiKSYmKGMub3ZlcmZsb3c9W3Aub3ZlcmZsb3cscC5vdmVyZmxvd1gscC5vdmVyZmxvd1ldLGo9bS5jc3MoYSwiZGlzcGxheSIpLGw9Im5vbmUiPT09aj9tLl9kYXRhKGEsIm9sZGRpc3BsYXkiKXx8RmEoYS5ub2RlTmFtZSk6aiwiaW5saW5lIj09PWwmJiJub25lIj09PW0uY3NzKGEsImZsb2F0IikmJihrLmlubGluZUJsb2NrTmVlZHNMYXlvdXQmJiJpbmxpbmUiIT09RmEoYS5ub2RlTmFtZSk/cC56b29tPTE6cC5kaXNwbGF5PSJpbmxpbmUtYmxvY2siKSksYy5vdmVyZmxvdyYmKHAub3ZlcmZsb3c9ImhpZGRlbiIsay5zaHJpbmtXcmFwQmxvY2tzKCl8fG4uYWx3YXlzKGZ1bmN0aW9uKCl7cC5vdmVyZmxvdz1jLm92ZXJmbG93WzBdLHAub3ZlcmZsb3dYPWMub3ZlcmZsb3dbMV0scC5vdmVyZmxvd1k9Yy5vdmVyZmxvd1syXX0pKTtmb3IoZCBpbiBiKWlmKGU9YltkXSxhYi5leGVjKGUpKXtpZihkZWxldGUgYltkXSxmPWZ8fCJ0b2dnbGUiPT09ZSxlPT09KHE/ImhpZGUiOiJzaG93Iikpe2lmKCJzaG93IiE9PWV8fCFyfHx2b2lkIDA9PT1yW2RdKWNvbnRpbnVlO3E9ITB9b1tkXT1yJiZyW2RdfHxtLnN0eWxlKGEsZCl9ZWxzZSBqPXZvaWQgMDtpZihtLmlzRW1wdHlPYmplY3QobykpImlubGluZSI9PT0oIm5vbmUiPT09aj9GYShhLm5vZGVOYW1lKTpqKSYmKHAuZGlzcGxheT1qKTtlbHNle3I/ImhpZGRlbiJpbiByJiYocT1yLmhpZGRlbik6cj1tLl9kYXRhKGEsImZ4c2hvdyIse30pLGYmJihyLmhpZGRlbj0hcSkscT9tKGEpLnNob3coKTpuLmRvbmUoZnVuY3Rpb24oKXttKGEpLmhpZGUoKX0pLG4uZG9uZShmdW5jdGlvbigpe3ZhciBiO20uX3JlbW92ZURhdGEoYSwiZnhzaG93Iik7Zm9yKGIgaW4gbyltLnN0eWxlKGEsYixvW2JdKX0pO2ZvcihkIGluIG8pZz1oYihxP3JbZF06MCxkLG4pLGQgaW4gcnx8KHJbZF09Zy5zdGFydCxxJiYoZy5lbmQ9Zy5zdGFydCxnLnN0YXJ0PSJ3aWR0aCI9PT1kfHwiaGVpZ2h0Ij09PWQ/MTowKSl9fWZ1bmN0aW9uIGpiKGEsYil7dmFyIGMsZCxlLGYsZztmb3IoYyBpbiBhKWlmKGQ9bS5jYW1lbENhc2UoYyksZT1iW2RdLGY9YVtjXSxtLmlzQXJyYXkoZikmJihlPWZbMV0sZj1hW2NdPWZbMF0pLGMhPT1kJiYoYVtkXT1mLGRlbGV0ZSBhW2NdKSxnPW0uY3NzSG9va3NbZF0sZyYmImV4cGFuZCJpbiBnKXtmPWcuZXhwYW5kKGYpLGRlbGV0ZSBhW2RdO2ZvcihjIGluIGYpYyBpbiBhfHwoYVtjXT1mW2NdLGJbY109ZSl9ZWxzZSBiW2RdPWV9ZnVuY3Rpb24ga2IoYSxiLGMpe3ZhciBkLGUsZj0wLGc9ZGIubGVuZ3RoLGg9bS5EZWZlcnJlZCgpLmFsd2F5cyhmdW5jdGlvbigpe2RlbGV0ZSBpLmVsZW19KSxpPWZ1bmN0aW9uKCl7aWYoZSlyZXR1cm4hMTtmb3IodmFyIGI9JGF8fGZiKCksYz1NYXRoLm1heCgwLGouc3RhcnRUaW1lK2ouZHVyYXRpb24tYiksZD1jL2ouZHVyYXRpb258fDAsZj0xLWQsZz0wLGk9ai50d2VlbnMubGVuZ3RoO2k+ZztnKyspai50d2VlbnNbZ10ucnVuKGYpO3JldHVybiBoLm5vdGlmeVdpdGgoYSxbaixmLGNdKSwxPmYmJmk/YzooaC5yZXNvbHZlV2l0aChhLFtqXSksITEpfSxqPWgucHJvbWlzZSh7ZWxlbTphLHByb3BzOm0uZXh0ZW5kKHt9LGIpLG9wdHM6bS5leHRlbmQoITAse3NwZWNpYWxFYXNpbmc6e319LGMpLG9yaWdpbmFsUHJvcGVydGllczpiLG9yaWdpbmFsT3B0aW9uczpjLHN0YXJ0VGltZTokYXx8ZmIoKSxkdXJhdGlvbjpjLmR1cmF0aW9uLHR3ZWVuczpbXSxjcmVhdGVUd2VlbjpmdW5jdGlvbihiLGMpe3ZhciBkPW0uVHdlZW4oYSxqLm9wdHMsYixjLGoub3B0cy5zcGVjaWFsRWFzaW5nW2JdfHxqLm9wdHMuZWFzaW5nKTtyZXR1cm4gai50d2VlbnMucHVzaChkKSxkfSxzdG9wOmZ1bmN0aW9uKGIpe3ZhciBjPTAsZD1iP2oudHdlZW5zLmxlbmd0aDowO2lmKGUpcmV0dXJuIHRoaXM7Zm9yKGU9ITA7ZD5jO2MrKylqLnR3ZWVuc1tjXS5ydW4oMSk7cmV0dXJuIGI/aC5yZXNvbHZlV2l0aChhLFtqLGJdKTpoLnJlamVjdFdpdGgoYSxbaixiXSksdGhpc319KSxrPWoucHJvcHM7Zm9yKGpiKGssai5vcHRzLnNwZWNpYWxFYXNpbmcpO2c+ZjtmKyspaWYoZD1kYltmXS5jYWxsKGosYSxrLGoub3B0cykpcmV0dXJuIGQ7cmV0dXJuIG0ubWFwKGssaGIsaiksbS5pc0Z1bmN0aW9uKGoub3B0cy5zdGFydCkmJmoub3B0cy5zdGFydC5jYWxsKGEsaiksbS5meC50aW1lcihtLmV4dGVuZChpLHtlbGVtOmEsYW5pbTpqLHF1ZXVlOmoub3B0cy5xdWV1ZX0pKSxqLnByb2dyZXNzKGoub3B0cy5wcm9ncmVzcykuZG9uZShqLm9wdHMuZG9uZSxqLm9wdHMuY29tcGxldGUpLmZhaWwoai5vcHRzLmZhaWwpLmFsd2F5cyhqLm9wdHMuYWx3YXlzKX1tLkFuaW1hdGlvbj1tLmV4dGVuZChrYix7dHdlZW5lcjpmdW5jdGlvbihhLGIpe20uaXNGdW5jdGlvbihhKT8oYj1hLGE9WyIqIl0pOmE9YS5zcGxpdCgiICIpO2Zvcih2YXIgYyxkPTAsZT1hLmxlbmd0aDtlPmQ7ZCsrKWM9YVtkXSxlYltjXT1lYltjXXx8W10sZWJbY10udW5zaGlmdChiKX0scHJlZmlsdGVyOmZ1bmN0aW9uKGEsYil7Yj9kYi51bnNoaWZ0KGEpOmRiLnB1c2goYSl9fSksbS5zcGVlZD1mdW5jdGlvbihhLGIsYyl7dmFyIGQ9YSYmIm9iamVjdCI9PXR5cGVvZiBhP20uZXh0ZW5kKHt9LGEpOntjb21wbGV0ZTpjfHwhYyYmYnx8bS5pc0Z1bmN0aW9uKGEpJiZhLGR1cmF0aW9uOmEsZWFzaW5nOmMmJmJ8fGImJiFtLmlzRnVuY3Rpb24oYikmJmJ9O3JldHVybiBkLmR1cmF0aW9uPW0uZngub2ZmPzA6Im51bWJlciI9PXR5cGVvZiBkLmR1cmF0aW9uP2QuZHVyYXRpb246ZC5kdXJhdGlvbiBpbiBtLmZ4LnNwZWVkcz9tLmZ4LnNwZWVkc1tkLmR1cmF0aW9uXTptLmZ4LnNwZWVkcy5fZGVmYXVsdCwobnVsbD09ZC5xdWV1ZXx8ZC5xdWV1ZT09PSEwKSYmKGQucXVldWU9ImZ4IiksZC5vbGQ9ZC5jb21wbGV0ZSxkLmNvbXBsZXRlPWZ1bmN0aW9uKCl7bS5pc0Z1bmN0aW9uKGQub2xkKSYmZC5vbGQuY2FsbCh0aGlzKSxkLnF1ZXVlJiZtLmRlcXVldWUodGhpcyxkLnF1ZXVlKX0sZH0sbS5mbi5leHRlbmQoe2ZhZGVUbzpmdW5jdGlvbihhLGIsYyxkKXtyZXR1cm4gdGhpcy5maWx0ZXIoVSkuY3NzKCJvcGFjaXR5IiwwKS5zaG93KCkuZW5kKCkuYW5pbWF0ZSh7b3BhY2l0eTpifSxhLGMsZCl9LGFuaW1hdGU6ZnVuY3Rpb24oYSxiLGMsZCl7dmFyIGU9bS5pc0VtcHR5T2JqZWN0KGEpLGY9bS5zcGVlZChiLGMsZCksZz1mdW5jdGlvbigpe3ZhciBiPWtiKHRoaXMsbS5leHRlbmQoe30sYSksZik7KGV8fG0uX2RhdGEodGhpcywiZmluaXNoIikpJiZiLnN0b3AoITApfTtyZXR1cm4gZy5maW5pc2g9ZyxlfHxmLnF1ZXVlPT09ITE/dGhpcy5lYWNoKGcpOnRoaXMucXVldWUoZi5xdWV1ZSxnKX0sc3RvcDpmdW5jdGlvbihhLGIsYyl7dmFyIGQ9ZnVuY3Rpb24oYSl7dmFyIGI9YS5zdG9wO2RlbGV0ZSBhLnN0b3AsYihjKX07cmV0dXJuInN0cmluZyIhPXR5cGVvZiBhJiYoYz1iLGI9YSxhPXZvaWQgMCksYiYmYSE9PSExJiZ0aGlzLnF1ZXVlKGF8fCJmeCIsW10pLHRoaXMuZWFjaChmdW5jdGlvbigpe3ZhciBiPSEwLGU9bnVsbCE9YSYmYSsicXVldWVIb29rcyIsZj1tLnRpbWVycyxnPW0uX2RhdGEodGhpcyk7aWYoZSlnW2VdJiZnW2VdLnN0b3AmJmQoZ1tlXSk7ZWxzZSBmb3IoZSBpbiBnKWdbZV0mJmdbZV0uc3RvcCYmY2IudGVzdChlKSYmZChnW2VdKTtmb3IoZT1mLmxlbmd0aDtlLS07KWZbZV0uZWxlbSE9PXRoaXN8fG51bGwhPWEmJmZbZV0ucXVldWUhPT1hfHwoZltlXS5hbmltLnN0b3AoYyksYj0hMSxmLnNwbGljZShlLDEpKTsoYnx8IWMpJiZtLmRlcXVldWUodGhpcyxhKX0pfSxmaW5pc2g6ZnVuY3Rpb24oYSl7cmV0dXJuIGEhPT0hMSYmKGE9YXx8ImZ4IiksdGhpcy5lYWNoKGZ1bmN0aW9uKCl7dmFyIGIsYz1tLl9kYXRhKHRoaXMpLGQ9Y1thKyJxdWV1ZSJdLGU9Y1thKyJxdWV1ZUhvb2tzIl0sZj1tLnRpbWVycyxnPWQ/ZC5sZW5ndGg6MDtmb3IoYy5maW5pc2g9ITAsbS5xdWV1ZSh0aGlzLGEsW10pLGUmJmUuc3RvcCYmZS5zdG9wLmNhbGwodGhpcywhMCksYj1mLmxlbmd0aDtiLS07KWZbYl0uZWxlbT09PXRoaXMmJmZbYl0ucXVldWU9PT1hJiYoZltiXS5hbmltLnN0b3AoITApLGYuc3BsaWNlKGIsMSkpO2ZvcihiPTA7Zz5iO2IrKylkW2JdJiZkW2JdLmZpbmlzaCYmZFtiXS5maW5pc2guY2FsbCh0aGlzKTtkZWxldGUgYy5maW5pc2h9KX19KSxtLmVhY2goWyJ0b2dnbGUiLCJzaG93IiwiaGlkZSJdLGZ1bmN0aW9uKGEsYil7dmFyIGM9bS5mbltiXTttLmZuW2JdPWZ1bmN0aW9uKGEsZCxlKXtyZXR1cm4gbnVsbD09YXx8ImJvb2xlYW4iPT10eXBlb2YgYT9jLmFwcGx5KHRoaXMsYXJndW1lbnRzKTp0aGlzLmFuaW1hdGUoZ2IoYiwhMCksYSxkLGUpfX0pLG0uZWFjaCh7c2xpZGVEb3duOmdiKCJzaG93Iiksc2xpZGVVcDpnYigiaGlkZSIpLHNsaWRlVG9nZ2xlOmdiKCJ0b2dnbGUiKSxmYWRlSW46e29wYWNpdHk6InNob3cifSxmYWRlT3V0OntvcGFjaXR5OiJoaWRlIn0sZmFkZVRvZ2dsZTp7b3BhY2l0eToidG9nZ2xlIn19LGZ1bmN0aW9uKGEsYil7bS5mblthXT1mdW5jdGlvbihhLGMsZCl7cmV0dXJuIHRoaXMuYW5pbWF0ZShiLGEsYyxkKX19KSxtLnRpbWVycz1bXSxtLmZ4LnRpY2s9ZnVuY3Rpb24oKXt2YXIgYSxiPW0udGltZXJzLGM9MDtmb3IoJGE9bS5ub3coKTtjPGIubGVuZ3RoO2MrKylhPWJbY10sYSgpfHxiW2NdIT09YXx8Yi5zcGxpY2UoYy0tLDEpO2IubGVuZ3RofHxtLmZ4LnN0b3AoKSwkYT12b2lkIDB9LG0uZngudGltZXI9ZnVuY3Rpb24oYSl7bS50aW1lcnMucHVzaChhKSxhKCk/bS5meC5zdGFydCgpOm0udGltZXJzLnBvcCgpfSxtLmZ4LmludGVydmFsPTEzLG0uZnguc3RhcnQ9ZnVuY3Rpb24oKXtfYXx8KF9hPXNldEludGVydmFsKG0uZngudGljayxtLmZ4LmludGVydmFsKSl9LG0uZnguc3RvcD1mdW5jdGlvbigpe2NsZWFySW50ZXJ2YWwoX2EpLF9hPW51bGx9LG0uZnguc3BlZWRzPXtzbG93OjYwMCxmYXN0OjIwMCxfZGVmYXVsdDo0MDB9LG0uZm4uZGVsYXk9ZnVuY3Rpb24oYSxiKXtyZXR1cm4gYT1tLmZ4P20uZnguc3BlZWRzW2FdfHxhOmEsYj1ifHwiZngiLHRoaXMucXVldWUoYixmdW5jdGlvbihiLGMpe3ZhciBkPXNldFRpbWVvdXQoYixhKTtjLnN0b3A9ZnVuY3Rpb24oKXtjbGVhclRpbWVvdXQoZCl9fSl9LGZ1bmN0aW9uKCl7dmFyIGEsYixjLGQsZTtiPXkuY3JlYXRlRWxlbWVudCgiZGl2IiksYi5zZXRBdHRyaWJ1dGUoImNsYXNzTmFtZSIsInQiKSxiLmlubmVySFRNTD0iICA8bGluay8+PHRhYmxlPjwvdGFibGU+PGEgaHJlZj0nL2EnPmE8L2E+PGlucHV0IHR5cGU9J2NoZWNrYm94Jy8+IixkPWIuZ2V0RWxlbWVudHNCeVRhZ05hbWUoImEiKVswXSxjPXkuY3JlYXRlRWxlbWVudCgic2VsZWN0IiksZT1jLmFwcGVuZENoaWxkKHkuY3JlYXRlRWxlbWVudCgib3B0aW9uIikpLGE9Yi5nZXRFbGVtZW50c0J5VGFnTmFtZSgiaW5wdXQiKVswXSxkLnN0eWxlLmNzc1RleHQ9InRvcDoxcHgiLGsuZ2V0U2V0QXR0cmlidXRlPSJ0IiE9PWIuY2xhc3NOYW1lLGsuc3R5bGU9L3RvcC8udGVzdChkLmdldEF0dHJpYnV0ZSgic3R5bGUiKSksay5ocmVmTm9ybWFsaXplZD0iL2EiPT09ZC5nZXRBdHRyaWJ1dGUoImhyZWYiKSxrLmNoZWNrT249ISFhLnZhbHVlLGsub3B0U2VsZWN0ZWQ9ZS5zZWxlY3RlZCxrLmVuY3R5cGU9ISF5LmNyZWF0ZUVsZW1lbnQoImZvcm0iKS5lbmN0eXBlLGMuZGlzYWJsZWQ9ITAsay5vcHREaXNhYmxlZD0hZS5kaXNhYmxlZCxhPXkuY3JlYXRlRWxlbWVudCgiaW5wdXQiKSxhLnNldEF0dHJpYnV0ZSgidmFsdWUiLCIiKSxrLmlucHV0PSIiPT09YS5nZXRBdHRyaWJ1dGUoInZhbHVlIiksYS52YWx1ZT0idCIsYS5zZXRBdHRyaWJ1dGUoInR5cGUiLCJyYWRpbyIpLGsucmFkaW9WYWx1ZT0idCI9PT1hLnZhbHVlfSgpO3ZhciBsYj0vXHIvZzttLmZuLmV4dGVuZCh7dmFsOmZ1bmN0aW9uKGEpe3ZhciBiLGMsZCxlPXRoaXNbMF07e2lmKGFyZ3VtZW50cy5sZW5ndGgpcmV0dXJuIGQ9bS5pc0Z1bmN0aW9uKGEpLHRoaXMuZWFjaChmdW5jdGlvbihjKXt2YXIgZTsxPT09dGhpcy5ub2RlVHlwZSYmKGU9ZD9hLmNhbGwodGhpcyxjLG0odGhpcykudmFsKCkpOmEsbnVsbD09ZT9lPSIiOiJudW1iZXIiPT10eXBlb2YgZT9lKz0iIjptLmlzQXJyYXkoZSkmJihlPW0ubWFwKGUsZnVuY3Rpb24oYSl7cmV0dXJuIG51bGw9PWE/IiI6YSsiIn0pKSxiPW0udmFsSG9va3NbdGhpcy50eXBlXXx8bS52YWxIb29rc1t0aGlzLm5vZGVOYW1lLnRvTG93ZXJDYXNlKCldLGImJiJzZXQiaW4gYiYmdm9pZCAwIT09Yi5zZXQodGhpcyxlLCJ2YWx1ZSIpfHwodGhpcy52YWx1ZT1lKSl9KTtpZihlKXJldHVybiBiPW0udmFsSG9va3NbZS50eXBlXXx8bS52YWxIb29rc1tlLm5vZGVOYW1lLnRvTG93ZXJDYXNlKCldLGImJiJnZXQiaW4gYiYmdm9pZCAwIT09KGM9Yi5nZXQoZSwidmFsdWUiKSk/YzooYz1lLnZhbHVlLCJzdHJpbmciPT10eXBlb2YgYz9jLnJlcGxhY2UobGIsIiIpOm51bGw9PWM/IiI6Yyl9fX0pLG0uZXh0ZW5kKHt2YWxIb29rczp7b3B0aW9uOntnZXQ6ZnVuY3Rpb24oYSl7dmFyIGI9bS5maW5kLmF0dHIoYSwidmFsdWUiKTtyZXR1cm4gbnVsbCE9Yj9iOm0udHJpbShtLnRleHQoYSkpfX0sc2VsZWN0OntnZXQ6ZnVuY3Rpb24oYSl7Zm9yKHZhciBiLGMsZD1hLm9wdGlvbnMsZT1hLnNlbGVjdGVkSW5kZXgsZj0ic2VsZWN0LW9uZSI9PT1hLnR5cGV8fDA+ZSxnPWY/bnVsbDpbXSxoPWY/ZSsxOmQubGVuZ3RoLGk9MD5lP2g6Zj9lOjA7aD5pO2krKylpZihjPWRbaV0sISghYy5zZWxlY3RlZCYmaSE9PWV8fChrLm9wdERpc2FibGVkP2MuZGlzYWJsZWQ6bnVsbCE9PWMuZ2V0QXR0cmlidXRlKCJkaXNhYmxlZCIpKXx8Yy5wYXJlbnROb2RlLmRpc2FibGVkJiZtLm5vZGVOYW1lKGMucGFyZW50Tm9kZSwib3B0Z3JvdXAiKSkpe2lmKGI9bShjKS52YWwoKSxmKXJldHVybiBiO2cucHVzaChiKX1yZXR1cm4gZ30sc2V0OmZ1bmN0aW9uKGEsYil7dmFyIGMsZCxlPWEub3B0aW9ucyxmPW0ubWFrZUFycmF5KGIpLGc9ZS5sZW5ndGg7d2hpbGUoZy0tKWlmKGQ9ZVtnXSxtLmluQXJyYXkobS52YWxIb29rcy5vcHRpb24uZ2V0KGQpLGYpPj0wKXRyeXtkLnNlbGVjdGVkPWM9ITB9Y2F0Y2goaCl7ZC5zY3JvbGxIZWlnaHR9ZWxzZSBkLnNlbGVjdGVkPSExO3JldHVybiBjfHwoYS5zZWxlY3RlZEluZGV4PS0xKSxlfX19fSksbS5lYWNoKFsicmFkaW8iLCJjaGVja2JveCJdLGZ1bmN0aW9uKCl7bS52YWxIb29rc1t0aGlzXT17c2V0OmZ1bmN0aW9uKGEsYil7cmV0dXJuIG0uaXNBcnJheShiKT9hLmNoZWNrZWQ9bS5pbkFycmF5KG0oYSkudmFsKCksYik+PTA6dm9pZCAwfX0say5jaGVja09ufHwobS52YWxIb29rc1t0aGlzXS5nZXQ9ZnVuY3Rpb24oYSl7cmV0dXJuIG51bGw9PT1hLmdldEF0dHJpYnV0ZSgidmFsdWUiKT8ib24iOmEudmFsdWV9KX0pO3ZhciBtYixuYixvYj1tLmV4cHIuYXR0ckhhbmRsZSxwYj0vXig/OmNoZWNrZWR8c2VsZWN0ZWQpJC9pLHFiPWsuZ2V0U2V0QXR0cmlidXRlLHJiPWsuaW5wdXQ7bS5mbi5leHRlbmQoe2F0dHI6ZnVuY3Rpb24oYSxiKXtyZXR1cm4gVih0aGlzLG0uYXR0cixhLGIsYXJndW1lbnRzLmxlbmd0aD4xKX0scmVtb3ZlQXR0cjpmdW5jdGlvbihhKXtyZXR1cm4gdGhpcy5lYWNoKGZ1bmN0aW9uKCl7bS5yZW1vdmVBdHRyKHRoaXMsYSl9KX19KSxtLmV4dGVuZCh7YXR0cjpmdW5jdGlvbihhLGIsYyl7dmFyIGQsZSxmPWEubm9kZVR5cGU7aWYoYSYmMyE9PWYmJjghPT1mJiYyIT09ZilyZXR1cm4gdHlwZW9mIGEuZ2V0QXR0cmlidXRlPT09Sz9tLnByb3AoYSxiLGMpOigxPT09ZiYmbS5pc1hNTERvYyhhKXx8KGI9Yi50b0xvd2VyQ2FzZSgpLGQ9bS5hdHRySG9va3NbYl18fChtLmV4cHIubWF0Y2guYm9vbC50ZXN0KGIpP25iOm1iKSksdm9pZCAwPT09Yz9kJiYiZ2V0ImluIGQmJm51bGwhPT0oZT1kLmdldChhLGIpKT9lOihlPW0uZmluZC5hdHRyKGEsYiksbnVsbD09ZT92b2lkIDA6ZSk6bnVsbCE9PWM/ZCYmInNldCJpbiBkJiZ2b2lkIDAhPT0oZT1kLnNldChhLGMsYikpP2U6KGEuc2V0QXR0cmlidXRlKGIsYysiIiksYyk6dm9pZCBtLnJlbW92ZUF0dHIoYSxiKSl9LHJlbW92ZUF0dHI6ZnVuY3Rpb24oYSxiKXt2YXIgYyxkLGU9MCxmPWImJmIubWF0Y2goRSk7aWYoZiYmMT09PWEubm9kZVR5cGUpd2hpbGUoYz1mW2UrK10pZD1tLnByb3BGaXhbY118fGMsbS5leHByLm1hdGNoLmJvb2wudGVzdChjKT9yYiYmcWJ8fCFwYi50ZXN0KGMpP2FbZF09ITE6YVttLmNhbWVsQ2FzZSgiZGVmYXVsdC0iK2MpXT1hW2RdPSExOm0uYXR0cihhLGMsIiIpLGEucmVtb3ZlQXR0cmlidXRlKHFiP2M6ZCl9LGF0dHJIb29rczp7dHlwZTp7c2V0OmZ1bmN0aW9uKGEsYil7aWYoIWsucmFkaW9WYWx1ZSYmInJhZGlvIj09PWImJm0ubm9kZU5hbWUoYSwiaW5wdXQiKSl7dmFyIGM9YS52YWx1ZTtyZXR1cm4gYS5zZXRBdHRyaWJ1dGUoInR5cGUiLGIpLGMmJihhLnZhbHVlPWMpLGJ9fX19fSksbmI9e3NldDpmdW5jdGlvbihhLGIsYyl7cmV0dXJuIGI9PT0hMT9tLnJlbW92ZUF0dHIoYSxjKTpyYiYmcWJ8fCFwYi50ZXN0KGMpP2Euc2V0QXR0cmlidXRlKCFxYiYmbS5wcm9wRml4W2NdfHxjLGMpOmFbbS5jYW1lbENhc2UoImRlZmF1bHQtIitjKV09YVtjXT0hMCxjfX0sbS5lYWNoKG0uZXhwci5tYXRjaC5ib29sLnNvdXJjZS5tYXRjaCgvXHcrL2cpLGZ1bmN0aW9uKGEsYil7dmFyIGM9b2JbYl18fG0uZmluZC5hdHRyO29iW2JdPXJiJiZxYnx8IXBiLnRlc3QoYik/ZnVuY3Rpb24oYSxiLGQpe3ZhciBlLGY7cmV0dXJuIGR8fChmPW9iW2JdLG9iW2JdPWUsZT1udWxsIT1jKGEsYixkKT9iLnRvTG93ZXJDYXNlKCk6bnVsbCxvYltiXT1mKSxlfTpmdW5jdGlvbihhLGIsYyl7cmV0dXJuIGM/dm9pZCAwOmFbbS5jYW1lbENhc2UoImRlZmF1bHQtIitiKV0/Yi50b0xvd2VyQ2FzZSgpOm51bGx9fSkscmImJnFifHwobS5hdHRySG9va3MudmFsdWU9e3NldDpmdW5jdGlvbihhLGIsYyl7cmV0dXJuIG0ubm9kZU5hbWUoYSwiaW5wdXQiKT92b2lkKGEuZGVmYXVsdFZhbHVlPWIpOm1iJiZtYi5zZXQoYSxiLGMpfX0pLHFifHwobWI9e3NldDpmdW5jdGlvbihhLGIsYyl7dmFyIGQ9YS5nZXRBdHRyaWJ1dGVOb2RlKGMpO3JldHVybiBkfHxhLnNldEF0dHJpYnV0ZU5vZGUoZD1hLm93bmVyRG9jdW1lbnQuY3JlYXRlQXR0cmlidXRlKGMpKSxkLnZhbHVlPWIrPSIiLCJ2YWx1ZSI9PT1jfHxiPT09YS5nZXRBdHRyaWJ1dGUoYyk/Yjp2b2lkIDB9fSxvYi5pZD1vYi5uYW1lPW9iLmNvb3Jkcz1mdW5jdGlvbihhLGIsYyl7dmFyIGQ7cmV0dXJuIGM/dm9pZCAwOihkPWEuZ2V0QXR0cmlidXRlTm9kZShiKSkmJiIiIT09ZC52YWx1ZT9kLnZhbHVlOm51bGx9LG0udmFsSG9va3MuYnV0dG9uPXtnZXQ6ZnVuY3Rpb24oYSxiKXt2YXIgYz1hLmdldEF0dHJpYnV0ZU5vZGUoYik7cmV0dXJuIGMmJmMuc3BlY2lmaWVkP2MudmFsdWU6dm9pZCAwfSxzZXQ6bWIuc2V0fSxtLmF0dHJIb29rcy5jb250ZW50ZWRpdGFibGU9e3NldDpmdW5jdGlvbihhLGIsYyl7bWIuc2V0KGEsIiI9PT1iPyExOmIsYyl9fSxtLmVhY2goWyJ3aWR0aCIsImhlaWdodCJdLGZ1bmN0aW9uKGEsYil7bS5hdHRySG9va3NbYl09e3NldDpmdW5jdGlvbihhLGMpe3JldHVybiIiPT09Yz8oYS5zZXRBdHRyaWJ1dGUoYiwiYXV0byIpLGMpOnZvaWQgMH19fSkpLGsuc3R5bGV8fChtLmF0dHJIb29rcy5zdHlsZT17Z2V0OmZ1bmN0aW9uKGEpe3JldHVybiBhLnN0eWxlLmNzc1RleHR8fHZvaWQgMH0sc2V0OmZ1bmN0aW9uKGEsYil7cmV0dXJuIGEuc3R5bGUuY3NzVGV4dD1iKyIifX0pO3ZhciBzYj0vXig/OmlucHV0fHNlbGVjdHx0ZXh0YXJlYXxidXR0b258b2JqZWN0KSQvaSx0Yj0vXig/OmF8YXJlYSkkL2k7bS5mbi5leHRlbmQoe3Byb3A6ZnVuY3Rpb24oYSxiKXtyZXR1cm4gVih0aGlzLG0ucHJvcCxhLGIsYXJndW1lbnRzLmxlbmd0aD4xKX0scmVtb3ZlUHJvcDpmdW5jdGlvbihhKXtyZXR1cm4gYT1tLnByb3BGaXhbYV18fGEsdGhpcy5lYWNoKGZ1bmN0aW9uKCl7dHJ5e3RoaXNbYV09dm9pZCAwLGRlbGV0ZSB0aGlzW2FdfWNhdGNoKGIpe319KX19KSxtLmV4dGVuZCh7cHJvcEZpeDp7ImZvciI6Imh0bWxGb3IiLCJjbGFzcyI6ImNsYXNzTmFtZSJ9LHByb3A6ZnVuY3Rpb24oYSxiLGMpe3ZhciBkLGUsZixnPWEubm9kZVR5cGU7aWYoYSYmMyE9PWcmJjghPT1nJiYyIT09ZylyZXR1cm4gZj0xIT09Z3x8IW0uaXNYTUxEb2MoYSksZiYmKGI9bS5wcm9wRml4W2JdfHxiLGU9bS5wcm9wSG9va3NbYl0pLHZvaWQgMCE9PWM/ZSYmInNldCJpbiBlJiZ2b2lkIDAhPT0oZD1lLnNldChhLGMsYikpP2Q6YVtiXT1jOmUmJiJnZXQiaW4gZSYmbnVsbCE9PShkPWUuZ2V0KGEsYikpP2Q6YVtiXX0scHJvcEhvb2tzOnt0YWJJbmRleDp7Z2V0OmZ1bmN0aW9uKGEpe3ZhciBiPW0uZmluZC5hdHRyKGEsInRhYmluZGV4Iik7cmV0dXJuIGI/cGFyc2VJbnQoYiwxMCk6c2IudGVzdChhLm5vZGVOYW1lKXx8dGIudGVzdChhLm5vZGVOYW1lKSYmYS5ocmVmPzA6LTF9fX19KSxrLmhyZWZOb3JtYWxpemVkfHxtLmVhY2goWyJocmVmIiwic3JjIl0sZnVuY3Rpb24oYSxiKXttLnByb3BIb29rc1tiXT17Z2V0OmZ1bmN0aW9uKGEpe3JldHVybiBhLmdldEF0dHJpYnV0ZShiLDQpfX19KSxrLm9wdFNlbGVjdGVkfHwobS5wcm9wSG9va3Muc2VsZWN0ZWQ9e2dldDpmdW5jdGlvbihhKXt2YXIgYj1hLnBhcmVudE5vZGU7cmV0dXJuIGImJihiLnNlbGVjdGVkSW5kZXgsYi5wYXJlbnROb2RlJiZiLnBhcmVudE5vZGUuc2VsZWN0ZWRJbmRleCksbnVsbH19KSxtLmVhY2goWyJ0YWJJbmRleCIsInJlYWRPbmx5IiwibWF4TGVuZ3RoIiwiY2VsbFNwYWNpbmciLCJjZWxsUGFkZGluZyIsInJvd1NwYW4iLCJjb2xTcGFuIiwidXNlTWFwIiwiZnJhbWVCb3JkZXIiLCJjb250ZW50RWRpdGFibGUiXSxmdW5jdGlvbigpe20ucHJvcEZpeFt0aGlzLnRvTG93ZXJDYXNlKCldPXRoaXN9KSxrLmVuY3R5cGV8fChtLnByb3BGaXguZW5jdHlwZT0iZW5jb2RpbmciKTt2YXIgdWI9L1tcdFxyXG5cZl0vZzttLmZuLmV4dGVuZCh7YWRkQ2xhc3M6ZnVuY3Rpb24oYSl7dmFyIGIsYyxkLGUsZixnLGg9MCxpPXRoaXMubGVuZ3RoLGo9InN0cmluZyI9PXR5cGVvZiBhJiZhO2lmKG0uaXNGdW5jdGlvbihhKSlyZXR1cm4gdGhpcy5lYWNoKGZ1bmN0aW9uKGIpe20odGhpcykuYWRkQ2xhc3MoYS5jYWxsKHRoaXMsYix0aGlzLmNsYXNzTmFtZSkpfSk7aWYoailmb3IoYj0oYXx8IiIpLm1hdGNoKEUpfHxbXTtpPmg7aCsrKWlmKGM9dGhpc1toXSxkPTE9PT1jLm5vZGVUeXBlJiYoYy5jbGFzc05hbWU/KCIgIitjLmNsYXNzTmFtZSsiICIpLnJlcGxhY2UodWIsIiAiKToiICIpKXtmPTA7d2hpbGUoZT1iW2YrK10pZC5pbmRleE9mKCIgIitlKyIgIik8MCYmKGQrPWUrIiAiKTtnPW0udHJpbShkKSxjLmNsYXNzTmFtZSE9PWcmJihjLmNsYXNzTmFtZT1nKX1yZXR1cm4gdGhpc30scmVtb3ZlQ2xhc3M6ZnVuY3Rpb24oYSl7dmFyIGIsYyxkLGUsZixnLGg9MCxpPXRoaXMubGVuZ3RoLGo9MD09PWFyZ3VtZW50cy5sZW5ndGh8fCJzdHJpbmciPT10eXBlb2YgYSYmYTtpZihtLmlzRnVuY3Rpb24oYSkpcmV0dXJuIHRoaXMuZWFjaChmdW5jdGlvbihiKXttKHRoaXMpLnJlbW92ZUNsYXNzKGEuY2FsbCh0aGlzLGIsdGhpcy5jbGFzc05hbWUpKX0pO2lmKGopZm9yKGI9KGF8fCIiKS5tYXRjaChFKXx8W107aT5oO2grKylpZihjPXRoaXNbaF0sZD0xPT09Yy5ub2RlVHlwZSYmKGMuY2xhc3NOYW1lPygiICIrYy5jbGFzc05hbWUrIiAiKS5yZXBsYWNlKHViLCIgIik6IiIpKXtmPTA7d2hpbGUoZT1iW2YrK10pd2hpbGUoZC5pbmRleE9mKCIgIitlKyIgIik+PTApZD1kLnJlcGxhY2UoIiAiK2UrIiAiLCIgIik7Zz1hP20udHJpbShkKToiIixjLmNsYXNzTmFtZSE9PWcmJihjLmNsYXNzTmFtZT1nKX1yZXR1cm4gdGhpc30sdG9nZ2xlQ2xhc3M6ZnVuY3Rpb24oYSxiKXt2YXIgYz10eXBlb2YgYTtyZXR1cm4iYm9vbGVhbiI9PXR5cGVvZiBiJiYic3RyaW5nIj09PWM/Yj90aGlzLmFkZENsYXNzKGEpOnRoaXMucmVtb3ZlQ2xhc3MoYSk6dGhpcy5lYWNoKG0uaXNGdW5jdGlvbihhKT9mdW5jdGlvbihjKXttKHRoaXMpLnRvZ2dsZUNsYXNzKGEuY2FsbCh0aGlzLGMsdGhpcy5jbGFzc05hbWUsYiksYil9OmZ1bmN0aW9uKCl7aWYoInN0cmluZyI9PT1jKXt2YXIgYixkPTAsZT1tKHRoaXMpLGY9YS5tYXRjaChFKXx8W107d2hpbGUoYj1mW2QrK10pZS5oYXNDbGFzcyhiKT9lLnJlbW92ZUNsYXNzKGIpOmUuYWRkQ2xhc3MoYil9ZWxzZShjPT09S3x8ImJvb2xlYW4iPT09YykmJih0aGlzLmNsYXNzTmFtZSYmbS5fZGF0YSh0aGlzLCJfX2NsYXNzTmFtZV9fIix0aGlzLmNsYXNzTmFtZSksdGhpcy5jbGFzc05hbWU9dGhpcy5jbGFzc05hbWV8fGE9PT0hMT8iIjptLl9kYXRhKHRoaXMsIl9fY2xhc3NOYW1lX18iKXx8IiIpfSl9LGhhc0NsYXNzOmZ1bmN0aW9uKGEpe2Zvcih2YXIgYj0iICIrYSsiICIsYz0wLGQ9dGhpcy5sZW5ndGg7ZD5jO2MrKylpZigxPT09dGhpc1tjXS5ub2RlVHlwZSYmKCIgIit0aGlzW2NdLmNsYXNzTmFtZSsiICIpLnJlcGxhY2UodWIsIiAiKS5pbmRleE9mKGIpPj0wKXJldHVybiEwO3JldHVybiExfX0pLG0uZWFjaCgiYmx1ciBmb2N1cyBmb2N1c2luIGZvY3Vzb3V0IGxvYWQgcmVzaXplIHNjcm9sbCB1bmxvYWQgY2xpY2sgZGJsY2xpY2sgbW91c2Vkb3duIG1vdXNldXAgbW91c2Vtb3ZlIG1vdXNlb3ZlciBtb3VzZW91dCBtb3VzZWVudGVyIG1vdXNlbGVhdmUgY2hhbmdlIHNlbGVjdCBzdWJtaXQga2V5ZG93biBrZXlwcmVzcyBrZXl1cCBlcnJvciBjb250ZXh0bWVudSIuc3BsaXQoIiAiKSxmdW5jdGlvbihhLGIpe20uZm5bYl09ZnVuY3Rpb24oYSxjKXtyZXR1cm4gYXJndW1lbnRzLmxlbmd0aD4wP3RoaXMub24oYixudWxsLGEsYyk6dGhpcy50cmlnZ2VyKGIpfX0pLG0uZm4uZXh0ZW5kKHtob3ZlcjpmdW5jdGlvbihhLGIpe3JldHVybiB0aGlzLm1vdXNlZW50ZXIoYSkubW91c2VsZWF2ZShifHxhKX0sYmluZDpmdW5jdGlvbihhLGIsYyl7cmV0dXJuIHRoaXMub24oYSxudWxsLGIsYyl9LHVuYmluZDpmdW5jdGlvbihhLGIpe3JldHVybiB0aGlzLm9mZihhLG51bGwsYil9LGRlbGVnYXRlOmZ1bmN0aW9uKGEsYixjLGQpe3JldHVybiB0aGlzLm9uKGIsYSxjLGQpfSx1bmRlbGVnYXRlOmZ1bmN0aW9uKGEsYixjKXtyZXR1cm4gMT09PWFyZ3VtZW50cy5sZW5ndGg/dGhpcy5vZmYoYSwiKioiKTp0aGlzLm9mZihiLGF8fCIqKiIsYyl9fSk7dmFyIHZiPW0ubm93KCksd2I9L1w/Lyx4Yj0vKCwpfChcW3x7KXwofXxdKXwiKD86W14iXFxcclxuXXxcXFsiXFxcL2JmbnJ0XXxcXHVbXGRhLWZBLUZdezR9KSoiXHMqOj98dHJ1ZXxmYWxzZXxudWxsfC0/KD8hMFxkKVxkKyg/OlwuXGQrfCkoPzpbZUVdWystXT9cZCt8KS9nO20ucGFyc2VKU09OPWZ1bmN0aW9uKGIpe2lmKGEuSlNPTiYmYS5KU09OLnBhcnNlKXJldHVybiBhLkpTT04ucGFyc2UoYisiIik7dmFyIGMsZD1udWxsLGU9bS50cmltKGIrIiIpO3JldHVybiBlJiYhbS50cmltKGUucmVwbGFjZSh4YixmdW5jdGlvbihhLGIsZSxmKXtyZXR1cm4gYyYmYiYmKGQ9MCksMD09PWQ/YTooYz1lfHxiLGQrPSFmLSFlLCIiKX0pKT9GdW5jdGlvbigicmV0dXJuICIrZSkoKTptLmVycm9yKCJJbnZhbGlkIEpTT046ICIrYil9LG0ucGFyc2VYTUw9ZnVuY3Rpb24oYil7dmFyIGMsZDtpZighYnx8InN0cmluZyIhPXR5cGVvZiBiKXJldHVybiBudWxsO3RyeXthLkRPTVBhcnNlcj8oZD1uZXcgRE9NUGFyc2VyLGM9ZC5wYXJzZUZyb21TdHJpbmcoYiwidGV4dC94bWwiKSk6KGM9bmV3IEFjdGl2ZVhPYmplY3QoIk1pY3Jvc29mdC5YTUxET00iKSxjLmFzeW5jPSJmYWxzZSIsYy5sb2FkWE1MKGIpKX1jYXRjaChlKXtjPXZvaWQgMH1yZXR1cm4gYyYmYy5kb2N1bWVudEVsZW1lbnQmJiFjLmdldEVsZW1lbnRzQnlUYWdOYW1lKCJwYXJzZXJlcnJvciIpLmxlbmd0aHx8bS5lcnJvcigiSW52YWxpZCBYTUw6ICIrYiksY307dmFyIHliLHpiLEFiPS8jLiokLyxCYj0vKFs/Jl0pXz1bXiZdKi8sQ2I9L14oLio/KTpbIFx0XSooW15cclxuXSopXHI/JC9nbSxEYj0vXig/OmFib3V0fGFwcHxhcHAtc3RvcmFnZXwuKy1leHRlbnNpb258ZmlsZXxyZXN8d2lkZ2V0KTokLyxFYj0vXig/OkdFVHxIRUFEKSQvLEZiPS9eXC9cLy8sR2I9L14oW1x3ListXSs6KSg/OlwvXC8oPzpbXlwvPyNdKkB8KShbXlwvPyM6XSopKD86OihcZCspfCl8KS8sSGI9e30sSWI9e30sSmI9IiovIi5jb25jYXQoIioiKTt0cnl7emI9bG9jYXRpb24uaHJlZn1jYXRjaChLYil7emI9eS5jcmVhdGVFbGVtZW50KCJhIiksemIuaHJlZj0iIix6Yj16Yi5ocmVmfXliPUdiLmV4ZWMoemIudG9Mb3dlckNhc2UoKSl8fFtdO2Z1bmN0aW9uIExiKGEpe3JldHVybiBmdW5jdGlvbihiLGMpeyJzdHJpbmciIT10eXBlb2YgYiYmKGM9YixiPSIqIik7dmFyIGQsZT0wLGY9Yi50b0xvd2VyQ2FzZSgpLm1hdGNoKEUpfHxbXTtpZihtLmlzRnVuY3Rpb24oYykpd2hpbGUoZD1mW2UrK10pIisiPT09ZC5jaGFyQXQoMCk/KGQ9ZC5zbGljZSgxKXx8IioiLChhW2RdPWFbZF18fFtdKS51bnNoaWZ0KGMpKTooYVtkXT1hW2RdfHxbXSkucHVzaChjKX19ZnVuY3Rpb24gTWIoYSxiLGMsZCl7dmFyIGU9e30sZj1hPT09SWI7ZnVuY3Rpb24gZyhoKXt2YXIgaTtyZXR1cm4gZVtoXT0hMCxtLmVhY2goYVtoXXx8W10sZnVuY3Rpb24oYSxoKXt2YXIgaj1oKGIsYyxkKTtyZXR1cm4ic3RyaW5nIiE9dHlwZW9mIGp8fGZ8fGVbal0/Zj8hKGk9aik6dm9pZCAwOihiLmRhdGFUeXBlcy51bnNoaWZ0KGopLGcoaiksITEpfSksaX1yZXR1cm4gZyhiLmRhdGFUeXBlc1swXSl8fCFlWyIqIl0mJmcoIioiKX1mdW5jdGlvbiBOYihhLGIpe3ZhciBjLGQsZT1tLmFqYXhTZXR0aW5ncy5mbGF0T3B0aW9uc3x8e307Zm9yKGQgaW4gYil2b2lkIDAhPT1iW2RdJiYoKGVbZF0/YTpjfHwoYz17fSkpW2RdPWJbZF0pO3JldHVybiBjJiZtLmV4dGVuZCghMCxhLGMpLGF9ZnVuY3Rpb24gT2IoYSxiLGMpe3ZhciBkLGUsZixnLGg9YS5jb250ZW50cyxpPWEuZGF0YVR5cGVzO3doaWxlKCIqIj09PWlbMF0paS5zaGlmdCgpLHZvaWQgMD09PWUmJihlPWEubWltZVR5cGV8fGIuZ2V0UmVzcG9uc2VIZWFkZXIoIkNvbnRlbnQtVHlwZSIpKTtpZihlKWZvcihnIGluIGgpaWYoaFtnXSYmaFtnXS50ZXN0KGUpKXtpLnVuc2hpZnQoZyk7YnJlYWt9aWYoaVswXWluIGMpZj1pWzBdO2Vsc2V7Zm9yKGcgaW4gYyl7aWYoIWlbMF18fGEuY29udmVydGVyc1tnKyIgIitpWzBdXSl7Zj1nO2JyZWFrfWR8fChkPWcpfWY9Znx8ZH1yZXR1cm4gZj8oZiE9PWlbMF0mJmkudW5zaGlmdChmKSxjW2ZdKTp2b2lkIDB9ZnVuY3Rpb24gUGIoYSxiLGMsZCl7dmFyIGUsZixnLGgsaSxqPXt9LGs9YS5kYXRhVHlwZXMuc2xpY2UoKTtpZihrWzFdKWZvcihnIGluIGEuY29udmVydGVycylqW2cudG9Mb3dlckNhc2UoKV09YS5jb252ZXJ0ZXJzW2ddO2Y9ay5zaGlmdCgpO3doaWxlKGYpaWYoYS5yZXNwb25zZUZpZWxkc1tmXSYmKGNbYS5yZXNwb25zZUZpZWxkc1tmXV09YiksIWkmJmQmJmEuZGF0YUZpbHRlciYmKGI9YS5kYXRhRmlsdGVyKGIsYS5kYXRhVHlwZSkpLGk9ZixmPWsuc2hpZnQoKSlpZigiKiI9PT1mKWY9aTtlbHNlIGlmKCIqIiE9PWkmJmkhPT1mKXtpZihnPWpbaSsiICIrZl18fGpbIiogIitmXSwhZylmb3IoZSBpbiBqKWlmKGg9ZS5zcGxpdCgiICIpLGhbMV09PT1mJiYoZz1qW2krIiAiK2hbMF1dfHxqWyIqICIraFswXV0pKXtnPT09ITA/Zz1qW2VdOmpbZV0hPT0hMCYmKGY9aFswXSxrLnVuc2hpZnQoaFsxXSkpO2JyZWFrfWlmKGchPT0hMClpZihnJiZhWyJ0aHJvd3MiXSliPWcoYik7ZWxzZSB0cnl7Yj1nKGIpfWNhdGNoKGwpe3JldHVybntzdGF0ZToicGFyc2VyZXJyb3IiLGVycm9yOmc/bDoiTm8gY29udmVyc2lvbiBmcm9tICIraSsiIHRvICIrZn19fXJldHVybntzdGF0ZToic3VjY2VzcyIsZGF0YTpifX1tLmV4dGVuZCh7YWN0aXZlOjAsbGFzdE1vZGlmaWVkOnt9LGV0YWc6e30sYWpheFNldHRpbmdzOnt1cmw6emIsdHlwZToiR0VUIixpc0xvY2FsOkRiLnRlc3QoeWJbMV0pLGdsb2JhbDohMCxwcm9jZXNzRGF0YTohMCxhc3luYzohMCxjb250ZW50VHlwZToiYXBwbGljYXRpb24veC13d3ctZm9ybS11cmxlbmNvZGVkOyBjaGFyc2V0PVVURi04IixhY2NlcHRzOnsiKiI6SmIsdGV4dDoidGV4dC9wbGFpbiIsaHRtbDoidGV4dC9odG1sIix4bWw6ImFwcGxpY2F0aW9uL3htbCwgdGV4dC94bWwiLGpzb246ImFwcGxpY2F0aW9uL2pzb24sIHRleHQvamF2YXNjcmlwdCJ9LGNvbnRlbnRzOnt4bWw6L3htbC8saHRtbDovaHRtbC8sanNvbjovanNvbi99LHJlc3BvbnNlRmllbGRzOnt4bWw6InJlc3BvbnNlWE1MIix0ZXh0OiJyZXNwb25zZVRleHQiLGpzb246InJlc3BvbnNlSlNPTiJ9LGNvbnZlcnRlcnM6eyIqIHRleHQiOlN0cmluZywidGV4dCBodG1sIjohMCwidGV4dCBqc29uIjptLnBhcnNlSlNPTiwidGV4dCB4bWwiOm0ucGFyc2VYTUx9LGZsYXRPcHRpb25zOnt1cmw6ITAsY29udGV4dDohMH19LGFqYXhTZXR1cDpmdW5jdGlvbihhLGIpe3JldHVybiBiP05iKE5iKGEsbS5hamF4U2V0dGluZ3MpLGIpOk5iKG0uYWpheFNldHRpbmdzLGEpfSxhamF4UHJlZmlsdGVyOkxiKEhiKSxhamF4VHJhbnNwb3J0OkxiKEliKSxhamF4OmZ1bmN0aW9uKGEsYil7Im9iamVjdCI9PXR5cGVvZiBhJiYoYj1hLGE9dm9pZCAwKSxiPWJ8fHt9O3ZhciBjLGQsZSxmLGcsaCxpLGosaz1tLmFqYXhTZXR1cCh7fSxiKSxsPWsuY29udGV4dHx8ayxuPWsuY29udGV4dCYmKGwubm9kZVR5cGV8fGwuanF1ZXJ5KT9tKGwpOm0uZXZlbnQsbz1tLkRlZmVycmVkKCkscD1tLkNhbGxiYWNrcygib25jZSBtZW1vcnkiKSxxPWsuc3RhdHVzQ29kZXx8e30scj17fSxzPXt9LHQ9MCx1PSJjYW5jZWxlZCIsdj17cmVhZHlTdGF0ZTowLGdldFJlc3BvbnNlSGVhZGVyOmZ1bmN0aW9uKGEpe3ZhciBiO2lmKDI9PT10KXtpZighail7aj17fTt3aGlsZShiPUNiLmV4ZWMoZikpaltiWzFdLnRvTG93ZXJDYXNlKCldPWJbMl19Yj1qW2EudG9Mb3dlckNhc2UoKV19cmV0dXJuIG51bGw9PWI/bnVsbDpifSxnZXRBbGxSZXNwb25zZUhlYWRlcnM6ZnVuY3Rpb24oKXtyZXR1cm4gMj09PXQ/ZjpudWxsfSxzZXRSZXF1ZXN0SGVhZGVyOmZ1bmN0aW9uKGEsYil7dmFyIGM9YS50b0xvd2VyQ2FzZSgpO3JldHVybiB0fHwoYT1zW2NdPXNbY118fGEsclthXT1iKSx0aGlzfSxvdmVycmlkZU1pbWVUeXBlOmZ1bmN0aW9uKGEpe3JldHVybiB0fHwoay5taW1lVHlwZT1hKSx0aGlzfSxzdGF0dXNDb2RlOmZ1bmN0aW9uKGEpe3ZhciBiO2lmKGEpaWYoMj50KWZvcihiIGluIGEpcVtiXT1bcVtiXSxhW2JdXTtlbHNlIHYuYWx3YXlzKGFbdi5zdGF0dXNdKTtyZXR1cm4gdGhpc30sYWJvcnQ6ZnVuY3Rpb24oYSl7dmFyIGI9YXx8dTtyZXR1cm4gaSYmaS5hYm9ydChiKSx4KDAsYiksdGhpc319O2lmKG8ucHJvbWlzZSh2KS5jb21wbGV0ZT1wLmFkZCx2LnN1Y2Nlc3M9di5kb25lLHYuZXJyb3I9di5mYWlsLGsudXJsPSgoYXx8ay51cmx8fHpiKSsiIikucmVwbGFjZShBYiwiIikucmVwbGFjZShGYix5YlsxXSsiLy8iKSxrLnR5cGU9Yi5tZXRob2R8fGIudHlwZXx8ay5tZXRob2R8fGsudHlwZSxrLmRhdGFUeXBlcz1tLnRyaW0oay5kYXRhVHlwZXx8IioiKS50b0xvd2VyQ2FzZSgpLm1hdGNoKEUpfHxbIiJdLG51bGw9PWsuY3Jvc3NEb21haW4mJihjPUdiLmV4ZWMoay51cmwudG9Mb3dlckNhc2UoKSksay5jcm9zc0RvbWFpbj0hKCFjfHxjWzFdPT09eWJbMV0mJmNbMl09PT15YlsyXSYmKGNbM118fCgiaHR0cDoiPT09Y1sxXT8iODAiOiI0NDMiKSk9PT0oeWJbM118fCgiaHR0cDoiPT09eWJbMV0/IjgwIjoiNDQzIikpKSksay5kYXRhJiZrLnByb2Nlc3NEYXRhJiYic3RyaW5nIiE9dHlwZW9mIGsuZGF0YSYmKGsuZGF0YT1tLnBhcmFtKGsuZGF0YSxrLnRyYWRpdGlvbmFsKSksTWIoSGIsayxiLHYpLDI9PT10KXJldHVybiB2O2g9bS5ldmVudCYmay5nbG9iYWwsaCYmMD09PW0uYWN0aXZlKysmJm0uZXZlbnQudHJpZ2dlcigiYWpheFN0YXJ0Iiksay50eXBlPWsudHlwZS50b1VwcGVyQ2FzZSgpLGsuaGFzQ29udGVudD0hRWIudGVzdChrLnR5cGUpLGU9ay51cmwsay5oYXNDb250ZW50fHwoay5kYXRhJiYoZT1rLnVybCs9KHdiLnRlc3QoZSk/IiYiOiI/Iikray5kYXRhLGRlbGV0ZSBrLmRhdGEpLGsuY2FjaGU9PT0hMSYmKGsudXJsPUJiLnRlc3QoZSk/ZS5yZXBsYWNlKEJiLCIkMV89Iit2YisrKTplKyh3Yi50ZXN0KGUpPyImIjoiPyIpKyJfPSIrdmIrKykpLGsuaWZNb2RpZmllZCYmKG0ubGFzdE1vZGlmaWVkW2VdJiZ2LnNldFJlcXVlc3RIZWFkZXIoIklmLU1vZGlmaWVkLVNpbmNlIixtLmxhc3RNb2RpZmllZFtlXSksbS5ldGFnW2VdJiZ2LnNldFJlcXVlc3RIZWFkZXIoIklmLU5vbmUtTWF0Y2giLG0uZXRhZ1tlXSkpLChrLmRhdGEmJmsuaGFzQ29udGVudCYmay5jb250ZW50VHlwZSE9PSExfHxiLmNvbnRlbnRUeXBlKSYmdi5zZXRSZXF1ZXN0SGVhZGVyKCJDb250ZW50LVR5cGUiLGsuY29udGVudFR5cGUpLHYuc2V0UmVxdWVzdEhlYWRlcigiQWNjZXB0IixrLmRhdGFUeXBlc1swXSYmay5hY2NlcHRzW2suZGF0YVR5cGVzWzBdXT9rLmFjY2VwdHNbay5kYXRhVHlwZXNbMF1dKygiKiIhPT1rLmRhdGFUeXBlc1swXT8iLCAiK0piKyI7IHE9MC4wMSI6IiIpOmsuYWNjZXB0c1siKiJdKTtmb3IoZCBpbiBrLmhlYWRlcnMpdi5zZXRSZXF1ZXN0SGVhZGVyKGQsay5oZWFkZXJzW2RdKTtpZihrLmJlZm9yZVNlbmQmJihrLmJlZm9yZVNlbmQuY2FsbChsLHYsayk9PT0hMXx8Mj09PXQpKXJldHVybiB2LmFib3J0KCk7dT0iYWJvcnQiO2ZvcihkIGlue3N1Y2Nlc3M6MSxlcnJvcjoxLGNvbXBsZXRlOjF9KXZbZF0oa1tkXSk7aWYoaT1NYihJYixrLGIsdikpe3YucmVhZHlTdGF0ZT0xLGgmJm4udHJpZ2dlcigiYWpheFNlbmQiLFt2LGtdKSxrLmFzeW5jJiZrLnRpbWVvdXQ+MCYmKGc9c2V0VGltZW91dChmdW5jdGlvbigpe3YuYWJvcnQoInRpbWVvdXQiKX0say50aW1lb3V0KSk7dHJ5e3Q9MSxpLnNlbmQocix4KX1jYXRjaCh3KXtpZighKDI+dCkpdGhyb3cgdzt4KC0xLHcpfX1lbHNlIHgoLTEsIk5vIFRyYW5zcG9ydCIpO2Z1bmN0aW9uIHgoYSxiLGMsZCl7dmFyIGoscixzLHUsdyx4PWI7MiE9PXQmJih0PTIsZyYmY2xlYXJUaW1lb3V0KGcpLGk9dm9pZCAwLGY9ZHx8IiIsdi5yZWFkeVN0YXRlPWE+MD80OjAsaj1hPj0yMDAmJjMwMD5hfHwzMDQ9PT1hLGMmJih1PU9iKGssdixjKSksdT1QYihrLHUsdixqKSxqPyhrLmlmTW9kaWZpZWQmJih3PXYuZ2V0UmVzcG9uc2VIZWFkZXIoIkxhc3QtTW9kaWZpZWQiKSx3JiYobS5sYXN0TW9kaWZpZWRbZV09dyksdz12LmdldFJlc3BvbnNlSGVhZGVyKCJldGFnIiksdyYmKG0uZXRhZ1tlXT13KSksMjA0PT09YXx8IkhFQUQiPT09ay50eXBlP3g9Im5vY29udGVudCI6MzA0PT09YT94PSJub3Rtb2RpZmllZCI6KHg9dS5zdGF0ZSxyPXUuZGF0YSxzPXUuZXJyb3Isaj0hcykpOihzPXgsKGF8fCF4KSYmKHg9ImVycm9yIiwwPmEmJihhPTApKSksdi5zdGF0dXM9YSx2LnN0YXR1c1RleHQ9KGJ8fHgpKyIiLGo/by5yZXNvbHZlV2l0aChsLFtyLHgsdl0pOm8ucmVqZWN0V2l0aChsLFt2LHgsc10pLHYuc3RhdHVzQ29kZShxKSxxPXZvaWQgMCxoJiZuLnRyaWdnZXIoaj8iYWpheFN1Y2Nlc3MiOiJhamF4RXJyb3IiLFt2LGssaj9yOnNdKSxwLmZpcmVXaXRoKGwsW3YseF0pLGgmJihuLnRyaWdnZXIoImFqYXhDb21wbGV0ZSIsW3Ysa10pLC0tbS5hY3RpdmV8fG0uZXZlbnQudHJpZ2dlcigiYWpheFN0b3AiKSkpfXJldHVybiB2fSxnZXRKU09OOmZ1bmN0aW9uKGEsYixjKXtyZXR1cm4gbS5nZXQoYSxiLGMsImpzb24iKX0sZ2V0U2NyaXB0OmZ1bmN0aW9uKGEsYil7cmV0dXJuIG0uZ2V0KGEsdm9pZCAwLGIsInNjcmlwdCIpfX0pLG0uZWFjaChbImdldCIsInBvc3QiXSxmdW5jdGlvbihhLGIpe21bYl09ZnVuY3Rpb24oYSxjLGQsZSl7cmV0dXJuIG0uaXNGdW5jdGlvbihjKSYmKGU9ZXx8ZCxkPWMsYz12b2lkIDApLG0uYWpheCh7dXJsOmEsdHlwZTpiLGRhdGFUeXBlOmUsZGF0YTpjLHN1Y2Nlc3M6ZH0pfX0pLG0uX2V2YWxVcmw9ZnVuY3Rpb24oYSl7cmV0dXJuIG0uYWpheCh7dXJsOmEsdHlwZToiR0VUIixkYXRhVHlwZToic2NyaXB0Iixhc3luYzohMSxnbG9iYWw6ITEsInRocm93cyI6ITB9KX0sbS5mbi5leHRlbmQoe3dyYXBBbGw6ZnVuY3Rpb24oYSl7aWYobS5pc0Z1bmN0aW9uKGEpKXJldHVybiB0aGlzLmVhY2goZnVuY3Rpb24oYil7bSh0aGlzKS53cmFwQWxsKGEuY2FsbCh0aGlzLGIpKX0pO2lmKHRoaXNbMF0pe3ZhciBiPW0oYSx0aGlzWzBdLm93bmVyRG9jdW1lbnQpLmVxKDApLmNsb25lKCEwKTt0aGlzWzBdLnBhcmVudE5vZGUmJmIuaW5zZXJ0QmVmb3JlKHRoaXNbMF0pLGIubWFwKGZ1bmN0aW9uKCl7dmFyIGE9dGhpczt3aGlsZShhLmZpcnN0Q2hpbGQmJjE9PT1hLmZpcnN0Q2hpbGQubm9kZVR5cGUpYT1hLmZpcnN0Q2hpbGQ7cmV0dXJuIGF9KS5hcHBlbmQodGhpcyl9cmV0dXJuIHRoaXN9LHdyYXBJbm5lcjpmdW5jdGlvbihhKXtyZXR1cm4gdGhpcy5lYWNoKG0uaXNGdW5jdGlvbihhKT9mdW5jdGlvbihiKXttKHRoaXMpLndyYXBJbm5lcihhLmNhbGwodGhpcyxiKSl9OmZ1bmN0aW9uKCl7dmFyIGI9bSh0aGlzKSxjPWIuY29udGVudHMoKTtjLmxlbmd0aD9jLndyYXBBbGwoYSk6Yi5hcHBlbmQoYSl9KX0sd3JhcDpmdW5jdGlvbihhKXt2YXIgYj1tLmlzRnVuY3Rpb24oYSk7cmV0dXJuIHRoaXMuZWFjaChmdW5jdGlvbihjKXttKHRoaXMpLndyYXBBbGwoYj9hLmNhbGwodGhpcyxjKTphKX0pfSx1bndyYXA6ZnVuY3Rpb24oKXtyZXR1cm4gdGhpcy5wYXJlbnQoKS5lYWNoKGZ1bmN0aW9uKCl7bS5ub2RlTmFtZSh0aGlzLCJib2R5Iil8fG0odGhpcykucmVwbGFjZVdpdGgodGhpcy5jaGlsZE5vZGVzKX0pLmVuZCgpfX0pLG0uZXhwci5maWx0ZXJzLmhpZGRlbj1mdW5jdGlvbihhKXtyZXR1cm4gYS5vZmZzZXRXaWR0aDw9MCYmYS5vZmZzZXRIZWlnaHQ8PTB8fCFrLnJlbGlhYmxlSGlkZGVuT2Zmc2V0cygpJiYibm9uZSI9PT0oYS5zdHlsZSYmYS5zdHlsZS5kaXNwbGF5fHxtLmNzcyhhLCJkaXNwbGF5IikpfSxtLmV4cHIuZmlsdGVycy52aXNpYmxlPWZ1bmN0aW9uKGEpe3JldHVybiFtLmV4cHIuZmlsdGVycy5oaWRkZW4oYSl9O3ZhciBRYj0vJTIwL2csUmI9L1xbXF0kLyxTYj0vXHI/XG4vZyxUYj0vXig/OnN1Ym1pdHxidXR0b258aW1hZ2V8cmVzZXR8ZmlsZSkkL2ksVWI9L14oPzppbnB1dHxzZWxlY3R8dGV4dGFyZWF8a2V5Z2VuKS9pO2Z1bmN0aW9uIFZiKGEsYixjLGQpe3ZhciBlO2lmKG0uaXNBcnJheShiKSltLmVhY2goYixmdW5jdGlvbihiLGUpe2N8fFJiLnRlc3QoYSk/ZChhLGUpOlZiKGErIlsiKygib2JqZWN0Ij09dHlwZW9mIGU/YjoiIikrIl0iLGUsYyxkKX0pO2Vsc2UgaWYoY3x8Im9iamVjdCIhPT1tLnR5cGUoYikpZChhLGIpO2Vsc2UgZm9yKGUgaW4gYilWYihhKyJbIitlKyJdIixiW2VdLGMsZCl9bS5wYXJhbT1mdW5jdGlvbihhLGIpe3ZhciBjLGQ9W10sZT1mdW5jdGlvbihhLGIpe2I9bS5pc0Z1bmN0aW9uKGIpP2IoKTpudWxsPT1iPyIiOmIsZFtkLmxlbmd0aF09ZW5jb2RlVVJJQ29tcG9uZW50KGEpKyI9IitlbmNvZGVVUklDb21wb25lbnQoYil9O2lmKHZvaWQgMD09PWImJihiPW0uYWpheFNldHRpbmdzJiZtLmFqYXhTZXR0aW5ncy50cmFkaXRpb25hbCksbS5pc0FycmF5KGEpfHxhLmpxdWVyeSYmIW0uaXNQbGFpbk9iamVjdChhKSltLmVhY2goYSxmdW5jdGlvbigpe2UodGhpcy5uYW1lLHRoaXMudmFsdWUpfSk7ZWxzZSBmb3IoYyBpbiBhKVZiKGMsYVtjXSxiLGUpO3JldHVybiBkLmpvaW4oIiYiKS5yZXBsYWNlKFFiLCIrIil9LG0uZm4uZXh0ZW5kKHtzZXJpYWxpemU6ZnVuY3Rpb24oKXtyZXR1cm4gbS5wYXJhbSh0aGlzLnNlcmlhbGl6ZUFycmF5KCkpfSxzZXJpYWxpemVBcnJheTpmdW5jdGlvbigpe3JldHVybiB0aGlzLm1hcChmdW5jdGlvbigpe3ZhciBhPW0ucHJvcCh0aGlzLCJlbGVtZW50cyIpO3JldHVybiBhP20ubWFrZUFycmF5KGEpOnRoaXN9KS5maWx0ZXIoZnVuY3Rpb24oKXt2YXIgYT10aGlzLnR5cGU7cmV0dXJuIHRoaXMubmFtZSYmIW0odGhpcykuaXMoIjpkaXNhYmxlZCIpJiZVYi50ZXN0KHRoaXMubm9kZU5hbWUpJiYhVGIudGVzdChhKSYmKHRoaXMuY2hlY2tlZHx8IVcudGVzdChhKSl9KS5tYXAoZnVuY3Rpb24oYSxiKXt2YXIgYz1tKHRoaXMpLnZhbCgpO3JldHVybiBudWxsPT1jP251bGw6bS5pc0FycmF5KGMpP20ubWFwKGMsZnVuY3Rpb24oYSl7cmV0dXJue25hbWU6Yi5uYW1lLHZhbHVlOmEucmVwbGFjZShTYiwiXHJcbiIpfX0pOntuYW1lOmIubmFtZSx2YWx1ZTpjLnJlcGxhY2UoU2IsIlxyXG4iKX19KS5nZXQoKX19KSxtLmFqYXhTZXR0aW5ncy54aHI9dm9pZCAwIT09YS5BY3RpdmVYT2JqZWN0P2Z1bmN0aW9uKCl7cmV0dXJuIXRoaXMuaXNMb2NhbCYmL14oZ2V0fHBvc3R8aGVhZHxwdXR8ZGVsZXRlfG9wdGlvbnMpJC9pLnRlc3QodGhpcy50eXBlKSYmWmIoKXx8JGIoKX06WmI7dmFyIFdiPTAsWGI9e30sWWI9bS5hamF4U2V0dGluZ3MueGhyKCk7YS5hdHRhY2hFdmVudCYmYS5hdHRhY2hFdmVudCgib251bmxvYWQiLGZ1bmN0aW9uKCl7Zm9yKHZhciBhIGluIFhiKVhiW2FdKHZvaWQgMCwhMCl9KSxrLmNvcnM9ISFZYiYmIndpdGhDcmVkZW50aWFscyJpbiBZYixZYj1rLmFqYXg9ISFZYixZYiYmbS5hamF4VHJhbnNwb3J0KGZ1bmN0aW9uKGEpe2lmKCFhLmNyb3NzRG9tYWlufHxrLmNvcnMpe3ZhciBiO3JldHVybntzZW5kOmZ1bmN0aW9uKGMsZCl7dmFyIGUsZj1hLnhocigpLGc9KytXYjtpZihmLm9wZW4oYS50eXBlLGEudXJsLGEuYXN5bmMsYS51c2VybmFtZSxhLnBhc3N3b3JkKSxhLnhockZpZWxkcylmb3IoZSBpbiBhLnhockZpZWxkcylmW2VdPWEueGhyRmllbGRzW2VdO2EubWltZVR5cGUmJmYub3ZlcnJpZGVNaW1lVHlwZSYmZi5vdmVycmlkZU1pbWVUeXBlKGEubWltZVR5cGUpLGEuY3Jvc3NEb21haW58fGNbIlgtUmVxdWVzdGVkLVdpdGgiXXx8KGNbIlgtUmVxdWVzdGVkLVdpdGgiXT0iWE1MSHR0cFJlcXVlc3QiKTtmb3IoZSBpbiBjKXZvaWQgMCE9PWNbZV0mJmYuc2V0UmVxdWVzdEhlYWRlcihlLGNbZV0rIiIpO2Yuc2VuZChhLmhhc0NvbnRlbnQmJmEuZGF0YXx8bnVsbCksYj1mdW5jdGlvbihjLGUpe3ZhciBoLGksajtpZihiJiYoZXx8ND09PWYucmVhZHlTdGF0ZSkpaWYoZGVsZXRlIFhiW2ddLGI9dm9pZCAwLGYub25yZWFkeXN0YXRlY2hhbmdlPW0ubm9vcCxlKTQhPT1mLnJlYWR5U3RhdGUmJmYuYWJvcnQoKTtlbHNle2o9e30saD1mLnN0YXR1cywic3RyaW5nIj09dHlwZW9mIGYucmVzcG9uc2VUZXh0JiYoai50ZXh0PWYucmVzcG9uc2VUZXh0KTt0cnl7aT1mLnN0YXR1c1RleHR9Y2F0Y2goayl7aT0iIn1ofHwhYS5pc0xvY2FsfHxhLmNyb3NzRG9tYWluPzEyMjM9PT1oJiYoaD0yMDQpOmg9ai50ZXh0PzIwMDo0MDR9aiYmZChoLGksaixmLmdldEFsbFJlc3BvbnNlSGVhZGVycygpKX0sYS5hc3luYz80PT09Zi5yZWFkeVN0YXRlP3NldFRpbWVvdXQoYik6Zi5vbnJlYWR5c3RhdGVjaGFuZ2U9WGJbZ109YjpiKCl9LGFib3J0OmZ1bmN0aW9uKCl7YiYmYih2b2lkIDAsITApfX19fSk7ZnVuY3Rpb24gWmIoKXt0cnl7cmV0dXJuIG5ldyBhLlhNTEh0dHBSZXF1ZXN0fWNhdGNoKGIpe319ZnVuY3Rpb24gJGIoKXt0cnl7cmV0dXJuIG5ldyBhLkFjdGl2ZVhPYmplY3QoIk1pY3Jvc29mdC5YTUxIVFRQIil9Y2F0Y2goYil7fX1tLmFqYXhTZXR1cCh7YWNjZXB0czp7c2NyaXB0OiJ0ZXh0L2phdmFzY3JpcHQsIGFwcGxpY2F0aW9uL2phdmFzY3JpcHQsIGFwcGxpY2F0aW9uL2VjbWFzY3JpcHQsIGFwcGxpY2F0aW9uL3gtZWNtYXNjcmlwdCJ9LGNvbnRlbnRzOntzY3JpcHQ6Lyg/OmphdmF8ZWNtYSlzY3JpcHQvfSxjb252ZXJ0ZXJzOnsidGV4dCBzY3JpcHQiOmZ1bmN0aW9uKGEpe3JldHVybiBtLmdsb2JhbEV2YWwoYSksYX19fSksbS5hamF4UHJlZmlsdGVyKCJzY3JpcHQiLGZ1bmN0aW9uKGEpe3ZvaWQgMD09PWEuY2FjaGUmJihhLmNhY2hlPSExKSxhLmNyb3NzRG9tYWluJiYoYS50eXBlPSJHRVQiLGEuZ2xvYmFsPSExKX0pLG0uYWpheFRyYW5zcG9ydCgic2NyaXB0IixmdW5jdGlvbihhKXtpZihhLmNyb3NzRG9tYWluKXt2YXIgYixjPXkuaGVhZHx8bSgiaGVhZCIpWzBdfHx5LmRvY3VtZW50RWxlbWVudDtyZXR1cm57c2VuZDpmdW5jdGlvbihkLGUpe2I9eS5jcmVhdGVFbGVtZW50KCJzY3JpcHQiKSxiLmFzeW5jPSEwLGEuc2NyaXB0Q2hhcnNldCYmKGIuY2hhcnNldD1hLnNjcmlwdENoYXJzZXQpLGIuc3JjPWEudXJsLGIub25sb2FkPWIub25yZWFkeXN0YXRlY2hhbmdlPWZ1bmN0aW9uKGEsYyl7KGN8fCFiLnJlYWR5U3RhdGV8fC9sb2FkZWR8Y29tcGxldGUvLnRlc3QoYi5yZWFkeVN0YXRlKSkmJihiLm9ubG9hZD1iLm9ucmVhZHlzdGF0ZWNoYW5nZT1udWxsLGIucGFyZW50Tm9kZSYmYi5wYXJlbnROb2RlLnJlbW92ZUNoaWxkKGIpLGI9bnVsbCxjfHxlKDIwMCwic3VjY2VzcyIpKX0sYy5pbnNlcnRCZWZvcmUoYixjLmZpcnN0Q2hpbGQpfSxhYm9ydDpmdW5jdGlvbigpe2ImJmIub25sb2FkKHZvaWQgMCwhMCl9fX19KTt2YXIgX2I9W10sYWM9Lyg9KVw/KD89JnwkKXxcP1w/LzttLmFqYXhTZXR1cCh7anNvbnA6ImNhbGxiYWNrIixqc29ucENhbGxiYWNrOmZ1bmN0aW9uKCl7dmFyIGE9X2IucG9wKCl8fG0uZXhwYW5kbysiXyIrdmIrKztyZXR1cm4gdGhpc1thXT0hMCxhfX0pLG0uYWpheFByZWZpbHRlcigianNvbiBqc29ucCIsZnVuY3Rpb24oYixjLGQpe3ZhciBlLGYsZyxoPWIuanNvbnAhPT0hMSYmKGFjLnRlc3QoYi51cmwpPyJ1cmwiOiJzdHJpbmciPT10eXBlb2YgYi5kYXRhJiYhKGIuY29udGVudFR5cGV8fCIiKS5pbmRleE9mKCJhcHBsaWNhdGlvbi94LXd3dy1mb3JtLXVybGVuY29kZWQiKSYmYWMudGVzdChiLmRhdGEpJiYiZGF0YSIpO3JldHVybiBofHwianNvbnAiPT09Yi5kYXRhVHlwZXNbMF0/KGU9Yi5qc29ucENhbGxiYWNrPW0uaXNGdW5jdGlvbihiLmpzb25wQ2FsbGJhY2spP2IuanNvbnBDYWxsYmFjaygpOmIuanNvbnBDYWxsYmFjayxoP2JbaF09YltoXS5yZXBsYWNlKGFjLCIkMSIrZSk6Yi5qc29ucCE9PSExJiYoYi51cmwrPSh3Yi50ZXN0KGIudXJsKT8iJiI6Ij8iKStiLmpzb25wKyI9IitlKSxiLmNvbnZlcnRlcnNbInNjcmlwdCBqc29uIl09ZnVuY3Rpb24oKXtyZXR1cm4gZ3x8bS5lcnJvcihlKyIgd2FzIG5vdCBjYWxsZWQiKSxnWzBdfSxiLmRhdGFUeXBlc1swXT0ianNvbiIsZj1hW2VdLGFbZV09ZnVuY3Rpb24oKXtnPWFyZ3VtZW50c30sZC5hbHdheXMoZnVuY3Rpb24oKXthW2VdPWYsYltlXSYmKGIuanNvbnBDYWxsYmFjaz1jLmpzb25wQ2FsbGJhY2ssX2IucHVzaChlKSksZyYmbS5pc0Z1bmN0aW9uKGYpJiZmKGdbMF0pLGc9Zj12b2lkIDB9KSwic2NyaXB0Iik6dm9pZCAwfSksbS5wYXJzZUhUTUw9ZnVuY3Rpb24oYSxiLGMpe2lmKCFhfHwic3RyaW5nIiE9dHlwZW9mIGEpcmV0dXJuIG51bGw7ImJvb2xlYW4iPT10eXBlb2YgYiYmKGM9YixiPSExKSxiPWJ8fHk7dmFyIGQ9dS5leGVjKGEpLGU9IWMmJltdO3JldHVybiBkP1tiLmNyZWF0ZUVsZW1lbnQoZFsxXSldOihkPW0uYnVpbGRGcmFnbWVudChbYV0sYixlKSxlJiZlLmxlbmd0aCYmbShlKS5yZW1vdmUoKSxtLm1lcmdlKFtdLGQuY2hpbGROb2RlcykpfTt2YXIgYmM9bS5mbi5sb2FkO20uZm4ubG9hZD1mdW5jdGlvbihhLGIsYyl7aWYoInN0cmluZyIhPXR5cGVvZiBhJiZiYylyZXR1cm4gYmMuYXBwbHkodGhpcyxhcmd1bWVudHMpO3ZhciBkLGUsZixnPXRoaXMsaD1hLmluZGV4T2YoIiAiKTtyZXR1cm4gaD49MCYmKGQ9bS50cmltKGEuc2xpY2UoaCxhLmxlbmd0aCkpLGE9YS5zbGljZSgwLGgpKSxtLmlzRnVuY3Rpb24oYik/KGM9YixiPXZvaWQgMCk6YiYmIm9iamVjdCI9PXR5cGVvZiBiJiYoZj0iUE9TVCIpLGcubGVuZ3RoPjAmJm0uYWpheCh7dXJsOmEsdHlwZTpmLGRhdGFUeXBlOiJodG1sIixkYXRhOmJ9KS5kb25lKGZ1bmN0aW9uKGEpe2U9YXJndW1lbnRzLGcuaHRtbChkP20oIjxkaXY+IikuYXBwZW5kKG0ucGFyc2VIVE1MKGEpKS5maW5kKGQpOmEpfSkuY29tcGxldGUoYyYmZnVuY3Rpb24oYSxiKXtnLmVhY2goYyxlfHxbYS5yZXNwb25zZVRleHQsYixhXSl9KSx0aGlzfSxtLmVhY2goWyJhamF4U3RhcnQiLCJhamF4U3RvcCIsImFqYXhDb21wbGV0ZSIsImFqYXhFcnJvciIsImFqYXhTdWNjZXNzIiwiYWpheFNlbmQiXSxmdW5jdGlvbihhLGIpe20uZm5bYl09ZnVuY3Rpb24oYSl7cmV0dXJuIHRoaXMub24oYixhKX19KSxtLmV4cHIuZmlsdGVycy5hbmltYXRlZD1mdW5jdGlvbihhKXtyZXR1cm4gbS5ncmVwKG0udGltZXJzLGZ1bmN0aW9uKGIpe3JldHVybiBhPT09Yi5lbGVtfSkubGVuZ3RofTt2YXIgY2M9YS5kb2N1bWVudC5kb2N1bWVudEVsZW1lbnQ7ZnVuY3Rpb24gZGMoYSl7cmV0dXJuIG0uaXNXaW5kb3coYSk/YTo5PT09YS5ub2RlVHlwZT9hLmRlZmF1bHRWaWV3fHxhLnBhcmVudFdpbmRvdzohMX1tLm9mZnNldD17c2V0T2Zmc2V0OmZ1bmN0aW9uKGEsYixjKXt2YXIgZCxlLGYsZyxoLGksaixrPW0uY3NzKGEsInBvc2l0aW9uIiksbD1tKGEpLG49e307InN0YXRpYyI9PT1rJiYoYS5zdHlsZS5wb3NpdGlvbj0icmVsYXRpdmUiKSxoPWwub2Zmc2V0KCksZj1tLmNzcyhhLCJ0b3AiKSxpPW0uY3NzKGEsImxlZnQiKSxqPSgiYWJzb2x1dGUiPT09a3x8ImZpeGVkIj09PWspJiZtLmluQXJyYXkoImF1dG8iLFtmLGldKT4tMSxqPyhkPWwucG9zaXRpb24oKSxnPWQudG9wLGU9ZC5sZWZ0KTooZz1wYXJzZUZsb2F0KGYpfHwwLGU9cGFyc2VGbG9hdChpKXx8MCksbS5pc0Z1bmN0aW9uKGIpJiYoYj1iLmNhbGwoYSxjLGgpKSxudWxsIT1iLnRvcCYmKG4udG9wPWIudG9wLWgudG9wK2cpLG51bGwhPWIubGVmdCYmKG4ubGVmdD1iLmxlZnQtaC5sZWZ0K2UpLCJ1c2luZyJpbiBiP2IudXNpbmcuY2FsbChhLG4pOmwuY3NzKG4pfX0sbS5mbi5leHRlbmQoe29mZnNldDpmdW5jdGlvbihhKXtpZihhcmd1bWVudHMubGVuZ3RoKXJldHVybiB2b2lkIDA9PT1hP3RoaXM6dGhpcy5lYWNoKGZ1bmN0aW9uKGIpe20ub2Zmc2V0LnNldE9mZnNldCh0aGlzLGEsYil9KTt2YXIgYixjLGQ9e3RvcDowLGxlZnQ6MH0sZT10aGlzWzBdLGY9ZSYmZS5vd25lckRvY3VtZW50O2lmKGYpcmV0dXJuIGI9Zi5kb2N1bWVudEVsZW1lbnQsbS5jb250YWlucyhiLGUpPyh0eXBlb2YgZS5nZXRCb3VuZGluZ0NsaWVudFJlY3QhPT1LJiYoZD1lLmdldEJvdW5kaW5nQ2xpZW50UmVjdCgpKSxjPWRjKGYpLHt0b3A6ZC50b3ArKGMucGFnZVlPZmZzZXR8fGIuc2Nyb2xsVG9wKS0oYi5jbGllbnRUb3B8fDApLGxlZnQ6ZC5sZWZ0KyhjLnBhZ2VYT2Zmc2V0fHxiLnNjcm9sbExlZnQpLShiLmNsaWVudExlZnR8fDApfSk6ZH0scG9zaXRpb246ZnVuY3Rpb24oKXtpZih0aGlzWzBdKXt2YXIgYSxiLGM9e3RvcDowLGxlZnQ6MH0sZD10aGlzWzBdO3JldHVybiJmaXhlZCI9PT1tLmNzcyhkLCJwb3NpdGlvbiIpP2I9ZC5nZXRCb3VuZGluZ0NsaWVudFJlY3QoKTooYT10aGlzLm9mZnNldFBhcmVudCgpLGI9dGhpcy5vZmZzZXQoKSxtLm5vZGVOYW1lKGFbMF0sImh0bWwiKXx8KGM9YS5vZmZzZXQoKSksYy50b3ArPW0uY3NzKGFbMF0sImJvcmRlclRvcFdpZHRoIiwhMCksYy5sZWZ0Kz1tLmNzcyhhWzBdLCJib3JkZXJMZWZ0V2lkdGgiLCEwKSkse3RvcDpiLnRvcC1jLnRvcC1tLmNzcyhkLCJtYXJnaW5Ub3AiLCEwKSxsZWZ0OmIubGVmdC1jLmxlZnQtbS5jc3MoZCwibWFyZ2luTGVmdCIsITApfX19LG9mZnNldFBhcmVudDpmdW5jdGlvbigpe3JldHVybiB0aGlzLm1hcChmdW5jdGlvbigpe3ZhciBhPXRoaXMub2Zmc2V0UGFyZW50fHxjYzt3aGlsZShhJiYhbS5ub2RlTmFtZShhLCJodG1sIikmJiJzdGF0aWMiPT09bS5jc3MoYSwicG9zaXRpb24iKSlhPWEub2Zmc2V0UGFyZW50O3JldHVybiBhfHxjY30pfX0pLG0uZWFjaCh7c2Nyb2xsTGVmdDoicGFnZVhPZmZzZXQiLHNjcm9sbFRvcDoicGFnZVlPZmZzZXQifSxmdW5jdGlvbihhLGIpe3ZhciBjPS9ZLy50ZXN0KGIpO20uZm5bYV09ZnVuY3Rpb24oZCl7cmV0dXJuIFYodGhpcyxmdW5jdGlvbihhLGQsZSl7dmFyIGY9ZGMoYSk7cmV0dXJuIHZvaWQgMD09PWU/Zj9iIGluIGY/ZltiXTpmLmRvY3VtZW50LmRvY3VtZW50RWxlbWVudFtkXTphW2RdOnZvaWQoZj9mLnNjcm9sbFRvKGM/bShmKS5zY3JvbGxMZWZ0KCk6ZSxjP2U6bShmKS5zY3JvbGxUb3AoKSk6YVtkXT1lKX0sYSxkLGFyZ3VtZW50cy5sZW5ndGgsbnVsbCl9fSksbS5lYWNoKFsidG9wIiwibGVmdCJdLGZ1bmN0aW9uKGEsYil7bS5jc3NIb29rc1tiXT1MYShrLnBpeGVsUG9zaXRpb24sZnVuY3Rpb24oYSxjKXtyZXR1cm4gYz8oYz1KYShhLGIpLEhhLnRlc3QoYyk/bShhKS5wb3NpdGlvbigpW2JdKyJweCI6Yyk6dm9pZCAwfSl9KSxtLmVhY2goe0hlaWdodDoiaGVpZ2h0IixXaWR0aDoid2lkdGgifSxmdW5jdGlvbihhLGIpe20uZWFjaCh7cGFkZGluZzoiaW5uZXIiK2EsY29udGVudDpiLCIiOiJvdXRlciIrYX0sZnVuY3Rpb24oYyxkKXttLmZuW2RdPWZ1bmN0aW9uKGQsZSl7dmFyIGY9YXJndW1lbnRzLmxlbmd0aCYmKGN8fCJib29sZWFuIiE9dHlwZW9mIGQpLGc9Y3x8KGQ9PT0hMHx8ZT09PSEwPyJtYXJnaW4iOiJib3JkZXIiKTtyZXR1cm4gVih0aGlzLGZ1bmN0aW9uKGIsYyxkKXt2YXIgZTtyZXR1cm4gbS5pc1dpbmRvdyhiKT9iLmRvY3VtZW50LmRvY3VtZW50RWxlbWVudFsiY2xpZW50IithXTo5PT09Yi5ub2RlVHlwZT8oZT1iLmRvY3VtZW50RWxlbWVudCxNYXRoLm1heChiLmJvZHlbInNjcm9sbCIrYV0sZVsic2Nyb2xsIithXSxiLmJvZHlbIm9mZnNldCIrYV0sZVsib2Zmc2V0IithXSxlWyJjbGllbnQiK2FdKSk6dm9pZCAwPT09ZD9tLmNzcyhiLGMsZyk6bS5zdHlsZShiLGMsZCxnKX0sYixmP2Q6dm9pZCAwLGYsbnVsbCl9fSl9KSxtLmZuLnNpemU9ZnVuY3Rpb24oKXtyZXR1cm4gdGhpcy5sZW5ndGh9LG0uZm4uYW5kU2VsZj1tLmZuLmFkZEJhY2ssImZ1bmN0aW9uIj09dHlwZW9mIGRlZmluZSYmZGVmaW5lLmFtZCYmZGVmaW5lKCJqcXVlcnkiLFtdLGZ1bmN0aW9uKCl7cmV0dXJuIG19KTt2YXIgZWM9YS5qUXVlcnksZmM9YS4kO3JldHVybiBtLm5vQ29uZmxpY3Q9ZnVuY3Rpb24oYil7cmV0dXJuIGEuJD09PW0mJihhLiQ9ZmMpLGImJmEualF1ZXJ5PT09bSYmKGEualF1ZXJ5PWVjKSxtfSx0eXBlb2YgYj09PUsmJihhLmpRdWVyeT1hLiQ9bSksbX0pOwo="/><text:script xlink:href="data:application/x-javascript;base64,LyohCiAqIEJvb3RzdHJhcCB2My4zLjUgKGh0dHA6Ly9nZXRib290c3RyYXAuY29tKQogKiBDb3B5cmlnaHQgMjAxMS0yMDE1IFR3aXR0ZXIsIEluYy4KICogTGljZW5zZWQgdW5kZXIgdGhlIE1JVCBsaWNlbnNlCiAqLwppZigidW5kZWZpbmVkIj09dHlwZW9mIGpRdWVyeSl0aHJvdyBuZXcgRXJyb3IoIkJvb3RzdHJhcCdzIEphdmFTY3JpcHQgcmVxdWlyZXMgalF1ZXJ5Iik7K2Z1bmN0aW9uKGEpeyJ1c2Ugc3RyaWN0Ijt2YXIgYj1hLmZuLmpxdWVyeS5zcGxpdCgiICIpWzBdLnNwbGl0KCIuIik7aWYoYlswXTwyJiZiWzFdPDl8fDE9PWJbMF0mJjk9PWJbMV0mJmJbMl08MSl0aHJvdyBuZXcgRXJyb3IoIkJvb3RzdHJhcCdzIEphdmFTY3JpcHQgcmVxdWlyZXMgalF1ZXJ5IHZlcnNpb24gMS45LjEgb3IgaGlnaGVyIil9KGpRdWVyeSksK2Z1bmN0aW9uKGEpeyJ1c2Ugc3RyaWN0IjtmdW5jdGlvbiBiKCl7dmFyIGE9ZG9jdW1lbnQuY3JlYXRlRWxlbWVudCgiYm9vdHN0cmFwIiksYj17V2Via2l0VHJhbnNpdGlvbjoid2Via2l0VHJhbnNpdGlvbkVuZCIsTW96VHJhbnNpdGlvbjoidHJhbnNpdGlvbmVuZCIsT1RyYW5zaXRpb246Im9UcmFuc2l0aW9uRW5kIG90cmFuc2l0aW9uZW5kIix0cmFuc2l0aW9uOiJ0cmFuc2l0aW9uZW5kIn07Zm9yKHZhciBjIGluIGIpaWYodm9pZCAwIT09YS5zdHlsZVtjXSlyZXR1cm57ZW5kOmJbY119O3JldHVybiExfWEuZm4uZW11bGF0ZVRyYW5zaXRpb25FbmQ9ZnVuY3Rpb24oYil7dmFyIGM9ITEsZD10aGlzO2EodGhpcykub25lKCJic1RyYW5zaXRpb25FbmQiLGZ1bmN0aW9uKCl7Yz0hMH0pO3ZhciBlPWZ1bmN0aW9uKCl7Y3x8YShkKS50cmlnZ2VyKGEuc3VwcG9ydC50cmFuc2l0aW9uLmVuZCl9O3JldHVybiBzZXRUaW1lb3V0KGUsYiksdGhpc30sYShmdW5jdGlvbigpe2Euc3VwcG9ydC50cmFuc2l0aW9uPWIoKSxhLnN1cHBvcnQudHJhbnNpdGlvbiYmKGEuZXZlbnQuc3BlY2lhbC5ic1RyYW5zaXRpb25FbmQ9e2JpbmRUeXBlOmEuc3VwcG9ydC50cmFuc2l0aW9uLmVuZCxkZWxlZ2F0ZVR5cGU6YS5zdXBwb3J0LnRyYW5zaXRpb24uZW5kLGhhbmRsZTpmdW5jdGlvbihiKXtyZXR1cm4gYShiLnRhcmdldCkuaXModGhpcyk/Yi5oYW5kbGVPYmouaGFuZGxlci5hcHBseSh0aGlzLGFyZ3VtZW50cyk6dm9pZCAwfX0pfSl9KGpRdWVyeSksK2Z1bmN0aW9uKGEpeyJ1c2Ugc3RyaWN0IjtmdW5jdGlvbiBiKGIpe3JldHVybiB0aGlzLmVhY2goZnVuY3Rpb24oKXt2YXIgYz1hKHRoaXMpLGU9Yy5kYXRhKCJicy5hbGVydCIpO2V8fGMuZGF0YSgiYnMuYWxlcnQiLGU9bmV3IGQodGhpcykpLCJzdHJpbmciPT10eXBlb2YgYiYmZVtiXS5jYWxsKGMpfSl9dmFyIGM9J1tkYXRhLWRpc21pc3M9ImFsZXJ0Il0nLGQ9ZnVuY3Rpb24oYil7YShiKS5vbigiY2xpY2siLGMsdGhpcy5jbG9zZSl9O2QuVkVSU0lPTj0iMy4zLjUiLGQuVFJBTlNJVElPTl9EVVJBVElPTj0xNTAsZC5wcm90b3R5cGUuY2xvc2U9ZnVuY3Rpb24oYil7ZnVuY3Rpb24gYygpe2cuZGV0YWNoKCkudHJpZ2dlcigiY2xvc2VkLmJzLmFsZXJ0IikucmVtb3ZlKCl9dmFyIGU9YSh0aGlzKSxmPWUuYXR0cigiZGF0YS10YXJnZXQiKTtmfHwoZj1lLmF0dHIoImhyZWYiKSxmPWYmJmYucmVwbGFjZSgvLiooPz0jW15cc10qJCkvLCIiKSk7dmFyIGc9YShmKTtiJiZiLnByZXZlbnREZWZhdWx0KCksZy5sZW5ndGh8fChnPWUuY2xvc2VzdCgiLmFsZXJ0IikpLGcudHJpZ2dlcihiPWEuRXZlbnQoImNsb3NlLmJzLmFsZXJ0IikpLGIuaXNEZWZhdWx0UHJldmVudGVkKCl8fChnLnJlbW92ZUNsYXNzKCJpbiIpLGEuc3VwcG9ydC50cmFuc2l0aW9uJiZnLmhhc0NsYXNzKCJmYWRlIik/Zy5vbmUoImJzVHJhbnNpdGlvbkVuZCIsYykuZW11bGF0ZVRyYW5zaXRpb25FbmQoZC5UUkFOU0lUSU9OX0RVUkFUSU9OKTpjKCkpfTt2YXIgZT1hLmZuLmFsZXJ0O2EuZm4uYWxlcnQ9YixhLmZuLmFsZXJ0LkNvbnN0cnVjdG9yPWQsYS5mbi5hbGVydC5ub0NvbmZsaWN0PWZ1bmN0aW9uKCl7cmV0dXJuIGEuZm4uYWxlcnQ9ZSx0aGlzfSxhKGRvY3VtZW50KS5vbigiY2xpY2suYnMuYWxlcnQuZGF0YS1hcGkiLGMsZC5wcm90b3R5cGUuY2xvc2UpfShqUXVlcnkpLCtmdW5jdGlvbihhKXsidXNlIHN0cmljdCI7ZnVuY3Rpb24gYihiKXtyZXR1cm4gdGhpcy5lYWNoKGZ1bmN0aW9uKCl7dmFyIGQ9YSh0aGlzKSxlPWQuZGF0YSgiYnMuYnV0dG9uIiksZj0ib2JqZWN0Ij09dHlwZW9mIGImJmI7ZXx8ZC5kYXRhKCJicy5idXR0b24iLGU9bmV3IGModGhpcyxmKSksInRvZ2dsZSI9PWI/ZS50b2dnbGUoKTpiJiZlLnNldFN0YXRlKGIpfSl9dmFyIGM9ZnVuY3Rpb24oYixkKXt0aGlzLiRlbGVtZW50PWEoYiksdGhpcy5vcHRpb25zPWEuZXh0ZW5kKHt9LGMuREVGQVVMVFMsZCksdGhpcy5pc0xvYWRpbmc9ITF9O2MuVkVSU0lPTj0iMy4zLjUiLGMuREVGQVVMVFM9e2xvYWRpbmdUZXh0OiJsb2FkaW5nLi4uIn0sYy5wcm90b3R5cGUuc2V0U3RhdGU9ZnVuY3Rpb24oYil7dmFyIGM9ImRpc2FibGVkIixkPXRoaXMuJGVsZW1lbnQsZT1kLmlzKCJpbnB1dCIpPyJ2YWwiOiJodG1sIixmPWQuZGF0YSgpO2IrPSJUZXh0IixudWxsPT1mLnJlc2V0VGV4dCYmZC5kYXRhKCJyZXNldFRleHQiLGRbZV0oKSksc2V0VGltZW91dChhLnByb3h5KGZ1bmN0aW9uKCl7ZFtlXShudWxsPT1mW2JdP3RoaXMub3B0aW9uc1tiXTpmW2JdKSwibG9hZGluZ1RleHQiPT1iPyh0aGlzLmlzTG9hZGluZz0hMCxkLmFkZENsYXNzKGMpLmF0dHIoYyxjKSk6dGhpcy5pc0xvYWRpbmcmJih0aGlzLmlzTG9hZGluZz0hMSxkLnJlbW92ZUNsYXNzKGMpLnJlbW92ZUF0dHIoYykpfSx0aGlzKSwwKX0sYy5wcm90b3R5cGUudG9nZ2xlPWZ1bmN0aW9uKCl7dmFyIGE9ITAsYj10aGlzLiRlbGVtZW50LmNsb3Nlc3QoJ1tkYXRhLXRvZ2dsZT0iYnV0dG9ucyJdJyk7aWYoYi5sZW5ndGgpe3ZhciBjPXRoaXMuJGVsZW1lbnQuZmluZCgiaW5wdXQiKTsicmFkaW8iPT1jLnByb3AoInR5cGUiKT8oYy5wcm9wKCJjaGVja2VkIikmJihhPSExKSxiLmZpbmQoIi5hY3RpdmUiKS5yZW1vdmVDbGFzcygiYWN0aXZlIiksdGhpcy4kZWxlbWVudC5hZGRDbGFzcygiYWN0aXZlIikpOiJjaGVja2JveCI9PWMucHJvcCgidHlwZSIpJiYoYy5wcm9wKCJjaGVja2VkIikhPT10aGlzLiRlbGVtZW50Lmhhc0NsYXNzKCJhY3RpdmUiKSYmKGE9ITEpLHRoaXMuJGVsZW1lbnQudG9nZ2xlQ2xhc3MoImFjdGl2ZSIpKSxjLnByb3AoImNoZWNrZWQiLHRoaXMuJGVsZW1lbnQuaGFzQ2xhc3MoImFjdGl2ZSIpKSxhJiZjLnRyaWdnZXIoImNoYW5nZSIpfWVsc2UgdGhpcy4kZWxlbWVudC5hdHRyKCJhcmlhLXByZXNzZWQiLCF0aGlzLiRlbGVtZW50Lmhhc0NsYXNzKCJhY3RpdmUiKSksdGhpcy4kZWxlbWVudC50b2dnbGVDbGFzcygiYWN0aXZlIil9O3ZhciBkPWEuZm4uYnV0dG9uO2EuZm4uYnV0dG9uPWIsYS5mbi5idXR0b24uQ29uc3RydWN0b3I9YyxhLmZuLmJ1dHRvbi5ub0NvbmZsaWN0PWZ1bmN0aW9uKCl7cmV0dXJuIGEuZm4uYnV0dG9uPWQsdGhpc30sYShkb2N1bWVudCkub24oImNsaWNrLmJzLmJ1dHRvbi5kYXRhLWFwaSIsJ1tkYXRhLXRvZ2dsZV49ImJ1dHRvbiJdJyxmdW5jdGlvbihjKXt2YXIgZD1hKGMudGFyZ2V0KTtkLmhhc0NsYXNzKCJidG4iKXx8KGQ9ZC5jbG9zZXN0KCIuYnRuIikpLGIuY2FsbChkLCJ0b2dnbGUiKSxhKGMudGFyZ2V0KS5pcygnaW5wdXRbdHlwZT0icmFkaW8iXScpfHxhKGMudGFyZ2V0KS5pcygnaW5wdXRbdHlwZT0iY2hlY2tib3giXScpfHxjLnByZXZlbnREZWZhdWx0KCl9KS5vbigiZm9jdXMuYnMuYnV0dG9uLmRhdGEtYXBpIGJsdXIuYnMuYnV0dG9uLmRhdGEtYXBpIiwnW2RhdGEtdG9nZ2xlXj0iYnV0dG9uIl0nLGZ1bmN0aW9uKGIpe2EoYi50YXJnZXQpLmNsb3Nlc3QoIi5idG4iKS50b2dnbGVDbGFzcygiZm9jdXMiLC9eZm9jdXMoaW4pPyQvLnRlc3QoYi50eXBlKSl9KX0oalF1ZXJ5KSwrZnVuY3Rpb24oYSl7InVzZSBzdHJpY3QiO2Z1bmN0aW9uIGIoYil7cmV0dXJuIHRoaXMuZWFjaChmdW5jdGlvbigpe3ZhciBkPWEodGhpcyksZT1kLmRhdGEoImJzLmNhcm91c2VsIiksZj1hLmV4dGVuZCh7fSxjLkRFRkFVTFRTLGQuZGF0YSgpLCJvYmplY3QiPT10eXBlb2YgYiYmYiksZz0ic3RyaW5nIj09dHlwZW9mIGI/YjpmLnNsaWRlO2V8fGQuZGF0YSgiYnMuY2Fyb3VzZWwiLGU9bmV3IGModGhpcyxmKSksIm51bWJlciI9PXR5cGVvZiBiP2UudG8oYik6Zz9lW2ddKCk6Zi5pbnRlcnZhbCYmZS5wYXVzZSgpLmN5Y2xlKCl9KX12YXIgYz1mdW5jdGlvbihiLGMpe3RoaXMuJGVsZW1lbnQ9YShiKSx0aGlzLiRpbmRpY2F0b3JzPXRoaXMuJGVsZW1lbnQuZmluZCgiLmNhcm91c2VsLWluZGljYXRvcnMiKSx0aGlzLm9wdGlvbnM9Yyx0aGlzLnBhdXNlZD1udWxsLHRoaXMuc2xpZGluZz1udWxsLHRoaXMuaW50ZXJ2YWw9bnVsbCx0aGlzLiRhY3RpdmU9bnVsbCx0aGlzLiRpdGVtcz1udWxsLHRoaXMub3B0aW9ucy5rZXlib2FyZCYmdGhpcy4kZWxlbWVudC5vbigia2V5ZG93bi5icy5jYXJvdXNlbCIsYS5wcm94eSh0aGlzLmtleWRvd24sdGhpcykpLCJob3ZlciI9PXRoaXMub3B0aW9ucy5wYXVzZSYmISgib250b3VjaHN0YXJ0ImluIGRvY3VtZW50LmRvY3VtZW50RWxlbWVudCkmJnRoaXMuJGVsZW1lbnQub24oIm1vdXNlZW50ZXIuYnMuY2Fyb3VzZWwiLGEucHJveHkodGhpcy5wYXVzZSx0aGlzKSkub24oIm1vdXNlbGVhdmUuYnMuY2Fyb3VzZWwiLGEucHJveHkodGhpcy5jeWNsZSx0aGlzKSl9O2MuVkVSU0lPTj0iMy4zLjUiLGMuVFJBTlNJVElPTl9EVVJBVElPTj02MDAsYy5ERUZBVUxUUz17aW50ZXJ2YWw6NWUzLHBhdXNlOiJob3ZlciIsd3JhcDohMCxrZXlib2FyZDohMH0sYy5wcm90b3R5cGUua2V5ZG93bj1mdW5jdGlvbihhKXtpZighL2lucHV0fHRleHRhcmVhL2kudGVzdChhLnRhcmdldC50YWdOYW1lKSl7c3dpdGNoKGEud2hpY2gpe2Nhc2UgMzc6dGhpcy5wcmV2KCk7YnJlYWs7Y2FzZSAzOTp0aGlzLm5leHQoKTticmVhaztkZWZhdWx0OnJldHVybn1hLnByZXZlbnREZWZhdWx0KCl9fSxjLnByb3RvdHlwZS5jeWNsZT1mdW5jdGlvbihiKXtyZXR1cm4gYnx8KHRoaXMucGF1c2VkPSExKSx0aGlzLmludGVydmFsJiZjbGVhckludGVydmFsKHRoaXMuaW50ZXJ2YWwpLHRoaXMub3B0aW9ucy5pbnRlcnZhbCYmIXRoaXMucGF1c2VkJiYodGhpcy5pbnRlcnZhbD1zZXRJbnRlcnZhbChhLnByb3h5KHRoaXMubmV4dCx0aGlzKSx0aGlzLm9wdGlvbnMuaW50ZXJ2YWwpKSx0aGlzfSxjLnByb3RvdHlwZS5nZXRJdGVtSW5kZXg9ZnVuY3Rpb24oYSl7cmV0dXJuIHRoaXMuJGl0ZW1zPWEucGFyZW50KCkuY2hpbGRyZW4oIi5pdGVtIiksdGhpcy4kaXRlbXMuaW5kZXgoYXx8dGhpcy4kYWN0aXZlKX0sYy5wcm90b3R5cGUuZ2V0SXRlbUZvckRpcmVjdGlvbj1mdW5jdGlvbihhLGIpe3ZhciBjPXRoaXMuZ2V0SXRlbUluZGV4KGIpLGQ9InByZXYiPT1hJiYwPT09Y3x8Im5leHQiPT1hJiZjPT10aGlzLiRpdGVtcy5sZW5ndGgtMTtpZihkJiYhdGhpcy5vcHRpb25zLndyYXApcmV0dXJuIGI7dmFyIGU9InByZXYiPT1hPy0xOjEsZj0oYytlKSV0aGlzLiRpdGVtcy5sZW5ndGg7cmV0dXJuIHRoaXMuJGl0ZW1zLmVxKGYpfSxjLnByb3RvdHlwZS50bz1mdW5jdGlvbihhKXt2YXIgYj10aGlzLGM9dGhpcy5nZXRJdGVtSW5kZXgodGhpcy4kYWN0aXZlPXRoaXMuJGVsZW1lbnQuZmluZCgiLml0ZW0uYWN0aXZlIikpO3JldHVybiBhPnRoaXMuJGl0ZW1zLmxlbmd0aC0xfHwwPmE/dm9pZCAwOnRoaXMuc2xpZGluZz90aGlzLiRlbGVtZW50Lm9uZSgic2xpZC5icy5jYXJvdXNlbCIsZnVuY3Rpb24oKXtiLnRvKGEpfSk6Yz09YT90aGlzLnBhdXNlKCkuY3ljbGUoKTp0aGlzLnNsaWRlKGE+Yz8ibmV4dCI6InByZXYiLHRoaXMuJGl0ZW1zLmVxKGEpKX0sYy5wcm90b3R5cGUucGF1c2U9ZnVuY3Rpb24oYil7cmV0dXJuIGJ8fCh0aGlzLnBhdXNlZD0hMCksdGhpcy4kZWxlbWVudC5maW5kKCIubmV4dCwgLnByZXYiKS5sZW5ndGgmJmEuc3VwcG9ydC50cmFuc2l0aW9uJiYodGhpcy4kZWxlbWVudC50cmlnZ2VyKGEuc3VwcG9ydC50cmFuc2l0aW9uLmVuZCksdGhpcy5jeWNsZSghMCkpLHRoaXMuaW50ZXJ2YWw9Y2xlYXJJbnRlcnZhbCh0aGlzLmludGVydmFsKSx0aGlzfSxjLnByb3RvdHlwZS5uZXh0PWZ1bmN0aW9uKCl7cmV0dXJuIHRoaXMuc2xpZGluZz92b2lkIDA6dGhpcy5zbGlkZSgibmV4dCIpfSxjLnByb3RvdHlwZS5wcmV2PWZ1bmN0aW9uKCl7cmV0dXJuIHRoaXMuc2xpZGluZz92b2lkIDA6dGhpcy5zbGlkZSgicHJldiIpfSxjLnByb3RvdHlwZS5zbGlkZT1mdW5jdGlvbihiLGQpe3ZhciBlPXRoaXMuJGVsZW1lbnQuZmluZCgiLml0ZW0uYWN0aXZlIiksZj1kfHx0aGlzLmdldEl0ZW1Gb3JEaXJlY3Rpb24oYixlKSxnPXRoaXMuaW50ZXJ2YWwsaD0ibmV4dCI9PWI/ImxlZnQiOiJyaWdodCIsaT10aGlzO2lmKGYuaGFzQ2xhc3MoImFjdGl2ZSIpKXJldHVybiB0aGlzLnNsaWRpbmc9ITE7dmFyIGo9ZlswXSxrPWEuRXZlbnQoInNsaWRlLmJzLmNhcm91c2VsIix7cmVsYXRlZFRhcmdldDpqLGRpcmVjdGlvbjpofSk7aWYodGhpcy4kZWxlbWVudC50cmlnZ2VyKGspLCFrLmlzRGVmYXVsdFByZXZlbnRlZCgpKXtpZih0aGlzLnNsaWRpbmc9ITAsZyYmdGhpcy5wYXVzZSgpLHRoaXMuJGluZGljYXRvcnMubGVuZ3RoKXt0aGlzLiRpbmRpY2F0b3JzLmZpbmQoIi5hY3RpdmUiKS5yZW1vdmVDbGFzcygiYWN0aXZlIik7dmFyIGw9YSh0aGlzLiRpbmRpY2F0b3JzLmNoaWxkcmVuKClbdGhpcy5nZXRJdGVtSW5kZXgoZildKTtsJiZsLmFkZENsYXNzKCJhY3RpdmUiKX12YXIgbT1hLkV2ZW50KCJzbGlkLmJzLmNhcm91c2VsIix7cmVsYXRlZFRhcmdldDpqLGRpcmVjdGlvbjpofSk7cmV0dXJuIGEuc3VwcG9ydC50cmFuc2l0aW9uJiZ0aGlzLiRlbGVtZW50Lmhhc0NsYXNzKCJzbGlkZSIpPyhmLmFkZENsYXNzKGIpLGZbMF0ub2Zmc2V0V2lkdGgsZS5hZGRDbGFzcyhoKSxmLmFkZENsYXNzKGgpLGUub25lKCJic1RyYW5zaXRpb25FbmQiLGZ1bmN0aW9uKCl7Zi5yZW1vdmVDbGFzcyhbYixoXS5qb2luKCIgIikpLmFkZENsYXNzKCJhY3RpdmUiKSxlLnJlbW92ZUNsYXNzKFsiYWN0aXZlIixoXS5qb2luKCIgIikpLGkuc2xpZGluZz0hMSxzZXRUaW1lb3V0KGZ1bmN0aW9uKCl7aS4kZWxlbWVudC50cmlnZ2VyKG0pfSwwKX0pLmVtdWxhdGVUcmFuc2l0aW9uRW5kKGMuVFJBTlNJVElPTl9EVVJBVElPTikpOihlLnJlbW92ZUNsYXNzKCJhY3RpdmUiKSxmLmFkZENsYXNzKCJhY3RpdmUiKSx0aGlzLnNsaWRpbmc9ITEsdGhpcy4kZWxlbWVudC50cmlnZ2VyKG0pKSxnJiZ0aGlzLmN5Y2xlKCksdGhpc319O3ZhciBkPWEuZm4uY2Fyb3VzZWw7YS5mbi5jYXJvdXNlbD1iLGEuZm4uY2Fyb3VzZWwuQ29uc3RydWN0b3I9YyxhLmZuLmNhcm91c2VsLm5vQ29uZmxpY3Q9ZnVuY3Rpb24oKXtyZXR1cm4gYS5mbi5jYXJvdXNlbD1kLHRoaXN9O3ZhciBlPWZ1bmN0aW9uKGMpe3ZhciBkLGU9YSh0aGlzKSxmPWEoZS5hdHRyKCJkYXRhLXRhcmdldCIpfHwoZD1lLmF0dHIoImhyZWYiKSkmJmQucmVwbGFjZSgvLiooPz0jW15cc10rJCkvLCIiKSk7aWYoZi5oYXNDbGFzcygiY2Fyb3VzZWwiKSl7dmFyIGc9YS5leHRlbmQoe30sZi5kYXRhKCksZS5kYXRhKCkpLGg9ZS5hdHRyKCJkYXRhLXNsaWRlLXRvIik7aCYmKGcuaW50ZXJ2YWw9ITEpLGIuY2FsbChmLGcpLGgmJmYuZGF0YSgiYnMuY2Fyb3VzZWwiKS50byhoKSxjLnByZXZlbnREZWZhdWx0KCl9fTthKGRvY3VtZW50KS5vbigiY2xpY2suYnMuY2Fyb3VzZWwuZGF0YS1hcGkiLCJbZGF0YS1zbGlkZV0iLGUpLm9uKCJjbGljay5icy5jYXJvdXNlbC5kYXRhLWFwaSIsIltkYXRhLXNsaWRlLXRvXSIsZSksYSh3aW5kb3cpLm9uKCJsb2FkIixmdW5jdGlvbigpe2EoJ1tkYXRhLXJpZGU9ImNhcm91c2VsIl0nKS5lYWNoKGZ1bmN0aW9uKCl7dmFyIGM9YSh0aGlzKTtiLmNhbGwoYyxjLmRhdGEoKSl9KX0pfShqUXVlcnkpLCtmdW5jdGlvbihhKXsidXNlIHN0cmljdCI7ZnVuY3Rpb24gYihiKXt2YXIgYyxkPWIuYXR0cigiZGF0YS10YXJnZXQiKXx8KGM9Yi5hdHRyKCJocmVmIikpJiZjLnJlcGxhY2UoLy4qKD89I1teXHNdKyQpLywiIik7cmV0dXJuIGEoZCl9ZnVuY3Rpb24gYyhiKXtyZXR1cm4gdGhpcy5lYWNoKGZ1bmN0aW9uKCl7dmFyIGM9YSh0aGlzKSxlPWMuZGF0YSgiYnMuY29sbGFwc2UiKSxmPWEuZXh0ZW5kKHt9LGQuREVGQVVMVFMsYy5kYXRhKCksIm9iamVjdCI9PXR5cGVvZiBiJiZiKTshZSYmZi50b2dnbGUmJi9zaG93fGhpZGUvLnRlc3QoYikmJihmLnRvZ2dsZT0hMSksZXx8Yy5kYXRhKCJicy5jb2xsYXBzZSIsZT1uZXcgZCh0aGlzLGYpKSwic3RyaW5nIj09dHlwZW9mIGImJmVbYl0oKX0pfXZhciBkPWZ1bmN0aW9uKGIsYyl7dGhpcy4kZWxlbWVudD1hKGIpLHRoaXMub3B0aW9ucz1hLmV4dGVuZCh7fSxkLkRFRkFVTFRTLGMpLHRoaXMuJHRyaWdnZXI9YSgnW2RhdGEtdG9nZ2xlPSJjb2xsYXBzZSJdW2hyZWY9IiMnK2IuaWQrJyJdLFtkYXRhLXRvZ2dsZT0iY29sbGFwc2UiXVtkYXRhLXRhcmdldD0iIycrYi5pZCsnIl0nKSx0aGlzLnRyYW5zaXRpb25pbmc9bnVsbCx0aGlzLm9wdGlvbnMucGFyZW50P3RoaXMuJHBhcmVudD10aGlzLmdldFBhcmVudCgpOnRoaXMuYWRkQXJpYUFuZENvbGxhcHNlZENsYXNzKHRoaXMuJGVsZW1lbnQsdGhpcy4kdHJpZ2dlciksdGhpcy5vcHRpb25zLnRvZ2dsZSYmdGhpcy50b2dnbGUoKX07ZC5WRVJTSU9OPSIzLjMuNSIsZC5UUkFOU0lUSU9OX0RVUkFUSU9OPTM1MCxkLkRFRkFVTFRTPXt0b2dnbGU6ITB9LGQucHJvdG90eXBlLmRpbWVuc2lvbj1mdW5jdGlvbigpe3ZhciBhPXRoaXMuJGVsZW1lbnQuaGFzQ2xhc3MoIndpZHRoIik7cmV0dXJuIGE/IndpZHRoIjoiaGVpZ2h0In0sZC5wcm90b3R5cGUuc2hvdz1mdW5jdGlvbigpe2lmKCF0aGlzLnRyYW5zaXRpb25pbmcmJiF0aGlzLiRlbGVtZW50Lmhhc0NsYXNzKCJpbiIpKXt2YXIgYixlPXRoaXMuJHBhcmVudCYmdGhpcy4kcGFyZW50LmNoaWxkcmVuKCIucGFuZWwiKS5jaGlsZHJlbigiLmluLCAuY29sbGFwc2luZyIpO2lmKCEoZSYmZS5sZW5ndGgmJihiPWUuZGF0YSgiYnMuY29sbGFwc2UiKSxiJiZiLnRyYW5zaXRpb25pbmcpKSl7dmFyIGY9YS5FdmVudCgic2hvdy5icy5jb2xsYXBzZSIpO2lmKHRoaXMuJGVsZW1lbnQudHJpZ2dlcihmKSwhZi5pc0RlZmF1bHRQcmV2ZW50ZWQoKSl7ZSYmZS5sZW5ndGgmJihjLmNhbGwoZSwiaGlkZSIpLGJ8fGUuZGF0YSgiYnMuY29sbGFwc2UiLG51bGwpKTt2YXIgZz10aGlzLmRpbWVuc2lvbigpO3RoaXMuJGVsZW1lbnQucmVtb3ZlQ2xhc3MoImNvbGxhcHNlIikuYWRkQ2xhc3MoImNvbGxhcHNpbmciKVtnXSgwKS5hdHRyKCJhcmlhLWV4cGFuZGVkIiwhMCksdGhpcy4kdHJpZ2dlci5yZW1vdmVDbGFzcygiY29sbGFwc2VkIikuYXR0cigiYXJpYS1leHBhbmRlZCIsITApLHRoaXMudHJhbnNpdGlvbmluZz0xO3ZhciBoPWZ1bmN0aW9uKCl7dGhpcy4kZWxlbWVudC5yZW1vdmVDbGFzcygiY29sbGFwc2luZyIpLmFkZENsYXNzKCJjb2xsYXBzZSBpbiIpW2ddKCIiKSx0aGlzLnRyYW5zaXRpb25pbmc9MCx0aGlzLiRlbGVtZW50LnRyaWdnZXIoInNob3duLmJzLmNvbGxhcHNlIil9O2lmKCFhLnN1cHBvcnQudHJhbnNpdGlvbilyZXR1cm4gaC5jYWxsKHRoaXMpO3ZhciBpPWEuY2FtZWxDYXNlKFsic2Nyb2xsIixnXS5qb2luKCItIikpO3RoaXMuJGVsZW1lbnQub25lKCJic1RyYW5zaXRpb25FbmQiLGEucHJveHkoaCx0aGlzKSkuZW11bGF0ZVRyYW5zaXRpb25FbmQoZC5UUkFOU0lUSU9OX0RVUkFUSU9OKVtnXSh0aGlzLiRlbGVtZW50WzBdW2ldKX19fX0sZC5wcm90b3R5cGUuaGlkZT1mdW5jdGlvbigpe2lmKCF0aGlzLnRyYW5zaXRpb25pbmcmJnRoaXMuJGVsZW1lbnQuaGFzQ2xhc3MoImluIikpe3ZhciBiPWEuRXZlbnQoImhpZGUuYnMuY29sbGFwc2UiKTtpZih0aGlzLiRlbGVtZW50LnRyaWdnZXIoYiksIWIuaXNEZWZhdWx0UHJldmVudGVkKCkpe3ZhciBjPXRoaXMuZGltZW5zaW9uKCk7dGhpcy4kZWxlbWVudFtjXSh0aGlzLiRlbGVtZW50W2NdKCkpWzBdLm9mZnNldEhlaWdodCx0aGlzLiRlbGVtZW50LmFkZENsYXNzKCJjb2xsYXBzaW5nIikucmVtb3ZlQ2xhc3MoImNvbGxhcHNlIGluIikuYXR0cigiYXJpYS1leHBhbmRlZCIsITEpLHRoaXMuJHRyaWdnZXIuYWRkQ2xhc3MoImNvbGxhcHNlZCIpLmF0dHIoImFyaWEtZXhwYW5kZWQiLCExKSx0aGlzLnRyYW5zaXRpb25pbmc9MTt2YXIgZT1mdW5jdGlvbigpe3RoaXMudHJhbnNpdGlvbmluZz0wLHRoaXMuJGVsZW1lbnQucmVtb3ZlQ2xhc3MoImNvbGxhcHNpbmciKS5hZGRDbGFzcygiY29sbGFwc2UiKS50cmlnZ2VyKCJoaWRkZW4uYnMuY29sbGFwc2UiKX07cmV0dXJuIGEuc3VwcG9ydC50cmFuc2l0aW9uP3ZvaWQgdGhpcy4kZWxlbWVudFtjXSgwKS5vbmUoImJzVHJhbnNpdGlvbkVuZCIsYS5wcm94eShlLHRoaXMpKS5lbXVsYXRlVHJhbnNpdGlvbkVuZChkLlRSQU5TSVRJT05fRFVSQVRJT04pOmUuY2FsbCh0aGlzKX19fSxkLnByb3RvdHlwZS50b2dnbGU9ZnVuY3Rpb24oKXt0aGlzW3RoaXMuJGVsZW1lbnQuaGFzQ2xhc3MoImluIik/ImhpZGUiOiJzaG93Il0oKX0sZC5wcm90b3R5cGUuZ2V0UGFyZW50PWZ1bmN0aW9uKCl7cmV0dXJuIGEodGhpcy5vcHRpb25zLnBhcmVudCkuZmluZCgnW2RhdGEtdG9nZ2xlPSJjb2xsYXBzZSJdW2RhdGEtcGFyZW50PSInK3RoaXMub3B0aW9ucy5wYXJlbnQrJyJdJykuZWFjaChhLnByb3h5KGZ1bmN0aW9uKGMsZCl7dmFyIGU9YShkKTt0aGlzLmFkZEFyaWFBbmRDb2xsYXBzZWRDbGFzcyhiKGUpLGUpfSx0aGlzKSkuZW5kKCl9LGQucHJvdG90eXBlLmFkZEFyaWFBbmRDb2xsYXBzZWRDbGFzcz1mdW5jdGlvbihhLGIpe3ZhciBjPWEuaGFzQ2xhc3MoImluIik7YS5hdHRyKCJhcmlhLWV4cGFuZGVkIixjKSxiLnRvZ2dsZUNsYXNzKCJjb2xsYXBzZWQiLCFjKS5hdHRyKCJhcmlhLWV4cGFuZGVkIixjKX07dmFyIGU9YS5mbi5jb2xsYXBzZTthLmZuLmNvbGxhcHNlPWMsYS5mbi5jb2xsYXBzZS5Db25zdHJ1Y3Rvcj1kLGEuZm4uY29sbGFwc2Uubm9Db25mbGljdD1mdW5jdGlvbigpe3JldHVybiBhLmZuLmNvbGxhcHNlPWUsdGhpc30sYShkb2N1bWVudCkub24oImNsaWNrLmJzLmNvbGxhcHNlLmRhdGEtYXBpIiwnW2RhdGEtdG9nZ2xlPSJjb2xsYXBzZSJdJyxmdW5jdGlvbihkKXt2YXIgZT1hKHRoaXMpO2UuYXR0cigiZGF0YS10YXJnZXQiKXx8ZC5wcmV2ZW50RGVmYXVsdCgpO3ZhciBmPWIoZSksZz1mLmRhdGEoImJzLmNvbGxhcHNlIiksaD1nPyJ0b2dnbGUiOmUuZGF0YSgpO2MuY2FsbChmLGgpfSl9KGpRdWVyeSksK2Z1bmN0aW9uKGEpeyJ1c2Ugc3RyaWN0IjtmdW5jdGlvbiBiKGIpe3ZhciBjPWIuYXR0cigiZGF0YS10YXJnZXQiKTtjfHwoYz1iLmF0dHIoImhyZWYiKSxjPWMmJi8jW0EtWmEtel0vLnRlc3QoYykmJmMucmVwbGFjZSgvLiooPz0jW15cc10qJCkvLCIiKSk7dmFyIGQ9YyYmYShjKTtyZXR1cm4gZCYmZC5sZW5ndGg/ZDpiLnBhcmVudCgpfWZ1bmN0aW9uIGMoYyl7YyYmMz09PWMud2hpY2h8fChhKGUpLnJlbW92ZSgpLGEoZikuZWFjaChmdW5jdGlvbigpe3ZhciBkPWEodGhpcyksZT1iKGQpLGY9e3JlbGF0ZWRUYXJnZXQ6dGhpc307ZS5oYXNDbGFzcygib3BlbiIpJiYoYyYmImNsaWNrIj09Yy50eXBlJiYvaW5wdXR8dGV4dGFyZWEvaS50ZXN0KGMudGFyZ2V0LnRhZ05hbWUpJiZhLmNvbnRhaW5zKGVbMF0sYy50YXJnZXQpfHwoZS50cmlnZ2VyKGM9YS5FdmVudCgiaGlkZS5icy5kcm9wZG93biIsZikpLGMuaXNEZWZhdWx0UHJldmVudGVkKCl8fChkLmF0dHIoImFyaWEtZXhwYW5kZWQiLCJmYWxzZSIpLGUucmVtb3ZlQ2xhc3MoIm9wZW4iKS50cmlnZ2VyKCJoaWRkZW4uYnMuZHJvcGRvd24iLGYpKSkpfSkpfWZ1bmN0aW9uIGQoYil7cmV0dXJuIHRoaXMuZWFjaChmdW5jdGlvbigpe3ZhciBjPWEodGhpcyksZD1jLmRhdGEoImJzLmRyb3Bkb3duIik7ZHx8Yy5kYXRhKCJicy5kcm9wZG93biIsZD1uZXcgZyh0aGlzKSksInN0cmluZyI9PXR5cGVvZiBiJiZkW2JdLmNhbGwoYyl9KX12YXIgZT0iLmRyb3Bkb3duLWJhY2tkcm9wIixmPSdbZGF0YS10b2dnbGU9ImRyb3Bkb3duIl0nLGc9ZnVuY3Rpb24oYil7YShiKS5vbigiY2xpY2suYnMuZHJvcGRvd24iLHRoaXMudG9nZ2xlKX07Zy5WRVJTSU9OPSIzLjMuNSIsZy5wcm90b3R5cGUudG9nZ2xlPWZ1bmN0aW9uKGQpe3ZhciBlPWEodGhpcyk7aWYoIWUuaXMoIi5kaXNhYmxlZCwgOmRpc2FibGVkIikpe3ZhciBmPWIoZSksZz1mLmhhc0NsYXNzKCJvcGVuIik7aWYoYygpLCFnKXsib250b3VjaHN0YXJ0ImluIGRvY3VtZW50LmRvY3VtZW50RWxlbWVudCYmIWYuY2xvc2VzdCgiLm5hdmJhci1uYXYiKS5sZW5ndGgmJmEoZG9jdW1lbnQuY3JlYXRlRWxlbWVudCgiZGl2IikpLmFkZENsYXNzKCJkcm9wZG93bi1iYWNrZHJvcCIpLmluc2VydEFmdGVyKGEodGhpcykpLm9uKCJjbGljayIsYyk7dmFyIGg9e3JlbGF0ZWRUYXJnZXQ6dGhpc307aWYoZi50cmlnZ2VyKGQ9YS5FdmVudCgic2hvdy5icy5kcm9wZG93biIsaCkpLGQuaXNEZWZhdWx0UHJldmVudGVkKCkpcmV0dXJuO2UudHJpZ2dlcigiZm9jdXMiKS5hdHRyKCJhcmlhLWV4cGFuZGVkIiwidHJ1ZSIpLGYudG9nZ2xlQ2xhc3MoIm9wZW4iKS50cmlnZ2VyKCJzaG93bi5icy5kcm9wZG93biIsaCl9cmV0dXJuITF9fSxnLnByb3RvdHlwZS5rZXlkb3duPWZ1bmN0aW9uKGMpe2lmKC8oMzh8NDB8Mjd8MzIpLy50ZXN0KGMud2hpY2gpJiYhL2lucHV0fHRleHRhcmVhL2kudGVzdChjLnRhcmdldC50YWdOYW1lKSl7dmFyIGQ9YSh0aGlzKTtpZihjLnByZXZlbnREZWZhdWx0KCksYy5zdG9wUHJvcGFnYXRpb24oKSwhZC5pcygiLmRpc2FibGVkLCA6ZGlzYWJsZWQiKSl7dmFyIGU9YihkKSxnPWUuaGFzQ2xhc3MoIm9wZW4iKTtpZighZyYmMjchPWMud2hpY2h8fGcmJjI3PT1jLndoaWNoKXJldHVybiAyNz09Yy53aGljaCYmZS5maW5kKGYpLnRyaWdnZXIoImZvY3VzIiksZC50cmlnZ2VyKCJjbGljayIpO3ZhciBoPSIgbGk6bm90KC5kaXNhYmxlZCk6dmlzaWJsZSBhIixpPWUuZmluZCgiLmRyb3Bkb3duLW1lbnUiK2gpO2lmKGkubGVuZ3RoKXt2YXIgaj1pLmluZGV4KGMudGFyZ2V0KTszOD09Yy53aGljaCYmaj4wJiZqLS0sNDA9PWMud2hpY2gmJmo8aS5sZW5ndGgtMSYmaisrLH5qfHwoaj0wKSxpLmVxKGopLnRyaWdnZXIoImZvY3VzIil9fX19O3ZhciBoPWEuZm4uZHJvcGRvd247YS5mbi5kcm9wZG93bj1kLGEuZm4uZHJvcGRvd24uQ29uc3RydWN0b3I9ZyxhLmZuLmRyb3Bkb3duLm5vQ29uZmxpY3Q9ZnVuY3Rpb24oKXtyZXR1cm4gYS5mbi5kcm9wZG93bj1oLHRoaXN9LGEoZG9jdW1lbnQpLm9uKCJjbGljay5icy5kcm9wZG93bi5kYXRhLWFwaSIsYykub24oImNsaWNrLmJzLmRyb3Bkb3duLmRhdGEtYXBpIiwiLmRyb3Bkb3duIGZvcm0iLGZ1bmN0aW9uKGEpe2Euc3RvcFByb3BhZ2F0aW9uKCl9KS5vbigiY2xpY2suYnMuZHJvcGRvd24uZGF0YS1hcGkiLGYsZy5wcm90b3R5cGUudG9nZ2xlKS5vbigia2V5ZG93bi5icy5kcm9wZG93bi5kYXRhLWFwaSIsZixnLnByb3RvdHlwZS5rZXlkb3duKS5vbigia2V5ZG93bi5icy5kcm9wZG93bi5kYXRhLWFwaSIsIi5kcm9wZG93bi1tZW51IixnLnByb3RvdHlwZS5rZXlkb3duKX0oalF1ZXJ5KSwrZnVuY3Rpb24oYSl7InVzZSBzdHJpY3QiO2Z1bmN0aW9uIGIoYixkKXtyZXR1cm4gdGhpcy5lYWNoKGZ1bmN0aW9uKCl7dmFyIGU9YSh0aGlzKSxmPWUuZGF0YSgiYnMubW9kYWwiKSxnPWEuZXh0ZW5kKHt9LGMuREVGQVVMVFMsZS5kYXRhKCksIm9iamVjdCI9PXR5cGVvZiBiJiZiKTtmfHxlLmRhdGEoImJzLm1vZGFsIixmPW5ldyBjKHRoaXMsZykpLCJzdHJpbmciPT10eXBlb2YgYj9mW2JdKGQpOmcuc2hvdyYmZi5zaG93KGQpfSl9dmFyIGM9ZnVuY3Rpb24oYixjKXt0aGlzLm9wdGlvbnM9Yyx0aGlzLiRib2R5PWEoZG9jdW1lbnQuYm9keSksdGhpcy4kZWxlbWVudD1hKGIpLHRoaXMuJGRpYWxvZz10aGlzLiRlbGVtZW50LmZpbmQoIi5tb2RhbC1kaWFsb2ciKSx0aGlzLiRiYWNrZHJvcD1udWxsLHRoaXMuaXNTaG93bj1udWxsLHRoaXMub3JpZ2luYWxCb2R5UGFkPW51bGwsdGhpcy5zY3JvbGxiYXJXaWR0aD0wLHRoaXMuaWdub3JlQmFja2Ryb3BDbGljaz0hMSx0aGlzLm9wdGlvbnMucmVtb3RlJiZ0aGlzLiRlbGVtZW50LmZpbmQoIi5tb2RhbC1jb250ZW50IikubG9hZCh0aGlzLm9wdGlvbnMucmVtb3RlLGEucHJveHkoZnVuY3Rpb24oKXt0aGlzLiRlbGVtZW50LnRyaWdnZXIoImxvYWRlZC5icy5tb2RhbCIpfSx0aGlzKSl9O2MuVkVSU0lPTj0iMy4zLjUiLGMuVFJBTlNJVElPTl9EVVJBVElPTj0zMDAsYy5CQUNLRFJPUF9UUkFOU0lUSU9OX0RVUkFUSU9OPTE1MCxjLkRFRkFVTFRTPXtiYWNrZHJvcDohMCxrZXlib2FyZDohMCxzaG93OiEwfSxjLnByb3RvdHlwZS50b2dnbGU9ZnVuY3Rpb24oYSl7cmV0dXJuIHRoaXMuaXNTaG93bj90aGlzLmhpZGUoKTp0aGlzLnNob3coYSl9LGMucHJvdG90eXBlLnNob3c9ZnVuY3Rpb24oYil7dmFyIGQ9dGhpcyxlPWEuRXZlbnQoInNob3cuYnMubW9kYWwiLHtyZWxhdGVkVGFyZ2V0OmJ9KTt0aGlzLiRlbGVtZW50LnRyaWdnZXIoZSksdGhpcy5pc1Nob3dufHxlLmlzRGVmYXVsdFByZXZlbnRlZCgpfHwodGhpcy5pc1Nob3duPSEwLHRoaXMuY2hlY2tTY3JvbGxiYXIoKSx0aGlzLnNldFNjcm9sbGJhcigpLHRoaXMuJGJvZHkuYWRkQ2xhc3MoIm1vZGFsLW9wZW4iKSx0aGlzLmVzY2FwZSgpLHRoaXMucmVzaXplKCksdGhpcy4kZWxlbWVudC5vbigiY2xpY2suZGlzbWlzcy5icy5tb2RhbCIsJ1tkYXRhLWRpc21pc3M9Im1vZGFsIl0nLGEucHJveHkodGhpcy5oaWRlLHRoaXMpKSx0aGlzLiRkaWFsb2cub24oIm1vdXNlZG93bi5kaXNtaXNzLmJzLm1vZGFsIixmdW5jdGlvbigpe2QuJGVsZW1lbnQub25lKCJtb3VzZXVwLmRpc21pc3MuYnMubW9kYWwiLGZ1bmN0aW9uKGIpe2EoYi50YXJnZXQpLmlzKGQuJGVsZW1lbnQpJiYoZC5pZ25vcmVCYWNrZHJvcENsaWNrPSEwKX0pfSksdGhpcy5iYWNrZHJvcChmdW5jdGlvbigpe3ZhciBlPWEuc3VwcG9ydC50cmFuc2l0aW9uJiZkLiRlbGVtZW50Lmhhc0NsYXNzKCJmYWRlIik7ZC4kZWxlbWVudC5wYXJlbnQoKS5sZW5ndGh8fGQuJGVsZW1lbnQuYXBwZW5kVG8oZC4kYm9keSksZC4kZWxlbWVudC5zaG93KCkuc2Nyb2xsVG9wKDApLGQuYWRqdXN0RGlhbG9nKCksZSYmZC4kZWxlbWVudFswXS5vZmZzZXRXaWR0aCxkLiRlbGVtZW50LmFkZENsYXNzKCJpbiIpLGQuZW5mb3JjZUZvY3VzKCk7dmFyIGY9YS5FdmVudCgic2hvd24uYnMubW9kYWwiLHtyZWxhdGVkVGFyZ2V0OmJ9KTtlP2QuJGRpYWxvZy5vbmUoImJzVHJhbnNpdGlvbkVuZCIsZnVuY3Rpb24oKXtkLiRlbGVtZW50LnRyaWdnZXIoImZvY3VzIikudHJpZ2dlcihmKX0pLmVtdWxhdGVUcmFuc2l0aW9uRW5kKGMuVFJBTlNJVElPTl9EVVJBVElPTik6ZC4kZWxlbWVudC50cmlnZ2VyKCJmb2N1cyIpLnRyaWdnZXIoZil9KSl9LGMucHJvdG90eXBlLmhpZGU9ZnVuY3Rpb24oYil7YiYmYi5wcmV2ZW50RGVmYXVsdCgpLGI9YS5FdmVudCgiaGlkZS5icy5tb2RhbCIpLHRoaXMuJGVsZW1lbnQudHJpZ2dlcihiKSx0aGlzLmlzU2hvd24mJiFiLmlzRGVmYXVsdFByZXZlbnRlZCgpJiYodGhpcy5pc1Nob3duPSExLHRoaXMuZXNjYXBlKCksdGhpcy5yZXNpemUoKSxhKGRvY3VtZW50KS5vZmYoImZvY3VzaW4uYnMubW9kYWwiKSx0aGlzLiRlbGVtZW50LnJlbW92ZUNsYXNzKCJpbiIpLm9mZigiY2xpY2suZGlzbWlzcy5icy5tb2RhbCIpLm9mZigibW91c2V1cC5kaXNtaXNzLmJzLm1vZGFsIiksdGhpcy4kZGlhbG9nLm9mZigibW91c2Vkb3duLmRpc21pc3MuYnMubW9kYWwiKSxhLnN1cHBvcnQudHJhbnNpdGlvbiYmdGhpcy4kZWxlbWVudC5oYXNDbGFzcygiZmFkZSIpP3RoaXMuJGVsZW1lbnQub25lKCJic1RyYW5zaXRpb25FbmQiLGEucHJveHkodGhpcy5oaWRlTW9kYWwsdGhpcykpLmVtdWxhdGVUcmFuc2l0aW9uRW5kKGMuVFJBTlNJVElPTl9EVVJBVElPTik6dGhpcy5oaWRlTW9kYWwoKSl9LGMucHJvdG90eXBlLmVuZm9yY2VGb2N1cz1mdW5jdGlvbigpe2EoZG9jdW1lbnQpLm9mZigiZm9jdXNpbi5icy5tb2RhbCIpLm9uKCJmb2N1c2luLmJzLm1vZGFsIixhLnByb3h5KGZ1bmN0aW9uKGEpe3RoaXMuJGVsZW1lbnRbMF09PT1hLnRhcmdldHx8dGhpcy4kZWxlbWVudC5oYXMoYS50YXJnZXQpLmxlbmd0aHx8dGhpcy4kZWxlbWVudC50cmlnZ2VyKCJmb2N1cyIpfSx0aGlzKSl9LGMucHJvdG90eXBlLmVzY2FwZT1mdW5jdGlvbigpe3RoaXMuaXNTaG93biYmdGhpcy5vcHRpb25zLmtleWJvYXJkP3RoaXMuJGVsZW1lbnQub24oImtleWRvd24uZGlzbWlzcy5icy5tb2RhbCIsYS5wcm94eShmdW5jdGlvbihhKXsyNz09YS53aGljaCYmdGhpcy5oaWRlKCl9LHRoaXMpKTp0aGlzLmlzU2hvd258fHRoaXMuJGVsZW1lbnQub2ZmKCJrZXlkb3duLmRpc21pc3MuYnMubW9kYWwiKX0sYy5wcm90b3R5cGUucmVzaXplPWZ1bmN0aW9uKCl7dGhpcy5pc1Nob3duP2Eod2luZG93KS5vbigicmVzaXplLmJzLm1vZGFsIixhLnByb3h5KHRoaXMuaGFuZGxlVXBkYXRlLHRoaXMpKTphKHdpbmRvdykub2ZmKCJyZXNpemUuYnMubW9kYWwiKX0sYy5wcm90b3R5cGUuaGlkZU1vZGFsPWZ1bmN0aW9uKCl7dmFyIGE9dGhpczt0aGlzLiRlbGVtZW50LmhpZGUoKSx0aGlzLmJhY2tkcm9wKGZ1bmN0aW9uKCl7YS4kYm9keS5yZW1vdmVDbGFzcygibW9kYWwtb3BlbiIpLGEucmVzZXRBZGp1c3RtZW50cygpLGEucmVzZXRTY3JvbGxiYXIoKSxhLiRlbGVtZW50LnRyaWdnZXIoImhpZGRlbi5icy5tb2RhbCIpfSl9LGMucHJvdG90eXBlLnJlbW92ZUJhY2tkcm9wPWZ1bmN0aW9uKCl7dGhpcy4kYmFja2Ryb3AmJnRoaXMuJGJhY2tkcm9wLnJlbW92ZSgpLHRoaXMuJGJhY2tkcm9wPW51bGx9LGMucHJvdG90eXBlLmJhY2tkcm9wPWZ1bmN0aW9uKGIpe3ZhciBkPXRoaXMsZT10aGlzLiRlbGVtZW50Lmhhc0NsYXNzKCJmYWRlIik/ImZhZGUiOiIiO2lmKHRoaXMuaXNTaG93biYmdGhpcy5vcHRpb25zLmJhY2tkcm9wKXt2YXIgZj1hLnN1cHBvcnQudHJhbnNpdGlvbiYmZTtpZih0aGlzLiRiYWNrZHJvcD1hKGRvY3VtZW50LmNyZWF0ZUVsZW1lbnQoImRpdiIpKS5hZGRDbGFzcygibW9kYWwtYmFja2Ryb3AgIitlKS5hcHBlbmRUbyh0aGlzLiRib2R5KSx0aGlzLiRlbGVtZW50Lm9uKCJjbGljay5kaXNtaXNzLmJzLm1vZGFsIixhLnByb3h5KGZ1bmN0aW9uKGEpe3JldHVybiB0aGlzLmlnbm9yZUJhY2tkcm9wQ2xpY2s/dm9pZCh0aGlzLmlnbm9yZUJhY2tkcm9wQ2xpY2s9ITEpOnZvaWQoYS50YXJnZXQ9PT1hLmN1cnJlbnRUYXJnZXQmJigic3RhdGljIj09dGhpcy5vcHRpb25zLmJhY2tkcm9wP3RoaXMuJGVsZW1lbnRbMF0uZm9jdXMoKTp0aGlzLmhpZGUoKSkpfSx0aGlzKSksZiYmdGhpcy4kYmFja2Ryb3BbMF0ub2Zmc2V0V2lkdGgsdGhpcy4kYmFja2Ryb3AuYWRkQ2xhc3MoImluIiksIWIpcmV0dXJuO2Y/dGhpcy4kYmFja2Ryb3Aub25lKCJic1RyYW5zaXRpb25FbmQiLGIpLmVtdWxhdGVUcmFuc2l0aW9uRW5kKGMuQkFDS0RST1BfVFJBTlNJVElPTl9EVVJBVElPTik6YigpfWVsc2UgaWYoIXRoaXMuaXNTaG93biYmdGhpcy4kYmFja2Ryb3Ape3RoaXMuJGJhY2tkcm9wLnJlbW92ZUNsYXNzKCJpbiIpO3ZhciBnPWZ1bmN0aW9uKCl7ZC5yZW1vdmVCYWNrZHJvcCgpLGImJmIoKX07YS5zdXBwb3J0LnRyYW5zaXRpb24mJnRoaXMuJGVsZW1lbnQuaGFzQ2xhc3MoImZhZGUiKT90aGlzLiRiYWNrZHJvcC5vbmUoImJzVHJhbnNpdGlvbkVuZCIsZykuZW11bGF0ZVRyYW5zaXRpb25FbmQoYy5CQUNLRFJPUF9UUkFOU0lUSU9OX0RVUkFUSU9OKTpnKCl9ZWxzZSBiJiZiKCl9LGMucHJvdG90eXBlLmhhbmRsZVVwZGF0ZT1mdW5jdGlvbigpe3RoaXMuYWRqdXN0RGlhbG9nKCl9LGMucHJvdG90eXBlLmFkanVzdERpYWxvZz1mdW5jdGlvbigpe3ZhciBhPXRoaXMuJGVsZW1lbnRbMF0uc2Nyb2xsSGVpZ2h0PmRvY3VtZW50LmRvY3VtZW50RWxlbWVudC5jbGllbnRIZWlnaHQ7dGhpcy4kZWxlbWVudC5jc3Moe3BhZGRpbmdMZWZ0OiF0aGlzLmJvZHlJc092ZXJmbG93aW5nJiZhP3RoaXMuc2Nyb2xsYmFyV2lkdGg6IiIscGFkZGluZ1JpZ2h0OnRoaXMuYm9keUlzT3ZlcmZsb3dpbmcmJiFhP3RoaXMuc2Nyb2xsYmFyV2lkdGg6IiJ9KX0sYy5wcm90b3R5cGUucmVzZXRBZGp1c3RtZW50cz1mdW5jdGlvbigpe3RoaXMuJGVsZW1lbnQuY3NzKHtwYWRkaW5nTGVmdDoiIixwYWRkaW5nUmlnaHQ6IiJ9KX0sYy5wcm90b3R5cGUuY2hlY2tTY3JvbGxiYXI9ZnVuY3Rpb24oKXt2YXIgYT13aW5kb3cuaW5uZXJXaWR0aDtpZighYSl7dmFyIGI9ZG9jdW1lbnQuZG9jdW1lbnRFbGVtZW50LmdldEJvdW5kaW5nQ2xpZW50UmVjdCgpO2E9Yi5yaWdodC1NYXRoLmFicyhiLmxlZnQpfXRoaXMuYm9keUlzT3ZlcmZsb3dpbmc9ZG9jdW1lbnQuYm9keS5jbGllbnRXaWR0aDxhLHRoaXMuc2Nyb2xsYmFyV2lkdGg9dGhpcy5tZWFzdXJlU2Nyb2xsYmFyKCl9LGMucHJvdG90eXBlLnNldFNjcm9sbGJhcj1mdW5jdGlvbigpe3ZhciBhPXBhcnNlSW50KHRoaXMuJGJvZHkuY3NzKCJwYWRkaW5nLXJpZ2h0Iil8fDAsMTApO3RoaXMub3JpZ2luYWxCb2R5UGFkPWRvY3VtZW50LmJvZHkuc3R5bGUucGFkZGluZ1JpZ2h0fHwiIix0aGlzLmJvZHlJc092ZXJmbG93aW5nJiZ0aGlzLiRib2R5LmNzcygicGFkZGluZy1yaWdodCIsYSt0aGlzLnNjcm9sbGJhcldpZHRoKX0sYy5wcm90b3R5cGUucmVzZXRTY3JvbGxiYXI9ZnVuY3Rpb24oKXt0aGlzLiRib2R5LmNzcygicGFkZGluZy1yaWdodCIsdGhpcy5vcmlnaW5hbEJvZHlQYWQpfSxjLnByb3RvdHlwZS5tZWFzdXJlU2Nyb2xsYmFyPWZ1bmN0aW9uKCl7dmFyIGE9ZG9jdW1lbnQuY3JlYXRlRWxlbWVudCgiZGl2Iik7YS5jbGFzc05hbWU9Im1vZGFsLXNjcm9sbGJhci1tZWFzdXJlIix0aGlzLiRib2R5LmFwcGVuZChhKTt2YXIgYj1hLm9mZnNldFdpZHRoLWEuY2xpZW50V2lkdGg7cmV0dXJuIHRoaXMuJGJvZHlbMF0ucmVtb3ZlQ2hpbGQoYSksYn07dmFyIGQ9YS5mbi5tb2RhbDthLmZuLm1vZGFsPWIsYS5mbi5tb2RhbC5Db25zdHJ1Y3Rvcj1jLGEuZm4ubW9kYWwubm9Db25mbGljdD1mdW5jdGlvbigpe3JldHVybiBhLmZuLm1vZGFsPWQsdGhpc30sYShkb2N1bWVudCkub24oImNsaWNrLmJzLm1vZGFsLmRhdGEtYXBpIiwnW2RhdGEtdG9nZ2xlPSJtb2RhbCJdJyxmdW5jdGlvbihjKXt2YXIgZD1hKHRoaXMpLGU9ZC5hdHRyKCJocmVmIiksZj1hKGQuYXR0cigiZGF0YS10YXJnZXQiKXx8ZSYmZS5yZXBsYWNlKC8uKig/PSNbXlxzXSskKS8sIiIpKSxnPWYuZGF0YSgiYnMubW9kYWwiKT8idG9nZ2xlIjphLmV4dGVuZCh7cmVtb3RlOiEvIy8udGVzdChlKSYmZX0sZi5kYXRhKCksZC5kYXRhKCkpO2QuaXMoImEiKSYmYy5wcmV2ZW50RGVmYXVsdCgpLGYub25lKCJzaG93LmJzLm1vZGFsIixmdW5jdGlvbihhKXthLmlzRGVmYXVsdFByZXZlbnRlZCgpfHxmLm9uZSgiaGlkZGVuLmJzLm1vZGFsIixmdW5jdGlvbigpe2QuaXMoIjp2aXNpYmxlIikmJmQudHJpZ2dlcigiZm9jdXMiKX0pfSksYi5jYWxsKGYsZyx0aGlzKX0pfShqUXVlcnkpLCtmdW5jdGlvbihhKXsidXNlIHN0cmljdCI7ZnVuY3Rpb24gYihiKXtyZXR1cm4gdGhpcy5lYWNoKGZ1bmN0aW9uKCl7dmFyIGQ9YSh0aGlzKSxlPWQuZGF0YSgiYnMudG9vbHRpcCIpLGY9Im9iamVjdCI9PXR5cGVvZiBiJiZiOyhlfHwhL2Rlc3Ryb3l8aGlkZS8udGVzdChiKSkmJihlfHxkLmRhdGEoImJzLnRvb2x0aXAiLGU9bmV3IGModGhpcyxmKSksInN0cmluZyI9PXR5cGVvZiBiJiZlW2JdKCkpfSl9dmFyIGM9ZnVuY3Rpb24oYSxiKXt0aGlzLnR5cGU9bnVsbCx0aGlzLm9wdGlvbnM9bnVsbCx0aGlzLmVuYWJsZWQ9bnVsbCx0aGlzLnRpbWVvdXQ9bnVsbCx0aGlzLmhvdmVyU3RhdGU9bnVsbCx0aGlzLiRlbGVtZW50PW51bGwsdGhpcy5pblN0YXRlPW51bGwsdGhpcy5pbml0KCJ0b29sdGlwIixhLGIpfTtjLlZFUlNJT049IjMuMy41IixjLlRSQU5TSVRJT05fRFVSQVRJT049MTUwLGMuREVGQVVMVFM9e2FuaW1hdGlvbjohMCxwbGFjZW1lbnQ6InRvcCIsc2VsZWN0b3I6ITEsdGVtcGxhdGU6JzxkaXYgY2xhc3M9InRvb2x0aXAiIHJvbGU9InRvb2x0aXAiPjxkaXYgY2xhc3M9InRvb2x0aXAtYXJyb3ciPjwvZGl2PjxkaXYgY2xhc3M9InRvb2x0aXAtaW5uZXIiPjwvZGl2PjwvZGl2PicsdHJpZ2dlcjoiaG92ZXIgZm9jdXMiLHRpdGxlOiIiLGRlbGF5OjAsaHRtbDohMSxjb250YWluZXI6ITEsdmlld3BvcnQ6e3NlbGVjdG9yOiJib2R5IixwYWRkaW5nOjB9fSxjLnByb3RvdHlwZS5pbml0PWZ1bmN0aW9uKGIsYyxkKXtpZih0aGlzLmVuYWJsZWQ9ITAsdGhpcy50eXBlPWIsdGhpcy4kZWxlbWVudD1hKGMpLHRoaXMub3B0aW9ucz10aGlzLmdldE9wdGlvbnMoZCksdGhpcy4kdmlld3BvcnQ9dGhpcy5vcHRpb25zLnZpZXdwb3J0JiZhKGEuaXNGdW5jdGlvbih0aGlzLm9wdGlvbnMudmlld3BvcnQpP3RoaXMub3B0aW9ucy52aWV3cG9ydC5jYWxsKHRoaXMsdGhpcy4kZWxlbWVudCk6dGhpcy5vcHRpb25zLnZpZXdwb3J0LnNlbGVjdG9yfHx0aGlzLm9wdGlvbnMudmlld3BvcnQpLHRoaXMuaW5TdGF0ZT17Y2xpY2s6ITEsaG92ZXI6ITEsZm9jdXM6ITF9LHRoaXMuJGVsZW1lbnRbMF1pbnN0YW5jZW9mIGRvY3VtZW50LmNvbnN0cnVjdG9yJiYhdGhpcy5vcHRpb25zLnNlbGVjdG9yKXRocm93IG5ldyBFcnJvcigiYHNlbGVjdG9yYCBvcHRpb24gbXVzdCBiZSBzcGVjaWZpZWQgd2hlbiBpbml0aWFsaXppbmcgIit0aGlzLnR5cGUrIiBvbiB0aGUgd2luZG93LmRvY3VtZW50IG9iamVjdCEiKTtmb3IodmFyIGU9dGhpcy5vcHRpb25zLnRyaWdnZXIuc3BsaXQoIiAiKSxmPWUubGVuZ3RoO2YtLTspe3ZhciBnPWVbZl07aWYoImNsaWNrIj09Zyl0aGlzLiRlbGVtZW50Lm9uKCJjbGljay4iK3RoaXMudHlwZSx0aGlzLm9wdGlvbnMuc2VsZWN0b3IsYS5wcm94eSh0aGlzLnRvZ2dsZSx0aGlzKSk7ZWxzZSBpZigibWFudWFsIiE9Zyl7dmFyIGg9ImhvdmVyIj09Zz8ibW91c2VlbnRlciI6ImZvY3VzaW4iLGk9ImhvdmVyIj09Zz8ibW91c2VsZWF2ZSI6ImZvY3Vzb3V0Ijt0aGlzLiRlbGVtZW50Lm9uKGgrIi4iK3RoaXMudHlwZSx0aGlzLm9wdGlvbnMuc2VsZWN0b3IsYS5wcm94eSh0aGlzLmVudGVyLHRoaXMpKSx0aGlzLiRlbGVtZW50Lm9uKGkrIi4iK3RoaXMudHlwZSx0aGlzLm9wdGlvbnMuc2VsZWN0b3IsYS5wcm94eSh0aGlzLmxlYXZlLHRoaXMpKX19dGhpcy5vcHRpb25zLnNlbGVjdG9yP3RoaXMuX29wdGlvbnM9YS5leHRlbmQoe30sdGhpcy5vcHRpb25zLHt0cmlnZ2VyOiJtYW51YWwiLHNlbGVjdG9yOiIifSk6dGhpcy5maXhUaXRsZSgpfSxjLnByb3RvdHlwZS5nZXREZWZhdWx0cz1mdW5jdGlvbigpe3JldHVybiBjLkRFRkFVTFRTfSxjLnByb3RvdHlwZS5nZXRPcHRpb25zPWZ1bmN0aW9uKGIpe3JldHVybiBiPWEuZXh0ZW5kKHt9LHRoaXMuZ2V0RGVmYXVsdHMoKSx0aGlzLiRlbGVtZW50LmRhdGEoKSxiKSxiLmRlbGF5JiYibnVtYmVyIj09dHlwZW9mIGIuZGVsYXkmJihiLmRlbGF5PXtzaG93OmIuZGVsYXksaGlkZTpiLmRlbGF5fSksYn0sYy5wcm90b3R5cGUuZ2V0RGVsZWdhdGVPcHRpb25zPWZ1bmN0aW9uKCl7dmFyIGI9e30sYz10aGlzLmdldERlZmF1bHRzKCk7cmV0dXJuIHRoaXMuX29wdGlvbnMmJmEuZWFjaCh0aGlzLl9vcHRpb25zLGZ1bmN0aW9uKGEsZCl7Y1thXSE9ZCYmKGJbYV09ZCl9KSxifSxjLnByb3RvdHlwZS5lbnRlcj1mdW5jdGlvbihiKXt2YXIgYz1iIGluc3RhbmNlb2YgdGhpcy5jb25zdHJ1Y3Rvcj9iOmEoYi5jdXJyZW50VGFyZ2V0KS5kYXRhKCJicy4iK3RoaXMudHlwZSk7cmV0dXJuIGN8fChjPW5ldyB0aGlzLmNvbnN0cnVjdG9yKGIuY3VycmVudFRhcmdldCx0aGlzLmdldERlbGVnYXRlT3B0aW9ucygpKSxhKGIuY3VycmVudFRhcmdldCkuZGF0YSgiYnMuIit0aGlzLnR5cGUsYykpLGIgaW5zdGFuY2VvZiBhLkV2ZW50JiYoYy5pblN0YXRlWyJmb2N1c2luIj09Yi50eXBlPyJmb2N1cyI6ImhvdmVyIl09ITApLGMudGlwKCkuaGFzQ2xhc3MoImluIil8fCJpbiI9PWMuaG92ZXJTdGF0ZT92b2lkKGMuaG92ZXJTdGF0ZT0iaW4iKTooY2xlYXJUaW1lb3V0KGMudGltZW91dCksYy5ob3ZlclN0YXRlPSJpbiIsYy5vcHRpb25zLmRlbGF5JiZjLm9wdGlvbnMuZGVsYXkuc2hvdz92b2lkKGMudGltZW91dD1zZXRUaW1lb3V0KGZ1bmN0aW9uKCl7ImluIj09Yy5ob3ZlclN0YXRlJiZjLnNob3coKX0sYy5vcHRpb25zLmRlbGF5LnNob3cpKTpjLnNob3coKSl9LGMucHJvdG90eXBlLmlzSW5TdGF0ZVRydWU9ZnVuY3Rpb24oKXtmb3IodmFyIGEgaW4gdGhpcy5pblN0YXRlKWlmKHRoaXMuaW5TdGF0ZVthXSlyZXR1cm4hMDtyZXR1cm4hMX0sYy5wcm90b3R5cGUubGVhdmU9ZnVuY3Rpb24oYil7dmFyIGM9YiBpbnN0YW5jZW9mIHRoaXMuY29uc3RydWN0b3I/YjphKGIuY3VycmVudFRhcmdldCkuZGF0YSgiYnMuIit0aGlzLnR5cGUpO3JldHVybiBjfHwoYz1uZXcgdGhpcy5jb25zdHJ1Y3RvcihiLmN1cnJlbnRUYXJnZXQsdGhpcy5nZXREZWxlZ2F0ZU9wdGlvbnMoKSksYShiLmN1cnJlbnRUYXJnZXQpLmRhdGEoImJzLiIrdGhpcy50eXBlLGMpKSxiIGluc3RhbmNlb2YgYS5FdmVudCYmKGMuaW5TdGF0ZVsiZm9jdXNvdXQiPT1iLnR5cGU/ImZvY3VzIjoiaG92ZXIiXT0hMSksYy5pc0luU3RhdGVUcnVlKCk/dm9pZCAwOihjbGVhclRpbWVvdXQoYy50aW1lb3V0KSxjLmhvdmVyU3RhdGU9Im91dCIsYy5vcHRpb25zLmRlbGF5JiZjLm9wdGlvbnMuZGVsYXkuaGlkZT92b2lkKGMudGltZW91dD1zZXRUaW1lb3V0KGZ1bmN0aW9uKCl7Im91dCI9PWMuaG92ZXJTdGF0ZSYmYy5oaWRlKCl9LGMub3B0aW9ucy5kZWxheS5oaWRlKSk6Yy5oaWRlKCkpfSxjLnByb3RvdHlwZS5zaG93PWZ1bmN0aW9uKCl7dmFyIGI9YS5FdmVudCgic2hvdy5icy4iK3RoaXMudHlwZSk7aWYodGhpcy5oYXNDb250ZW50KCkmJnRoaXMuZW5hYmxlZCl7dGhpcy4kZWxlbWVudC50cmlnZ2VyKGIpO3ZhciBkPWEuY29udGFpbnModGhpcy4kZWxlbWVudFswXS5vd25lckRvY3VtZW50LmRvY3VtZW50RWxlbWVudCx0aGlzLiRlbGVtZW50WzBdKTtpZihiLmlzRGVmYXVsdFByZXZlbnRlZCgpfHwhZClyZXR1cm47dmFyIGU9dGhpcyxmPXRoaXMudGlwKCksZz10aGlzLmdldFVJRCh0aGlzLnR5cGUpO3RoaXMuc2V0Q29udGVudCgpLGYuYXR0cigiaWQiLGcpLHRoaXMuJGVsZW1lbnQuYXR0cigiYXJpYS1kZXNjcmliZWRieSIsZyksdGhpcy5vcHRpb25zLmFuaW1hdGlvbiYmZi5hZGRDbGFzcygiZmFkZSIpO3ZhciBoPSJmdW5jdGlvbiI9PXR5cGVvZiB0aGlzLm9wdGlvbnMucGxhY2VtZW50P3RoaXMub3B0aW9ucy5wbGFjZW1lbnQuY2FsbCh0aGlzLGZbMF0sdGhpcy4kZWxlbWVudFswXSk6dGhpcy5vcHRpb25zLnBsYWNlbWVudCxpPS9ccz9hdXRvP1xzPy9pLGo9aS50ZXN0KGgpO2omJihoPWgucmVwbGFjZShpLCIiKXx8InRvcCIpLGYuZGV0YWNoKCkuY3NzKHt0b3A6MCxsZWZ0OjAsZGlzcGxheToiYmxvY2sifSkuYWRkQ2xhc3MoaCkuZGF0YSgiYnMuIit0aGlzLnR5cGUsdGhpcyksdGhpcy5vcHRpb25zLmNvbnRhaW5lcj9mLmFwcGVuZFRvKHRoaXMub3B0aW9ucy5jb250YWluZXIpOmYuaW5zZXJ0QWZ0ZXIodGhpcy4kZWxlbWVudCksdGhpcy4kZWxlbWVudC50cmlnZ2VyKCJpbnNlcnRlZC5icy4iK3RoaXMudHlwZSk7dmFyIGs9dGhpcy5nZXRQb3NpdGlvbigpLGw9ZlswXS5vZmZzZXRXaWR0aCxtPWZbMF0ub2Zmc2V0SGVpZ2h0O2lmKGope3ZhciBuPWgsbz10aGlzLmdldFBvc2l0aW9uKHRoaXMuJHZpZXdwb3J0KTtoPSJib3R0b20iPT1oJiZrLmJvdHRvbSttPm8uYm90dG9tPyJ0b3AiOiJ0b3AiPT1oJiZrLnRvcC1tPG8udG9wPyJib3R0b20iOiJyaWdodCI9PWgmJmsucmlnaHQrbD5vLndpZHRoPyJsZWZ0IjoibGVmdCI9PWgmJmsubGVmdC1sPG8ubGVmdD8icmlnaHQiOmgsZi5yZW1vdmVDbGFzcyhuKS5hZGRDbGFzcyhoKX12YXIgcD10aGlzLmdldENhbGN1bGF0ZWRPZmZzZXQoaCxrLGwsbSk7dGhpcy5hcHBseVBsYWNlbWVudChwLGgpO3ZhciBxPWZ1bmN0aW9uKCl7dmFyIGE9ZS5ob3ZlclN0YXRlO2UuJGVsZW1lbnQudHJpZ2dlcigic2hvd24uYnMuIitlLnR5cGUpLGUuaG92ZXJTdGF0ZT1udWxsLCJvdXQiPT1hJiZlLmxlYXZlKGUpfTthLnN1cHBvcnQudHJhbnNpdGlvbiYmdGhpcy4kdGlwLmhhc0NsYXNzKCJmYWRlIik/Zi5vbmUoImJzVHJhbnNpdGlvbkVuZCIscSkuZW11bGF0ZVRyYW5zaXRpb25FbmQoYy5UUkFOU0lUSU9OX0RVUkFUSU9OKTpxKCl9fSxjLnByb3RvdHlwZS5hcHBseVBsYWNlbWVudD1mdW5jdGlvbihiLGMpe3ZhciBkPXRoaXMudGlwKCksZT1kWzBdLm9mZnNldFdpZHRoLGY9ZFswXS5vZmZzZXRIZWlnaHQsZz1wYXJzZUludChkLmNzcygibWFyZ2luLXRvcCIpLDEwKSxoPXBhcnNlSW50KGQuY3NzKCJtYXJnaW4tbGVmdCIpLDEwKTtpc05hTihnKSYmKGc9MCksaXNOYU4oaCkmJihoPTApLGIudG9wKz1nLGIubGVmdCs9aCxhLm9mZnNldC5zZXRPZmZzZXQoZFswXSxhLmV4dGVuZCh7dXNpbmc6ZnVuY3Rpb24oYSl7ZC5jc3Moe3RvcDpNYXRoLnJvdW5kKGEudG9wKSxsZWZ0Ok1hdGgucm91bmQoYS5sZWZ0KX0pfX0sYiksMCksZC5hZGRDbGFzcygiaW4iKTt2YXIgaT1kWzBdLm9mZnNldFdpZHRoLGo9ZFswXS5vZmZzZXRIZWlnaHQ7InRvcCI9PWMmJmohPWYmJihiLnRvcD1iLnRvcCtmLWopO3ZhciBrPXRoaXMuZ2V0Vmlld3BvcnRBZGp1c3RlZERlbHRhKGMsYixpLGopO2subGVmdD9iLmxlZnQrPWsubGVmdDpiLnRvcCs9ay50b3A7dmFyIGw9L3RvcHxib3R0b20vLnRlc3QoYyksbT1sPzIqay5sZWZ0LWUraToyKmsudG9wLWYraixuPWw/Im9mZnNldFdpZHRoIjoib2Zmc2V0SGVpZ2h0IjtkLm9mZnNldChiKSx0aGlzLnJlcGxhY2VBcnJvdyhtLGRbMF1bbl0sbCl9LGMucHJvdG90eXBlLnJlcGxhY2VBcnJvdz1mdW5jdGlvbihhLGIsYyl7dGhpcy5hcnJvdygpLmNzcyhjPyJsZWZ0IjoidG9wIiw1MCooMS1hL2IpKyIlIikuY3NzKGM/InRvcCI6ImxlZnQiLCIiKX0sYy5wcm90b3R5cGUuc2V0Q29udGVudD1mdW5jdGlvbigpe3ZhciBhPXRoaXMudGlwKCksYj10aGlzLmdldFRpdGxlKCk7YS5maW5kKCIudG9vbHRpcC1pbm5lciIpW3RoaXMub3B0aW9ucy5odG1sPyJodG1sIjoidGV4dCJdKGIpLGEucmVtb3ZlQ2xhc3MoImZhZGUgaW4gdG9wIGJvdHRvbSBsZWZ0IHJpZ2h0Iil9LGMucHJvdG90eXBlLmhpZGU9ZnVuY3Rpb24oYil7ZnVuY3Rpb24gZCgpeyJpbiIhPWUuaG92ZXJTdGF0ZSYmZi5kZXRhY2goKSxlLiRlbGVtZW50LnJlbW92ZUF0dHIoImFyaWEtZGVzY3JpYmVkYnkiKS50cmlnZ2VyKCJoaWRkZW4uYnMuIitlLnR5cGUpLGImJmIoKX12YXIgZT10aGlzLGY9YSh0aGlzLiR0aXApLGc9YS5FdmVudCgiaGlkZS5icy4iK3RoaXMudHlwZSk7cmV0dXJuIHRoaXMuJGVsZW1lbnQudHJpZ2dlcihnKSxnLmlzRGVmYXVsdFByZXZlbnRlZCgpP3ZvaWQgMDooZi5yZW1vdmVDbGFzcygiaW4iKSxhLnN1cHBvcnQudHJhbnNpdGlvbiYmZi5oYXNDbGFzcygiZmFkZSIpP2Yub25lKCJic1RyYW5zaXRpb25FbmQiLGQpLmVtdWxhdGVUcmFuc2l0aW9uRW5kKGMuVFJBTlNJVElPTl9EVVJBVElPTik6ZCgpLHRoaXMuaG92ZXJTdGF0ZT1udWxsLHRoaXMpfSxjLnByb3RvdHlwZS5maXhUaXRsZT1mdW5jdGlvbigpe3ZhciBhPXRoaXMuJGVsZW1lbnQ7KGEuYXR0cigidGl0bGUiKXx8InN0cmluZyIhPXR5cGVvZiBhLmF0dHIoImRhdGEtb3JpZ2luYWwtdGl0bGUiKSkmJmEuYXR0cigiZGF0YS1vcmlnaW5hbC10aXRsZSIsYS5hdHRyKCJ0aXRsZSIpfHwiIikuYXR0cigidGl0bGUiLCIiKX0sYy5wcm90b3R5cGUuaGFzQ29udGVudD1mdW5jdGlvbigpe3JldHVybiB0aGlzLmdldFRpdGxlKCl9LGMucHJvdG90eXBlLmdldFBvc2l0aW9uPWZ1bmN0aW9uKGIpe2I9Ynx8dGhpcy4kZWxlbWVudDt2YXIgYz1iWzBdLGQ9IkJPRFkiPT1jLnRhZ05hbWUsZT1jLmdldEJvdW5kaW5nQ2xpZW50UmVjdCgpO251bGw9PWUud2lkdGgmJihlPWEuZXh0ZW5kKHt9LGUse3dpZHRoOmUucmlnaHQtZS5sZWZ0LGhlaWdodDplLmJvdHRvbS1lLnRvcH0pKTt2YXIgZj1kP3t0b3A6MCxsZWZ0OjB9OmIub2Zmc2V0KCksZz17c2Nyb2xsOmQ/ZG9jdW1lbnQuZG9jdW1lbnRFbGVtZW50LnNjcm9sbFRvcHx8ZG9jdW1lbnQuYm9keS5zY3JvbGxUb3A6Yi5zY3JvbGxUb3AoKX0saD1kP3t3aWR0aDphKHdpbmRvdykud2lkdGgoKSxoZWlnaHQ6YSh3aW5kb3cpLmhlaWdodCgpfTpudWxsO3JldHVybiBhLmV4dGVuZCh7fSxlLGcsaCxmKX0sYy5wcm90b3R5cGUuZ2V0Q2FsY3VsYXRlZE9mZnNldD1mdW5jdGlvbihhLGIsYyxkKXtyZXR1cm4iYm90dG9tIj09YT97dG9wOmIudG9wK2IuaGVpZ2h0LGxlZnQ6Yi5sZWZ0K2Iud2lkdGgvMi1jLzJ9OiJ0b3AiPT1hP3t0b3A6Yi50b3AtZCxsZWZ0OmIubGVmdCtiLndpZHRoLzItYy8yfToibGVmdCI9PWE/e3RvcDpiLnRvcCtiLmhlaWdodC8yLWQvMixsZWZ0OmIubGVmdC1jfTp7dG9wOmIudG9wK2IuaGVpZ2h0LzItZC8yLGxlZnQ6Yi5sZWZ0K2Iud2lkdGh9fSxjLnByb3RvdHlwZS5nZXRWaWV3cG9ydEFkanVzdGVkRGVsdGE9ZnVuY3Rpb24oYSxiLGMsZCl7dmFyIGU9e3RvcDowLGxlZnQ6MH07aWYoIXRoaXMuJHZpZXdwb3J0KXJldHVybiBlO3ZhciBmPXRoaXMub3B0aW9ucy52aWV3cG9ydCYmdGhpcy5vcHRpb25zLnZpZXdwb3J0LnBhZGRpbmd8fDAsZz10aGlzLmdldFBvc2l0aW9uKHRoaXMuJHZpZXdwb3J0KTtpZigvcmlnaHR8bGVmdC8udGVzdChhKSl7dmFyIGg9Yi50b3AtZi1nLnNjcm9sbCxpPWIudG9wK2YtZy5zY3JvbGwrZDtoPGcudG9wP2UudG9wPWcudG9wLWg6aT5nLnRvcCtnLmhlaWdodCYmKGUudG9wPWcudG9wK2cuaGVpZ2h0LWkpfWVsc2V7dmFyIGo9Yi5sZWZ0LWYsaz1iLmxlZnQrZitjO2o8Zy5sZWZ0P2UubGVmdD1nLmxlZnQtajprPmcucmlnaHQmJihlLmxlZnQ9Zy5sZWZ0K2cud2lkdGgtayl9cmV0dXJuIGV9LGMucHJvdG90eXBlLmdldFRpdGxlPWZ1bmN0aW9uKCl7dmFyIGEsYj10aGlzLiRlbGVtZW50LGM9dGhpcy5vcHRpb25zO3JldHVybiBhPWIuYXR0cigiZGF0YS1vcmlnaW5hbC10aXRsZSIpfHwoImZ1bmN0aW9uIj09dHlwZW9mIGMudGl0bGU/Yy50aXRsZS5jYWxsKGJbMF0pOmMudGl0bGUpfSxjLnByb3RvdHlwZS5nZXRVSUQ9ZnVuY3Rpb24oYSl7ZG8gYSs9fn4oMWU2Kk1hdGgucmFuZG9tKCkpO3doaWxlKGRvY3VtZW50LmdldEVsZW1lbnRCeUlkKGEpKTtyZXR1cm4gYX0sYy5wcm90b3R5cGUudGlwPWZ1bmN0aW9uKCl7aWYoIXRoaXMuJHRpcCYmKHRoaXMuJHRpcD1hKHRoaXMub3B0aW9ucy50ZW1wbGF0ZSksMSE9dGhpcy4kdGlwLmxlbmd0aCkpdGhyb3cgbmV3IEVycm9yKHRoaXMudHlwZSsiIGB0ZW1wbGF0ZWAgb3B0aW9uIG11c3QgY29uc2lzdCBvZiBleGFjdGx5IDEgdG9wLWxldmVsIGVsZW1lbnQhIik7cmV0dXJuIHRoaXMuJHRpcH0sYy5wcm90b3R5cGUuYXJyb3c9ZnVuY3Rpb24oKXtyZXR1cm4gdGhpcy4kYXJyb3c9dGhpcy4kYXJyb3d8fHRoaXMudGlwKCkuZmluZCgiLnRvb2x0aXAtYXJyb3ciKX0sYy5wcm90b3R5cGUuZW5hYmxlPWZ1bmN0aW9uKCl7dGhpcy5lbmFibGVkPSEwfSxjLnByb3RvdHlwZS5kaXNhYmxlPWZ1bmN0aW9uKCl7dGhpcy5lbmFibGVkPSExfSxjLnByb3RvdHlwZS50b2dnbGVFbmFibGVkPWZ1bmN0aW9uKCl7dGhpcy5lbmFibGVkPSF0aGlzLmVuYWJsZWR9LGMucHJvdG90eXBlLnRvZ2dsZT1mdW5jdGlvbihiKXt2YXIgYz10aGlzO2ImJihjPWEoYi5jdXJyZW50VGFyZ2V0KS5kYXRhKCJicy4iK3RoaXMudHlwZSksY3x8KGM9bmV3IHRoaXMuY29uc3RydWN0b3IoYi5jdXJyZW50VGFyZ2V0LHRoaXMuZ2V0RGVsZWdhdGVPcHRpb25zKCkpLGEoYi5jdXJyZW50VGFyZ2V0KS5kYXRhKCJicy4iK3RoaXMudHlwZSxjKSkpLGI/KGMuaW5TdGF0ZS5jbGljaz0hYy5pblN0YXRlLmNsaWNrLGMuaXNJblN0YXRlVHJ1ZSgpP2MuZW50ZXIoYyk6Yy5sZWF2ZShjKSk6Yy50aXAoKS5oYXNDbGFzcygiaW4iKT9jLmxlYXZlKGMpOmMuZW50ZXIoYyl9LGMucHJvdG90eXBlLmRlc3Ryb3k9ZnVuY3Rpb24oKXt2YXIgYT10aGlzO2NsZWFyVGltZW91dCh0aGlzLnRpbWVvdXQpLHRoaXMuaGlkZShmdW5jdGlvbigpe2EuJGVsZW1lbnQub2ZmKCIuIithLnR5cGUpLnJlbW92ZURhdGEoImJzLiIrYS50eXBlKSxhLiR0aXAmJmEuJHRpcC5kZXRhY2goKSxhLiR0aXA9bnVsbCxhLiRhcnJvdz1udWxsLGEuJHZpZXdwb3J0PW51bGx9KX07dmFyIGQ9YS5mbi50b29sdGlwO2EuZm4udG9vbHRpcD1iLGEuZm4udG9vbHRpcC5Db25zdHJ1Y3Rvcj1jLGEuZm4udG9vbHRpcC5ub0NvbmZsaWN0PWZ1bmN0aW9uKCl7cmV0dXJuIGEuZm4udG9vbHRpcD1kLHRoaXN9fShqUXVlcnkpLCtmdW5jdGlvbihhKXsidXNlIHN0cmljdCI7ZnVuY3Rpb24gYihiKXtyZXR1cm4gdGhpcy5lYWNoKGZ1bmN0aW9uKCl7dmFyIGQ9YSh0aGlzKSxlPWQuZGF0YSgiYnMucG9wb3ZlciIpLGY9Im9iamVjdCI9PXR5cGVvZiBiJiZiOyhlfHwhL2Rlc3Ryb3l8aGlkZS8udGVzdChiKSkmJihlfHxkLmRhdGEoImJzLnBvcG92ZXIiLGU9bmV3IGModGhpcyxmKSksInN0cmluZyI9PXR5cGVvZiBiJiZlW2JdKCkpfSl9dmFyIGM9ZnVuY3Rpb24oYSxiKXt0aGlzLmluaXQoInBvcG92ZXIiLGEsYil9O2lmKCFhLmZuLnRvb2x0aXApdGhyb3cgbmV3IEVycm9yKCJQb3BvdmVyIHJlcXVpcmVzIHRvb2x0aXAuanMiKTtjLlZFUlNJT049IjMuMy41IixjLkRFRkFVTFRTPWEuZXh0ZW5kKHt9LGEuZm4udG9vbHRpcC5Db25zdHJ1Y3Rvci5ERUZBVUxUUyx7cGxhY2VtZW50OiJyaWdodCIsdHJpZ2dlcjoiY2xpY2siLGNvbnRlbnQ6IiIsdGVtcGxhdGU6JzxkaXYgY2xhc3M9InBvcG92ZXIiIHJvbGU9InRvb2x0aXAiPjxkaXYgY2xhc3M9ImFycm93Ij48L2Rpdj48aDMgY2xhc3M9InBvcG92ZXItdGl0bGUiPjwvaDM+PGRpdiBjbGFzcz0icG9wb3Zlci1jb250ZW50Ij48L2Rpdj48L2Rpdj4nfSksYy5wcm90b3R5cGU9YS5leHRlbmQoe30sYS5mbi50b29sdGlwLkNvbnN0cnVjdG9yLnByb3RvdHlwZSksYy5wcm90b3R5cGUuY29uc3RydWN0b3I9YyxjLnByb3RvdHlwZS5nZXREZWZhdWx0cz1mdW5jdGlvbigpe3JldHVybiBjLkRFRkFVTFRTfSxjLnByb3RvdHlwZS5zZXRDb250ZW50PWZ1bmN0aW9uKCl7dmFyIGE9dGhpcy50aXAoKSxiPXRoaXMuZ2V0VGl0bGUoKSxjPXRoaXMuZ2V0Q29udGVudCgpO2EuZmluZCgiLnBvcG92ZXItdGl0bGUiKVt0aGlzLm9wdGlvbnMuaHRtbD8iaHRtbCI6InRleHQiXShiKSxhLmZpbmQoIi5wb3BvdmVyLWNvbnRlbnQiKS5jaGlsZHJlbigpLmRldGFjaCgpLmVuZCgpW3RoaXMub3B0aW9ucy5odG1sPyJzdHJpbmciPT10eXBlb2YgYz8iaHRtbCI6ImFwcGVuZCI6InRleHQiXShjKSxhLnJlbW92ZUNsYXNzKCJmYWRlIHRvcCBib3R0b20gbGVmdCByaWdodCBpbiIpLGEuZmluZCgiLnBvcG92ZXItdGl0bGUiKS5odG1sKCl8fGEuZmluZCgiLnBvcG92ZXItdGl0bGUiKS5oaWRlKCl9LGMucHJvdG90eXBlLmhhc0NvbnRlbnQ9ZnVuY3Rpb24oKXtyZXR1cm4gdGhpcy5nZXRUaXRsZSgpfHx0aGlzLmdldENvbnRlbnQoKX0sYy5wcm90b3R5cGUuZ2V0Q29udGVudD1mdW5jdGlvbigpe3ZhciBhPXRoaXMuJGVsZW1lbnQsYj10aGlzLm9wdGlvbnM7cmV0dXJuIGEuYXR0cigiZGF0YS1jb250ZW50Iil8fCgiZnVuY3Rpb24iPT10eXBlb2YgYi5jb250ZW50P2IuY29udGVudC5jYWxsKGFbMF0pOmIuY29udGVudCl9LGMucHJvdG90eXBlLmFycm93PWZ1bmN0aW9uKCl7cmV0dXJuIHRoaXMuJGFycm93PXRoaXMuJGFycm93fHx0aGlzLnRpcCgpLmZpbmQoIi5hcnJvdyIpfTt2YXIgZD1hLmZuLnBvcG92ZXI7YS5mbi5wb3BvdmVyPWIsYS5mbi5wb3BvdmVyLkNvbnN0cnVjdG9yPWMsYS5mbi5wb3BvdmVyLm5vQ29uZmxpY3Q9ZnVuY3Rpb24oKXtyZXR1cm4gYS5mbi5wb3BvdmVyPWQsdGhpc319KGpRdWVyeSksK2Z1bmN0aW9uKGEpeyJ1c2Ugc3RyaWN0IjtmdW5jdGlvbiBiKGMsZCl7dGhpcy4kYm9keT1hKGRvY3VtZW50LmJvZHkpLHRoaXMuJHNjcm9sbEVsZW1lbnQ9YShhKGMpLmlzKGRvY3VtZW50LmJvZHkpP3dpbmRvdzpjKSx0aGlzLm9wdGlvbnM9YS5leHRlbmQoe30sYi5ERUZBVUxUUyxkKSx0aGlzLnNlbGVjdG9yPSh0aGlzLm9wdGlvbnMudGFyZ2V0fHwiIikrIiAubmF2IGxpID4gYSIsdGhpcy5vZmZzZXRzPVtdLHRoaXMudGFyZ2V0cz1bXSx0aGlzLmFjdGl2ZVRhcmdldD1udWxsLHRoaXMuc2Nyb2xsSGVpZ2h0PTAsdGhpcy4kc2Nyb2xsRWxlbWVudC5vbigic2Nyb2xsLmJzLnNjcm9sbHNweSIsYS5wcm94eSh0aGlzLnByb2Nlc3MsdGhpcykpLHRoaXMucmVmcmVzaCgpLHRoaXMucHJvY2VzcygpfWZ1bmN0aW9uIGMoYyl7cmV0dXJuIHRoaXMuZWFjaChmdW5jdGlvbigpe3ZhciBkPWEodGhpcyksZT1kLmRhdGEoImJzLnNjcm9sbHNweSIpLGY9Im9iamVjdCI9PXR5cGVvZiBjJiZjO2V8fGQuZGF0YSgiYnMuc2Nyb2xsc3B5IixlPW5ldyBiKHRoaXMsZikpLCJzdHJpbmciPT10eXBlb2YgYyYmZVtjXSgpfSl9Yi5WRVJTSU9OPSIzLjMuNSIsYi5ERUZBVUxUUz17b2Zmc2V0OjEwfSxiLnByb3RvdHlwZS5nZXRTY3JvbGxIZWlnaHQ9ZnVuY3Rpb24oKXtyZXR1cm4gdGhpcy4kc2Nyb2xsRWxlbWVudFswXS5zY3JvbGxIZWlnaHR8fE1hdGgubWF4KHRoaXMuJGJvZHlbMF0uc2Nyb2xsSGVpZ2h0LGRvY3VtZW50LmRvY3VtZW50RWxlbWVudC5zY3JvbGxIZWlnaHQpfSxiLnByb3RvdHlwZS5yZWZyZXNoPWZ1bmN0aW9uKCl7dmFyIGI9dGhpcyxjPSJvZmZzZXQiLGQ9MDt0aGlzLm9mZnNldHM9W10sdGhpcy50YXJnZXRzPVtdLHRoaXMuc2Nyb2xsSGVpZ2h0PXRoaXMuZ2V0U2Nyb2xsSGVpZ2h0KCksYS5pc1dpbmRvdyh0aGlzLiRzY3JvbGxFbGVtZW50WzBdKXx8KGM9InBvc2l0aW9uIixkPXRoaXMuJHNjcm9sbEVsZW1lbnQuc2Nyb2xsVG9wKCkpLHRoaXMuJGJvZHkuZmluZCh0aGlzLnNlbGVjdG9yKS5tYXAoZnVuY3Rpb24oKXt2YXIgYj1hKHRoaXMpLGU9Yi5kYXRhKCJ0YXJnZXQiKXx8Yi5hdHRyKCJocmVmIiksZj0vXiMuLy50ZXN0KGUpJiZhKGUpO3JldHVybiBmJiZmLmxlbmd0aCYmZi5pcygiOnZpc2libGUiKSYmW1tmW2NdKCkudG9wK2QsZV1dfHxudWxsfSkuc29ydChmdW5jdGlvbihhLGIpe3JldHVybiBhWzBdLWJbMF19KS5lYWNoKGZ1bmN0aW9uKCl7Yi5vZmZzZXRzLnB1c2godGhpc1swXSksYi50YXJnZXRzLnB1c2godGhpc1sxXSl9KX0sYi5wcm90b3R5cGUucHJvY2Vzcz1mdW5jdGlvbigpe3ZhciBhLGI9dGhpcy4kc2Nyb2xsRWxlbWVudC5zY3JvbGxUb3AoKSt0aGlzLm9wdGlvbnMub2Zmc2V0LGM9dGhpcy5nZXRTY3JvbGxIZWlnaHQoKSxkPXRoaXMub3B0aW9ucy5vZmZzZXQrYy10aGlzLiRzY3JvbGxFbGVtZW50LmhlaWdodCgpLGU9dGhpcy5vZmZzZXRzLGY9dGhpcy50YXJnZXRzLGc9dGhpcy5hY3RpdmVUYXJnZXQ7aWYodGhpcy5zY3JvbGxIZWlnaHQhPWMmJnRoaXMucmVmcmVzaCgpLGI+PWQpcmV0dXJuIGchPShhPWZbZi5sZW5ndGgtMV0pJiZ0aGlzLmFjdGl2YXRlKGEpO2lmKGcmJmI8ZVswXSlyZXR1cm4gdGhpcy5hY3RpdmVUYXJnZXQ9bnVsbCx0aGlzLmNsZWFyKCk7Zm9yKGE9ZS5sZW5ndGg7YS0tOylnIT1mW2FdJiZiPj1lW2FdJiYodm9pZCAwPT09ZVthKzFdfHxiPGVbYSsxXSkmJnRoaXMuYWN0aXZhdGUoZlthXSl9LGIucHJvdG90eXBlLmFjdGl2YXRlPWZ1bmN0aW9uKGIpe3RoaXMuYWN0aXZlVGFyZ2V0PWIsdGhpcy5jbGVhcigpO3ZhciBjPXRoaXMuc2VsZWN0b3IrJ1tkYXRhLXRhcmdldD0iJytiKyciXSwnK3RoaXMuc2VsZWN0b3IrJ1tocmVmPSInK2IrJyJdJyxkPWEoYykucGFyZW50cygibGkiKS5hZGRDbGFzcygiYWN0aXZlIik7ZC5wYXJlbnQoIi5kcm9wZG93bi1tZW51IikubGVuZ3RoJiYoZD1kLmNsb3Nlc3QoImxpLmRyb3Bkb3duIikuYWRkQ2xhc3MoImFjdGl2ZSIpKSwKZC50cmlnZ2VyKCJhY3RpdmF0ZS5icy5zY3JvbGxzcHkiKX0sYi5wcm90b3R5cGUuY2xlYXI9ZnVuY3Rpb24oKXthKHRoaXMuc2VsZWN0b3IpLnBhcmVudHNVbnRpbCh0aGlzLm9wdGlvbnMudGFyZ2V0LCIuYWN0aXZlIikucmVtb3ZlQ2xhc3MoImFjdGl2ZSIpfTt2YXIgZD1hLmZuLnNjcm9sbHNweTthLmZuLnNjcm9sbHNweT1jLGEuZm4uc2Nyb2xsc3B5LkNvbnN0cnVjdG9yPWIsYS5mbi5zY3JvbGxzcHkubm9Db25mbGljdD1mdW5jdGlvbigpe3JldHVybiBhLmZuLnNjcm9sbHNweT1kLHRoaXN9LGEod2luZG93KS5vbigibG9hZC5icy5zY3JvbGxzcHkuZGF0YS1hcGkiLGZ1bmN0aW9uKCl7YSgnW2RhdGEtc3B5PSJzY3JvbGwiXScpLmVhY2goZnVuY3Rpb24oKXt2YXIgYj1hKHRoaXMpO2MuY2FsbChiLGIuZGF0YSgpKX0pfSl9KGpRdWVyeSksK2Z1bmN0aW9uKGEpeyJ1c2Ugc3RyaWN0IjtmdW5jdGlvbiBiKGIpe3JldHVybiB0aGlzLmVhY2goZnVuY3Rpb24oKXt2YXIgZD1hKHRoaXMpLGU9ZC5kYXRhKCJicy50YWIiKTtlfHxkLmRhdGEoImJzLnRhYiIsZT1uZXcgYyh0aGlzKSksInN0cmluZyI9PXR5cGVvZiBiJiZlW2JdKCl9KX12YXIgYz1mdW5jdGlvbihiKXt0aGlzLmVsZW1lbnQ9YShiKX07Yy5WRVJTSU9OPSIzLjMuNSIsYy5UUkFOU0lUSU9OX0RVUkFUSU9OPTE1MCxjLnByb3RvdHlwZS5zaG93PWZ1bmN0aW9uKCl7dmFyIGI9dGhpcy5lbGVtZW50LGM9Yi5jbG9zZXN0KCJ1bDpub3QoLmRyb3Bkb3duLW1lbnUpIiksZD1iLmRhdGEoInRhcmdldCIpO2lmKGR8fChkPWIuYXR0cigiaHJlZiIpLGQ9ZCYmZC5yZXBsYWNlKC8uKig/PSNbXlxzXSokKS8sIiIpKSwhYi5wYXJlbnQoImxpIikuaGFzQ2xhc3MoImFjdGl2ZSIpKXt2YXIgZT1jLmZpbmQoIi5hY3RpdmU6bGFzdCBhIiksZj1hLkV2ZW50KCJoaWRlLmJzLnRhYiIse3JlbGF0ZWRUYXJnZXQ6YlswXX0pLGc9YS5FdmVudCgic2hvdy5icy50YWIiLHtyZWxhdGVkVGFyZ2V0OmVbMF19KTtpZihlLnRyaWdnZXIoZiksYi50cmlnZ2VyKGcpLCFnLmlzRGVmYXVsdFByZXZlbnRlZCgpJiYhZi5pc0RlZmF1bHRQcmV2ZW50ZWQoKSl7dmFyIGg9YShkKTt0aGlzLmFjdGl2YXRlKGIuY2xvc2VzdCgibGkiKSxjKSx0aGlzLmFjdGl2YXRlKGgsaC5wYXJlbnQoKSxmdW5jdGlvbigpe2UudHJpZ2dlcih7dHlwZToiaGlkZGVuLmJzLnRhYiIscmVsYXRlZFRhcmdldDpiWzBdfSksYi50cmlnZ2VyKHt0eXBlOiJzaG93bi5icy50YWIiLHJlbGF0ZWRUYXJnZXQ6ZVswXX0pfSl9fX0sYy5wcm90b3R5cGUuYWN0aXZhdGU9ZnVuY3Rpb24oYixkLGUpe2Z1bmN0aW9uIGYoKXtnLnJlbW92ZUNsYXNzKCJhY3RpdmUiKS5maW5kKCI+IC5kcm9wZG93bi1tZW51ID4gLmFjdGl2ZSIpLnJlbW92ZUNsYXNzKCJhY3RpdmUiKS5lbmQoKS5maW5kKCdbZGF0YS10b2dnbGU9InRhYiJdJykuYXR0cigiYXJpYS1leHBhbmRlZCIsITEpLGIuYWRkQ2xhc3MoImFjdGl2ZSIpLmZpbmQoJ1tkYXRhLXRvZ2dsZT0idGFiIl0nKS5hdHRyKCJhcmlhLWV4cGFuZGVkIiwhMCksaD8oYlswXS5vZmZzZXRXaWR0aCxiLmFkZENsYXNzKCJpbiIpKTpiLnJlbW92ZUNsYXNzKCJmYWRlIiksYi5wYXJlbnQoIi5kcm9wZG93bi1tZW51IikubGVuZ3RoJiZiLmNsb3Nlc3QoImxpLmRyb3Bkb3duIikuYWRkQ2xhc3MoImFjdGl2ZSIpLmVuZCgpLmZpbmQoJ1tkYXRhLXRvZ2dsZT0idGFiIl0nKS5hdHRyKCJhcmlhLWV4cGFuZGVkIiwhMCksZSYmZSgpfXZhciBnPWQuZmluZCgiPiAuYWN0aXZlIiksaD1lJiZhLnN1cHBvcnQudHJhbnNpdGlvbiYmKGcubGVuZ3RoJiZnLmhhc0NsYXNzKCJmYWRlIil8fCEhZC5maW5kKCI+IC5mYWRlIikubGVuZ3RoKTtnLmxlbmd0aCYmaD9nLm9uZSgiYnNUcmFuc2l0aW9uRW5kIixmKS5lbXVsYXRlVHJhbnNpdGlvbkVuZChjLlRSQU5TSVRJT05fRFVSQVRJT04pOmYoKSxnLnJlbW92ZUNsYXNzKCJpbiIpfTt2YXIgZD1hLmZuLnRhYjthLmZuLnRhYj1iLGEuZm4udGFiLkNvbnN0cnVjdG9yPWMsYS5mbi50YWIubm9Db25mbGljdD1mdW5jdGlvbigpe3JldHVybiBhLmZuLnRhYj1kLHRoaXN9O3ZhciBlPWZ1bmN0aW9uKGMpe2MucHJldmVudERlZmF1bHQoKSxiLmNhbGwoYSh0aGlzKSwic2hvdyIpfTthKGRvY3VtZW50KS5vbigiY2xpY2suYnMudGFiLmRhdGEtYXBpIiwnW2RhdGEtdG9nZ2xlPSJ0YWIiXScsZSkub24oImNsaWNrLmJzLnRhYi5kYXRhLWFwaSIsJ1tkYXRhLXRvZ2dsZT0icGlsbCJdJyxlKX0oalF1ZXJ5KSwrZnVuY3Rpb24oYSl7InVzZSBzdHJpY3QiO2Z1bmN0aW9uIGIoYil7cmV0dXJuIHRoaXMuZWFjaChmdW5jdGlvbigpe3ZhciBkPWEodGhpcyksZT1kLmRhdGEoImJzLmFmZml4IiksZj0ib2JqZWN0Ij09dHlwZW9mIGImJmI7ZXx8ZC5kYXRhKCJicy5hZmZpeCIsZT1uZXcgYyh0aGlzLGYpKSwic3RyaW5nIj09dHlwZW9mIGImJmVbYl0oKX0pfXZhciBjPWZ1bmN0aW9uKGIsZCl7dGhpcy5vcHRpb25zPWEuZXh0ZW5kKHt9LGMuREVGQVVMVFMsZCksdGhpcy4kdGFyZ2V0PWEodGhpcy5vcHRpb25zLnRhcmdldCkub24oInNjcm9sbC5icy5hZmZpeC5kYXRhLWFwaSIsYS5wcm94eSh0aGlzLmNoZWNrUG9zaXRpb24sdGhpcykpLm9uKCJjbGljay5icy5hZmZpeC5kYXRhLWFwaSIsYS5wcm94eSh0aGlzLmNoZWNrUG9zaXRpb25XaXRoRXZlbnRMb29wLHRoaXMpKSx0aGlzLiRlbGVtZW50PWEoYiksdGhpcy5hZmZpeGVkPW51bGwsdGhpcy51bnBpbj1udWxsLHRoaXMucGlubmVkT2Zmc2V0PW51bGwsdGhpcy5jaGVja1Bvc2l0aW9uKCl9O2MuVkVSU0lPTj0iMy4zLjUiLGMuUkVTRVQ9ImFmZml4IGFmZml4LXRvcCBhZmZpeC1ib3R0b20iLGMuREVGQVVMVFM9e29mZnNldDowLHRhcmdldDp3aW5kb3d9LGMucHJvdG90eXBlLmdldFN0YXRlPWZ1bmN0aW9uKGEsYixjLGQpe3ZhciBlPXRoaXMuJHRhcmdldC5zY3JvbGxUb3AoKSxmPXRoaXMuJGVsZW1lbnQub2Zmc2V0KCksZz10aGlzLiR0YXJnZXQuaGVpZ2h0KCk7aWYobnVsbCE9YyYmInRvcCI9PXRoaXMuYWZmaXhlZClyZXR1cm4gYz5lPyJ0b3AiOiExO2lmKCJib3R0b20iPT10aGlzLmFmZml4ZWQpcmV0dXJuIG51bGwhPWM/ZSt0aGlzLnVucGluPD1mLnRvcD8hMToiYm90dG9tIjphLWQ+PWUrZz8hMToiYm90dG9tIjt2YXIgaD1udWxsPT10aGlzLmFmZml4ZWQsaT1oP2U6Zi50b3Asaj1oP2c6YjtyZXR1cm4gbnVsbCE9YyYmYz49ZT8idG9wIjpudWxsIT1kJiZpK2o+PWEtZD8iYm90dG9tIjohMX0sYy5wcm90b3R5cGUuZ2V0UGlubmVkT2Zmc2V0PWZ1bmN0aW9uKCl7aWYodGhpcy5waW5uZWRPZmZzZXQpcmV0dXJuIHRoaXMucGlubmVkT2Zmc2V0O3RoaXMuJGVsZW1lbnQucmVtb3ZlQ2xhc3MoYy5SRVNFVCkuYWRkQ2xhc3MoImFmZml4Iik7dmFyIGE9dGhpcy4kdGFyZ2V0LnNjcm9sbFRvcCgpLGI9dGhpcy4kZWxlbWVudC5vZmZzZXQoKTtyZXR1cm4gdGhpcy5waW5uZWRPZmZzZXQ9Yi50b3AtYX0sYy5wcm90b3R5cGUuY2hlY2tQb3NpdGlvbldpdGhFdmVudExvb3A9ZnVuY3Rpb24oKXtzZXRUaW1lb3V0KGEucHJveHkodGhpcy5jaGVja1Bvc2l0aW9uLHRoaXMpLDEpfSxjLnByb3RvdHlwZS5jaGVja1Bvc2l0aW9uPWZ1bmN0aW9uKCl7aWYodGhpcy4kZWxlbWVudC5pcygiOnZpc2libGUiKSl7dmFyIGI9dGhpcy4kZWxlbWVudC5oZWlnaHQoKSxkPXRoaXMub3B0aW9ucy5vZmZzZXQsZT1kLnRvcCxmPWQuYm90dG9tLGc9TWF0aC5tYXgoYShkb2N1bWVudCkuaGVpZ2h0KCksYShkb2N1bWVudC5ib2R5KS5oZWlnaHQoKSk7Im9iamVjdCIhPXR5cGVvZiBkJiYoZj1lPWQpLCJmdW5jdGlvbiI9PXR5cGVvZiBlJiYoZT1kLnRvcCh0aGlzLiRlbGVtZW50KSksImZ1bmN0aW9uIj09dHlwZW9mIGYmJihmPWQuYm90dG9tKHRoaXMuJGVsZW1lbnQpKTt2YXIgaD10aGlzLmdldFN0YXRlKGcsYixlLGYpO2lmKHRoaXMuYWZmaXhlZCE9aCl7bnVsbCE9dGhpcy51bnBpbiYmdGhpcy4kZWxlbWVudC5jc3MoInRvcCIsIiIpO3ZhciBpPSJhZmZpeCIrKGg/Ii0iK2g6IiIpLGo9YS5FdmVudChpKyIuYnMuYWZmaXgiKTtpZih0aGlzLiRlbGVtZW50LnRyaWdnZXIoaiksai5pc0RlZmF1bHRQcmV2ZW50ZWQoKSlyZXR1cm47dGhpcy5hZmZpeGVkPWgsdGhpcy51bnBpbj0iYm90dG9tIj09aD90aGlzLmdldFBpbm5lZE9mZnNldCgpOm51bGwsdGhpcy4kZWxlbWVudC5yZW1vdmVDbGFzcyhjLlJFU0VUKS5hZGRDbGFzcyhpKS50cmlnZ2VyKGkucmVwbGFjZSgiYWZmaXgiLCJhZmZpeGVkIikrIi5icy5hZmZpeCIpfSJib3R0b20iPT1oJiZ0aGlzLiRlbGVtZW50Lm9mZnNldCh7dG9wOmctYi1mfSl9fTt2YXIgZD1hLmZuLmFmZml4O2EuZm4uYWZmaXg9YixhLmZuLmFmZml4LkNvbnN0cnVjdG9yPWMsYS5mbi5hZmZpeC5ub0NvbmZsaWN0PWZ1bmN0aW9uKCl7cmV0dXJuIGEuZm4uYWZmaXg9ZCx0aGlzfSxhKHdpbmRvdykub24oImxvYWQiLGZ1bmN0aW9uKCl7YSgnW2RhdGEtc3B5PSJhZmZpeCJdJykuZWFjaChmdW5jdGlvbigpe3ZhciBjPWEodGhpcyksZD1jLmRhdGEoKTtkLm9mZnNldD1kLm9mZnNldHx8e30sbnVsbCE9ZC5vZmZzZXRCb3R0b20mJihkLm9mZnNldC5ib3R0b209ZC5vZmZzZXRCb3R0b20pLG51bGwhPWQub2Zmc2V0VG9wJiYoZC5vZmZzZXQudG9wPWQub2Zmc2V0VG9wKSxiLmNhbGwoYyxkKX0pfSl9KGpRdWVyeSk7"/><text:script xlink:href="data:application/x-javascript;base64,LyoqCiogQHByZXNlcnZlIEhUTUw1IFNoaXYgMy43LjIgfCBAYWZhcmthcyBAamRhbHRvbiBAam9uX25lYWwgQHJlbSB8IE1JVC9HUEwyIExpY2Vuc2VkCiovCi8vIE9ubHkgcnVuIHRoaXMgY29kZSBpbiBJRSA4CmlmICghIXdpbmRvdy5uYXZpZ2F0b3IudXNlckFnZW50Lm1hdGNoKCJNU0lFIDgiKSkgewohZnVuY3Rpb24oYSxiKXtmdW5jdGlvbiBjKGEsYil7dmFyIGM9YS5jcmVhdGVFbGVtZW50KCJwIiksZD1hLmdldEVsZW1lbnRzQnlUYWdOYW1lKCJoZWFkIilbMF18fGEuZG9jdW1lbnRFbGVtZW50O3JldHVybiBjLmlubmVySFRNTD0ieDxzdHlsZT4iK2IrIjwvc3R5bGU+IixkLmluc2VydEJlZm9yZShjLmxhc3RDaGlsZCxkLmZpcnN0Q2hpbGQpfWZ1bmN0aW9uIGQoKXt2YXIgYT10LmVsZW1lbnRzO3JldHVybiJzdHJpbmciPT10eXBlb2YgYT9hLnNwbGl0KCIgIik6YX1mdW5jdGlvbiBlKGEsYil7dmFyIGM9dC5lbGVtZW50czsic3RyaW5nIiE9dHlwZW9mIGMmJihjPWMuam9pbigiICIpKSwic3RyaW5nIiE9dHlwZW9mIGEmJihhPWEuam9pbigiICIpKSx0LmVsZW1lbnRzPWMrIiAiK2EsaihiKX1mdW5jdGlvbiBmKGEpe3ZhciBiPXNbYVtxXV07cmV0dXJuIGJ8fChiPXt9LHIrKyxhW3FdPXIsc1tyXT1iKSxifWZ1bmN0aW9uIGcoYSxjLGQpe2lmKGN8fChjPWIpLGwpcmV0dXJuIGMuY3JlYXRlRWxlbWVudChhKTtkfHwoZD1mKGMpKTt2YXIgZTtyZXR1cm4gZT1kLmNhY2hlW2FdP2QuY2FjaGVbYV0uY2xvbmVOb2RlKCk6cC50ZXN0KGEpPyhkLmNhY2hlW2FdPWQuY3JlYXRlRWxlbShhKSkuY2xvbmVOb2RlKCk6ZC5jcmVhdGVFbGVtKGEpLCFlLmNhbkhhdmVDaGlsZHJlbnx8by50ZXN0KGEpfHxlLnRhZ1Vybj9lOmQuZnJhZy5hcHBlbmRDaGlsZChlKX1mdW5jdGlvbiBoKGEsYyl7aWYoYXx8KGE9YiksbClyZXR1cm4gYS5jcmVhdGVEb2N1bWVudEZyYWdtZW50KCk7Yz1jfHxmKGEpO2Zvcih2YXIgZT1jLmZyYWcuY2xvbmVOb2RlKCksZz0wLGg9ZCgpLGk9aC5sZW5ndGg7aT5nO2crKyllLmNyZWF0ZUVsZW1lbnQoaFtnXSk7cmV0dXJuIGV9ZnVuY3Rpb24gaShhLGIpe2IuY2FjaGV8fChiLmNhY2hlPXt9LGIuY3JlYXRlRWxlbT1hLmNyZWF0ZUVsZW1lbnQsYi5jcmVhdGVGcmFnPWEuY3JlYXRlRG9jdW1lbnRGcmFnbWVudCxiLmZyYWc9Yi5jcmVhdGVGcmFnKCkpLGEuY3JlYXRlRWxlbWVudD1mdW5jdGlvbihjKXtyZXR1cm4gdC5zaGl2TWV0aG9kcz9nKGMsYSxiKTpiLmNyZWF0ZUVsZW0oYyl9LGEuY3JlYXRlRG9jdW1lbnRGcmFnbWVudD1GdW5jdGlvbigiaCxmIiwicmV0dXJuIGZ1bmN0aW9uKCl7dmFyIG49Zi5jbG9uZU5vZGUoKSxjPW4uY3JlYXRlRWxlbWVudDtoLnNoaXZNZXRob2RzJiYoIitkKCkuam9pbigpLnJlcGxhY2UoL1tcd1wtOl0rL2csZnVuY3Rpb24oYSl7cmV0dXJuIGIuY3JlYXRlRWxlbShhKSxiLmZyYWcuY3JlYXRlRWxlbWVudChhKSwnYygiJythKyciKSd9KSsiKTtyZXR1cm4gbn0iKSh0LGIuZnJhZyl9ZnVuY3Rpb24gaihhKXthfHwoYT1iKTt2YXIgZD1mKGEpO3JldHVybiF0LnNoaXZDU1N8fGt8fGQuaGFzQ1NTfHwoZC5oYXNDU1M9ISFjKGEsImFydGljbGUsYXNpZGUsZGlhbG9nLGZpZ2NhcHRpb24sZmlndXJlLGZvb3RlcixoZWFkZXIsaGdyb3VwLG1haW4sbmF2LHNlY3Rpb257ZGlzcGxheTpibG9ja31tYXJre2JhY2tncm91bmQ6I0ZGMDtjb2xvcjojMDAwfXRlbXBsYXRle2Rpc3BsYXk6bm9uZX0iKSksbHx8aShhLGQpLGF9dmFyIGssbCxtPSIzLjcuMiIsbj1hLmh0bWw1fHx7fSxvPS9ePHxeKD86YnV0dG9ufG1hcHxzZWxlY3R8dGV4dGFyZWF8b2JqZWN0fGlmcmFtZXxvcHRpb258b3B0Z3JvdXApJC9pLHA9L14oPzphfGJ8Y29kZXxkaXZ8ZmllbGRzZXR8aDF8aDJ8aDN8aDR8aDV8aDZ8aXxsYWJlbHxsaXxvbHxwfHF8c3BhbnxzdHJvbmd8c3R5bGV8dGFibGV8dGJvZHl8dGR8dGh8dHJ8dWwpJC9pLHE9Il9odG1sNXNoaXYiLHI9MCxzPXt9OyFmdW5jdGlvbigpe3RyeXt2YXIgYT1iLmNyZWF0ZUVsZW1lbnQoImEiKTthLmlubmVySFRNTD0iPHh5ej48L3h5ej4iLGs9ImhpZGRlbiJpbiBhLGw9MT09YS5jaGlsZE5vZGVzLmxlbmd0aHx8ZnVuY3Rpb24oKXtiLmNyZWF0ZUVsZW1lbnQoImEiKTt2YXIgYT1iLmNyZWF0ZURvY3VtZW50RnJhZ21lbnQoKTtyZXR1cm4idW5kZWZpbmVkIj09dHlwZW9mIGEuY2xvbmVOb2RlfHwidW5kZWZpbmVkIj09dHlwZW9mIGEuY3JlYXRlRG9jdW1lbnRGcmFnbWVudHx8InVuZGVmaW5lZCI9PXR5cGVvZiBhLmNyZWF0ZUVsZW1lbnR9KCl9Y2F0Y2goYyl7az0hMCxsPSEwfX0oKTt2YXIgdD17ZWxlbWVudHM6bi5lbGVtZW50c3x8ImFiYnIgYXJ0aWNsZSBhc2lkZSBhdWRpbyBiZGkgY2FudmFzIGRhdGEgZGF0YWxpc3QgZGV0YWlscyBkaWFsb2cgZmlnY2FwdGlvbiBmaWd1cmUgZm9vdGVyIGhlYWRlciBoZ3JvdXAgbWFpbiBtYXJrIG1ldGVyIG5hdiBvdXRwdXQgcGljdHVyZSBwcm9ncmVzcyBzZWN0aW9uIHN1bW1hcnkgdGVtcGxhdGUgdGltZSB2aWRlbyIsdmVyc2lvbjptLHNoaXZDU1M6bi5zaGl2Q1NTIT09ITEsc3VwcG9ydHNVbmtub3duRWxlbWVudHM6bCxzaGl2TWV0aG9kczpuLnNoaXZNZXRob2RzIT09ITEsdHlwZToiZGVmYXVsdCIsc2hpdkRvY3VtZW50OmosY3JlYXRlRWxlbWVudDpnLGNyZWF0ZURvY3VtZW50RnJhZ21lbnQ6aCxhZGRFbGVtZW50czplfTthLmh0bWw1PXQsaihiKX0odGhpcyxkb2N1bWVudCk7Cn07Cg=="/><text:script xlink:href="data:application/x-javascript;base64,LyohIFJlc3BvbmQuanMgdjEuNC4yOiBtaW4vbWF4LXdpZHRoIG1lZGlhIHF1ZXJ5IHBvbHlmaWxsICogQ29weXJpZ2h0IDIwMTMgU2NvdHQgSmVobAogKiBMaWNlbnNlZCB1bmRlciBodHRwczovL2dpdGh1Yi5jb20vc2NvdHRqZWhsL1Jlc3BvbmQvYmxvYi9tYXN0ZXIvTElDRU5TRS1NSVQKICogICovCgovLyBPbmx5IHJ1biB0aGlzIGNvZGUgaW4gSUUgOAppZiAoISF3aW5kb3cubmF2aWdhdG9yLnVzZXJBZ2VudC5tYXRjaCgiTVNJRSA4IikpIHsKIWZ1bmN0aW9uKGEpeyJ1c2Ugc3RyaWN0IjthLm1hdGNoTWVkaWE9YS5tYXRjaE1lZGlhfHxmdW5jdGlvbihhKXt2YXIgYixjPWEuZG9jdW1lbnRFbGVtZW50LGQ9Yy5maXJzdEVsZW1lbnRDaGlsZHx8Yy5maXJzdENoaWxkLGU9YS5jcmVhdGVFbGVtZW50KCJib2R5IiksZj1hLmNyZWF0ZUVsZW1lbnQoImRpdiIpO3JldHVybiBmLmlkPSJtcS10ZXN0LTEiLGYuc3R5bGUuY3NzVGV4dD0icG9zaXRpb246YWJzb2x1dGU7dG9wOi0xMDBlbSIsZS5zdHlsZS5iYWNrZ3JvdW5kPSJub25lIixlLmFwcGVuZENoaWxkKGYpLGZ1bmN0aW9uKGEpe3JldHVybiBmLmlubmVySFRNTD0nJnNoeTs8c3R5bGUgbWVkaWE9IicrYSsnIj4gI21xLXRlc3QtMSB7IHdpZHRoOiA0MnB4OyB9PC9zdHlsZT4nLGMuaW5zZXJ0QmVmb3JlKGUsZCksYj00Mj09PWYub2Zmc2V0V2lkdGgsYy5yZW1vdmVDaGlsZChlKSx7bWF0Y2hlczpiLG1lZGlhOmF9fX0oYS5kb2N1bWVudCl9KHRoaXMpLGZ1bmN0aW9uKGEpeyJ1c2Ugc3RyaWN0IjtmdW5jdGlvbiBiKCl7dSghMCl9dmFyIGM9e307YS5yZXNwb25kPWMsYy51cGRhdGU9ZnVuY3Rpb24oKXt9O3ZhciBkPVtdLGU9ZnVuY3Rpb24oKXt2YXIgYj0hMTt0cnl7Yj1uZXcgYS5YTUxIdHRwUmVxdWVzdH1jYXRjaChjKXtiPW5ldyBhLkFjdGl2ZVhPYmplY3QoIk1pY3Jvc29mdC5YTUxIVFRQIil9cmV0dXJuIGZ1bmN0aW9uKCl7cmV0dXJuIGJ9fSgpLGY9ZnVuY3Rpb24oYSxiKXt2YXIgYz1lKCk7YyYmKGMub3BlbigiR0VUIixhLCEwKSxjLm9ucmVhZHlzdGF0ZWNoYW5nZT1mdW5jdGlvbigpezQhPT1jLnJlYWR5U3RhdGV8fDIwMCE9PWMuc3RhdHVzJiYzMDQhPT1jLnN0YXR1c3x8YihjLnJlc3BvbnNlVGV4dCl9LDQhPT1jLnJlYWR5U3RhdGUmJmMuc2VuZChudWxsKSl9O2lmKGMuYWpheD1mLGMucXVldWU9ZCxjLnJlZ2V4PXttZWRpYTovQG1lZGlhW15ce10rXHsoW15ce1x9XSpce1teXH1ce10qXH0pKy9naSxrZXlmcmFtZXM6L0AoPzpcLSg/Om98bW96fHdlYmtpdClcLSk/a2V5ZnJhbWVzW15ce10rXHsoPzpbXlx7XH1dKlx7W15cfVx7XSpcfSkrW15cfV0qXH0vZ2ksdXJsczovKHVybFwoKVsnIl0/KFteXC9cKSciXVteOlwpJyJdKylbJyJdPyhcKSkvZyxmaW5kU3R5bGVzOi9AbWVkaWEgKihbXlx7XSspXHsoW1xTXHNdKz8pJC8sb25seTovKG9ubHlccyspPyhbYS16QS1aXSspXHM/LyxtaW53Oi9cKFtcc10qbWluXC13aWR0aFxzKjpbXHNdKihbXHNdKlswLTlcLl0rKShweHxlbSlbXHNdKlwpLyxtYXh3Oi9cKFtcc10qbWF4XC13aWR0aFxzKjpbXHNdKihbXHNdKlswLTlcLl0rKShweHxlbSlbXHNdKlwpL30sYy5tZWRpYVF1ZXJpZXNTdXBwb3J0ZWQ9YS5tYXRjaE1lZGlhJiZudWxsIT09YS5tYXRjaE1lZGlhKCJvbmx5IGFsbCIpJiZhLm1hdGNoTWVkaWEoIm9ubHkgYWxsIikubWF0Y2hlcywhYy5tZWRpYVF1ZXJpZXNTdXBwb3J0ZWQpe3ZhciBnLGgsaSxqPWEuZG9jdW1lbnQsaz1qLmRvY3VtZW50RWxlbWVudCxsPVtdLG09W10sbj1bXSxvPXt9LHA9MzAscT1qLmdldEVsZW1lbnRzQnlUYWdOYW1lKCJoZWFkIilbMF18fGsscj1qLmdldEVsZW1lbnRzQnlUYWdOYW1lKCJiYXNlIilbMF0scz1xLmdldEVsZW1lbnRzQnlUYWdOYW1lKCJsaW5rIiksdD1mdW5jdGlvbigpe3ZhciBhLGI9ai5jcmVhdGVFbGVtZW50KCJkaXYiKSxjPWouYm9keSxkPWsuc3R5bGUuZm9udFNpemUsZT1jJiZjLnN0eWxlLmZvbnRTaXplLGY9ITE7cmV0dXJuIGIuc3R5bGUuY3NzVGV4dD0icG9zaXRpb246YWJzb2x1dGU7Zm9udC1zaXplOjFlbTt3aWR0aDoxZW0iLGN8fChjPWY9ai5jcmVhdGVFbGVtZW50KCJib2R5IiksYy5zdHlsZS5iYWNrZ3JvdW5kPSJub25lIiksay5zdHlsZS5mb250U2l6ZT0iMTAwJSIsYy5zdHlsZS5mb250U2l6ZT0iMTAwJSIsYy5hcHBlbmRDaGlsZChiKSxmJiZrLmluc2VydEJlZm9yZShjLGsuZmlyc3RDaGlsZCksYT1iLm9mZnNldFdpZHRoLGY/ay5yZW1vdmVDaGlsZChjKTpjLnJlbW92ZUNoaWxkKGIpLGsuc3R5bGUuZm9udFNpemU9ZCxlJiYoYy5zdHlsZS5mb250U2l6ZT1lKSxhPWk9cGFyc2VGbG9hdChhKX0sdT1mdW5jdGlvbihiKXt2YXIgYz0iY2xpZW50V2lkdGgiLGQ9a1tjXSxlPSJDU1MxQ29tcGF0Ij09PWouY29tcGF0TW9kZSYmZHx8ai5ib2R5W2NdfHxkLGY9e30sbz1zW3MubGVuZ3RoLTFdLHI9KG5ldyBEYXRlKS5nZXRUaW1lKCk7aWYoYiYmZyYmcD5yLWcpcmV0dXJuIGEuY2xlYXJUaW1lb3V0KGgpLGg9YS5zZXRUaW1lb3V0KHUscCksdm9pZCAwO2c9cjtmb3IodmFyIHYgaW4gbClpZihsLmhhc093blByb3BlcnR5KHYpKXt2YXIgdz1sW3ZdLHg9dy5taW53LHk9dy5tYXh3LHo9bnVsbD09PXgsQT1udWxsPT09eSxCPSJlbSI7eCYmKHg9cGFyc2VGbG9hdCh4KSooeC5pbmRleE9mKEIpPi0xP2l8fHQoKToxKSkseSYmKHk9cGFyc2VGbG9hdCh5KSooeS5pbmRleE9mKEIpPi0xP2l8fHQoKToxKSksdy5oYXNxdWVyeSYmKHomJkF8fCEoenx8ZT49eCl8fCEoQXx8eT49ZSkpfHwoZlt3Lm1lZGlhXXx8KGZbdy5tZWRpYV09W10pLGZbdy5tZWRpYV0ucHVzaChtW3cucnVsZXNdKSl9Zm9yKHZhciBDIGluIG4pbi5oYXNPd25Qcm9wZXJ0eShDKSYmbltDXSYmbltDXS5wYXJlbnROb2RlPT09cSYmcS5yZW1vdmVDaGlsZChuW0NdKTtuLmxlbmd0aD0wO2Zvcih2YXIgRCBpbiBmKWlmKGYuaGFzT3duUHJvcGVydHkoRCkpe3ZhciBFPWouY3JlYXRlRWxlbWVudCgic3R5bGUiKSxGPWZbRF0uam9pbigiXG4iKTtFLnR5cGU9InRleHQvY3NzIixFLm1lZGlhPUQscS5pbnNlcnRCZWZvcmUoRSxvLm5leHRTaWJsaW5nKSxFLnN0eWxlU2hlZXQ/RS5zdHlsZVNoZWV0LmNzc1RleHQ9RjpFLmFwcGVuZENoaWxkKGouY3JlYXRlVGV4dE5vZGUoRikpLG4ucHVzaChFKX19LHY9ZnVuY3Rpb24oYSxiLGQpe3ZhciBlPWEucmVwbGFjZShjLnJlZ2V4LmtleWZyYW1lcywiIikubWF0Y2goYy5yZWdleC5tZWRpYSksZj1lJiZlLmxlbmd0aHx8MDtiPWIuc3Vic3RyaW5nKDAsYi5sYXN0SW5kZXhPZigiLyIpKTt2YXIgZz1mdW5jdGlvbihhKXtyZXR1cm4gYS5yZXBsYWNlKGMucmVnZXgudXJscywiJDEiK2IrIiQyJDMiKX0saD0hZiYmZDtiLmxlbmd0aCYmKGIrPSIvIiksaCYmKGY9MSk7Zm9yKHZhciBpPTA7Zj5pO2krKyl7dmFyIGosayxuLG87aD8oaj1kLG0ucHVzaChnKGEpKSk6KGo9ZVtpXS5tYXRjaChjLnJlZ2V4LmZpbmRTdHlsZXMpJiZSZWdFeHAuJDEsbS5wdXNoKFJlZ0V4cC4kMiYmZyhSZWdFeHAuJDIpKSksbj1qLnNwbGl0KCIsIiksbz1uLmxlbmd0aDtmb3IodmFyIHA9MDtvPnA7cCsrKWs9bltwXSxsLnB1c2goe21lZGlhOmsuc3BsaXQoIigiKVswXS5tYXRjaChjLnJlZ2V4Lm9ubHkpJiZSZWdFeHAuJDJ8fCJhbGwiLHJ1bGVzOm0ubGVuZ3RoLTEsaGFzcXVlcnk6ay5pbmRleE9mKCIoIik+LTEsbWludzprLm1hdGNoKGMucmVnZXgubWludykmJnBhcnNlRmxvYXQoUmVnRXhwLiQxKSsoUmVnRXhwLiQyfHwiIiksbWF4dzprLm1hdGNoKGMucmVnZXgubWF4dykmJnBhcnNlRmxvYXQoUmVnRXhwLiQxKSsoUmVnRXhwLiQyfHwiIil9KX11KCl9LHc9ZnVuY3Rpb24oKXtpZihkLmxlbmd0aCl7dmFyIGI9ZC5zaGlmdCgpO2YoYi5ocmVmLGZ1bmN0aW9uKGMpe3YoYyxiLmhyZWYsYi5tZWRpYSksb1tiLmhyZWZdPSEwLGEuc2V0VGltZW91dChmdW5jdGlvbigpe3coKX0sMCl9KX19LHg9ZnVuY3Rpb24oKXtmb3IodmFyIGI9MDtiPHMubGVuZ3RoO2IrKyl7dmFyIGM9c1tiXSxlPWMuaHJlZixmPWMubWVkaWEsZz1jLnJlbCYmInN0eWxlc2hlZXQiPT09Yy5yZWwudG9Mb3dlckNhc2UoKTtlJiZnJiYhb1tlXSYmKGMuc3R5bGVTaGVldCYmYy5zdHlsZVNoZWV0LnJhd0Nzc1RleHQ/KHYoYy5zdHlsZVNoZWV0LnJhd0Nzc1RleHQsZSxmKSxvW2VdPSEwKTooIS9eKFthLXpBLVo6XSpcL1wvKS8udGVzdChlKSYmIXJ8fGUucmVwbGFjZShSZWdFeHAuJDEsIiIpLnNwbGl0KCIvIilbMF09PT1hLmxvY2F0aW9uLmhvc3QpJiYoIi8vIj09PWUuc3Vic3RyaW5nKDAsMikmJihlPWEubG9jYXRpb24ucHJvdG9jb2wrZSksZC5wdXNoKHtocmVmOmUsbWVkaWE6Zn0pKSl9dygpfTt4KCksYy51cGRhdGU9eCxjLmdldEVtVmFsdWU9dCxhLmFkZEV2ZW50TGlzdGVuZXI/YS5hZGRFdmVudExpc3RlbmVyKCJyZXNpemUiLGIsITEpOmEuYXR0YWNoRXZlbnQmJmEuYXR0YWNoRXZlbnQoIm9ucmVzaXplIixiKX19KHRoaXMpOwp9Owo="/><text:script xlink:href="data:application/x-javascript;base64,CnZhciBobGpzPW5ldyBmdW5jdGlvbigpe2Z1bmN0aW9uIG0ocCl7cmV0dXJuIHAucmVwbGFjZSgvJi9nbSwiJmFtcDsiKS5yZXBsYWNlKC88L2dtLCImbHQ7Iil9ZnVuY3Rpb24gZihyLHEscCl7cmV0dXJuIFJlZ0V4cChxLCJtIisoci5jST8iaSI6IiIpKyhwPyJnIjoiIikpfWZ1bmN0aW9uIGIocil7Zm9yKHZhciBwPTA7cDxyLmNoaWxkTm9kZXMubGVuZ3RoO3ArKyl7dmFyIHE9ci5jaGlsZE5vZGVzW3BdO2lmKHEubm9kZU5hbWU9PSJDT0RFIil7cmV0dXJuIHF9aWYoIShxLm5vZGVUeXBlPT0zJiZxLm5vZGVWYWx1ZS5tYXRjaCgvXHMrLykpKXticmVha319fWZ1bmN0aW9uIGgodCxzKXt2YXIgcD0iIjtmb3IodmFyIHI9MDtyPHQuY2hpbGROb2Rlcy5sZW5ndGg7cisrKXtpZih0LmNoaWxkTm9kZXNbcl0ubm9kZVR5cGU9PTMpe3ZhciBxPXQuY2hpbGROb2Rlc1tyXS5ub2RlVmFsdWU7aWYocyl7cT1xLnJlcGxhY2UoL1xuL2csIiIpfXArPXF9ZWxzZXtpZih0LmNoaWxkTm9kZXNbcl0ubm9kZU5hbWU9PSJCUiIpe3ArPSJcbiJ9ZWxzZXtwKz1oKHQuY2hpbGROb2Rlc1tyXSl9fX1pZigvTVNJRSBbNjc4XS8udGVzdChuYXZpZ2F0b3IudXNlckFnZW50KSl7cD1wLnJlcGxhY2UoL1xyL2csIlxuIil9cmV0dXJuIHB9ZnVuY3Rpb24gYShzKXt2YXIgcj1zLmNsYXNzTmFtZS5zcGxpdCgvXHMrLyk7cj1yLmNvbmNhdChzLnBhcmVudE5vZGUuY2xhc3NOYW1lLnNwbGl0KC9ccysvKSk7Zm9yKHZhciBxPTA7cTxyLmxlbmd0aDtxKyspe3ZhciBwPXJbcV0ucmVwbGFjZSgvXmxhbmd1YWdlLS8sIiIpO2lmKGVbcF0pe3JldHVybiBwfX19ZnVuY3Rpb24gYyhxKXt2YXIgcD1bXTsoZnVuY3Rpb24ocyx0KXtmb3IodmFyIHI9MDtyPHMuY2hpbGROb2Rlcy5sZW5ndGg7cisrKXtpZihzLmNoaWxkTm9kZXNbcl0ubm9kZVR5cGU9PTMpe3QrPXMuY2hpbGROb2Rlc1tyXS5ub2RlVmFsdWUubGVuZ3RofWVsc2V7aWYocy5jaGlsZE5vZGVzW3JdLm5vZGVOYW1lPT0iQlIiKXt0Kz0xfWVsc2V7aWYocy5jaGlsZE5vZGVzW3JdLm5vZGVUeXBlPT0xKXtwLnB1c2goe2V2ZW50OiJzdGFydCIsb2Zmc2V0OnQsbm9kZTpzLmNoaWxkTm9kZXNbcl19KTt0PWFyZ3VtZW50cy5jYWxsZWUocy5jaGlsZE5vZGVzW3JdLHQpO3AucHVzaCh7ZXZlbnQ6InN0b3AiLG9mZnNldDp0LG5vZGU6cy5jaGlsZE5vZGVzW3JdfSl9fX19cmV0dXJuIHR9KShxLDApO3JldHVybiBwfWZ1bmN0aW9uIGsoeSx3LHgpe3ZhciBxPTA7dmFyIHo9IiI7dmFyIHM9W107ZnVuY3Rpb24gdSgpe2lmKHkubGVuZ3RoJiZ3Lmxlbmd0aCl7aWYoeVswXS5vZmZzZXQhPXdbMF0ub2Zmc2V0KXtyZXR1cm4oeVswXS5vZmZzZXQ8d1swXS5vZmZzZXQpP3k6d31lbHNle3JldHVybiB3WzBdLmV2ZW50PT0ic3RhcnQiP3k6d319ZWxzZXtyZXR1cm4geS5sZW5ndGg/eTp3fX1mdW5jdGlvbiB0KEQpe3ZhciBBPSI8IitELm5vZGVOYW1lLnRvTG93ZXJDYXNlKCk7Zm9yKHZhciBCPTA7QjxELmF0dHJpYnV0ZXMubGVuZ3RoO0IrKyl7dmFyIEM9RC5hdHRyaWJ1dGVzW0JdO0ErPSIgIitDLm5vZGVOYW1lLnRvTG93ZXJDYXNlKCk7aWYoQy52YWx1ZSE9PXVuZGVmaW5lZCYmQy52YWx1ZSE9PWZhbHNlJiZDLnZhbHVlIT09bnVsbCl7QSs9Jz0iJyttKEMudmFsdWUpKyciJ319cmV0dXJuIEErIj4ifXdoaWxlKHkubGVuZ3RofHx3Lmxlbmd0aCl7dmFyIHY9dSgpLnNwbGljZSgwLDEpWzBdO3orPW0oeC5zdWJzdHIocSx2Lm9mZnNldC1xKSk7cT12Lm9mZnNldDtpZih2LmV2ZW50PT0ic3RhcnQiKXt6Kz10KHYubm9kZSk7cy5wdXNoKHYubm9kZSl9ZWxzZXtpZih2LmV2ZW50PT0ic3RvcCIpe3ZhciBwLHI9cy5sZW5ndGg7ZG97ci0tO3A9c1tyXTt6Kz0oIjwvIitwLm5vZGVOYW1lLnRvTG93ZXJDYXNlKCkrIj4iKX13aGlsZShwIT12Lm5vZGUpO3Muc3BsaWNlKHIsMSk7d2hpbGUocjxzLmxlbmd0aCl7eis9dChzW3JdKTtyKyt9fX19cmV0dXJuIHorbSh4LnN1YnN0cihxKSl9ZnVuY3Rpb24gaigpe2Z1bmN0aW9uIHEoeCx5LHYpe2lmKHguY29tcGlsZWQpe3JldHVybn12YXIgdTt2YXIgcz1bXTtpZih4Lmspe3gubFI9Zih5LHgubHx8aGxqcy5JUix0cnVlKTtmb3IodmFyIHcgaW4geC5rKXtpZigheC5rLmhhc093blByb3BlcnR5KHcpKXtjb250aW51ZX1pZih4Lmtbd10gaW5zdGFuY2VvZiBPYmplY3Qpe3U9eC5rW3ddfWVsc2V7dT14Lms7dz0ia2V5d29yZCJ9Zm9yKHZhciByIGluIHUpe2lmKCF1Lmhhc093blByb3BlcnR5KHIpKXtjb250aW51ZX14Lmtbcl09W3csdVtyXV07cy5wdXNoKHIpfX19aWYoIXYpe2lmKHguYldLKXt4LmI9IlxcYigiK3Muam9pbigifCIpKyIpXFxzIn14LmJSPWYoeSx4LmI/eC5iOiJcXEJ8XFxiIik7aWYoIXguZSYmIXguZVcpe3guZT0iXFxCfFxcYiJ9aWYoeC5lKXt4LmVSPWYoeSx4LmUpfX1pZih4Lmkpe3guaVI9Zih5LHguaSl9aWYoeC5yPT09dW5kZWZpbmVkKXt4LnI9MX1pZigheC5jKXt4LmM9W119eC5jb21waWxlZD10cnVlO2Zvcih2YXIgdD0wO3Q8eC5jLmxlbmd0aDt0Kyspe2lmKHguY1t0XT09InNlbGYiKXt4LmNbdF09eH1xKHguY1t0XSx5LGZhbHNlKX1pZih4LnN0YXJ0cyl7cSh4LnN0YXJ0cyx5LGZhbHNlKX19Zm9yKHZhciBwIGluIGUpe2lmKCFlLmhhc093blByb3BlcnR5KHApKXtjb250aW51ZX1xKGVbcF0uZE0sZVtwXSx0cnVlKX19ZnVuY3Rpb24gZChCLEMpe2lmKCFqLmNhbGxlZCl7aigpO2ouY2FsbGVkPXRydWV9ZnVuY3Rpb24gcShyLE0pe2Zvcih2YXIgTD0wO0w8TS5jLmxlbmd0aDtMKyspe2lmKChNLmNbTF0uYlIuZXhlYyhyKXx8W251bGxdKVswXT09cil7cmV0dXJuIE0uY1tMXX19fWZ1bmN0aW9uIHYoTCxyKXtpZihEW0xdLmUmJkRbTF0uZVIudGVzdChyKSl7cmV0dXJuIDF9aWYoRFtMXS5lVyl7dmFyIE09dihMLTEscik7cmV0dXJuIE0/TSsxOjB9cmV0dXJuIDB9ZnVuY3Rpb24gdyhyLEwpe3JldHVybiBMLmkmJkwuaVIudGVzdChyKX1mdW5jdGlvbiBLKE4sTyl7dmFyIE09W107Zm9yKHZhciBMPTA7TDxOLmMubGVuZ3RoO0wrKyl7TS5wdXNoKE4uY1tMXS5iKX12YXIgcj1ELmxlbmd0aC0xO2Rve2lmKERbcl0uZSl7TS5wdXNoKERbcl0uZSl9ci0tfXdoaWxlKERbcisxXS5lVyk7aWYoTi5pKXtNLnB1c2goTi5pKX1yZXR1cm4gZihPLE0uam9pbigifCIpLHRydWUpfWZ1bmN0aW9uIHAoTSxMKXt2YXIgTj1EW0QubGVuZ3RoLTFdO2lmKCFOLnQpe04udD1LKE4sRSl9Ti50Lmxhc3RJbmRleD1MO3ZhciByPU4udC5leGVjKE0pO3JldHVybiByP1tNLnN1YnN0cihMLHIuaW5kZXgtTCksclswXSxmYWxzZV06W00uc3Vic3RyKEwpLCIiLHRydWVdfWZ1bmN0aW9uIHooTixyKXt2YXIgTD1FLmNJP3JbMF0udG9Mb3dlckNhc2UoKTpyWzBdO3ZhciBNPU4ua1tMXTtpZihNJiZNIGluc3RhbmNlb2YgQXJyYXkpe3JldHVybiBNfXJldHVybiBmYWxzZX1mdW5jdGlvbiBGKEwsUCl7TD1tKEwpO2lmKCFQLmspe3JldHVybiBMfXZhciByPSIiO3ZhciBPPTA7UC5sUi5sYXN0SW5kZXg9MDt2YXIgTT1QLmxSLmV4ZWMoTCk7d2hpbGUoTSl7cis9TC5zdWJzdHIoTyxNLmluZGV4LU8pO3ZhciBOPXooUCxNKTtpZihOKXt4Kz1OWzFdO3IrPSc8c3BhbiBjbGFzcz0iJytOWzBdKyciPicrTVswXSsiPC9zcGFuPiJ9ZWxzZXtyKz1NWzBdfU89UC5sUi5sYXN0SW5kZXg7TT1QLmxSLmV4ZWMoTCl9cmV0dXJuIHIrTC5zdWJzdHIoTyxMLmxlbmd0aC1PKX1mdW5jdGlvbiBKKEwsTSl7aWYoTS5zTCYmZVtNLnNMXSl7dmFyIHI9ZChNLnNMLEwpO3grPXIua2V5d29yZF9jb3VudDtyZXR1cm4gci52YWx1ZX1lbHNle3JldHVybiBGKEwsTSl9fWZ1bmN0aW9uIEkoTSxyKXt2YXIgTD1NLmNOPyc8c3BhbiBjbGFzcz0iJytNLmNOKyciPic6IiI7aWYoTS5yQil7eSs9TDtNLmJ1ZmZlcj0iIn1lbHNle2lmKE0uZUIpe3krPW0ocikrTDtNLmJ1ZmZlcj0iIn1lbHNle3krPUw7TS5idWZmZXI9cn19RC5wdXNoKE0pO0ErPU0ucn1mdW5jdGlvbiBHKE4sTSxRKXt2YXIgUj1EW0QubGVuZ3RoLTFdO2lmKFEpe3krPUooUi5idWZmZXIrTixSKTtyZXR1cm4gZmFsc2V9dmFyIFA9cShNLFIpO2lmKFApe3krPUooUi5idWZmZXIrTixSKTtJKFAsTSk7cmV0dXJuIFAuckJ9dmFyIEw9dihELmxlbmd0aC0xLE0pO2lmKEwpe3ZhciBPPVIuY04/Ijwvc3Bhbj4iOiIiO2lmKFIuckUpe3krPUooUi5idWZmZXIrTixSKStPfWVsc2V7aWYoUi5lRSl7eSs9SihSLmJ1ZmZlcitOLFIpK08rbShNKX1lbHNle3krPUooUi5idWZmZXIrTitNLFIpK099fXdoaWxlKEw+MSl7Tz1EW0QubGVuZ3RoLTJdLmNOPyI8L3NwYW4+IjoiIjt5Kz1PO0wtLTtELmxlbmd0aC0tfXZhciByPURbRC5sZW5ndGgtMV07RC5sZW5ndGgtLTtEW0QubGVuZ3RoLTFdLmJ1ZmZlcj0iIjtpZihyLnN0YXJ0cyl7SShyLnN0YXJ0cywiIil9cmV0dXJuIFIuckV9aWYodyhNLFIpKXt0aHJvdyJJbGxlZ2FsIn19dmFyIEU9ZVtCXTt2YXIgRD1bRS5kTV07dmFyIEE9MDt2YXIgeD0wO3ZhciB5PSIiO3RyeXt2YXIgcyx1PTA7RS5kTS5idWZmZXI9IiI7ZG97cz1wKEMsdSk7dmFyIHQ9RyhzWzBdLHNbMV0sc1syXSk7dSs9c1swXS5sZW5ndGg7aWYoIXQpe3UrPXNbMV0ubGVuZ3RofX13aGlsZSghc1syXSk7aWYoRC5sZW5ndGg+MSl7dGhyb3ciSWxsZWdhbCJ9cmV0dXJue3I6QSxrZXl3b3JkX2NvdW50OngsdmFsdWU6eX19Y2F0Y2goSCl7aWYoSD09IklsbGVnYWwiKXtyZXR1cm57cjowLGtleXdvcmRfY291bnQ6MCx2YWx1ZTptKEMpfX1lbHNle3Rocm93IEh9fX1mdW5jdGlvbiBnKHQpe3ZhciBwPXtrZXl3b3JkX2NvdW50OjAscjowLHZhbHVlOm0odCl9O3ZhciByPXA7Zm9yKHZhciBxIGluIGUpe2lmKCFlLmhhc093blByb3BlcnR5KHEpKXtjb250aW51ZX12YXIgcz1kKHEsdCk7cy5sYW5ndWFnZT1xO2lmKHMua2V5d29yZF9jb3VudCtzLnI+ci5rZXl3b3JkX2NvdW50K3Iucil7cj1zfWlmKHMua2V5d29yZF9jb3VudCtzLnI+cC5rZXl3b3JkX2NvdW50K3Aucil7cj1wO3A9c319aWYoci5sYW5ndWFnZSl7cC5zZWNvbmRfYmVzdD1yfXJldHVybiBwfWZ1bmN0aW9uIGkocixxLHApe2lmKHEpe3I9ci5yZXBsYWNlKC9eKCg8W14+XSs+fFx0KSspL2dtLGZ1bmN0aW9uKHQsdyx2LHUpe3JldHVybiB3LnJlcGxhY2UoL1x0L2cscSl9KX1pZihwKXtyPXIucmVwbGFjZSgvXG4vZywiPGJyPiIpfXJldHVybiByfWZ1bmN0aW9uIG4odCx3LHIpe3ZhciB4PWgodCxyKTt2YXIgdj1hKHQpO3ZhciB5LHM7aWYodil7eT1kKHYseCl9ZWxzZXtyZXR1cm59dmFyIHE9Yyh0KTtpZihxLmxlbmd0aCl7cz1kb2N1bWVudC5jcmVhdGVFbGVtZW50KCJwcmUiKTtzLmlubmVySFRNTD15LnZhbHVlO3kudmFsdWU9ayhxLGMocykseCl9eS52YWx1ZT1pKHkudmFsdWUsdyxyKTt2YXIgdT10LmNsYXNzTmFtZTtpZighdS5tYXRjaCgiKFxcc3xeKShsYW5ndWFnZS0pPyIrdisiKFxcc3wkKSIpKXt1PXU/KHUrIiAiK3YpOnZ9aWYoL01TSUUgWzY3OF0vLnRlc3QobmF2aWdhdG9yLnVzZXJBZ2VudCkmJnQudGFnTmFtZT09IkNPREUiJiZ0LnBhcmVudE5vZGUudGFnTmFtZT09IlBSRSIpe3M9dC5wYXJlbnROb2RlO3ZhciBwPWRvY3VtZW50LmNyZWF0ZUVsZW1lbnQoImRpdiIpO3AuaW5uZXJIVE1MPSI8cHJlPjxjb2RlPiIreS52YWx1ZSsiPC9jb2RlPjwvcHJlPiI7dD1wLmZpcnN0Q2hpbGQuZmlyc3RDaGlsZDtwLmZpcnN0Q2hpbGQuY049cy5jTjtzLnBhcmVudE5vZGUucmVwbGFjZUNoaWxkKHAuZmlyc3RDaGlsZCxzKX1lbHNle3QuaW5uZXJIVE1MPXkudmFsdWV9dC5jbGFzc05hbWU9dTt0LnJlc3VsdD17bGFuZ3VhZ2U6dixrdzp5LmtleXdvcmRfY291bnQscmU6eS5yfTtpZih5LnNlY29uZF9iZXN0KXt0LnNlY29uZF9iZXN0PXtsYW5ndWFnZTp5LnNlY29uZF9iZXN0Lmxhbmd1YWdlLGt3Onkuc2Vjb25kX2Jlc3Qua2V5d29yZF9jb3VudCxyZTp5LnNlY29uZF9iZXN0LnJ9fX1mdW5jdGlvbiBvKCl7aWYoby5jYWxsZWQpe3JldHVybn1vLmNhbGxlZD10cnVlO3ZhciByPWRvY3VtZW50LmdldEVsZW1lbnRzQnlUYWdOYW1lKCJwcmUiKTtmb3IodmFyIHA9MDtwPHIubGVuZ3RoO3ArKyl7dmFyIHE9YihyW3BdKTtpZihxKXtuKHEsaGxqcy50YWJSZXBsYWNlKX19fWZ1bmN0aW9uIGwoKXtpZih3aW5kb3cuYWRkRXZlbnRMaXN0ZW5lcil7d2luZG93LmFkZEV2ZW50TGlzdGVuZXIoIkRPTUNvbnRlbnRMb2FkZWQiLG8sZmFsc2UpO3dpbmRvdy5hZGRFdmVudExpc3RlbmVyKCJsb2FkIixvLGZhbHNlKX1lbHNle2lmKHdpbmRvdy5hdHRhY2hFdmVudCl7d2luZG93LmF0dGFjaEV2ZW50KCJvbmxvYWQiLG8pfWVsc2V7d2luZG93Lm9ubG9hZD1vfX19dmFyIGU9e307dGhpcy5MQU5HVUFHRVM9ZTt0aGlzLmhpZ2hsaWdodD1kO3RoaXMuaGlnaGxpZ2h0QXV0bz1nO3RoaXMuZml4TWFya3VwPWk7dGhpcy5oaWdobGlnaHRCbG9jaz1uO3RoaXMuaW5pdEhpZ2hsaWdodGluZz1vO3RoaXMuaW5pdEhpZ2hsaWdodGluZ09uTG9hZD1sO3RoaXMuSVI9IlthLXpBLVpdW2EtekEtWjAtOV9dKiI7dGhpcy5VSVI9IlthLXpBLVpfXVthLXpBLVowLTlfXSoiO3RoaXMuTlI9IlxcYlxcZCsoXFwuXFxkKyk/Ijt0aGlzLkNOUj0iXFxiKDBbeFhdW2EtZkEtRjAtOV0rfChcXGQrKFxcLlxcZCopP3xcXC5cXGQrKShbZUVdWy0rXT9cXGQrKT8pIjt0aGlzLkJOUj0iXFxiKDBiWzAxXSspIjt0aGlzLlJTUj0iIXwhPXwhPT18JXwlPXwmfCYmfCY9fFxcKnxcXCo9fFxcK3xcXCs9fCx8XFwufC18LT18L3wvPXw6fDt8PHw8PHw8PD18PD18PXw9PXw9PT18Pnw+PXw+Pnw+Pj18Pj4+fD4+Pj18XFw/fFxcW3xcXHt8XFwofFxcXnxcXF49fFxcfHxcXHw9fFxcfFxcfHx+Ijt0aGlzLkVSPSIoPyFbXFxzXFxTXSkiO3RoaXMuQkU9e2I6IlxcXFwuIixyOjB9O3RoaXMuQVNNPXtjTjoic3RyaW5nIixiOiInIixlOiInIixpOiJcXG4iLGM6W3RoaXMuQkVdLHI6MH07dGhpcy5RU009e2NOOiJzdHJpbmciLGI6JyInLGU6JyInLGk6IlxcbiIsYzpbdGhpcy5CRV0scjowfTt0aGlzLkNMQ009e2NOOiJjb21tZW50IixiOiIvLyIsZToiJCJ9O3RoaXMuQ0JMQ0xNPXtjTjoiY29tbWVudCIsYjoiL1xcKiIsZToiXFwqLyJ9O3RoaXMuSENNPXtjTjoiY29tbWVudCIsYjoiIyIsZToiJCJ9O3RoaXMuTk09e2NOOiJudW1iZXIiLGI6dGhpcy5OUixyOjB9O3RoaXMuQ05NPXtjTjoibnVtYmVyIixiOnRoaXMuQ05SLHI6MH07dGhpcy5CTk09e2NOOiJudW1iZXIiLGI6dGhpcy5CTlIscjowfTt0aGlzLmluaGVyaXQ9ZnVuY3Rpb24ocixzKXt2YXIgcD17fTtmb3IodmFyIHEgaW4gcil7cFtxXT1yW3FdfWlmKHMpe2Zvcih2YXIgcSBpbiBzKXtwW3FdPXNbcV19fXJldHVybiBwfX0oKTtobGpzLkxBTkdVQUdFUy5jcHA9ZnVuY3Rpb24oKXt2YXIgYT17a2V5d29yZDp7ImZhbHNlIjoxLCJpbnQiOjEsImZsb2F0IjoxLCJ3aGlsZSI6MSwicHJpdmF0ZSI6MSwiY2hhciI6MSwiY2F0Y2giOjEsImV4cG9ydCI6MSx2aXJ0dWFsOjEsb3BlcmF0b3I6MixzaXplb2Y6MixkeW5hbWljX2Nhc3Q6Mix0eXBlZGVmOjIsY29uc3RfY2FzdDoyLCJjb25zdCI6MSxzdHJ1Y3Q6MSwiZm9yIjoxLHN0YXRpY19jYXN0OjIsdW5pb246MSxuYW1lc3BhY2U6MSx1bnNpZ25lZDoxLCJsb25nIjoxLCJ0aHJvdyI6MSwidm9sYXRpbGUiOjIsInN0YXRpYyI6MSwicHJvdGVjdGVkIjoxLGJvb2w6MSx0ZW1wbGF0ZToxLG11dGFibGU6MSwiaWYiOjEsInB1YmxpYyI6MSxmcmllbmQ6MiwiZG8iOjEsInJldHVybiI6MSwiZ290byI6MSxhdXRvOjEsInZvaWQiOjIsImVudW0iOjEsImVsc2UiOjEsImJyZWFrIjoxLCJuZXciOjEsZXh0ZXJuOjEsdXNpbmc6MSwidHJ1ZSI6MSwiY2xhc3MiOjEsYXNtOjEsImNhc2UiOjEsdHlwZWlkOjEsInNob3J0IjoxLHJlaW50ZXJwcmV0X2Nhc3Q6MiwiZGVmYXVsdCI6MSwiZG91YmxlIjoxLHJlZ2lzdGVyOjEsZXhwbGljaXQ6MSxzaWduZWQ6MSx0eXBlbmFtZToxLCJ0cnkiOjEsInRoaXMiOjEsInN3aXRjaCI6MSwiY29udGludWUiOjEsd2NoYXJfdDoxLGlubGluZToxLCJkZWxldGUiOjEsYWxpZ25vZjoxLGNoYXIxNl90OjEsY2hhcjMyX3Q6MSxjb25zdGV4cHI6MSxkZWNsdHlwZToxLG5vZXhjZXB0OjEsbnVsbHB0cjoxLHN0YXRpY19hc3NlcnQ6MSx0aHJlYWRfbG9jYWw6MSxyZXN0cmljdDoxLF9Cb29sOjEsY29tcGxleDoxfSxidWlsdF9pbjp7c3RkOjEsc3RyaW5nOjEsY2luOjEsY291dDoxLGNlcnI6MSxjbG9nOjEsc3RyaW5nc3RyZWFtOjEsaXN0cmluZ3N0cmVhbToxLG9zdHJpbmdzdHJlYW06MSxhdXRvX3B0cjoxLGRlcXVlOjEsbGlzdDoxLHF1ZXVlOjEsc3RhY2s6MSx2ZWN0b3I6MSxtYXA6MSxzZXQ6MSxiaXRzZXQ6MSxtdWx0aXNldDoxLG11bHRpbWFwOjEsdW5vcmRlcmVkX3NldDoxLHVub3JkZXJlZF9tYXA6MSx1bm9yZGVyZWRfbXVsdGlzZXQ6MSx1bm9yZGVyZWRfbXVsdGltYXA6MSxhcnJheToxLHNoYXJlZF9wdHI6MX19O3JldHVybntkTTp7azphLGk6IjwvIixjOltobGpzLkNMQ00saGxqcy5DQkxDTE0saGxqcy5RU00se2NOOiJzdHJpbmciLGI6IidcXFxcPy4iLGU6IiciLGk6Ii4ifSx7Y046Im51bWJlciIsYjoiXFxiKFxcZCsoXFwuXFxkKik/fFxcLlxcZCspKHV8VXxsfEx8dWx8VUx8ZnxGKSJ9LGhsanMuQ05NLHtjTjoicHJlcHJvY2Vzc29yIixiOiIjIixlOiIkIn0se2NOOiJzdGxfY29udGFpbmVyIixiOiJcXGIoZGVxdWV8bGlzdHxxdWV1ZXxzdGFja3x2ZWN0b3J8bWFwfHNldHxiaXRzZXR8bXVsdGlzZXR8bXVsdGltYXB8dW5vcmRlcmVkX21hcHx1bm9yZGVyZWRfc2V0fHVub3JkZXJlZF9tdWx0aXNldHx1bm9yZGVyZWRfbXVsdGltYXB8YXJyYXkpXFxzKjwiLGU6Ij4iLGs6YSxyOjEwLGM6WyJzZWxmIl19XX19fSgpO2hsanMuTEFOR1VBR0VTLnI9e2RNOntjOltobGpzLkhDTSx7Y046Im51bWJlciIsYjoiXFxiMFt4WF1bMC05YS1mQS1GXStbTGldP1xcYiIsZTpobGpzLklNTUVESUFURV9SRSxyOjB9LHtjTjoibnVtYmVyIixiOiJcXGJcXGQrKD86W2VFXVsrXFwtXT9cXGQqKT9MXFxiIixlOmhsanMuSU1NRURJQVRFX1JFLHI6MH0se2NOOiJudW1iZXIiLGI6IlxcYlxcZCtcXC4oPyFcXGQpKD86aVxcYik/IixlOmhsanMuSU1NRURJQVRFX1JFLHI6MX0se2NOOiJudW1iZXIiLGI6IlxcYlxcZCsoPzpcXC5cXGQqKT8oPzpbZUVdWytcXC1dP1xcZCopP2k/XFxiIixlOmhsanMuSU1NRURJQVRFX1JFLHI6MH0se2NOOiJudW1iZXIiLGI6IlxcLlxcZCsoPzpbZUVdWytcXC1dP1xcZCopP2k/XFxiIixlOmhsanMuSU1NRURJQVRFX1JFLHI6MX0se2NOOiJrZXl3b3JkIixiOiIoPzp0cnlDYXRjaHxsaWJyYXJ5fHNldEdlbmVyaWN8c2V0R3JvdXBHZW5lcmljKVxcYiIsZTpobGpzLklNTUVESUFURV9SRSxyOjEwfSx7Y046ImtleXdvcmQiLGI6IlxcLlxcLlxcLiIsZTpobGpzLklNTUVESUFURV9SRSxyOjEwfSx7Y046ImtleXdvcmQiLGI6IlxcLlxcLlxcZCsoPyFbXFx3Ll0pIixlOmhsanMuSU1NRURJQVRFX1JFLHI6MTB9LHtjTjoia2V5d29yZCIsYjoiXFxiKD86ZnVuY3Rpb24pIixlOmhsanMuSU1NRURJQVRFX1JFLHI6Mn0se2NOOiJrZXl3b3JkIixiOiIoPzppZnxpbnxicmVha3xuZXh0fHJlcGVhdHxlbHNlfGZvcnxyZXR1cm58c3dpdGNofHdoaWxlfHRyeXxzdG9wfHdhcm5pbmd8cmVxdWlyZXxhdHRhY2h8ZGV0YWNofHNvdXJjZXxzZXRNZXRob2R8c2V0Q2xhc3MpXFxiIixlOmhsanMuSU1NRURJQVRFX1JFLHI6MX0se2NOOiJsaXRlcmFsIixiOiIoPzpOQXxOQV9pbnRlZ2VyX3xOQV9yZWFsX3xOQV9jaGFyYWN0ZXJffE5BX2NvbXBsZXhfKVxcYiIsZTpobGpzLklNTUVESUFURV9SRSxyOjEwfSx7Y046ImxpdGVyYWwiLGI6Iig/Ok5VTEx8VFJVRXxGQUxTRXxUfEZ8SW5mfE5hTilcXGIiLGU6aGxqcy5JTU1FRElBVEVfUkUscjoxfSx7Y046ImlkZW50aWZpZXIiLGI6IlthLXpBLVouXVthLXpBLVowLTkuX10qXFxiIixlOmhsanMuSU1NRURJQVRFX1JFLHI6MH0se2NOOiJvcGVyYXRvciIsYjoiPFxcLSg/IVxccypcXGQpIixlOmhsanMuSU1NRURJQVRFX1JFLHI6Mn0se2NOOiJvcGVyYXRvciIsYjoiXFwtPnw8XFwtIixlOmhsanMuSU1NRURJQVRFX1JFLHI6MX0se2NOOiJvcGVyYXRvciIsYjoiJSV8fiIsZTpobGpzLklNTUVESUFURV9SRX0se2NOOiJvcGVyYXRvciIsYjoiPj18PD18PT18IT18XFx8XFx8fCYmfD18XFwrfFxcLXxcXCp8L3xcXF58Pnw8fCF8JnxcXHx8XFwkfDoiLGU6aGxqcy5JTU1FRElBVEVfUkUscjowfSx7Y046Im9wZXJhdG9yIixiOiIlIixlOiIlIixpOiJcXG4iLHI6MX0se2NOOiJpZGVudGlmaWVyIixiOiJgIixlOiJgIixyOjB9LHtjTjoic3RyaW5nIixiOiciJyxlOiciJyxjOltobGpzLkJFXSxyOjB9LHtjTjoic3RyaW5nIixiOiInIixlOiInIixjOltobGpzLkJFXSxyOjB9LHtjTjoicGFyZW4iLGI6IltbKHtcXF0pfV0iLGU6aGxqcy5JTU1FRElBVEVfUkUscjowfV19fTsKaGxqcy5pbml0SGlnaGxpZ2h0aW5nT25Mb2FkKCk7Cgo="/><text:script>if (window.hljs &amp;&amp; document.readyState &amp;&amp; document.readyState === "complete") {
   window.setTimeout(function() {
      hljs.initHighlighting();
   }, 0);
}</text:script><office:annotation><dc:date>2017-01-24T17:15:51.671173553</dc:date><text:p>tabsets</text:p></office:annotation><text:script xlink:href="data:application/x-javascript;base64,Cgp3aW5kb3cuYnVpbGRUYWJzZXRzID0gZnVuY3Rpb24odG9jSUQpIHsKCiAgLy8gYnVpbGQgYSB0YWJzZXQgZnJvbSBhIHNlY3Rpb24gZGl2IHdpdGggdGhlIC50YWJzZXQgY2xhc3MKICBmdW5jdGlvbiBidWlsZFRhYnNldCh0YWJzZXQpIHsKCiAgICAvLyBjaGVjayBmb3IgZmFkZSBhbmQgcGlsbHMgb3B0aW9ucwogICAgdmFyIGZhZGUgPSB0YWJzZXQuaGFzQ2xhc3MoInRhYnNldC1mYWRlIik7CiAgICB2YXIgcGlsbHMgPSB0YWJzZXQuaGFzQ2xhc3MoInRhYnNldC1waWxscyIpOwogICAgdmFyIG5hdkNsYXNzID0gcGlsbHMgPyAibmF2LXBpbGxzIiA6ICJuYXYtdGFicyI7CgogICAgLy8gZGV0ZXJtaW5lIHRoZSBoZWFkaW5nIGxldmVsIG9mIHRoZSB0YWJzZXQgYW5kIHRhYnMKICAgIHZhciBtYXRjaCA9IHRhYnNldC5hdHRyKCdjbGFzcycpLm1hdGNoKC9sZXZlbChcZCkgLyk7CiAgICBpZiAobWF0Y2ggPT09IG51bGwpCiAgICAgIHJldHVybjsKICAgIHZhciB0YWJzZXRMZXZlbCA9IE51bWJlcihtYXRjaFsxXSk7CiAgICB2YXIgdGFiTGV2ZWwgPSB0YWJzZXRMZXZlbCArIDE7CgogICAgLy8gZmluZCBhbGwgc3ViaGVhZGluZ3MgaW1tZWRpYXRlbHkgYmVsb3cKICAgIHZhciB0YWJzID0gdGFic2V0LmZpbmQoImRpdi5zZWN0aW9uLmxldmVsIiArIHRhYkxldmVsKTsKICAgIGlmICghdGFicy5sZW5ndGgpCiAgICAgIHJldHVybjsKCiAgICAvLyBjcmVhdGUgdGFibGlzdCBhbmQgdGFiLWNvbnRlbnQgZWxlbWVudHMKICAgIHZhciB0YWJMaXN0ID0gJCgnPHVsIGNsYXNzPSJuYXYgJyArIG5hdkNsYXNzICsgJyIgcm9sZT0idGFibGlzdCI+PC91bD4nKTsKICAgICQodGFic1swXSkuYmVmb3JlKHRhYkxpc3QpOwogICAgdmFyIHRhYkNvbnRlbnQgPSAkKCc8ZGl2IGNsYXNzPSJ0YWItY29udGVudCI+PC9kaXY+Jyk7CiAgICAkKHRhYnNbMF0pLmJlZm9yZSh0YWJDb250ZW50KTsKCiAgICAvLyBidWlsZCB0aGUgdGFic2V0CiAgICB0YWJzLmVhY2goZnVuY3Rpb24oaSkgewoKICAgICAgLy8gZ2V0IHRoZSB0YWIgZGl2CiAgICAgIHZhciB0YWIgPSAkKHRhYnNbaV0pOwoKICAgICAgLy8gZ2V0IHRoZSBpZCB0aGVuIHNhbml0aXplIGl0IGZvciB1c2Ugd2l0aCBib290c3RyYXAgdGFicwogICAgICB2YXIgaWQgPSB0YWIuYXR0cignaWQnKTsKCiAgICAgIC8vIHJlbW92ZSBhbnkgdGFibGUgb2YgY29udGVudHMgZW50cmllcyBhc3NvY2lhdGVkIHdpdGgKICAgICAgLy8gdGhpcyBJRCAoc2luY2Ugd2UnbGwgYmUgcmVtb3ZpbmcgdGhlIGhlYWRpbmcgZWxlbWVudCkKICAgICAgJCgiZGl2IyIgKyB0b2NJRCArICIgbGkgYVtocmVmPScjIiArIGlkICsgIiddIikucGFyZW50KCkucmVtb3ZlKCk7CgogICAgICAvLyBzYW5pdGl6ZSB0aGUgaWQgZm9yIHVzZSB3aXRoIGJvb3RzdHJhcCB0YWJzCiAgICAgIGlkID0gaWQucmVwbGFjZSgvWy5cLz8mISM8Pl0vZywgJycpLnJlcGxhY2UoL1xzL2csICdfJyk7CiAgICAgIHRhYi5hdHRyKCdpZCcsIGlkKTsKCiAgICAgIC8vIGdldCB0aGUgaGVhZGluZyBlbGVtZW50IHdpdGhpbiBpdCwgZ3JhYiBpdCdzIHRleHQsIHRoZW4gcmVtb3ZlIGl0CiAgICAgIHZhciBoZWFkaW5nID0gdGFiLmZpbmQoJ2gnICsgdGFiTGV2ZWwgKyAnOmZpcnN0Jyk7CiAgICAgIHZhciBoZWFkaW5nVGV4dCA9IGhlYWRpbmcuaHRtbCgpOwogICAgICBoZWFkaW5nLnJlbW92ZSgpOwoKICAgICAgLy8gYnVpbGQgYW5kIGFwcGVuZCB0aGUgdGFiIGxpc3QgaXRlbQogICAgICB2YXIgYSA9ICQoJzxhIHJvbGU9InRhYiIgZGF0YS10b2dnbGU9InRhYiI+JyArIGhlYWRpbmdUZXh0ICsgJzwvYT4nKTsKICAgICAgYS5hdHRyKCdocmVmJywgJyMnICsgaWQpOwogICAgICBhLmF0dHIoJ2FyaWEtY29udHJvbHMnLCBpZCk7CiAgICAgIHZhciBsaSA9ICQoJzxsaSByb2xlPSJwcmVzZW50YXRpb24iPjwvbGk+Jyk7CiAgICAgIGxpLmFwcGVuZChhKTsKICAgICAgaWYgKGkgPT09IDApCiAgICAgICAgbGkuYXR0cignY2xhc3MnLCAnYWN0aXZlJyk7CiAgICAgIHRhYkxpc3QuYXBwZW5kKGxpKTsKCiAgICAgIC8vIHNldCBpdCdzIGF0dHJpYnV0ZXMKICAgICAgdGFiLmF0dHIoJ3JvbGUnLCAndGFicGFuZWwnKTsKICAgICAgdGFiLmFkZENsYXNzKCd0YWItcGFuZScpOwogICAgICB0YWIuYWRkQ2xhc3MoJ3RhYmJlZC1wYW5lJyk7CiAgICAgIGlmIChmYWRlKQogICAgICAgIHRhYi5hZGRDbGFzcygnZmFkZScpOwogICAgICBpZiAoaSA9PT0gMCkgewogICAgICAgIHRhYi5hZGRDbGFzcygnYWN0aXZlJyk7CiAgICAgICAgaWYgKGZhZGUpCiAgICAgICAgICB0YWIuYWRkQ2xhc3MoJ2luJyk7CiAgICAgIH0KCiAgICAgIC8vIG1vdmUgaXQgaW50byB0aGUgdGFiIGNvbnRlbnQgZGl2CiAgICAgIHRhYi5kZXRhY2goKS5hcHBlbmRUbyh0YWJDb250ZW50KTsKICAgIH0pOwogIH0KCiAgLy8gY29udmVydCBzZWN0aW9uIGRpdnMgd2l0aCB0aGUgLnRhYnNldCBjbGFzcyB0byB0YWJzZXRzCiAgdmFyIHRhYnNldHMgPSAkKCJkaXYuc2VjdGlvbi50YWJzZXQiKTsKICB0YWJzZXRzLmVhY2goZnVuY3Rpb24oaSkgewogICAgYnVpbGRUYWJzZXQoJCh0YWJzZXRzW2ldKSk7CiAgfSk7Cn07Cgo="/><text:script>$(document).ready(function () {
  window.buildTabsets("TOC");
});</text:script><office:annotation><dc:date>2017-01-24T17:15:51.671588084</dc:date><text:p>code folding</text:p></office:annotation></text:p>
      </text:section>
      <text:p text:style-name="Text_20_body">\documentclass[12pt]{article} \usepackage{times} \usepackage{hyperref} \usepackage{natbib} \usepackage{amsmath} \usepackage{fullpage} \usepackage{pdflscape} \usepackage{rotfloat} \usepackage{listings} \usepackage{wasysym} \usepackage{wrapfig} \usepackage{dcolumn} \hypersetup{pdfpagemode=UseNone} % don't show bookmarks on initial view \hypersetup{colorlinks, urlcolor={blue}} % revise margins \setlength{\headheight}{0.0in} \setlength{\topmargin}{0.0in} \setlength{\headsep}{0.0in} \setlength{\textheight}{8.65in} \setlength{\footskip}{0.35in} \setlength{\oddsidemargin}{0.0in} \setlength{\evensidemargin}{0.0in} \setlength{\textwidth}{6.5in} \setlength{\parskip}{6pt} \setlength{\parindent}{0pt} %%%%%%%%%%%%%%%%%%%%%%%%%%%%%%%%%%%%%%% \title{Processing and exploration for Celtic Sea fishery-independent trawl survey data} \author{Paul J Dolder} \date{\today} </text:p>
      <text:p text:style-name="Text_20_body">\begin{document}</text:p>
      <text:p text:style-name="Text_20_body">&lt;&gt;= library(knitr) # markdown library(ggplot2) # for plotting library(maps) # spatial plots library(dplyr) # for data processing library(stargazer) # For nice model output library(gridExtra) # for multi-panel ggplots library(mgcv) # for gams set.seed(1) opts_chunk$set(size=“footnotesize”) @</text:p>
      <text:p text:style-name="Text_20_body">\maketitle </text:p>
      <text:p text:style-name="Text_20_body">%%%%%%%%%%%%%%%%%%%%%%%%%%%%%%%%%%%%%%%</text:p>
      <text:p text:style-name="Text_20_body">This document is to detail the processing steps and workng up of data for fitting a geostatistical model (VAST; see for detail) to trawl survey data covering the Celtic Sea. \</text:p>
      <text:p text:style-name="Text_20_body">The following data sources were used:</text:p>
      <text:p text:style-name="Text_20_body">\begin{itemize} \item ICES Datras (\url{http://www.ices.dk/marine-data/data-portals/Pages/DATRAS.aspx} exhchange data of Ifremer (France) EVHOE and Marine Institute (Ireland) IGFS fisheries-independent survey locations and catch records. \item Cefas (UK) collection of trawl survey locations and catch records. \item ICES Datras data product on estimated weights of fish at various lengths from the EVHOE survey series. \end{itemize} \section{Length-weight conversion factors} </text:p>
      <text:p text:style-name="Text_20_body">As the survey records consist of count of fish at each length class and we are interested in working with biomass (weight) of fish, we first estimate a length-weight relationship for the different species from the Datras data product of weight at length estimates. The data is baseds on the EVHOE survey series only, due to availability within Datras. \</text:p>
      <text:p text:style-name="Text_20_body">A standard von bertalanffy length weight relationship was used, with two parameters to estimate:</text:p>
      <text:p text:style-name="Text_20_body">\begin{equation}\label{eq:1} Wt = a \cdot L^b \end{equation} </text:p>
      <text:p text:style-name="Text_20_body">The raw data looks as follows for cod, megrim, anglerfishes, haddock, whiting, hake, plaice and sole:</text:p>
      <text:p text:style-name="Text_20_body">&lt;&lt;LWt, echo = F, fig.cap = ‘Estimates of individual weights at length for the gadoid species. Colours indicate individual years measurements’, fig.width = 8, fig.height = 8&gt;&gt;=</text:p>
      <text:section text:style-name="Sect1" text:name="read-data-and-remove-records-without-corresponding-weight">
        <text:p text:style-name="Heading_20_1">Read data and remove records without corresponding weight</text:p>
        <text:p text:style-name="Text_20_body">DF &lt;- read.csv(file.path(‘DATRAS’, ‘SMALK_EVHOE.csv’)) # read data DF &lt;- DF[!is.na(DF$IndWgt),]</text:p>
      </text:section>
      <text:section text:style-name="Sect1" text:name="subset-to-species-of-interest">
        <text:p text:style-name="Heading_20_1">Subset to species of interest</text:p>
      </text:section>
      <text:section text:style-name="Sect1" text:name="sortuniquedfspecies">
        <text:p text:style-name="Heading_20_1">sort(unique(DF$Species))</text:p>
        <text:p text:style-name="Text_20_body">spp &lt;- c(‘Gadus morhua’, ‘Lepidorhombus whiffiagonis’, ‘Lophius piscatorius’, ‘Lophius budegassa’,‘Merlangius merlangus’,‘Melanogrammus aeglefinus’, ‘Merluccius merluccius’, ‘Pleuronectes platessa’, ‘Solea solea’)</text:p>
        <text:section text:style-name="Sect1" text:name="n.b.-the-length-weight-relationship-for-anglerfishes-doesnt-hold-so-we">
          <text:h text:style-name="Heading_20_2" text:outline-level="2">N.B. The length-weight relationship for anglerfishes doesn’t hold, so we</text:h>
        </text:section>
        <text:section text:style-name="Sect1" text:name="might-need-an-alternative-solution.pollachius-pollachius---no">
          <text:h text:style-name="Heading_20_2" text:outline-level="2">might need an alternative solution….‘Pollachius pollachius’ - no</text:h>
        </text:section>
        <text:section text:style-name="Sect1" text:name="juveniles">
          <text:h text:style-name="Heading_20_2" text:outline-level="2">juveniles??</text:h>
          <text:p text:style-name="Text_20_body">DF &lt;- DF[DF$Species %in% spp,]</text:p>
        </text:section>
      </text:section>
      <text:section text:style-name="Sect1" text:name="plot">
        <text:p text:style-name="Heading_20_1">Plot</text:p>
        <text:p text:style-name="Text_20_body">ggplot(DF, aes(x = LngtClass, y = IndWgt)) + geom_point(aes(colour = factor(Year))) + facet_wrap(~Species, scale = ‘free’) + theme_bw() @</text:p>
        <text:p text:style-name="Text_20_body">To simplify the fitting procedure, the von bertalanffy relationship in equation was rearranged to be linear on a log scale:</text:p>
        <text:p text:style-name="Text_20_body">\begin{equation}\label{eq:2} log(Wt) = log(a) + b \cdot log(L) + \varepsilon \end{equation} \vspace{1cm} </text:p>
        <text:p text:style-name="Text_20_body">&lt;&lt;LWt2, echo = F, fig.caption = ‘Length and weight measurements on a log scale’,fig.width = 8, fig.height = 8&gt;&gt;=</text:p>
        <text:p text:style-name="Text_20_body">DF\(lWt &lt;- log(DF\)IndWgt) DF\(lL &lt;- log(DF\)LngtClass)</text:p>
        <text:p text:style-name="Text_20_body">ggplot(DF, aes(x = lL, y = lWt)) + geom_point(aes(colour = factor(Year))) + facet_wrap(~Species, scale = ‘free’ ) + theme_bw() @</text:p>
        <text:p text:style-name="Text_20_body">A linear model with species and year as factors was fit using the function in the base R package. We separate the roundfish and flatfish due to the different morphological forms affecting the length weight relationship:</text:p>
        <text:p text:style-name="Text_20_body">&lt;&lt;GLM fit, results = ‘asis’, comment = F&gt;&gt;=</text:p>
        <text:p text:style-name="Text_20_body">gads &lt;- c(‘Gadus morhua’, ‘Melanogrammus aeglefinus’, ‘Merluccius merluccius’, ‘Merlangius merlangus’) flats &lt;- c(‘Lepidorhombus whiffiagonis’, ‘Solea solea’, ‘Pleuronectes platessa’) lops &lt;- c(‘Lophius piscatorius’, ‘Lophius budegassa’)</text:p>
        <text:p text:style-name="Text_20_body">lm1.gad &lt;- glm(lWt ~ lL + Species + Year, data = filter(DF, Species %in% gads)) lm2.gad &lt;- glm(lWt ~ lL + Species, data = filter(DF, Species %in% gads))</text:p>
        <text:p text:style-name="Text_20_body">stargazer(lm1.gad, lm2.gad, font.size = ‘small’, align = T, title = ‘glm output from the two model fits to gadoids’, table.placement = ‘H’)</text:p>
        <text:p text:style-name="Text_20_body">lm1.flat &lt;- glm(lWt ~ lL + Species + Year, data = filter(DF, Species %in% flats )) lm2.flat &lt;- glm(lWt ~ lL + Species, data = filter(DF, Species %in% flats))</text:p>
        <text:p text:style-name="Text_20_body">stargazer(lm1.flat, lm2.flat, font.size = ‘small’, align = T, title = ‘glm output from the two model fits to flatfish’, table.placement = ‘H’) @</text:p>
        <text:p text:style-name="Text_20_body">Year was initially also included as a factor, but found not to be significant and the second, across year, fit was chosen as the best models (Table 1, Table 2). These models were then used to predict over all lengths for each species. A bias correction was applied to adjust for the fact that the mean weights from the model fit on a log scale are geometric means on the normal scale (cf = \(e^{\frac{\sigma^{2}}{2}}\)).</text:p>
        <text:p text:style-name="Text_20_body">For anglerfish, as there is insufficient data for a fit a model (few data points for piscatorius, no data points for budegassa), we use estimates from fishbase: \(a = 0.03330\), \(b= 2.766\).</text:p>
        <text:p text:style-name="Text_20_body">&lt;&gt;=</text:p>
        <text:p text:style-name="Text_20_body">lop &lt;- c(a = 0.03330, b = 2.766)</text:p>
        <text:p text:style-name="Text_20_body">predDF &lt;- expand.grid(lL = seq(log(min(DF\(LngtClass)), log(max(DF\)LngtClass)), l = 80), Species = spp)</text:p>
        <text:p text:style-name="Text_20_body">predDF\(lWt[predDF\)Species %in% gads] &lt;- predict(lm2.gad, newdata = predDF[predDF$Species %in% gads,]) predDF\(lWt[predDF\)Species %in% flats] &lt;- predict(lm2.flat, newdata = predDF[predDF$Species %in% flats,]) predDF\(Wt[predDF\)Species %in% lops] &lt;- lop[[‘a’]] *(exp(predDF\(lL[predDF\)Species %in% lops])^lop[[‘b’]]) / 1000</text:p>
        <text:p text:style-name="Text_20_body">@</text:p>
        <text:p text:style-name="Text_20_body">&lt;&gt;=</text:p>
      </text:section>
      <text:section text:style-name="Sect1" text:name="exponentiate-the-predictions">
        <text:p text:style-name="Heading_20_1">Exponentiate the predictions</text:p>
        <text:p text:style-name="Text_20_body">predDF\(L &lt;- exp(predDF\)lL) predDF\(Wt[predDF\)Species %in% c(gads,flats)] &lt;- exp(predDF\(lWt[predDF\)Species %in% c(gads, flats)])</text:p>
        <text:section text:style-name="Sect1" text:name="now-we-need-to-bias-correct-due-to-the-fact-that-the-mean-on-the-logscale-is">
          <text:h text:style-name="Heading_20_2" text:outline-level="2">Now we need to bias correct due to the fact that the mean on the logscale is</text:h>
        </text:section>
        <text:section text:style-name="Sect1" text:name="the-geometric-mean">
          <text:h text:style-name="Heading_20_2" text:outline-level="2">the geometric mean…</text:h>
          <text:p text:style-name="Text_20_body">corr.fact.gad &lt;- exp(sigma(lm2.gad)^2/2) corr.fact.flat &lt;- exp(sigma(lm2.flat)^2/2) print(paste(‘Correction factor for gadoids=’,round(corr.fact.gad,3), ‘and flats =’, round(corr.fact.flat,3)))</text:p>
          <text:p text:style-name="Text_20_body">predDF\(WtCorr[predDF\)Species %in% gads] &lt;- predDF\(Wt[predDF\)Species %in% gads]<text:span text:style-name="Emphasis"> corr.fact.gad predDF\(WtCorr[predDF\)Species %in% flats] &lt;- predDF\(Wt[predDF\)Species %in% flats]</text:span> corr.fact.flat predDF\(WtCorr[predDF\)Species %in% lops] &lt;- predDF\(Wt[predDF\)Species %in% lops]</text:p>
        </text:section>
      </text:section>
      <text:section text:style-name="Sect1" text:name="plot-the-von-bertalanffy-fits">
        <text:p text:style-name="Heading_20_1">Plot the von bertalanffy fits</text:p>
        <text:p text:style-name="Text_20_body">ggplot(DF, aes(x = LngtClass, y = IndWgt)) + geom_point(colour = ‘grey’) + facet_wrap(~ Species, scale = ‘free’) + geom_line(data = predDF, aes(x = L, y = Wt), col = ‘red’) + geom_line(data = predDF, aes(x = L, y = WtCorr), col = ‘blue’) + theme_bw()</text:p>
        <text:p text:style-name="Text_20_body">lm2 &lt;- list(lm2.gad, lm2.flat) corr.fact &lt;- list(corr.fact.gad, corr.fact.flat)</text:p>
        <text:section text:style-name="Sect1" text:name="save-the-fit-and-the-correction-factor">
          <text:h text:style-name="Heading_20_2" text:outline-level="2">Save the fit and the correction factor</text:h>
          <text:p text:style-name="Text_20_body">save(lm2, corr.fact, lop, file = file.path(‘DATRAS’,‘LengthWeightPredictCelticSea.RData’))</text:p>
          <text:p text:style-name="Text_20_body">@</text:p>
          <text:p text:style-name="Text_20_body">\section{DATRAS data processing} </text:p>
          <text:p text:style-name="Text_20_body">Next the ICES Datras database was queried for all survey data from the Celtic Sea, extracting the haul data with the function and the catch data using the function from the package . \</text:p>
          <text:p text:style-name="Text_20_body">The objective was to check, clean and format the data into suitable input data for the VAST model. For the Datras data this involved:</text:p>
          <text:p text:style-name="Text_20_body">\begin{itemize} \item Only retain valid hauls (excluding those at night, where there were problems with the gear etc..) \item As we want point data, calculate the midpoint of each tow based on the geodesic distance (also estimating any missing data on distance towed). \item In order to calculate swept area, obtain model estimates for any missing data points on door spread through modelling the relationship between depth and door spread. \item Calculate swept area for each tow in the surveys. \item Estimate weight at length using the length weight relationship predictions obtained from equation \ref{eq:1} above. \item Raise the data to weight, partioned between adult and juvenile fish. \item Merge station and catch data ensuring there is one record per species for each of the stations fished (including where there were zero catches). \end{itemize} \subsection{Midpoint of tows} </text:p>
          <text:p text:style-name="Text_20_body">To calculate the tow midpoints, we assume tows are in a straight line and use the haversine formula (based on location in radians) to calculate the total distance.</text:p>
          <text:p text:style-name="Text_20_body">\begin{equation} Loc(R) = Loc(D) \cdot \frac{\pi}{180} \end{equation} </text:p>
          <text:p text:style-name="Text_20_body">Where R and D are radians and decimal degrees respectively. \</text:p>
          <text:p text:style-name="Text_20_body">To calculate the distance:</text:p>
          <text:p text:style-name="Text_20_body">\begin{equation} \begin{split} &amp; f D(km) = \\ &amp; R \cdot \Bigg[2 \cdot \arcsin \Bigg(\min\bigg(1, \sqrt{\sin({\frac{Lat_{y1} - Lat_{y2}}{2}})^2 + \cos(Lat_{x1}) \cdot \cos(Lat_{x2}) \cdot \sin({\frac{Lon_{x1} - Lon_{x2}}{2})^2}}\bigg)\Bigg)\Bigg] \end{split} \end{equation} </text:p>
          <text:p text:style-name="Text_20_body">Where \(R\) is the mean Radius of the Earth, 6 341 km. \</text:p>
          <text:p text:style-name="Text_20_body">Total records were: \</text:p>
          <text:p text:style-name="Text_20_body">&lt;&gt;= load(file.path(‘DATRAS’, ‘CelticSurveyData.RData’)) # pre-downloaded data, HH is station, HL is catch</text:p>
          <text:p text:style-name="Text_20_body">kable(group_by(HH, Survey, HaulVal) %&gt;% summarise(n = n()))</text:p>
        </text:section>
        <text:section text:style-name="Sect1" text:name="some-initial-cleaning">
          <text:h text:style-name="Heading_20_2" text:outline-level="2">Some initial cleaning</text:h>
          <text:p text:style-name="Text_20_body">HH &lt;- filter(HH, HaulVal == ‘V’) # only valid hauls</text:p>
        </text:section>
      </text:section>
      <text:section text:style-name="Sect1" text:name="convert-degrees-to-radians">
        <text:p text:style-name="Heading_20_1">Convert degrees to radians</text:p>
        <text:p text:style-name="Text_20_body">deg2rad &lt;- function(deg) return(deg*pi/180)</text:p>
      </text:section>
      <text:section text:style-name="Sect1" text:name="calculates-the-geodesic-distance-between-two-points-specified-by-radian">
        <text:p text:style-name="Heading_20_1">Calculates the geodesic distance between two points specified by radian</text:p>
      </text:section>
      <text:section text:style-name="Sect1" text:name="latitudelongitude-using-the">
        <text:p text:style-name="Heading_20_1">latitude/longitude using the</text:p>
      </text:section>
      <text:section text:style-name="Sect1" text:name="haversine-formula-hf">
        <text:p text:style-name="Heading_20_1">Haversine formula (hf)</text:p>
        <text:p text:style-name="Text_20_body">gcd.hf &lt;- function(long1, lat1, long2, lat2) { R &lt;- 6371 # Earth mean radius [km] delta.long &lt;- (long2 - long1) delta.lat &lt;- (lat2 - lat1) a &lt;- sin(delta.lat/2)^2 + cos(lat1) * cos(lat2) * sin(delta.long/2)^2 c &lt;- 2 * asin(min(1,sqrt(a))) d = R * c return(d) # Distance in km } ############################ an &lt;- as.numeric</text:p>
        <text:p text:style-name="Text_20_body">@</text:p>
        <text:p text:style-name="Text_20_body">&lt;&lt; Distances2, fig.width = 4, fig.height = 4, fig.align = ‘center’&gt;&gt;=</text:p>
        <text:p text:style-name="Text_20_body">HH\(Dist &lt;- mapply(gcd.hf, long1 = deg2rad(an(HH\)ShootLong)), lat1 = deg2rad(an(HH\(ShootLat)), long2 = deg2rad(an(HH\)HaulLong)), lat2 = deg2rad(an(HH$HaulLat)))</text:p>
        <text:p text:style-name="Text_20_body">plot(an(HH\(Distance[(HH\)Distance != -9)])/1000 ~ HH\(Dist[(HH\)Distance != -9)], main = ‘Recorded vs calculated distance’, ylab=‘Recorded distance’, xlab = ‘Calculated distance’, cex = 0.7) ## Looks good - use the calculated estimates ## @</text:p>
        <text:p text:style-name="Text_20_body">\subsection{Swept area} </text:p>
        <text:p text:style-name="Text_20_body">To calculate the swept area, we first have to estimate the door spread for any records where it’s missing. There were only 5 records with missing door spread, but use the predicted door spread for all records. \</text:p>
        <text:p text:style-name="Text_20_body">&lt;&gt;=</text:p>
      </text:section>
      <text:section text:style-name="Sect1" text:name="covert-numeric-variables-so-we-can-explore-the-covariates">
        <text:p text:style-name="Heading_20_1">Covert numeric variables so we can explore the covariates</text:p>
        <text:p text:style-name="Text_20_body">HH\(SweepLngt &lt;- as.numeric(HH\)SweepLngt) ; HH\(HaulDur &lt;- as.numeric(HH\)HaulDur) HH\(DoorSpread &lt;- as.numeric(HH\)DoorSpread) ; HH\(Depth &lt;- as.numeric(HH\)Depth) HH\(Netopening &lt;- as.numeric(HH\)Netopening) ; HH\(Warplngt &lt;- as.numeric(HH\)Warplngt) HH\(Warpdia &lt;- as.numeric(HH\)Warpdia) ; HH\(DoorSurface &lt;- as.numeric(HH\)DoorSurface) HH\(DoorWgt &lt;- as.numeric(HH\)DoorWgt) ; HH\(WingSpread &lt;- as.numeric(HH\)WingSpread) HH\(KiteDim &lt;- as.numeric(HH\)KiteDim); HH\(TowDir &lt;- as.numeric(HH\)TowDir) HH\(GroundSpeed &lt;- as.numeric(HH\)GroundSpeed); HH\(SpeedWater &lt;- as.numeric(HH\)SpeedWater) HH\(SurCurDir &lt;- as.numeric(HH\)SurCurDir) ; HH\(SurCurSpeed &lt;- as.numeric(HH\)SurCurSpeed) HH\(BotCurDir &lt;- as.numeric(HH\)BotCurDir); HH\(BotCurSpeed &lt;- as.numeric(HH\)BotCurSpeed) HH\(WindDir &lt;- as.numeric(HH\)WindDir) ; HH\(WindSpeed &lt;- as.numeric(HH\)WindSpeed) HH\(SwellDir &lt;- as.numeric(HH\)SwellDir) ; HH\(SwellHeight &lt;- as.numeric(HH\)SwellHeight) HH\(SurTemp &lt;- as.numeric(HH\)SurTemp) ; HH\(BotTemp &lt;- as.numeric(HH\)BotTemp) HH\(SurSal &lt;- as.numeric(HH\)SurSal) ; HH\(BotSal &lt;- as.numeric(HH\)BotSal)</text:p>
        <text:p text:style-name="Text_20_body">HH[HH == -9] &lt;- NA</text:p>
        <text:p text:style-name="Text_20_body">ggplot(HH, aes(x = Depth, y = DoorSpread)) + geom_point() + theme_bw() + ggtitle(‘Relationship between depth of gear and door spread’) @</text:p>
        <text:p text:style-name="Text_20_body">There may be another covariate affecting doorspread, indicated by the clustering of some of the data…lets look at some of them.</text:p>
        <text:p text:style-name="Text_20_body">&lt;&lt;DoorSpread2, fig.width = 5, fig.height = 5, echo = F, fig.align = ‘center’,warning = F, comment = F&gt;&gt;=</text:p>
        <text:p text:style-name="Text_20_body">p1 &lt;- ggplot(HH, aes(x = Depth, y = DoorSpread)) + geom_point(aes(colour = factor(DoorWgt))) + theme_bw() + ggtitle(‘..with door weight’) + theme(legend.position = ‘top’)</text:p>
        <text:p text:style-name="Text_20_body">p2 &lt;- ggplot(HH, aes(x = Depth, y = DoorSpread)) + geom_point(aes(colour = Warplngt)) + theme_bw() + ggtitle(‘..with warp length’) + theme(legend.position = ‘top’)</text:p>
        <text:p text:style-name="Text_20_body">p3 &lt;- ggplot(HH, aes(x = Depth, y = DoorSpread)) + geom_point(aes(colour = factor(Warpdia))) + theme_bw() + ggtitle(‘..with warp diameter’) + theme(legend.position = ‘top’)</text:p>
        <text:p text:style-name="Text_20_body">p4 &lt;- ggplot(HH, aes(x = Depth, y = DoorSpread)) + geom_point(aes(colour = factor(SweepLngt) )) + theme_bw() + ggtitle(‘..with warp sweep length’) + theme(legend.position = ‘top’)</text:p>
        <text:p text:style-name="Text_20_body">grid.arrange(p1, p2, p3, p4, ncol = 2)</text:p>
        <text:p text:style-name="Text_20_body">@</text:p>
        <text:p text:style-name="Text_20_body">There looks to be a relationship between depth and doorspread where it increases to around 200 m and then flattens out, but with a covariate effect. We will model this relationship with a gam.</text:p>
        <text:p text:style-name="Text_20_body">&lt;&lt;Doorspread4, results = ‘asis’, echo = T, warning = F, comment = F&gt;&gt;=</text:p>
      </text:section>
      <text:section text:style-name="Sect1" text:name="without-covariate">
        <text:p text:style-name="Heading_20_1">Without covariate</text:p>
        <text:p text:style-name="Text_20_body">m1 &lt;- gam(DoorSpread ~ Depth, data = HH) #summary(m1)</text:p>
      </text:section>
      <text:section text:style-name="Sect1" text:name="with-all-covariate-no-interactions">
        <text:p text:style-name="Heading_20_1">With all covariate, no interactions</text:p>
        <text:p text:style-name="Text_20_body">m2 &lt;- gam(DoorSpread ~ Depth + factor(DoorWgt) + Warplngt + factor(Warpdia) + factor(SweepLngt), data = HH) #summary(m2)</text:p>
        <text:section text:style-name="Sect1" text:name="full-interactions">
          <text:h text:style-name="Heading_20_3" text:outline-level="3">full interactions</text:h>
          <text:p text:style-name="Text_20_body">m3 &lt;- gam(DoorSpread ~ Depth * factor(DoorWgt) * Warplngt * factor(Warpdia) * factor(SweepLngt), data = HH) #summary(m3)</text:p>
          <text:p text:style-name="Text_20_body">@</text:p>
          <text:p text:style-name="Text_20_body">&lt;&lt;Doorspread5, results = ‘asis’, echo = F, warning = F, fig.align = ‘center’&gt;&gt;=</text:p>
          <text:p text:style-name="Text_20_body">kable(AIC(m1, m2, m3))</text:p>
        </text:section>
      </text:section>
      <text:section text:style-name="Sect1" text:name="stargazerm1m2m3-font.size-small-align-t">
        <text:p text:style-name="Heading_20_1">stargazer(m1,m2,m3, font.size = ‘small’, align = T,</text:p>
      </text:section>
      <text:section text:style-name="Sect1" text:name="title-gam-output-from-model-with-and-without-covariates-table.placement-h-single.row-t">
        <text:p text:style-name="Heading_20_1">title = ‘gam output from model with and without # covariates’, table.placement = ‘H’, single.row = T)</text:p>
        <text:p text:style-name="Text_20_body">@</text:p>
        <text:p text:style-name="Text_20_body">Full model looks best, but let’s check the residuals against the covariates &lt;&lt;Residualcheck, fig.width = 4, fig.height = 4, echo = F, fig.align = ‘center’,warning = F, comment = F&gt;&gt;=</text:p>
        <text:p text:style-name="Text_20_body">HHresid &lt;- filter(HH, !is.na(DoorWgt), !is.na(Warplngt), !is.na(Warpdia), !is.na(SweepLngt), !is.na(Depth), !is.na(DoorSpread))</text:p>
        <text:p text:style-name="Text_20_body">HHresid\(residm3 &lt;- resid(m3) HHresid\)predictm3 &lt;- fitted(m3)</text:p>
        <text:section text:style-name="Sect1" text:name="plot-resids">
          <text:h text:style-name="Heading_20_2" text:outline-level="2">Plot resids</text:h>
          <text:p text:style-name="Text_20_body">ggplot(HHresid, aes(x = predictm3, y = residm3)) + geom_point() + geom_smooth(method = ‘loess’, col = ‘red’) + theme_bw() + ggtitle(‘fitted values against residuals’) + geom_hline(yintercept = 0)</text:p>
          <text:p text:style-name="Text_20_body">p1 &lt;- ggplot(HHresid, aes(x = factor(DoorWgt), y = residm3)) + geom_boxplot() + theme_bw()</text:p>
          <text:p text:style-name="Text_20_body">p2 &lt;- ggplot(HHresid, aes(x = Warplngt, y = residm3)) + geom_point() + geom_smooth(method = ‘loess’, colour = ‘red’) + theme_bw() + geom_hline(yintercept = 0)</text:p>
          <text:p text:style-name="Text_20_body">p3 &lt;- ggplot(HHresid, aes(x = factor(Warpdia), y = residm3)) + geom_boxplot() + theme_bw()</text:p>
          <text:p text:style-name="Text_20_body">p4 &lt;- ggplot(HHresid, aes(x = factor(SweepLngt), y = residm3)) + geom_boxplot() + theme_bw()</text:p>
          <text:p text:style-name="Text_20_body"><text:soft-page-break/>grid.arrange(p1, p2, p3, p4, ncol = 2)</text:p>
          <text:p text:style-name="Text_20_body">@</text:p>
          <text:p text:style-name="Text_20_body">Residuals look OK, so let’s check the predictions against the measurements…</text:p>
          <text:p text:style-name="Text_20_body">&lt;&lt;Doorspread3, fig.width = 5, fig.height = 5, echo = F, fig.align = ‘center’,warning = F, comment = F&gt;&gt;=</text:p>
          <text:p text:style-name="Text_20_body">HH$PredSpread &lt;- predict(m3, newdata = HH)</text:p>
          <text:p text:style-name="Text_20_body">ggplot(HH, aes(x = DoorSpread, y = PredSpread )) + geom_point(colour = ‘grey’) + geom_abline(slope = 1, intercept = 0, col = ‘red’) + theme_bw() + ylab(‘Predicted door spread’) + xlab(‘Measured door spred’) + ggtitle(‘Door spread predictions against measurements’)</text:p>
          <text:p text:style-name="Text_20_body">nrow(HH[is.na(HH$PredSpread),])</text:p>
          <text:p text:style-name="Text_20_body">HH\(PredSpread[is.na(HH\)PredSpread) &amp; !is.na(HH\(DoorSpread)] &lt;- HH\)DoorSpread[is.na(HH\(PredSpread) &amp; !is.na(HH\)DoorSpread)]</text:p>
          <text:p text:style-name="Text_20_body">nrow(HH[is.na(HH$PredSpread),]) # leaves 17 values</text:p>
        </text:section>
      </text:section>
      <text:section text:style-name="Sect1" text:name="use-simple-depth-relationship-m1-where-possible">
        <text:p text:style-name="Heading_20_1">Use simple depth relationship (m1) where possible</text:p>
        <text:p text:style-name="Text_20_body">HH\(PredSpread[is.na(HH\)PredSpread) &amp; !is.na(HH\(Depth)] &lt;- predict(m1,newdata = HH[is.na(HH\)PredSpread) &amp; !is.na(HH$Depth),])</text:p>
      </text:section>
      <text:section text:style-name="Sect1" text:name="for-the-remainder-use-the-standard-87-estimate">
        <text:p text:style-name="Heading_20_1">For the remainder, use the standard 87 estimate</text:p>
        <text:p text:style-name="Text_20_body">HH\(PredSpread[is.na(HH\)PredSpread)] &lt;- 87</text:p>
        <text:p text:style-name="Text_20_body">@</text:p>
        <text:p text:style-name="Text_20_body">Looks OK. We use this to predict the door spread for the tows (filling some NAs without available covariates). Then, we calculate swept area based on:</text:p>
        <text:p text:style-name="Text_20_body">\begin{equation} Swept Area (km^2) = Distance (km) \cdot \frac{Doorspread (m)}{1000} \cdot CF \end{equation} </text:p>
        <text:p text:style-name="Text_20_body">Where CF is a correction factor for the efficiency of the gear, taken from Piet et al as 0.38 for otter trawl gears. </text:p>
        <text:p text:style-name="Text_20_body">&lt;&lt;SweptArea, echo = F, fig.align = ‘center’, fig.height = 5, fig.width = 5&gt;&gt;=</text:p>
        <text:p text:style-name="Text_20_body">HH\(SweptArea &lt;- HH\)Dist * HH$PredSpread/1000</text:p>
        <text:p text:style-name="Text_20_body">HH\(SweptAreaAdjFac &lt;- 0.38 HH\)SweptAreaAdj &lt;- HH\(SweptArea * HH\)SweptAreaAdjFac</text:p>
        <text:p text:style-name="Text_20_body">boxplot(HH\(SweptAreaAdj ~ HH\)Survey, ylab = ‘Area Swept (km2)’, xlab = ‘Survey series’) @</text:p>
        <text:p text:style-name="Text_20_body">\subsection{Converting to weight} </text:p>
        <text:p text:style-name="Text_20_body">The length data were converted to weight through the following process:</text:p>
        <text:p text:style-name="Text_20_body">\begin{itemize} \item Standardise unit of measurement to cm \item Add .5cm to each length group to reflect the fact that lengths are rounded down on measurement. \item Adjusting one outlier (a single whiting of 2.5 m, an order greater than actual length) \item Predict weights from the length weight relationships obtained above using equation \ref{eq:1}. \item Multiply the number caught at length by the subfactor (fraction measured at length from the haul) and by the predicted weight at length, converting to KG. \item Relabel the species to reflect if they are juvenile or adult length. The lengths to define this split were based on the EU technical regulation defining the minimum conservation reference size (MCRS); for cod = 35 cm, haddock = 30 cm, whiting = 27 cm, hake = 27 cm, plaice = 27 cm, sole = 24 cm, megrim = 20 cm. For anglerfishes (piscatorius and budegassa) at value of 32 cm was used, equivalent to the 500 g minimum marketing weight. \item Aggregate across length classes by species. \item Merge the station information with the catch records, retaining zero entries for each species at each station, where appropriate. \item Retaining all stations within 12 W - 2 W \&amp; 48 N - 52 N (the Celtic Sea area). \end{itemize} </text:p>
        <text:p text:style-name="Text_20_body">The output from an estimation of the length at minimum marketing size for anglerfishes was as follows:</text:p>
        <text:p text:style-name="Text_20_body">&lt;&gt;=</text:p>
        <text:section text:style-name="Sect1" text:name="add-species-names">
          <text:h text:style-name="Heading_20_2" text:outline-level="2">Add species names</text:h>
          <text:p text:style-name="Text_20_body">load(file.path(‘DATRAS’, ‘DatrasSpeciesCodes.RData’)) HL\(SpeciesName &lt;- DatrasSpeciesCodes\)scientific.name[match(HL\(SpecCode, DatrasSpeciesCodes\)code_number)]</text:p>
        </text:section>
      </text:section>
      <text:section text:style-name="Sect1" text:name="need-as-numeric">
        <text:p text:style-name="Heading_20_1">need as numeric</text:p>
        <text:p text:style-name="Text_20_body">an &lt;- as.numeric HL\(LngtClass &lt;- an(HL\)LngtClass) HL\(HLNoAtLngt &lt;- an(HL\)HLNoAtLngt) HL\(SubFactor &lt;- an(HL\)SubFactor)</text:p>
      </text:section>
      <text:section text:style-name="Sect1" text:name="deal-with-different-length-codes---standarise-to-cm">
        <text:p text:style-name="Heading_20_1">Deal with different length codes - standarise to cm</text:p>
        <text:p text:style-name="Text_20_body">HL\(LngtClass[(HL\)LngtClass == 2460 &amp; HL\(SpeciesName == 'Merlangius merlangus')] &lt;- HL\)LngtClass[(HL\(LngtClass == 2460 &amp; HL\)SpeciesName == ‘Merlangius merlangus’)] / 10 ## Dodgy datapoint! HL\(LngtClass[HL\)LngtCode == “.”] &lt;- HL\(LngtClass[HL\)LngtCode == ‘.’]/10 HL\(LngtClass[HL\)LngtCode == 0] &lt;- HL\(LngtClass[HL\)LngtCode == 0]/10</text:p>
      </text:section>
      <text:section text:style-name="Sect1" text:name="round-down-length-classes-add-0.5">
        <text:p text:style-name="Heading_20_1">Round down length classes &amp; add 0.5</text:p>
        <text:p text:style-name="Text_20_body">HL\(LngtClass[HL\)LngtCode != “5”] &lt;- round(HL\(LngtClass[HL\)LngtCode != “5”]) HL\(LngtClass[HL\)LngtCode != “5”] &lt;- HL\(LngtClass[HL\)LngtCode != “5”]+0.5</text:p>
        <text:section text:style-name="Sect1" text:name="now-raise-with-the-model-predictions">
          <text:h text:style-name="Heading_20_2" text:outline-level="2">Now raise with the Model predictions</text:h>
          <text:p text:style-name="Text_20_body">load(file = file.path(‘DATRAS’,‘LengthWeightPredictCelticSea.RData’))</text:p>
        </text:section>
      </text:section>
      <text:section text:style-name="Sect1" text:name="filter-to-the-species-of-interest">
        <text:p text:style-name="Heading_20_1">Filter to the species of interest</text:p>
        <text:p text:style-name="Text_20_body">HL\(Species &lt;- HL\)SpeciesName HL &lt;- filter(HL, Species %in% spp) ## spp from above</text:p>
      </text:section>
      <text:section text:style-name="Sect1" text:name="add-loglength">
        <text:p text:style-name="Heading_20_1">Add log(length)</text:p>
        <text:p text:style-name="Text_20_body">HL\(lL &lt;- log(HL\)LngtClass * 10)</text:p>
      </text:section>
      <text:section text:style-name="Sect1" text:name="predict-log-weight">
        <text:p text:style-name="Heading_20_1">Predict log weight</text:p>
      </text:section>
      <text:section text:style-name="Sect1" text:name="gadoids">
        <text:p text:style-name="Heading_20_1">gadoids</text:p>
        <text:p text:style-name="Text_20_body">HL\(LogWtLength[HL\)Species %in% gads] &lt;- predict(lm2[[1]], newdata = HL[HL$Species %in% gads,]) # flats HL\(LogWtLength[HL\)Species %in% flats] &lt;- predict(lm2[[2]], newdata = HL[HL$Species %in% flats,]) # anglerfishes HL\(WtLength[HL\)Species %in% lops] &lt;- (lop[[‘a’]] * HL\(LngtClass[HL\)Species %in% lops]^lop[[‘b’]]) / 1000</text:p>
        <text:p text:style-name="Text_20_body">HL\(WtLength[HL\)Species %in% c(gads,flats)] &lt;- exp(HL\(LogWtLength[HL\)Species %in% c(gads, flats)]) # convert back to weight in grams</text:p>
        <text:p text:style-name="Text_20_body">HL\(Wt &lt;- HL\)WtLength * HL\(HLNoAtLngt * HL\)SubFactor # Total weight in g HL\(Wt &lt;- HL\)Wt / 1000 # Weight in Kg # bias correct HL\(Wt[HL\)Species %in% gads] &lt;- HL\(Wt[HL\)Species %in% gads] * corr.fact[[1]]<text:line-break/>HL\(Wt[HL\)Species %in% flats] &lt;- HL\(Wt[HL\)Species %in% flats] * corr.fact[[2]]</text:p>
        <text:section text:style-name="Sect1" text:name="and-aggregate-across-lengths">
          <text:h text:style-name="Heading_20_2" text:outline-level="2">And aggregate across lengths</text:h>
        </text:section>
      </text:section>
      <text:section text:style-name="Sect1" text:name="split-into-ju-and-ad">
        <text:p text:style-name="Heading_20_1">split into Ju and Ad</text:p>
        <text:section text:style-name="Sect1" text:name="for-anglerfish-there-is-no-minimum-size-but-a-minimum-landing-weight-of">
          <text:h text:style-name="Heading_20_2" text:outline-level="2">For anglerfish, there is no minimum size but a minimum landing weight of</text:h>
        </text:section>
        <text:section text:style-name="Sect1" text:name="g-for-marketinglets-find-the-equivalent-length-from-the-data">
          <text:h text:style-name="Heading_20_2" text:outline-level="2">500g for marketing…let’s find the equivalent length from the data</text:h>
        </text:section>
      </text:section>
      <text:section text:style-name="Sect1" text:name="find-the-length-equivalent-of-the-500-g">
        <text:p text:style-name="Heading_20_1">Find the length equivalent of the 500 g</text:p>
        <text:p text:style-name="Text_20_body">fn_opt &lt;- function(a, b, L) { res &lt;- (a * (L^b))/1000 return(res - 0.5000) }</text:p>
      </text:section>
      <text:section text:style-name="Sect1" text:name="optimise">
        <text:p text:style-name="Heading_20_1">optimise</text:p>
        <text:p text:style-name="Text_20_body">print(uniroot(f = fn_opt, a = lop[[‘a’]], b = lop[[‘b’]], interval = c(0,150))) size &lt;- uniroot(f = fn_opt, a = lop[[‘a’]], b = lop[[‘b’]], interval = c(0,150))$root ## Anglerfish minimum size is equivalent to 32.35 cm</text:p>
        <text:p text:style-name="Text_20_body">lop[[‘a’]]*(size^lop[[‘b’]]) / 1000</text:p>
        <text:p text:style-name="Text_20_body">lop.df &lt;- data.frame(L = 1:150, Wt = (lop[[‘a’]] * (c(1:150)^lop[[‘b’]])) / 1000)</text:p>
        <text:p text:style-name="Text_20_body">ggplot(lop.df, aes(x = L, y = Wt)) + geom_line() + geom_segment(data = data.frame(x = size, x1 = size, y = 0, y1 = 0.5), aes(x = x, xend = x1, y = y, yend = y1), colour = ‘red’) + geom_segment(data = data.frame(x = 0, x1 = size, y = 0.5, y1 = 0.5), aes(x = x, xend = x1, y = y, yend = y1), colour = ‘red’) + theme_bw() + ggtitle(‘Lophius spp. size at minimum marketing weight’)</text:p>
        <text:section text:style-name="Sect1" text:name="assign-to-length-groups">
          <text:h text:style-name="Heading_20_2" text:outline-level="2">Assign to length groups</text:h>
          <text:p text:style-name="Text_20_body">HL\(SpeciesName &lt;- ifelse(HL\)SpeciesName == ‘Gadus morhua’ &amp; HL\(LngtClass &lt; 34.5, paste(HL\)SpeciesName,‘Juv’, sep = ‘<text:span text:style-name="Emphasis">’), ifelse(HL\(SpeciesName == 'Gadus morhua' &amp; HL\)LngtClass &gt;= 34.5, paste(HL\(SpeciesName,'Adu', sep = '_'), ifelse(HL\)SpeciesName == ’Melanogrammus aeglefinus’ &amp; HL\(LngtClass &lt; 29.5, paste(HL\)SpeciesName,’Juv’, sep = ’</text:span>’), ifelse(HL\(SpeciesName == 'Melanogrammus aeglefinus' &amp; HL\)LngtClass &gt;= 29.5, paste(HL\(SpeciesName,'Adu', sep = '_'), ifelse(HL\)SpeciesName == ‘Merlangius merlangus’ &amp; HL\(LngtClass &lt; 26.5, paste(HL\)SpeciesName,‘Juv’, sep = ‘<text:span text:style-name="Emphasis">’), ifelse(HL\(SpeciesName == 'Merlangius merlangus' &amp; HL\)LngtClass &gt;= 26.5, paste(HL\(SpeciesName,'Adu', sep = '_'), ifelse(HL\)SpeciesName == ’Merluccius merluccius’ &amp; HL\(LngtClass &lt; 26.5, paste(HL\)SpeciesName,’Juv’, sep = ’</text:span>’), ifelse(HL\(SpeciesName == 'Merluccius merluccius' &amp; HL\)LngtClass &gt;= 26.5, paste(HL\(SpeciesName,'Adu', sep = '_'), ifelse(HL\)SpeciesName == ‘Pleuronectes platessa’ &amp; HL\(LngtClass &lt; 26.5, paste(HL\)SpeciesName,‘Juv’, sep = ‘<text:span text:style-name="Emphasis">’), ifelse(HL\(SpeciesName == 'Pleuronectes platessa' &amp; HL\)LngtClass &gt;= 26.5, paste(HL\(SpeciesName,'Adu', sep = '_'), ifelse(HL\)SpeciesName == ’Solea solea’ &amp; HL\(LngtClass &lt; 23.5, paste(HL\)SpeciesName,’Juv’, sep = ’</text:span>’), ifelse(HL\(SpeciesName == 'Solea solea' &amp; HL\)LngtClass &gt;= 23.5, paste(HL\(SpeciesName,'Adu', sep = '_'), ifelse(HL\)SpeciesName == ‘Lepidorhombus whiffiagonis’ &amp; HL\(LngtClass &gt;= 19.5, paste(HL\)SpeciesName,‘Adu’, sep = ‘<text:span text:style-name="Emphasis">’), ifelse(HL\(SpeciesName == 'Lepidorhombus whiffiagonis' &amp; HL\)LngtClass &lt; 19.5, paste(HL\(SpeciesName,'Juv', sep = '_'), ifelse(HL\)SpeciesName == ’Lophius piscatorius’ &amp; HL\(LngtClass &gt;= 32.5, paste(HL\)SpeciesName,’Adu’, sep = ’</text:span>’), ifelse(HL\(SpeciesName == 'Lophius piscatorius' &amp; HL\)LngtClass &lt; 32.5, paste(HL\(SpeciesName,'Juv', sep = '_'), ifelse(HL\)SpeciesName == ‘Lophius budegassa’ &amp; HL\(LngtClass &gt;= 32.5, paste(HL\)SpeciesName,‘Adu’, sep = ‘<text:span text:style-name="Emphasis">’), ifelse(HL\(SpeciesName == 'Lophius budegassa' &amp; HL\)LngtClass &lt; 32.5, paste(HL\(SpeciesName,'Juv', sep = '_'), paste(HL\)SpeciesName,’All’, sep =’</text:span>’)))))))))))))))))))</text:p>
          <text:p text:style-name="Text_20_body">DF &lt;- HL[!is.na(HL$Wt),] DF &lt;- DF %&gt;% group_by(Survey, Quarter, Country, Ship, Gear, StNo, HaulNo, Year, SpeciesName) %&gt;% summarise(Kg = sum(Wt)) %&gt;% as.data.frame()</text:p>
        </text:section>
      </text:section>
      <text:section text:style-name="Sect1" text:name="now-merge-in-the-station-details-lat-lon-etc..">
        <text:p text:style-name="Heading_20_1">Now merge in the station details: lat, lon etc..</text:p>
      </text:section>
      <text:section text:style-name="Sect1" text:name="midpoint-of-haul-locations---small-enough-distances-to-not-worry-about">
        <text:p text:style-name="Heading_20_1">midpoint of haul locations - small enough distances to not worry about</text:p>
      </text:section>
      <text:section text:style-name="Sect1" text:name="spherical-distances">
        <text:p text:style-name="Heading_20_1">spherical distances</text:p>
        <text:p text:style-name="Text_20_body">HH\(HaulLatMid &lt;- (an(HH\)ShootLat) + an(HH\(HaulLat)) / 2 HH\)HaulLonMid &lt;- (an(HH\(ShootLon) + an(HH\)HaulLon )) / 2</text:p>
      </text:section>
      <text:section text:style-name="Sect1" text:name="fix-blank-spaces-in-variables">
        <text:p text:style-name="Heading_20_1">Fix blank spaces in variables…</text:p>
        <text:p text:style-name="Text_20_body">DF\(Survey &lt;- gsub(' ','',DF\)Survey) DF\(Gear &lt;- gsub(' ','',DF\)Gear) DF\(Ship &lt;- gsub(' ','',DF\)Ship) DF\(StNo &lt;- gsub(' ','',DF\)StNo)</text:p>
        <text:section text:style-name="Sect1" text:name="create-a-haul-record-for-each-species">
          <text:h text:style-name="Heading_20_2" text:outline-level="2">Create a haul record for each species</text:h>
          <text:p text:style-name="Text_20_body">HH &lt;- merge(x = HH, y = data.frame(SpeciesName = unique(DF$SpeciesName)))</text:p>
        </text:section>
      </text:section>
      <text:section text:style-name="Sect1" text:name="join-on-the-catch-data">
        <text:p text:style-name="Heading_20_1">Join on the catch data</text:p>
        <text:p text:style-name="Text_20_body">DF2 &lt;- full_join(x = HH, y = DF) DF2\(Kg[is.na(DF2\)Kg)] &lt;- 0 #NAs are zero catches of the species</text:p>
      </text:section>
      <text:section text:style-name="Sect1" text:name="subset-to-variables-of-interest">
        <text:p text:style-name="Heading_20_1">Subset to variables of interest</text:p>
        <text:p text:style-name="Text_20_body">DF &lt;- DF2[c(‘Survey’,‘Ship’,‘StNo’,‘HaulNo’,‘Year’, ‘Month’,‘SpeciesName’,‘HaulLatMid’,‘HaulLonMid’,‘HaulDur’, ‘SweptArea’, ‘SweptAreaAdj’,‘Kg’)]</text:p>
      </text:section>
      <text:section text:style-name="Sect1" text:name="remove-marginal-areas">
        <text:p text:style-name="Heading_20_1">Remove marginal areas</text:p>
        <text:p text:style-name="Text_20_body">DF &lt;- filter(DF, HaulLonMid &lt; -2 &amp; HaulLonMid &gt; -12) DF &lt;- filter(DF, HaulLatMid &gt; 48 &amp; HaulLatMid &lt; 52)</text:p>
      </text:section>
      <text:section text:style-name="Sect1" text:name="save">
        <text:p text:style-name="Heading_20_1">Save</text:p>
        <text:p text:style-name="Text_20_body">save(DF, file = file.path(‘Cleaned’,‘CelticSurveyFormattedSize.RData’))</text:p>
        <text:p text:style-name="Text_20_body">@</text:p>
        <text:p text:style-name="Text_20_body">\section{Cefas survey data} </text:p>
        <text:p text:style-name="Text_20_body">The same process was undergone for the Cefas survey data. The only differences were:</text:p>
        <text:p text:style-name="Text_20_body">\begin{itemize} \item 12 040 tows were recorded as valid, with 677 either recorded invalid, abnormal or otherwise classified as irregular. \item Due to some abnormally large tow distances, a standardised tow distance (per 60 m ) was calculated, and a Median Absolute Deviation (MAD) per survey series, with only standardised tow distances +- 5 times the value kept. This removed 578 outlier tows (keeping 9022). \item Swept Area sometimes reflected the use of a single or double beam trawl. \item The correction factor used was either an otter trawl value of 0.38 (as above) or a beam trawl value of 0.19, as appropriate. \end{itemize} </text:p>
        <text:p text:style-name="Text_20_body">%%%%%%%%%%%%%%%%%%%%%%%%%%%%%%%%%%%%%%%%%%%%%%%%%%%%%%%%%%%%%%%%%%%%%%%%%%%%% &lt;&gt;=</text:p>
        <text:p text:style-name="Text_20_body">FSS &lt;- read.csv(file = file.path(‘CEFAS’, ‘WesternSurveys_V20160905.dat’))</text:p>
        <text:section text:style-name="Sect1" text:name="section">
          <text:p text:style-name="Text_20_body"/>
        </text:section>
      </text:section>
      <text:section text:style-name="Sect1" text:name="process-station-data">
        <text:p text:style-name="Heading_20_1">Process station data</text:p>
        <text:section text:style-name="Sect1" text:name="section-1">
          <text:p text:style-name="Text_20_body">Stations &lt;- group_by(FSS, fldSeriesName, fldCruiseName, fldGearDescription,Year, Month, Day, Time, fldCruiseStationNumber,fldValidityCode, fldTowDuration) %&gt;% summarise(ShootLat = mean(fldShotLatDecimalDegrees), ShootLon = mean(fldShotLonDecimalDegrees), HaulLat = mean(fldHaulLatDecimalDegrees), HaulLon = mean(fldHaulLonDecimalDegrees)) %&gt;% as.data.frame() ######################################</text:p>
        </text:section>
      </text:section>
      <text:section text:style-name="Sect1" text:name="keep-only-valid-hauls">
        <text:p text:style-name="Heading_20_1">Keep only valid hauls</text:p>
        <text:p text:style-name="Text_20_body">table(Stations$fldValidityCode) Stations &lt;- filter(Stations, fldValidityCode == ‘V’)</text:p>
        <text:section text:style-name="Sect1" text:name="section-2">
          <text:p text:style-name="Text_20_body"/>
        </text:section>
        <text:section text:style-name="Sect1" text:name="there-are-some-tows-which-are-clearly-too-large-a-distance">
          <text:h text:style-name="Heading_20_2" text:outline-level="2">There are some tows which are clearly too large a distance…</text:h>
        </text:section>
        <text:section text:style-name="Sect1" text:name="so-to-clean-the-data">
          <text:h text:style-name="Heading_20_2" text:outline-level="2">so to clean the data</text:h>
        </text:section>
      </text:section>
      <text:section text:style-name="Sect1" text:name="but-note-tow-distance-varies-greatly-over-time---so-standardise">
        <text:p text:style-name="Heading_20_1">but note tow distance varies greatly over time - so standardise</text:p>
        <text:section text:style-name="Sect1" text:name="section-3">
          <text:p text:style-name="Text_20_body"/>
        </text:section>
        <text:section text:style-name="Sect1" text:name="section-4">
          <text:p text:style-name="Text_20_body">3</text:p>
          <text:p text:style-name="Text_20_body">Stations\(Dist &lt;- mapply(gcd.hf, long1 = deg2rad(Stations\)ShootLon), lat1 = deg2rad(Stations\(ShootLat), long2 = deg2rad(Stations\)HaulLon), lat2 = deg2rad(Stations$HaulLat))</text:p>
          <text:p text:style-name="Text_20_body">summary(Stations$Dist)</text:p>
          <text:p text:style-name="Text_20_body">Stations\(DistStand &lt;- (Stations\)Dist / Stations$fldTowDuration) * 60</text:p>
        </text:section>
      </text:section>
      <text:section text:style-name="Sect1" text:name="remove-any-over-or-under-the-se-of-median-distance-for-the-survey-robust">
        <text:p text:style-name="Heading_20_1">Remove any over or under the SE of median distance for the survey (robust</text:p>
      </text:section>
      <text:section text:style-name="Sect1" text:name="detection-of-outliers">
        <text:p text:style-name="Heading_20_1">detection of outliers</text:p>
      </text:section>
      <text:section text:style-name="Sect1" text:name="httpswww.r-bloggers.comabsolute-deviation-around-the-median">
        <text:p text:style-name="Heading_20_1"><text:a xlink:type="simple" xlink:href="https://www.r-bloggers.com/absolute-deviation-around-the-median/" text:style-name="Internet_20_link" text:visited-style-name="Visited_20_Internet_20_Link">https://www.r-bloggers.com/absolute-deviation-around-the-median/</text:a>)</text:p>
        <text:p text:style-name="Text_20_body">StationsClean &lt;- group_by(Stations, fldSeriesName) %&gt;% summarise(median = median(DistStand), mean = mean(DistStand), MAD = mad(DistStand, center = median(DistStand))) %&gt;% as.data.frame()</text:p>
        <text:p text:style-name="Text_20_body">StationsClean\(Up &lt;- StationsClean\)median + 5 * StationsClean\(MAD StationsClean\)Lo &lt;- StationsClean\(median - 5 * StationsClean\)MAD</text:p>
        <text:section text:style-name="Sect1" text:name="now-add-the-upper-and-lower-thresholds-to-the-stations">
          <text:h text:style-name="Heading_20_2" text:outline-level="2">Now add the upper and lower thresholds to the stations</text:h>
          <text:p text:style-name="Text_20_body">Stations\(LoThres &lt;- StationsClean\)Lo[match(Stations\(fldSeriesName, StationsClean\)fldSeriesName)] Stations\(UpThres &lt;- StationsClean\)Up[match(Stations\(fldSeriesName, StationsClean\)fldSeriesName)]</text:p>
          <text:p text:style-name="Text_20_body">Stations\(InTol &lt;- ifelse(Stations\)DistStand &gt;= Stations\(LoThres &amp; Stations\)DistStand &lt;= Stations$UpThres, ‘KEEP’, ‘LOSE’)</text:p>
          <text:p text:style-name="Text_20_body">table(Stations$InTol)</text:p>
          <text:section text:style-name="Sect1" text:name="section-5">
            <text:p text:style-name="Text_20_body"/>
          </text:section>
        </text:section>
      </text:section>
      <text:section text:style-name="Sect1" text:name="midpoint-of-haul-locations---small-enough-distances-to-not-worry-about-1">
        <text:p text:style-name="Heading_20_1">midpoint of haul locations - small enough distances to not worry about</text:p>
      </text:section>
      <text:section text:style-name="Sect1" text:name="spherical-distances-1">
        <text:p text:style-name="Heading_20_1">spherical distances</text:p>
        <text:p text:style-name="Text_20_body">an &lt;- as.numeric Stations\(HaulLatMid &lt;- (an(Stations\)ShootLat) + an(Stations\(HaulLat)) / 2 Stations\)HaulLonMid &lt;- (an(Stations\(ShootLon) + an(Stations\)HaulLon)) / 2</text:p>
        <text:section text:style-name="Sect1" text:name="calculate-the-swept-area-per-gear">
          <text:h text:style-name="Heading_20_2" text:outline-level="2">Calculate the swept area per gear</text:h>
        </text:section>
        <text:section text:style-name="Sect1" text:name="for-beam-trawls-its-easy-for-otter-trawls-need-to-include-the-doorspread">
          <text:h text:style-name="Heading_20_2" text:outline-level="2">for beam trawls its easy, for otter trawls need to include the doorspread</text:h>
        </text:section>
        <text:section text:style-name="Sect1" text:name="for-effective-swept-area">
          <text:h text:style-name="Heading_20_2" text:outline-level="2">for effective swept area</text:h>
          <text:p text:style-name="Text_20_body">Surveys &lt;- sort(unique(Stations$fldGearDescription))</text:p>
          <text:p text:style-name="Text_20_body">Surveys &lt;- Surveys[c(1:9,23,31:46,48,49)] # Only keep the trawl fish surveys print(Surveys) Stations &lt;- filter(Stations, fldGearDescription %in% Surveys)</text:p>
        </text:section>
        <text:section text:style-name="Sect1" text:name="no-details-for-otter-trawl-deployment-so-use-the-standard-87m-doorspread">
          <text:h text:style-name="Heading_20_2" text:outline-level="2">No details for otter trawl deployment, so use the standard 87m doorspread</text:h>
          <text:p text:style-name="Text_20_body">Stations\(GearWidth &lt;- ifelse(Stations\)fldGearDescription %in% Surveys[1], 2, ifelse( Stations\(fldGearDescription %in% Surveys[2:5], 3, ifelse( Stations\)fldGearDescription %in% Surveys[6:9], 4, ifelse( Stations\(fldGearDescription %in% Surveys[10], 87, ifelse( Stations\)fldGearDescription %in% Surveys[11:12], 4,ifelse( Stations\(fldGearDescription %in% Surveys[13:25], 87,ifelse( Stations\)fldGearDescription %in% Surveys[26:27], 4,ifelse( Stations$fldGearDescription %in% Surveys[28], 87, NA))))))))</text:p>
          <text:p text:style-name="Text_20_body">Stations\(SweptArea &lt;- Stations\)Dist * (Stations$GearWidth / 1000)</text:p>
        </text:section>
        <text:section text:style-name="Sect1" text:name="adjust-swept-area-for-gear-efficiencies-after-piet-et-al-for-roundfish">
          <text:h text:style-name="Heading_20_2" text:outline-level="2">Adjust swept area for gear efficiencies, after Piet et al for roundfish:</text:h>
        </text:section>
      </text:section>
      <text:section text:style-name="Sect1" text:name="bt-0.19">
        <text:p text:style-name="Heading_20_1">BT: 0.19</text:p>
      </text:section>
      <text:section text:style-name="Sect1" text:name="ot-0.22---0.54-juv-ad.-0.38">
        <text:p text:style-name="Heading_20_1">OT: 0.22 - 0.54 (Juv, ad). 0.38</text:p>
        <text:p text:style-name="Text_20_body">Stations &lt;- Stations[!is.na(Stations$GearWidth),]</text:p>
        <text:p text:style-name="Text_20_body">Stations\(SweptAreaAdjFac &lt;- sapply(Stations\)GearWidth, function(x) { if(x %in% c(2.5, 3, 4)) return(0.19) if(x == 87) return(0.38)<text:line-break/>else return(NA) })</text:p>
        <text:p text:style-name="Text_20_body"><text:soft-page-break/>Stations\(SweptAreaAdj &lt;- Stations\)SweptArea * Stations$SweptAreaAdjFac</text:p>
      </text:section>
      <text:section text:style-name="Sect1" text:name="only-keep-stations-in-tolerance">
        <text:p text:style-name="Heading_20_1">Only keep stations in tolerance</text:p>
        <text:p text:style-name="Text_20_body">Stations &lt;- filter(Stations, InTol == ‘KEEP’)</text:p>
        <text:p text:style-name="Text_20_body">by(data = Stations\(SweptAreaAdj, INDICES = Stations\)fldSeriesName, FUN = mean, na.rm = T)</text:p>
        <text:section text:style-name="Sect1" text:name="section-6">
          <text:p text:style-name="Text_20_body"/>
        </text:section>
        <text:section text:style-name="Sect1" text:name="process-the-catches">
          <text:h text:style-name="Heading_20_6" text:outline-level="6">Process the catches</text:h>
          <text:section text:style-name="Sect1" text:name="section-7">
            <text:p text:style-name="Text_20_body"/>
          </text:section>
        </text:section>
      </text:section>
      <text:section text:style-name="Sect1" text:name="convert-all-lengths-to-cm-and-round-to-5cm-size-class">
        <text:p text:style-name="Heading_20_1">Convert all lengths to cm and round to 5cm size class</text:p>
        <text:p text:style-name="Text_20_body">FSS\(fldLengthGroup &lt;- (FSS\)fldLengthGroup / 10) + 0.5</text:p>
      </text:section>
      <text:section text:style-name="Sect1" text:name="load-ab-parameters">
        <text:p text:style-name="Heading_20_1">load a/b parameters</text:p>
        <text:section text:style-name="Sect1" text:name="add-a-and-b-parameters-for-length-weight">
          <text:h text:style-name="Heading_20_2" text:outline-level="2">Add a and b parameters for length-weight</text:h>
        </text:section>
        <text:section text:style-name="Sect1" text:name="load-the-modelled-length-weight-relationships.">
          <text:h text:style-name="Heading_20_2" text:outline-level="2">Load the modelled length weight relationships….</text:h>
          <text:p text:style-name="Text_20_body">load(file.path(‘DATRAS’, ‘LengthWeightPredictCelticSea.RData’))</text:p>
        </text:section>
      </text:section>
      <text:section text:style-name="Sect1" text:name="only-species-of-interest">
        <text:p text:style-name="Heading_20_1">Only species of interest</text:p>
        <text:p text:style-name="Text_20_body">FSS &lt;- filter(FSS, fldScientificName %in% toupper(spp)) # species list from above</text:p>
      </text:section>
      <text:section text:style-name="Sect1" text:name="add-log-length">
        <text:p text:style-name="Heading_20_1">Add log length</text:p>
        <text:p text:style-name="Text_20_body">FSS\(lL &lt;- log(FSS\)fldLengthGroup * 10)</text:p>
      </text:section>
      <text:section text:style-name="Sect1" text:name="scientific-names-to-small-case-except-first-letter">
        <text:p text:style-name="Heading_20_1">Scientific names to small case except first letter</text:p>
        <text:p text:style-name="Text_20_body">FSS\(Species &lt;- paste(toupper(substring(FSS\)fldScientificName, 1, 1)), tolower(substring(FSS$fldScientificName, 2, 1000)), sep = ’’)</text:p>
      </text:section>
      <text:section text:style-name="Sect1" text:name="predict-log-weight-1">
        <text:p text:style-name="Heading_20_1">Predict log weight</text:p>
      </text:section>
      <text:section text:style-name="Sect1" text:name="gads">
        <text:p text:style-name="Heading_20_1">gads</text:p>
        <text:p text:style-name="Text_20_body">FSS\(LogWtLength[FSS\)Species %in% gads] &lt;- predict(lm2[[1]], newdata = FSS[FSS$Species %in% gads,]) # flats FSS\(LogWtLength[FSS\)Species %in% flats] &lt;- predict(lm2[[2]], newdata = FSS[FSS$Species %in% flats,]) #anglers FSS\(WtLength &lt;- NA FSS\)WtLength[FSS$Species %in% lops] &lt;- (lop[[‘a’]] * FSS\(fldLengthGroup[FSS\)Species %in% lops]^lop[[‘b’]]) / 1000</text:p>
        <text:p text:style-name="Text_20_body">FSS\(WtLength[FSS\)Species %in% c(gads,flats)] &lt;- exp(FSS\(LogWtLength[FSS\)Species %in% c(gads, flats)]) # convert back to weight in grams</text:p>
        <text:p text:style-name="Text_20_body">FSS\(Wt &lt;- FSS\)WtLength * FSS\(Numbers # Total weight in g FSS\)Wt &lt;- FSS$Wt / 1000 # Weight in Kg</text:p>
      </text:section>
      <text:section text:style-name="Sect1" text:name="bias-correct">
        <text:p text:style-name="Heading_20_1">bias correct</text:p>
        <text:p text:style-name="Text_20_body">FSS\(Wt[FSS\)Species %in% gads] &lt;- FSS\(Wt[FSS\)Species %in% gads] * corr.fact[[1]] FSS\(Wt[FSS\)Species %in% flats] &lt;- FSS\(Wt[FSS\)Species %in% flats] * corr.fact[[2]]</text:p>
        <text:p text:style-name="Text_20_body">FSS &lt;- FSS[!is.na(FSS$Wt),] ## Lack length measurements</text:p>
      </text:section>
      <text:section text:style-name="Sect1" text:name="aggregate">
        <text:p text:style-name="Heading_20_1">Aggregate</text:p>
      </text:section>
      <text:section text:style-name="Sect1" text:name="split-into-ju-and-ad-1">
        <text:p text:style-name="Heading_20_1">split into Ju and Ad</text:p>
        <text:p text:style-name="Text_20_body">FSS\(Species &lt;- ifelse(FSS\)Species == ‘Gadus morhua’ &amp; FSS\(fldLengthGroup &lt; 34.5, paste(FSS\)Species,‘Juv’, sep = ‘<text:span text:style-name="Emphasis">’), ifelse(FSS\(Species == 'Gadus morhua' &amp; FSS\)fldLengthGroup &gt;= 34.5, paste(FSS\(Species,'Adu', sep = '_'), ifelse(FSS\)Species == ’Melanogrammus aeglefinus’ &amp; FSS\(fldLengthGroup &lt; 29.5, paste(FSS\)Species,’Juv’, sep = ’</text:span>’), ifelse(FSS\(Species == 'Melanogrammus aeglefinus' &amp; FSS\)fldLengthGroup &gt;= 29.5, paste(FSS\(Species,'Adu', sep = '_'), ifelse(FSS\)Species == ‘Merlangius merlangus’ &amp; FSS\(fldLengthGroup &lt; 26.5, paste(FSS\)Species,‘Juv’, sep = ‘<text:span text:style-name="Emphasis">’), ifelse(FSS\(Species == 'Merlangius merlangus' &amp; FSS\)fldLengthGroup &gt;= 26.5, paste(FSS\(Species,'Adu', sep = '_'), ifelse(FSS\)Species == ’Merluccius merluccius’ &amp; FSS\(fldLengthGroup &lt; 26.5, paste(FSS\)Species,’Juv’, sep = ’</text:span>’), ifelse(FSS\(Species == 'Merluccius merluccius' &amp; FSS\)fldLengthGroup &gt;= 26.5, paste(FSS\(Species,'Adu', sep = '_'), ifelse(FSS\)Species == ‘Pleuronectes platessa’ &amp; FSS\(fldLengthGroup &lt; 26.5, paste(FSS\)Species,‘Juv’, sep = ‘<text:span text:style-name="Emphasis">’), ifelse(FSS\(Species == 'Pleuronectes platessa' &amp; FSS\)fldLengthGroup &gt;= 26.5, paste(FSS\(Species,'Adu', sep = '_'), ifelse(FSS\)Species == ’Pollachius pollachius’ &amp; FSS\(fldLengthGroup &lt; 29.5, paste(FSS\)Species,’Juv’, sep = ’</text:span>’), ifelse(FSS\(Species == 'Pollachius pollachius' &amp; FSS\)fldLengthGroup &gt;= 29.5,paste(FSS\(Species,'Adu', sep = '_'), ifelse(FSS\)Species == ‘Solea solea’ &amp; FSS\(fldLengthGroup &lt; 23.5, paste(FSS\)Species,‘Juv’, sep = ‘<text:span text:style-name="Emphasis">’), ifelse(FSS\(Species == 'Solea solea' &amp; FSS\)fldLengthGroup &gt;= 23.5, paste(FSS\(Species,'Adu', sep = '_'), ifelse(FSS\)Species == ’Lepidorhombus whiffiagonis’ &amp; FSS\(fldLengthGroup &gt;= 19.5, paste(FSS\)Species,’Adu’, sep = ’</text:span>’), ifelse(FSS\(Species == 'Lepidorhombus whiffiagonis' &amp; FSS\)fldLengthGroup &lt; 19.5, paste(FSS\(Species,'Juv', sep = '_'), ifelse(FSS\)Species == ‘Lophius piscatorius’ &amp; FSS\(fldLengthGroup &gt;= 32.5, paste(FSS\)Species,‘Adu’, sep = ‘<text:span text:style-name="Emphasis">’), ifelse(FSS\(Species == 'Lophius piscatorius' &amp; FSS\)fldLengthGroup &lt; 32.5, paste(FSS\(Species,'Juv', sep = '_'), ifelse(FSS\)Species == ’Lophius budegassa’ &amp; FSS\(fldLengthGroup &gt;= 32.5, paste(FSS\)Species,’Adu’, sep = ’</text:span>’), ifelse(FSS\(Species == 'Lophius budegassa' &amp; FSS\)fldLengthGroup &lt; 32.5, paste(FSS\(Species,'Juv', sep = '_'), paste(FSS\)Species,‘All’, sep =’_’)))))))))))))))))))))</text:p>
        <text:section text:style-name="Sect1" text:name="summarise-as-weight">
          <text:h text:style-name="Heading_20_2" text:outline-level="2">Summarise as weight</text:h>
          <text:p text:style-name="Text_20_body">FSS &lt;- group_by(FSS, fldSeriesName, Year, Month, fldCruiseStationNumber, Species) %&gt;% summarise(Kg = sum(Wt)) %&gt;% as.data.frame()</text:p>
        </text:section>
        <text:section text:style-name="Sect1" text:name="now-match-the-positional-and-catch-data">
          <text:h text:style-name="Heading_20_2" text:outline-level="2">Now match the positional and catch data</text:h>
          <text:p text:style-name="Text_20_body">Stations &lt;- merge(x = Stations, y = data.frame(Species = unique(FSS$Species)))</text:p>
          <text:p text:style-name="Text_20_body">FSS &lt;- FSS[c(‘fldSeriesName’, ‘Year’, ‘Month’, ‘fldCruiseStationNumber’,‘Species’, ‘Kg’)]</text:p>
          <text:p text:style-name="Text_20_body">FSS &lt;- full_join(x = Stations, y = FSS) # Add zeros FSS\(Kg[is.na(FSS\)Kg)] &lt;- 0</text:p>
          <text:p text:style-name="Text_20_body">by(FSS\(Kg, INDICES = FSS\)Species, summary)</text:p>
          <text:p text:style-name="Text_20_body">FSS &lt;- FSS[c(‘fldSeriesName’,‘Year’, ‘Month’,‘fldCruiseStationNumber’,‘HaulLatMid’,‘HaulLonMid’,‘fldTowDuration’, ‘SweptArea’, ‘SweptAreaAdj’ ,‘Species’,‘Kg’)]</text:p>
        </text:section>
        <text:section text:style-name="Sect1" text:name="trim-to-only-keep-data-within-core-celtic-sea">
          <text:h text:style-name="Heading_20_2" text:outline-level="2">Trim to only keep data within core Celtic Sea</text:h>
          <text:p text:style-name="Text_20_body">FSS &lt;- filter(FSS, HaulLonMid &gt; -12 &amp; HaulLonMid &lt; -2) # remove extreme Lons FSS &lt;- filter(FSS, HaulLatMid &gt; 48 &amp; HaulLatMid &lt; 52) # remove extreme Lats</text:p>
        </text:section>
      </text:section>
      <text:section text:style-name="Sect1" text:name="plotfsssweptareaadj-fssfldseriesname">
        <text:p text:style-name="Heading_20_1">plot(FSS\(SweptAreaAdj ~ FSS\)fldSeriesName)</text:p>
      </text:section>
      <text:section text:style-name="Sect1" text:name="boxplotfsssweptareaadj-fssyear">
        <text:p text:style-name="Heading_20_1">boxplot(FSS\(SweptAreaAdj ~ FSS\)Year)</text:p>
        <text:p text:style-name="Text_20_body">table(FSS\(Month, FSS\)Year, FSS$fldSeriesName)</text:p>
        <text:p text:style-name="Text_20_body">save(FSS, file = file.path(getwd(), ‘Cleaned’,‘CelticSurvey2FormattedSize.RData’))</text:p>
        <text:p text:style-name="Text_20_body">@</text:p>
        <text:p text:style-name="Text_20_body">%%%%%%%%%%%%%%%%%%%%%%%%%%%%%%%%%%%%%%%%%%%%%%%%%%%%%%%%%%%%%%%%%%%%%%%%%%%%%%%%</text:p>
        <text:p text:style-name="Text_20_body">\section{Exploratory plots} </text:p>
        <text:p text:style-name="Text_20_body">The following section details some exploratory plots from the cleaned data. This guides the final dataset used to fit the VAST model.</text:p>
        <text:p text:style-name="Text_20_body">&lt;&gt;=</text:p>
        <text:section text:style-name="Sect1" text:name="section-8">
          <text:p text:style-name="Text_20_body"/>
        </text:section>
      </text:section>
      <text:section text:style-name="Sect1" text:name="load-in-data">
        <text:p text:style-name="Heading_20_1">Load in data</text:p>
        <text:p text:style-name="Text_20_body">load(file.path(getwd(), ‘Cleaned’, ‘CelticSurveyFormattedSize.RData’)) # Datras data by weight load(file.path(getwd(), ‘Cleaned’, ‘CelticSurvey2FormattedSize.RData’)) # Cefas data by weight</text:p>
        <text:p text:style-name="Text_20_body">DWt &lt;- DF; CWt &lt;- FSS; rm(DF, FSS) # Rename to avoid confusion</text:p>
        <text:section text:style-name="Sect1" text:name="section-9">
          <text:p text:style-name="Text_20_body"/>
        </text:section>
        <text:section text:style-name="Sect1" text:name="combine-the-datasets">
          <text:h text:style-name="Heading_20_2" text:outline-level="2">Combine the datasets</text:h>
          <text:p text:style-name="Text_20_body">Wt &lt;- data.frame(Survey = c(DWt\(Survey , as.character(CWt\)fldSeriesName)), Year = c(DWt\(Year , CWt\)Year), Month = c(DWt\(Month , CWt\)Month), HaulNo = c(DWt\(HaulNo , CWt\)fldCruiseStationNumber), Lon = c(DWt\(HaulLonMid , CWt\)HaulLonMid), Lat = c(DWt\(HaulLatMid , CWt\)HaulLatMid), HaulDur = c(DWt\(HaulDur , CWt\)fldTowDuration), SweptArea = c(DWt\(SweptAreaAdj, CWt\)SweptAreaAdj), Species = c(DWt\(Species, CWt\)Species), Kg = c(DWt\(Kg , CWt\)Kg)) rm(DWt, CWt)</text:p>
          <text:p text:style-name="Text_20_body">@</text:p>
          <text:p text:style-name="Text_20_body">\subsection{Survey locations} </text:p>
          <text:p text:style-name="Text_20_body">The following figure shows the surveys locations each year, with each survey coloured differently.\</text:p>
          <text:p text:style-name="Text_20_body">As can be seen, initially (1982 - 1985) survey coverage was sparse and irregular, only covered by the Cefas WCGFS. From 1986 this survey becomes more regular and established, but is discontinued in 2003. The NWGFS beam trawl survey was added in 1988 and the CARLHELMAR beam trawl survey covered the western channel from 1989 until 2013.\</text:p>
          <text:p text:style-name="Text_20_body">The next significant change is the addition of the EVHOE survey in 1997, followed by the IE-IGFS survey and the Q1SWIBTS in 2003 (with the latter discontinuing in 2010). Finally, the Q1SWBEAM is added around 2006. \</text:p>
          <text:p text:style-name="Text_20_body">It is worth noting that the ICES cod and whiting assessments use a truncated survey series from the WCGFS, only using 1992 - 2004 due to changes in survey area and concerns about its impact on selectivity. \</text:p>
          <text:p text:style-name="Text_20_body">\begin{landscape} &lt;&lt;Survey locations, out.width = '1\\linewidth', fig.width = 12, fig.height = 9,echo = F&gt;&gt;= Stations &lt;- Wt[!duplicated(paste(Wt$Survey, Wt$Year, Wt$Lon, Wt$Lat)),] yrs &lt;- sort(unique(Stations$Year)) n.yrs &lt;- length(yrs) map &lt;- map_data('world', region = c('UK', 'Ireland', 'France')) print(ggplot() + geom_polygon(data = map, aes(x = long, y = lat, group = group), colour = 'black', fill = 'grey') + coord_fixed(xlim = c(-12, 2), ylim = c(48, 52), ratio = 1.3) + geom_point(data = Stations, aes(x = Lon, y = Lat, colour = Survey), shape = '+') + facet_wrap(~ Year, ncol = 5) + theme_classic()+ ggtitle('Survey locations by year and survey')) @ \end{landscape} \subsection{Survey temporal coverage} The following table and plots detail the temporal coverage of the surveys. As can be seen, the number of stations was initially low (&lt; 100) but increased to &gt; 200 by 1997.\\ The majority of survey effort is in the fourth quarter, though some survey effort is also undertaken in the first quarter The majority of survey effort is in the fourth quarter, though some survey effort is also undertaken in the first quarter. \\ &lt;&lt;Survey by year, echo = F, fig.width = 6, fig.height = 4, fig.align = 'center'&gt;&gt;= kable(table(Stations$Year, Stations$Survey)) surveyyrs &lt;- reshape2::melt(table(Stations$Survey, Stations$Year)) print(ggplot(surveyyrs[surveyyrs$value !=0,], aes(x = Var2, y = Var1)) + geom_point(aes(size = value)) + xlab('') + ylab('') + theme(legend.title = element_blank()) + geom_vline(xintercept = 1997) + ggtitle('Number of Stations Per Survey Per Year')) @ &lt;&lt;Survey by month, echo = F, fig.width = 6, fig.height = 4, fig.align = 'center'&gt;&gt;= surveymo &lt;- reshape2::melt(table(Stations$Month, Stations$Year)) print(ggplot(surveymo[surveymo$value !=0,], aes(x = Var2, y = Var1)) + geom_point(aes(size = value)) + xlab('') + ylab('') + theme(legend.title = element_blank()) + geom_vline(xintercept = 1997) + ggtitle('Number of Stations Per Survey Per Month')) @ &lt;&lt;Survey effort by year, echo = F, fig.width = 6, fig.height = 4, fig.align = 'center'&gt;&gt;= surveyno &lt;- group_by(Stations, Survey, Year) %&gt;% summarise(n= n()) print(ggplot(surveyno, aes(x = Year, y = n)) + geom_bar(stat = 'identity', aes(fill = Survey), colour = 'black') + theme_bw() + theme(axis.text.x = element_text(angle = -90)) + ggtitle('No stations per month')) @ The surveys are using different gears. The main difference being that the WCGFS, IE-IGFS, EVHOE and WCGFS use otter trawl gears, while the CARLHELMAR, NWGFS, Q1SWBEAM use beam trawl gears. The WCGFS initially used hour long tows, but changes to 30 min tows consistent with other surveys later in the series. \\ &lt;&lt;Survey swept area, echo = F, fig.width = 6, fig.height = 4, fig.align = 'center'&gt;&gt;= boxplot(Stations$SweptArea ~ Stations$Survey, xlab = 'Survey Series', ylab = 'Swept Area (km2)', main = 'Swept Area by Survey', cex.axis = 0.5) axis(2, las = 1) boxplot(as.numeric(as.character(Stations$HaulDur)) ~ Stations$Survey, xlab = 'Survey Series', ylab = 'Haul Duration (m)', main = 'Haul Duration by Survey', cex.axis = 0.5) @ The following plots show the minimum, maximum and mean (red points) survey latitude and longitude per year, to explore changes in survey coverage. \\ The longitude max and min has broadly been at -2.5 to -12 for the time series, though has been more consistent since 1990. The addition of the CARLHELMAR survey in 1988 shifted the mean survey location eastwards, from around -8 to -5 degrees. \\ The latitudinal max and min has also generally been from 48 to 52 degrees over the time series, though this has been more consistent since 1996. The mean has generally been around 51 degrees. &lt;&lt;Survey Spatial extent, echo = F, fig.width = 6, fig.height = 4, fig.align = 'center'&gt;&gt;= Lats_Lons &lt;- group_by(Stations, Year) %&gt;% summarise(minLon = min(Lon), maxLon = max(Lon), meanLon = mean(Lon), minLat = min(Lat), maxLat = max(Lat), meanLat = mean(Lat)) print(ggplot(Lats_Lons, aes(x = Year, y = minLon)) + geom_segment(aes(xend = Year, yend = maxLon), lwd = 2) + geom_point(aes(y = meanLon), colour = 'red') + theme(axis.text.x = element_text(angle = -90)) + ylim(0, -14) + ylab('') + xlab('') + ggtitle('Longitudinal survey coverage: min, max and mean')) print(ggplot(Lats_Lons, aes(x = Year, y = minLat)) + geom_segment(aes(xend = Year, yend = maxLat), lwd = 2) + geom_point(aes(y = meanLat), colour = 'red') + theme(axis.text.x = element_text(angle = -90)) + ylim(47, 53) + ylab('') + xlab('') + ggtitle('Latitudinal survey coverage: min, max and mean')) @ The following details the total catch by year, by survey. As can be seen, the IE-IGFS, EVHOE, WCGFS, Q4SWIBTS and Q1SWBEAM catch reasonable quantities of gadoids, while the CARLHELMAR and NWGFS catch very little. \\ &lt;&lt;TotalCatch, echo = F, fig.width = 6, fig.height = 8, fig.align = 'center'&gt;&gt;= tot &lt;- group_by(Wt, Survey, Species, Year) %&gt;% summarise(Kg = sum(Kg)) print(ggplot(tot, aes(x = Year, y = Kg)) + geom_bar(stat = 'identity', aes(fill = Species)) + facet_wrap(~Survey, ncol = 2) + theme(legend.position = 'bottom', axis.text.x = element_text(angle = -90))) @ We need to check on the proportion of zeros in the data (for the delta model)... &lt;&lt;ZeroCheck, echo = F, fig.width = 12, fig.height = 8, fig.align = 'center'&gt;&gt;= ## Proportion of zeros for each species/year yrs &lt;- sort(unique(Wt$Year)) spp &lt;- sort(unique(Wt$Species)) PropZeros &lt;- matrix(NA, nrow = length(yrs), ncol = length(spp)) for (y in 1:length(yrs)) { for (s in 1:length(spp)) { tmp &lt;- filter(Wt, Year == yrs[y], Species == spp[s]) PropZeros[y,s] &lt;- nrow(tmp[tmp$Kg==0,])/length(tmp$Kg) } } PropZeros &lt;- as.data.frame(PropZeros) colnames(PropZeros) &lt;- spp PropZeros$Year &lt;- yrs x &lt;- reshape2::melt(PropZeros, id = 'Year') x$col &lt;- ifelse(x$value == 0 | x$value == 1 , 'all zeros or none', 'OK') ggplot(x, aes(x = Year, y = variable)) + geom_point(aes(size = value, col = factor(col))) + theme_bw() + theme(axis.text.x = element_text(angle =-90)) @ The next pages detail the spatial catch distribution of the different species, followed by the catch per unit effort for the different survey series for each species. \begin{landscape} &lt;&lt;Survey catches, out.width = '1\\linewidth', fig.width = 12, fig.height = 9,echo = F&gt;&gt;= spp &lt;- sort(unique(Wt$Species)) for (s in 1:length(spp)) { plotDF &lt;- Wt[Wt$Species == spp[s],] print(ggplot() + geom_polygon(data = map, aes(x = long, y = lat, group = group), colour = 'black', fill = 'grey') + coord_fixed(xlim = c(-12, 2), ylim = c(48, 52), ratio = 1.3) + geom_point(data = plotDF[plotDF$Kg != 0,], aes(x = Lon, y = Lat, size = sqrt(Kg)), colour = 'blue', alpha = 0.5) + scale_size_continuous(limits = range(sqrt(Wt$Kg))) + geom_point(data = plotDF[plotDF$Kg == 0,], aes(x = Lon, y = Lat), colour = 'red', shape = '+') + facet_wrap(~ Year, ncol = 5) + theme_classic() + ggtitle(paste('Spatial catches of',spp[s], 'in Kg', sep = ' '))) } @ &lt;&lt;CPUE, out.width = '1\\linewidth', fig.width = 12, fig.height = 9,echo = F&gt;&gt;= Wt$HaulDur &lt;- as.numeric(as.character(Wt$HaulDur)) cpue &lt;- group_by(Wt, Survey, Year, Species) %&gt;% summarise(q05 = quantile(Kg/HaulDur * 60, prob = 0.05, na.rm = T), q50 = quantile(Kg/HaulDur * 60, prob = 0.50, na.rm = T), mean = mean(Kg/HaulDur * 60,na.rm = T), q95 = quantile(Kg/HaulDur * 60, prob = 0.95, na.rm = T)) print(ggplot(cpue, aes(x = Year, y = mean)) + geom_line(aes(group = Survey, colour = Survey)) + facet_wrap(~Species, ncol = 2, scale = 'free_y') + theme(axis.text.x = element_text(angle = -90)) + ylab('Kg per hour tow') + xlab('') + ggtitle('CPUE (Kg per hour tow)')) cpsa &lt;- group_by(Wt, Survey, Year, Species) %&gt;% summarise(q05 = quantile(Kg/SweptArea, prob = 0.05, na.rm = T), q50 = quantile(Kg/SweptArea, prob = 0.50, na.rm = T), mean = mean(Kg/SweptArea,na.rm = T), q95 = quantile(Kg/SweptArea, prob = 0.95, na.rm = T)) print(ggplot(cpue, aes(x = Year, y = mean)) + geom_line(aes(group = Survey, colour = Survey)) + facet_wrap(~Species, ncol = 2, scale = 'free_y') + theme(axis.text.x = element_text(angle = -90)) + ylab('Density (catch per km2 swept)') + xlab('') + ggtitle('CPUE (Catch per km2 swept area)')) @ \end{landscape} </text:p>
          <text:p text:style-name="Text_20_body">It’s apparent from the information that the CARLHELMAR survey area in the Western Channel sees little catch of the gadoid species. This is perhaps unsurprising given its designed as a flatfish survey. \</text:p>
          <text:p text:style-name="Text_20_body">The WCGFS, EVHOE, IE-IGFS and Q4SWIBTS show reasonable consistency with each other in terms of CPUE trends for cod, though the WCGFS caught less haddock and whiting. \</text:p>
          <text:p text:style-name="Text_20_body">\subsection{Conclusion on survey availability} </text:p>
          <text:p text:style-name="Text_20_body">Having reviewed the available survey data, coverage prior to 1992 was patchy and incomplete and the CARLHELMAR and NWGFS surveys are focused on flatfish catches, with little information on gadoid species. Therefore it will be important to check model diagnostics to entire the characteristics are being treated appropriately. However, all the data will be kept for the first runs.\</text:p>
          <text:p text:style-name="Text_20_body">\section{Habitat covariates} </text:p>
          <text:p text:style-name="Text_20_body">There is also the possibility to include habitat covariates in the model. In order to explore this, two datasets were downloaded:</text:p>
          <text:p text:style-name="Text_20_body">\begin{itemize} \item EU Sea Map Atlantic Habitat Classifications (from \url{http://www.emodnet-seabedhabitats.eu/}) which provides a substrate classification (e.g. rocky, sandy etc..) for the Celtic Sea area. \item Bathymetry data (from \url{http://www.emodnet-hydrography.eu/} which provides water depth. \end{itemize} </text:p>
          <text:p text:style-name="Text_20_body">The following function is used to assign the correct habitat location to the knot locations generated by the VAST model. \</text:p>
          <text:p text:style-name="Text_20_body">&lt;&gt;=</text:p>
          <text:p text:style-name="Text_20_body">HabAssignFunc &lt;- function(Kmeans = NULL, zone = 29, locationHabMap = NULL, nameHabMap = NULL) { library(rgdal) library(VAST) # Create a dataframe of the knots DF &lt;- data.frame(X = Kmeans\(centers[,'E_km'], Y = Kmeans\)centers[,‘N_km’]) attr(DF, ‘projection’) = ‘UTM’ attr(DF, “zone”) &lt;- zone</text:p>
          <text:p text:style-name="Text_20_body">LLs &lt;- PBSmapping::convUL(DF)</text:p>
          <text:p text:style-name="Text_20_body">HabMap &lt;- readOGR(dsn = file.path(locationHabMap), layer = nameHabMap)</text:p>
        </text:section>
      </text:section>
      <text:section text:style-name="Sect1" text:name="joint-the-spatial-points..">
        <text:p text:style-name="Heading_20_1">joint the spatial points..</text:p>
        <text:p text:style-name="Text_20_body">LLs &lt;- SpatialPoints(LLs) proj4string(LLs) &lt;- CRS(‘+proj=longlat +datum=WGS84 +no_defs +ellps=WGS84 +towgs84=0,0,0’)</text:p>
        <text:p text:style-name="Text_20_body">join &lt;- over(x = LLs, y = HabMap)</text:p>
        <text:p text:style-name="Text_20_body">LLs &lt;- SpatialPointsDataFrame(LLs, join) KmeanHab &lt;- data.frame(Habitat = LLs$substrate)</text:p>
        <text:p text:style-name="Text_20_body">return(KmeanHab)</text:p>
        <text:p text:style-name="Text_20_body">}</text:p>
        <text:p text:style-name="Text_20_body">@</text:p>
        <text:p text:style-name="Text_20_body">%%%%%%%%%%%%%%%%%%%%%%%%%%%%%%% \end{document}</text:p>
      </text:section>
      <text:p text:style-name="Text_20_body"><text:script>// add bootstrap table styles to pandoc tables
$(document).ready(function () {
  $('tr.header').parent('thead').parent('table').addClass('table table-condensed');
});
</text:script><office:annotation><dc:date>2017-01-24T17:15:51.739305747</dc:date><text:p>dynamically load mathjax for compatibility with self-contained</text:p></office:annotation><text:script>  (function () {
    var script = document.createElement("script");
    script.type = "text/javascript";
    script.src  = "https://cdn.mathjax.org/mathjax/latest/MathJax.js?config=TeX-AMS-MML_HTMLorMML";
    document.getElementsByTagName("head")[0].appendChild(script);
  })();</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GB"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5.5pt" fo:font-weight="bold" style:font-size-asian="25.5pt" style:font-weight-asian="bold" style:font-size-complex="25.5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499cm" loext:contextual-spacing="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title" style:display-name="Heading 1.title" style:family="paragraph" style:parent-style-name="Heading_20_1">
      <style:text-properties fo:font-size="28.5pt" style:font-size-asian="28.5pt" style:font-size-complex="28.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22.5pt" fo:font-weight="bold" style:font-name-asian="Noto Sans CJK SC Regular" style:font-family-asian="'Noto Sans CJK SC Regular'" style:font-family-generic-asian="system" style:font-pitch-asian="variable" style:font-size-asian="22.5pt" style:font-weight-asian="bold" style:font-name-complex="FreeSans" style:font-family-complex="FreeSans" style:font-family-generic-complex="system" style:font-pitch-complex="variable" style:font-size-complex="22.5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3.5pt" fo:font-weight="bold" style:font-name-asian="Noto Sans CJK SC Regular" style:font-family-asian="'Noto Sans CJK SC Regular'" style:font-family-generic-asian="system" style:font-pitch-asian="variable" style:font-size-asian="13.5pt" style:font-weight-asian="bold" style:font-name-complex="FreeSans" style:font-family-complex="FreeSans" style:font-family-generic-complex="system" style:font-pitch-complex="variable" style:font-size-complex="13.5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9pt" fo:font-weight="bold" style:font-name-asian="Noto Sans CJK SC Regular" style:font-family-asian="'Noto Sans CJK SC Regular'" style:font-family-generic-asian="system" style:font-pitch-asian="variable" style:font-size-asian="9pt" style:font-weight-asian="bold" style:font-name-complex="FreeSans" style:font-family-complex="FreeSans" style:font-family-generic-complex="system" style:font-pitch-complex="variable"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17" meta:word-count="6083" meta:character-count="45828" meta:non-whitespace-character-count="40038"/>
    <meta:generator>LibreOffice/5.1.4.2$Linux_X86_64 LibreOffice_project/10m0$Build-2</meta:generator>
    <meta:user-defined meta:name=""/>
    <meta:user-defined meta:name="viewport">width=device-width, initial-scale=1</meta:user-defined>
  </office:meta>
</office:document-meta>
</file>